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4.47cm"/>
    </style:style>
    <style:style style:name="co15" style:family="table-column">
      <style:table-column-properties fo:break-before="auto" style:column-width="6.001cm"/>
    </style:style>
    <style:style style:name="co16" style:family="table-column">
      <style:table-column-properties fo:break-before="auto" style:column-width="7.999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5.826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2.496cm"/>
    </style:style>
    <style:style style:name="co21" style:family="table-column">
      <style:table-column-properties fo:break-before="auto" style:column-width="13.458cm"/>
    </style:style>
    <style:style style:name="co22" style:family="table-column">
      <style:table-column-properties fo:break-before="auto" style:column-width="10.682cm"/>
    </style:style>
    <style:style style:name="co23" style:family="table-column">
      <style:table-column-properties fo:break-before="auto" style:column-width="3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2" style:family="table-cell" style:parent-style-name="Default">
      <style:text-properties style:font-name="Arial Narrow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 Narrow"/>
    </style:style>
    <style:style style:name="ce6" style:family="table-cell" style:parent-style-name="Default">
      <style:table-cell-properties fo:background-color="#cccccc"/>
      <style:text-properties style:font-name="Arial Narrow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 Narrow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Narrow"/>
    </style:style>
    <style:style style:name="ce9" style:family="table-cell" style:parent-style-name="Default" style:data-style-name="N1">
      <style:text-properties style:font-name="Arial Narrow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weight="bold"/>
    </style:style>
    <style:style style:name="ce11" style:family="table-cell" style:parent-style-name="Default">
      <style:table-cell-properties fo:background-color="#ccccff"/>
      <style:text-properties style:font-name="Arial Narrow"/>
    </style:style>
    <style:style style:name="ce12" style:family="table-cell" style:parent-style-name="Default">
      <style:table-cell-properties fo:background-color="#ffff66"/>
      <style:text-properties style:font-name="Arial Narrow"/>
    </style:style>
    <style:style style:name="ce13" style:family="table-cell" style:parent-style-name="Default">
      <style:table-cell-properties fo:background-color="#ff8080"/>
      <style:text-properties style:font-name="Arial Narrow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2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6" style:family="table-cell" style:parent-style-name="Default">
      <style:text-properties fo:font-size="8pt"/>
    </style:style>
    <style:style style:name="ce27" style:family="table-cell" style:parent-style-name="Default">
      <style:table-cell-properties fo:background-color="#ccccff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ackground-color="#ff8080"/>
    </style:style>
    <style:style style:name="ce3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1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3" style:family="table-cell" style:parent-style-name="Default">
      <style:table-cell-properties fo:border-bottom="none" fo:border-left="none" fo:border-right="0.002cm solid #000000" fo:border-top="none"/>
    </style:style>
    <style:style style:name="ce34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4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6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8" style:family="table-cell" style:parent-style-name="синий">
      <style:table-cell-properties fo:background-color="transparent"/>
      <style:text-properties fo:font-weight="bold"/>
    </style:style>
    <style:style style:name="ce49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0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55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6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7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9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0" style:family="table-cell" style:parent-style-name="Default">
      <style:table-cell-properties fo:border-bottom="none" fo:border-left="0.002cm solid #000000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64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65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6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7" style:family="table-cell" style:parent-style-name="Default">
      <style:text-properties fo:font-weight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69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70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72" style:family="table-cell" style:parent-style-name="Default" style:data-style-name="N100">
      <style:table-cell-properties fo:background-color="transparent"/>
      <style:text-properties style:font-name="Arial"/>
    </style:style>
    <style:style style:name="ce7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style:font-name="Ari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79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0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1" style:family="table-cell" style:parent-style-name="Default">
      <style:table-cell-properties style:rotation-angle="0"/>
      <style:text-properties style:font-name="Arial"/>
    </style:style>
    <style:style style:name="ce82" style:family="table-cell" style:parent-style-name="Default">
      <style:text-properties style:font-name="Arial" fo:font-size="10pt" fo:font-weight="bold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85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rotation-angle="0"/>
      <style:text-properties style:font-name="Arial" fo:font-size="10pt" fo:font-weight="bold"/>
    </style:style>
    <style:style style:name="ce87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88" style:family="table-cell" style:parent-style-name="Default">
      <style:table-cell-properties fo:background-color="transparent"/>
      <style:text-properties style:font-name="Arial" fo:font-style="italic"/>
    </style:style>
    <style:style style:name="ce89" style:family="table-cell" style:parent-style-name="Default">
      <style:text-properties style:font-name="Arial" fo:font-style="italic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2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3" style:family="table-cell" style:parent-style-name="Default">
      <style:text-properties style:font-name="Arial" fo:font-weight="bold"/>
    </style:style>
    <style:style style:name="ce94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Default" style:data-style-name="N1">
      <style:text-properties style:font-name="Arial"/>
    </style:style>
    <style:style style:name="ce98" style:family="table-cell" style:parent-style-name="Default">
      <style:table-cell-properties fo:border="none"/>
      <style:text-properties style:font-name="Arial"/>
    </style:style>
    <style:style style:name="ce99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00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10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106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09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110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1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2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3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14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5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7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8" style:family="table-cell" style:parent-style-name="Default" style:data-style-name="N100">
      <style:table-cell-properties fo:background-color="transparent"/>
    </style:style>
    <style:style style:name="ce119" style:family="table-cell" style:parent-style-name="Default" style:data-style-name="N100"/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3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5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26" style:family="table-cell" style:parent-style-name="Default">
      <style:table-cell-properties fo:border-bottom="0.002cm solid #000000" fo:border-left="none" fo:border-right="none" fo:border-top="none"/>
    </style:style>
    <style:style style:name="ce127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29" style:family="table-cell" style:parent-style-name="Default">
      <style:text-properties fo:font-style="italic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map style:condition="cell-content()&gt;=1" style:apply-style-name="blue" style:base-cell-address="'1 _ American'.S22"/>
    </style:style>
    <style:style style:name="ce13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4" style:family="table-cell" style:parent-style-name="Default">
      <style:map style:condition="cell-content()=1" style:apply-style-name="blue2" style:base-cell-address="'1 _ American'.T26"/>
    </style:style>
    <style:style style:name="ce1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3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3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3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47" style:family="table-cell" style:parent-style-name="Default">
      <style:map style:condition="cell-content()&gt;=1" style:apply-style-name="blue" style:base-cell-address="'1 _ American'.S22"/>
    </style:style>
    <style:style style:name="ce148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49" style:family="table-cell" style:parent-style-name="Default">
      <style:map style:condition="cell-content()=1" style:apply-style-name="blue2" style:base-cell-address="'1 _ American'.T26"/>
    </style:style>
    <style:style style:name="ce150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1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2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4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59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60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61" style:family="table-cell" style:parent-style-name="Default">
      <style:map style:condition="cell-content()&gt;=1" style:apply-style-name="blue" style:base-cell-address="'1 _ American'.S22"/>
    </style:style>
    <style:style style:name="ce16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6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6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65" style:family="table-cell" style:parent-style-name="Default">
      <style:map style:condition="cell-content()=1" style:apply-style-name="blue2" style:base-cell-address="'1 _ American'.T26"/>
    </style:style>
    <style:style style:name="ce16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6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6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6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7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7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78" style:family="table-cell" style:parent-style-name="Default" style:data-style-name="N0">
      <style:table-cell-properties fo:background-color="transparent"/>
      <style:map style:condition="cell-content()=#ИМЯ?E$3" style:apply-style-name="Default" style:base-cell-address="People.E6"/>
    </style:style>
    <style:style style:name="ce179" style:family="table-cell" style:parent-style-name="Default" style:data-style-name="N0">
      <style:table-cell-properties fo:background-color="#ffff99"/>
      <style:map style:condition="cell-content()=#ИМЯ?E$3" style:apply-style-name="Default" style:base-cell-address="People.E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office:forms form:automatic-focus="false" form:apply-design-mode="false"/>
        <table:table-column table:style-name="co1" table:number-columns-repeated="1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4"/>
        <table:table-column table:style-name="co1" table:number-columns-repeated="3" table:default-cell-style-name="ce14"/>
        <table:table-column table:style-name="co4" table:number-columns-repeated="233" table:default-cell-style-name="ce2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18"/>
          <table:table-cell office:value-type="string">
            <text:p>Quick Play</text:p>
          </table:table-cell>
          <table:table-cell/>
          <table:table-cell office:value-type="string">
            <text:p>Relax Play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Мин счет</text:p>
          </table:table-cell>
          <table:table-cell office:value-type="string">
            <text:p>Сред счет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/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Score</text:p>
          </table:table-cell>
          <table:table-cell office:value-type="string">
            <text:p>Time</text:p>
          </table:table-cell>
          <table:table-cell table:number-columns-repeated="23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Америка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4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K26]" office:value-type="float" office:value="3">
            <text:p>3</text:p>
          </table:table-cell>
          <table:table-cell table:style-name="ce4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8" table:formula="oooc:=['1 _ American'.K15]" office:value-type="float" office:value="1">
            <text:p>1</text:p>
          </table:table-cell>
          <table:table-cell table:style-name="ce4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4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4" table:formula="oooc:=IF(['1 _ American'.K13]&gt;0;1;0)+IF(['1 _ American'.K14]&gt;0;1;0)" office:value-type="float" office:value="0">
            <text:p>0</text:p>
          </table:table-cell>
          <table:table-cell table:style-name="ce8" table:formula="oooc:=['1 _ American'.K16]" office:value-type="float" office:value="3">
            <text:p>3</text:p>
          </table:table-cell>
          <table:table-cell table:style-name="ce9" table:formula="oooc:=[.B6]*(['1 _ American'.K32]+[Покупатели.Y6])" office:value-type="float" office:value="824">
            <text:p>824</text:p>
          </table:table-cell>
          <table:table-cell table:style-name="ce9" table:formula="oooc:=[.B6]*(['1 _ American'.K34]+[Покупатели.AA6])" office:value-type="float" office:value="1080">
            <text:p>1080</text:p>
          </table:table-cell>
          <table:table-cell table:style-name="ce9" table:formula="oooc:=[.B6]*(['1 _ American'.K33]+[Покупатели.Z6])" office:value-type="float" office:value="1336">
            <text:p>133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11" office:value-type="string">
            <text:p>рабочие</text:p>
          </table:table-cell>
          <table:table-cell/>
          <table:table-cell office:value-type="float" office:value="1138">
            <text:p>1138</text:p>
          </table:table-cell>
          <table:table-cell office:value-type="float" office:value="87">
            <text:p>87</text:p>
          </table:table-cell>
          <table:table-cell office:value-type="float" office:value="1117">
            <text:p>1117</text:p>
          </table:table-cell>
          <table:table-cell office:value-type="float" office:value="122">
            <text:p>122</text:p>
          </table:table-cell>
          <table:table-cell table:number-columns-repeated="23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L26]" office:value-type="float" office:value="3">
            <text:p>3</text:p>
          </table:table-cell>
          <table:table-cell table:style-name="ce4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8" table:formula="oooc:=['1 _ American'.L15]" office:value-type="float" office:value="2">
            <text:p>2</text:p>
          </table:table-cell>
          <table:table-cell table:style-name="ce4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4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4" table:formula="oooc:=IF(['1 _ American'.L13]&gt;0;1;0)+IF(['1 _ American'.L14]&gt;0;1;0)" office:value-type="float" office:value="0">
            <text:p>0</text:p>
          </table:table-cell>
          <table:table-cell table:style-name="ce8" table:formula="oooc:=['1 _ American'.L16]" office:value-type="float" office:value="2.28571428571429">
            <text:p>2,29</text:p>
          </table:table-cell>
          <table:table-cell table:style-name="ce9" table:formula="oooc:=[.B7]*(['1 _ American'.L32]+[Покупатели.Y7])" office:value-type="float" office:value="978.857142857143">
            <text:p>979</text:p>
          </table:table-cell>
          <table:table-cell table:style-name="ce9" table:formula="oooc:=[.B7]*(['1 _ American'.L34]+[Покупатели.AA7])" office:value-type="float" office:value="1345.71428571429">
            <text:p>1346</text:p>
          </table:table-cell>
          <table:table-cell table:style-name="ce9" table:formula="oooc:=[.B7]*(['1 _ American'.L33]+[Покупатели.Z7])" office:value-type="float" office:value="1695.42857142857">
            <text:p>1695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900">
            <text:p>900</text:p>
          </table:table-cell>
          <table:table-cell office:value-type="string">
            <text:p>первый бонус – удаление ряда</text:p>
          </table:table-cell>
          <table:table-cell/>
          <table:table-cell office:value-type="float" office:value="1348">
            <text:p>1348</text:p>
          </table:table-cell>
          <table:table-cell office:value-type="float" office:value="114">
            <text:p>114</text:p>
          </table:table-cell>
          <table:table-cell office:value-type="float" office:value="1384">
            <text:p>1384</text:p>
          </table:table-cell>
          <table:table-cell office:value-type="float" office:value="185">
            <text:p>185</text:p>
          </table:table-cell>
          <table:table-cell table:number-columns-repeated="23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M26]" office:value-type="float" office:value="4">
            <text:p>4</text:p>
          </table:table-cell>
          <table:table-cell table:style-name="ce4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8" table:formula="oooc:=['1 _ American'.M15]" office:value-type="float" office:value="3">
            <text:p>3</text:p>
          </table:table-cell>
          <table:table-cell table:style-name="ce4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4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4" table:formula="oooc:=IF(['1 _ American'.M13]&gt;0;1;0)+IF(['1 _ American'.M14]&gt;0;1;0)" office:value-type="float" office:value="0">
            <text:p>0</text:p>
          </table:table-cell>
          <table:table-cell table:style-name="ce8" table:formula="oooc:=['1 _ American'.M16]" office:value-type="float" office:value="2.375">
            <text:p>2,38</text:p>
          </table:table-cell>
          <table:table-cell table:style-name="ce9" table:formula="oooc:=[.B8]*(['1 _ American'.M32]+[Покупатели.Y8])" office:value-type="float" office:value="981">
            <text:p>981</text:p>
          </table:table-cell>
          <table:table-cell table:style-name="ce9" table:formula="oooc:=[.B8]*(['1 _ American'.M34]+[Покупатели.AA8])" office:value-type="float" office:value="1290">
            <text:p>1290</text:p>
          </table:table-cell>
          <table:table-cell table:style-name="ce9" table:formula="oooc:=[.B8]*(['1 _ American'.M33]+[Покупатели.Z8])" office:value-type="float" office:value="1584">
            <text:p>1584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студентки</text:p>
          </table:table-cell>
          <table:table-cell/>
          <table:table-cell office:value-type="float" office:value="1204">
            <text:p>1204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195">
            <text:p>195</text:p>
          </table:table-cell>
          <table:table-cell table:number-columns-repeated="23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N26]" office:value-type="float" office:value="4">
            <text:p>4</text:p>
          </table:table-cell>
          <table:table-cell table:style-name="ce4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8" table:formula="oooc:=['1 _ American'.N15]" office:value-type="float" office:value="3">
            <text:p>3</text:p>
          </table:table-cell>
          <table:table-cell table:style-name="ce4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4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4" table:formula="oooc:=IF(['1 _ American'.N13]&gt;0;1;0)+IF(['1 _ American'.N14]&gt;0;1;0)" office:value-type="float" office:value="0">
            <text:p>0</text:p>
          </table:table-cell>
          <table:table-cell table:style-name="ce8" table:formula="oooc:=['1 _ American'.N16]" office:value-type="float" office:value="2.4">
            <text:p>2,4</text:p>
          </table:table-cell>
          <table:table-cell table:style-name="ce9" table:formula="oooc:=[.B9]*(['1 _ American'.N32]+[Покупатели.Y9])" office:value-type="float" office:value="1237.5">
            <text:p>1238</text:p>
          </table:table-cell>
          <table:table-cell table:style-name="ce9" table:formula="oooc:=[.B9]*(['1 _ American'.N34]+[Покупатели.AA9])" office:value-type="float" office:value="1624.5">
            <text:p>1625</text:p>
          </table:table-cell>
          <table:table-cell table:style-name="ce9" table:formula="oooc:=[.B9]*(['1 _ American'.N33]+[Покупатели.Z9])" office:value-type="float" office:value="1993.5">
            <text:p>199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500">
            <text:p>1500</text:p>
          </table:table-cell>
          <table:table-cell table:number-columns-repeated="2"/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1561">
            <text:p>1561</text:p>
          </table:table-cell>
          <table:table-cell office:value-type="float" office:value="252">
            <text:p>252</text:p>
          </table:table-cell>
          <table:table-cell table:number-columns-repeated="23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O26]" office:value-type="float" office:value="4">
            <text:p>4</text:p>
          </table:table-cell>
          <table:table-cell table:style-name="ce4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8" table:formula="oooc:=['1 _ American'.O15]" office:value-type="float" office:value="4">
            <text:p>4</text:p>
          </table:table-cell>
          <table:table-cell table:style-name="ce4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4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4" table:formula="oooc:=IF(['1 _ American'.O13]&gt;0;1;0)+IF(['1 _ American'.O14]&gt;0;1;0)" office:value-type="float" office:value="0">
            <text:p>0</text:p>
          </table:table-cell>
          <table:table-cell table:style-name="ce8" table:formula="oooc:=['1 _ American'.O16]" office:value-type="float" office:value="2.5">
            <text:p>2,5</text:p>
          </table:table-cell>
          <table:table-cell table:style-name="ce9" table:formula="oooc:=[.B10]*(['1 _ American'.O32]+[Покупатели.Y10])" office:value-type="float" office:value="1345">
            <text:p>1345</text:p>
          </table:table-cell>
          <table:table-cell table:style-name="ce9" table:formula="oooc:=[.B10]*(['1 _ American'.O34]+[Покупатели.AA10])" office:value-type="float" office:value="1860">
            <text:p>1860</text:p>
          </table:table-cell>
          <table:table-cell table:style-name="ce9" table:formula="oooc:=[.B10]*(['1 _ American'.O33]+[Покупатели.Z10])" office:value-type="float" office:value="2375">
            <text:p>2375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700">
            <text:p>1700</text:p>
          </table:table-cell>
          <table:table-cell table:style-name="ce11" office:value-type="string">
            <text:p>бизнес-леди</text:p>
          </table:table-cell>
          <table:table-cell/>
          <table:table-cell office:value-type="float" office:value="2032">
            <text:p>2032</text:p>
          </table:table-cell>
          <table:table-cell office:value-type="float" office:value="156">
            <text:p>156</text:p>
          </table:table-cell>
          <table:table-cell office:value-type="float" office:value="1726">
            <text:p>1726</text:p>
          </table:table-cell>
          <table:table-cell office:value-type="float" office:value="193">
            <text:p>193</text:p>
          </table:table-cell>
          <table:table-cell table:number-columns-repeated="23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P26]" office:value-type="float" office:value="4">
            <text:p>4</text:p>
          </table:table-cell>
          <table:table-cell table:style-name="ce4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8" table:formula="oooc:=['1 _ American'.P15]" office:value-type="float" office:value="5">
            <text:p>5</text:p>
          </table:table-cell>
          <table:table-cell table:style-name="ce4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4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4" table:formula="oooc:=IF(['1 _ American'.P13]&gt;0;1;0)+IF(['1 _ American'.P14]&gt;0;1;0)" office:value-type="float" office:value="0">
            <text:p>0</text:p>
          </table:table-cell>
          <table:table-cell table:style-name="ce8" table:formula="oooc:=['1 _ American'.P16]" office:value-type="float" office:value="2.54545454545455">
            <text:p>2,55</text:p>
          </table:table-cell>
          <table:table-cell table:style-name="ce9" table:formula="oooc:=[.B11]*(['1 _ American'.P32]+[Покупатели.Y11])" office:value-type="float" office:value="1302.95454545455">
            <text:p>1303</text:p>
          </table:table-cell>
          <table:table-cell table:style-name="ce9" table:formula="oooc:=[.B11]*(['1 _ American'.P34]+[Покупатели.AA11])" office:value-type="float" office:value="1694.31818181818">
            <text:p>1694</text:p>
          </table:table-cell>
          <table:table-cell table:style-name="ce9" table:formula="oooc:=[.B11]*(['1 _ American'.P33]+[Покупатели.Z11])" office:value-type="float" office:value="2072.04545454545">
            <text:p>2072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600">
            <text:p>1600</text:p>
          </table:table-cell>
          <table:table-cell office:value-type="string">
            <text:p>второй бонус – конфета</text:p>
          </table:table-cell>
          <table:table-cell/>
          <table:table-cell office:value-type="float" office:value="1621">
            <text:p>1621</text:p>
          </table:table-cell>
          <table:table-cell office:value-type="float" office:value="175">
            <text:p>175</text:p>
          </table:table-cell>
          <table:table-cell office:value-type="float" office:value="1630">
            <text:p>1630</text:p>
          </table:table-cell>
          <table:table-cell office:value-type="float" office:value="257">
            <text:p>257</text:p>
          </table:table-cell>
          <table:table-cell table:number-columns-repeated="23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Q26]" office:value-type="float" office:value="5">
            <text:p>5</text:p>
          </table:table-cell>
          <table:table-cell table:style-name="ce4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8" table:formula="oooc:=['1 _ American'.Q15]" office:value-type="float" office:value="5">
            <text:p>5</text:p>
          </table:table-cell>
          <table:table-cell table:style-name="ce4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4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4" table:formula="oooc:=IF(['1 _ American'.Q13]&gt;0;1;0)+IF(['1 _ American'.Q14]&gt;0;1;0)" office:value-type="float" office:value="1">
            <text:p>1</text:p>
          </table:table-cell>
          <table:table-cell table:style-name="ce8" table:formula="oooc:=['1 _ American'.Q16]" office:value-type="float" office:value="2.66666666666667">
            <text:p>2,67</text:p>
          </table:table-cell>
          <table:table-cell table:style-name="ce9" table:formula="oooc:=[.B12]*(['1 _ American'.Q32]+[Покупатели.Y12])" office:value-type="float" office:value="1905.55555555556">
            <text:p>1906</text:p>
          </table:table-cell>
          <table:table-cell table:style-name="ce9" table:formula="oooc:=[.B12]*(['1 _ American'.Q34]+[Покупатели.AA12])" office:value-type="float" office:value="2623.33333333333">
            <text:p>2623</text:p>
          </table:table-cell>
          <table:table-cell table:style-name="ce9" table:formula="oooc:=[.B12]*(['1 _ American'.Q33]+[Покупатели.Z12])" office:value-type="float" office:value="3350">
            <text:p>3350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300">
            <text:p>23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11">
            <text:p>2811</text:p>
          </table:table-cell>
          <table:table-cell office:value-type="float" office:value="326">
            <text:p>326</text:p>
          </table:table-cell>
          <table:table-cell office:value-type="float" office:value="2551">
            <text:p>2551</text:p>
          </table:table-cell>
          <table:table-cell office:value-type="float" office:value="360">
            <text:p>360</text:p>
          </table:table-cell>
          <table:table-cell table:number-columns-repeated="23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R26]" office:value-type="float" office:value="5">
            <text:p>5</text:p>
          </table:table-cell>
          <table:table-cell table:style-name="ce4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8" table:formula="oooc:=['1 _ American'.R15]" office:value-type="float" office:value="5">
            <text:p>5</text:p>
          </table:table-cell>
          <table:table-cell table:style-name="ce4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4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4" table:formula="oooc:=IF(['1 _ American'.R13]&gt;0;1;0)+IF(['1 _ American'.R14]&gt;0;1;0)" office:value-type="float" office:value="1">
            <text:p>1</text:p>
          </table:table-cell>
          <table:table-cell table:style-name="ce8" table:formula="oooc:=['1 _ American'.R16]" office:value-type="float" office:value="2.75">
            <text:p>2,75</text:p>
          </table:table-cell>
          <table:table-cell table:style-name="ce9" table:formula="oooc:=[.B13]*(['1 _ American'.R32]+[Покупатели.Y13])" office:value-type="float" office:value="1938.33333333333">
            <text:p>1938</text:p>
          </table:table-cell>
          <table:table-cell table:style-name="ce9" table:formula="oooc:=[.B13]*(['1 _ American'.R34]+[Покупатели.AA13])" office:value-type="float" office:value="2625">
            <text:p>2625</text:p>
          </table:table-cell>
          <table:table-cell table:style-name="ce9" table:formula="oooc:=[.B13]*(['1 _ American'.R33]+[Покупатели.Z13])" office:value-type="float" office:value="3336.66666666667">
            <text:p>3337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style-name="ce11" office:value-type="string">
            <text:p>туристы гав.</text:p>
          </table:table-cell>
          <table:table-cell/>
          <table:table-cell office:value-type="float" office:value="2454">
            <text:p>2454</text:p>
          </table:table-cell>
          <table:table-cell office:value-type="float" office:value="290">
            <text:p>290</text:p>
          </table:table-cell>
          <table:table-cell office:value-type="float" office:value="2437">
            <text:p>2437</text:p>
          </table:table-cell>
          <table:table-cell office:value-type="float" office:value="362">
            <text:p>362</text:p>
          </table:table-cell>
          <table:table-cell table:number-columns-repeated="23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S26]" office:value-type="float" office:value="5">
            <text:p>5</text:p>
          </table:table-cell>
          <table:table-cell table:style-name="ce4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8" table:formula="oooc:=['1 _ American'.S15]" office:value-type="float" office:value="6">
            <text:p>6</text:p>
          </table:table-cell>
          <table:table-cell table:style-name="ce4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4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4" table:formula="oooc:=IF(['1 _ American'.S13]&gt;0;1;0)+IF(['1 _ American'.S14]&gt;0;1;0)" office:value-type="float" office:value="1">
            <text:p>1</text:p>
          </table:table-cell>
          <table:table-cell table:style-name="ce8" table:formula="oooc:=['1 _ American'.S16]" office:value-type="float" office:value="2.75">
            <text:p>2,75</text:p>
          </table:table-cell>
          <table:table-cell table:style-name="ce9" table:formula="oooc:=[.B14]*(['1 _ American'.S32]+[Покупатели.Y14])" office:value-type="float" office:value="1905">
            <text:p>1905</text:p>
          </table:table-cell>
          <table:table-cell table:style-name="ce9" table:formula="oooc:=[.B14]*(['1 _ American'.S34]+[Покупатели.AA14])" office:value-type="float" office:value="2525">
            <text:p>2525</text:p>
          </table:table-cell>
          <table:table-cell table:style-name="ce9" table:formula="oooc:=[.B14]*(['1 _ American'.S33]+[Покупатели.Z14])" office:value-type="float" office:value="3168.33333333333">
            <text:p>3168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office:value-type="string">
            <text:p>третий бонус – бомба</text:p>
          </table:table-cell>
          <table:table-cell/>
          <table:table-cell office:value-type="float" office:value="2448">
            <text:p>2448</text:p>
          </table:table-cell>
          <table:table-cell office:value-type="float" office:value="314">
            <text:p>314</text:p>
          </table:table-cell>
          <table:table-cell office:value-type="float" office:value="3228">
            <text:p>3228</text:p>
          </table:table-cell>
          <table:table-cell office:value-type="float" office:value="349">
            <text:p>349</text:p>
          </table:table-cell>
          <table:table-cell table:number-columns-repeated="23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нет</text:p>
          </table:table-cell>
          <table:table-cell table:style-name="ce8" table:formula="oooc:=['1 _ American'.T26]" office:value-type="float" office:value="5">
            <text:p>5</text:p>
          </table:table-cell>
          <table:table-cell table:style-name="ce4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8" table:formula="oooc:=['1 _ American'.T15]" office:value-type="float" office:value="6">
            <text:p>6</text:p>
          </table:table-cell>
          <table:table-cell table:style-name="ce4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4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4" table:formula="oooc:=IF(['1 _ American'.T13]&gt;0;1;0)+IF(['1 _ American'.T14]&gt;0;1;0)" office:value-type="float" office:value="1">
            <text:p>1</text:p>
          </table:table-cell>
          <table:table-cell table:style-name="ce8" table:formula="oooc:=['1 _ American'.T16]" office:value-type="float" office:value="2.85714285714286">
            <text:p>2,86</text:p>
          </table:table-cell>
          <table:table-cell table:style-name="ce9" table:formula="oooc:=[.B15]*(['1 _ American'.T32]+[Покупатели.Y15])" office:value-type="float" office:value="2508.92857142857">
            <text:p>2509</text:p>
          </table:table-cell>
          <table:table-cell table:style-name="ce9" table:formula="oooc:=[.B15]*(['1 _ American'.T34]+[Покупатели.AA15])" office:value-type="float" office:value="3383.92857142857">
            <text:p>3384</text:p>
          </table:table-cell>
          <table:table-cell table:style-name="ce9" table:formula="oooc:=[.B15]*(['1 _ American'.T33]+[Покупатели.Z15])" office:value-type="float" office:value="4287.5">
            <text:p>4288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200">
            <text:p>3200</text:p>
          </table:table-cell>
          <table:table-cell table:style-name="ce13" office:value-type="string">
            <text:p>критики. сложный, тестовый уровень</text:p>
          </table:table-cell>
          <table:table-cell/>
          <table:table-cell office:value-type="float" office:value="3676">
            <text:p>3676</text:p>
          </table:table-cell>
          <table:table-cell office:value-type="float" office:value="410">
            <text:p>410</text:p>
          </table:table-cell>
          <table:table-cell office:value-type="float" office:value="3307">
            <text:p>3307</text:p>
          </table:table-cell>
          <table:table-cell office:value-type="float" office:value="458">
            <text:p>458</text:p>
          </table:table-cell>
          <table:table-cell table:number-columns-repeated="233"/>
        </table:table-row>
        <table:table-row table:style-name="ro2">
          <table:table-cell table:number-columns-repeated="15"/>
          <table:table-cell table:style-name="ce10" table:formula="oooc:=SUM([.P6:.P15])" office:value-type="float" office:value="13800">
            <text:p>13800</text:p>
          </table:table-cell>
          <table:table-cell table:style-name="ce10" table:formula="oooc:=SUM([.Q6:.Q15])" office:value-type="float" office:value="18200">
            <text:p>18200</text:p>
          </table:table-cell>
          <table:table-cell table:number-columns-repeated="2"/>
          <table:table-cell table:style-name="ce10" table:formula="oooc:=SUM([.T6:.T15])" office:value-type="float" office:value="20320">
            <text:p>20320</text:p>
          </table:table-cell>
          <table:table-cell table:style-name="ce10" table:formula="oooc:=(SUM([.U6:.U15]))/60" office:value-type="float" office:value="36.8833333333333">
            <text:p>36,88</text:p>
          </table:table-cell>
          <table:table-cell table:style-name="ce10" table:formula="oooc:=SUM([.V6:.V15])" office:value-type="float" office:value="20241">
            <text:p>20241</text:p>
          </table:table-cell>
          <table:table-cell table:style-name="ce10" table:formula="oooc:=(SUM([.W6:.W15]))/60" office:value-type="float" office:value="45.55">
            <text:p>45,55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Мексика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4" table:number-columns-repeated="2"/>
          <table:table-cell table:style-name="ce8" table:formula="oooc:=['2 _ Mexican'.K26]" office:value-type="float" office:value="3">
            <text:p>3</text:p>
          </table:table-cell>
          <table:table-cell table:style-name="ce4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8" table:formula="oooc:=['2 _ Mexican'.K15]" office:value-type="float" office:value="2">
            <text:p>2</text:p>
          </table:table-cell>
          <table:table-cell table:style-name="ce4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4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4" table:formula="oooc:=IF(['2 _ Mexican'.K13]&gt;0;1;0)+IF(['2 _ Mexican'.K14]&gt;0;1;0)" office:value-type="float" office:value="0">
            <text:p>0</text:p>
          </table:table-cell>
          <table:table-cell table:style-name="ce8" table:formula="oooc:=['2 _ Mexican'.K16]" office:value-type="float" office:value="2.375">
            <text:p>2,38</text:p>
          </table:table-cell>
          <table:table-cell table:style-name="ce9" table:formula="oooc:=[.B18]*(['2 _ Mexican'.K32]+[Покупатели.Y18])" office:value-type="float" office:value="963">
            <text:p>963</text:p>
          </table:table-cell>
          <table:table-cell table:style-name="ce9" table:formula="oooc:=[.B18]*(['2 _ Mexican'.K34]+[Покупатели.AA18])" office:value-type="float" office:value="1236">
            <text:p>1236</text:p>
          </table:table-cell>
          <table:table-cell table:style-name="ce9" table:formula="oooc:=[.B18]*(['2 _ Mexican'.K33]+[Покупатели.Z18])" office:value-type="float" office:value="1470">
            <text:p>147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мекс туристы</text:p>
          </table:table-cell>
          <table:table-cell/>
          <table:table-cell office:value-type="float" office:value="1229">
            <text:p>1229</text:p>
          </table:table-cell>
          <table:table-cell office:value-type="float" office:value="113">
            <text:p>113</text:p>
          </table:table-cell>
          <table:table-cell table:number-columns-repeated="235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L26]" office:value-type="float" office:value="4">
            <text:p>4</text:p>
          </table:table-cell>
          <table:table-cell table:style-name="ce4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8" table:formula="oooc:=['2 _ Mexican'.L15]" office:value-type="float" office:value="3">
            <text:p>3</text:p>
          </table:table-cell>
          <table:table-cell table:style-name="ce4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4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4" table:formula="oooc:=IF(['2 _ Mexican'.L13]&gt;0;1;0)+IF(['2 _ Mexican'.L14]&gt;0;1;0)" office:value-type="float" office:value="0">
            <text:p>0</text:p>
          </table:table-cell>
          <table:table-cell table:style-name="ce8" table:formula="oooc:=['2 _ Mexican'.L16]" office:value-type="float" office:value="2.44444444444444">
            <text:p>2,44</text:p>
          </table:table-cell>
          <table:table-cell table:style-name="ce9" table:formula="oooc:=[.B19]*(['2 _ Mexican'.L32]+[Покупатели.Y19])" office:value-type="float" office:value="1335">
            <text:p>1335</text:p>
          </table:table-cell>
          <table:table-cell table:style-name="ce9" table:formula="oooc:=[.B19]*(['2 _ Mexican'.L34]+[Покупатели.AA19])" office:value-type="float" office:value="1878.33333333333">
            <text:p>1878</text:p>
          </table:table-cell>
          <table:table-cell table:style-name="ce9" table:formula="oooc:=[.B19]*(['2 _ Mexican'.L33]+[Покупатели.Z19])" office:value-type="float" office:value="2375">
            <text:p>237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900">
            <text:p>1900</text:p>
          </table:table-cell>
          <table:table-cell table:number-columns-repeated="2"/>
          <table:table-cell office:value-type="float" office:value="2116">
            <text:p>2116</text:p>
          </table:table-cell>
          <table:table-cell office:value-type="float" office:value="153">
            <text:p>153</text:p>
          </table:table-cell>
          <table:table-cell table:number-columns-repeated="235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M26]" office:value-type="float" office:value="4">
            <text:p>4</text:p>
          </table:table-cell>
          <table:table-cell table:style-name="ce4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8" table:formula="oooc:=['2 _ Mexican'.M15]" office:value-type="float" office:value="3">
            <text:p>3</text:p>
          </table:table-cell>
          <table:table-cell table:style-name="ce4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4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4" table:formula="oooc:=IF(['2 _ Mexican'.M13]&gt;0;1;0)+IF(['2 _ Mexican'.M14]&gt;0;1;0)" office:value-type="float" office:value="0">
            <text:p>0</text:p>
          </table:table-cell>
          <table:table-cell table:style-name="ce8" table:formula="oooc:=['2 _ Mexican'.M16]" office:value-type="float" office:value="2.5">
            <text:p>2,5</text:p>
          </table:table-cell>
          <table:table-cell table:style-name="ce9" table:formula="oooc:=[.B20]*(['2 _ Mexican'.M32]+[Покупатели.Y20])" office:value-type="float" office:value="1360">
            <text:p>1360</text:p>
          </table:table-cell>
          <table:table-cell table:style-name="ce9" table:formula="oooc:=[.B20]*(['2 _ Mexican'.M34]+[Покупатели.AA20])" office:value-type="float" office:value="1905">
            <text:p>1905</text:p>
          </table:table-cell>
          <table:table-cell table:style-name="ce9" table:formula="oooc:=[.B20]*(['2 _ Mexican'.M33]+[Покупатели.Z20])" office:value-type="float" office:value="2405">
            <text:p>2405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2000">
            <text:p>2000</text:p>
          </table:table-cell>
          <table:table-cell table:number-columns-repeated="2"/>
          <table:table-cell office:value-type="float" office:value="2239">
            <text:p>2239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N26]" office:value-type="float" office:value="4">
            <text:p>4</text:p>
          </table:table-cell>
          <table:table-cell table:style-name="ce4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8" table:formula="oooc:=['2 _ Mexican'.N15]" office:value-type="float" office:value="4">
            <text:p>4</text:p>
          </table:table-cell>
          <table:table-cell table:style-name="ce4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4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4" table:formula="oooc:=IF(['2 _ Mexican'.N13]&gt;0;1;0)+IF(['2 _ Mexican'.N14]&gt;0;1;0)" office:value-type="float" office:value="0">
            <text:p>0</text:p>
          </table:table-cell>
          <table:table-cell table:style-name="ce8" table:formula="oooc:=['2 _ Mexican'.N16]" office:value-type="float" office:value="2.5">
            <text:p>2,5</text:p>
          </table:table-cell>
          <table:table-cell table:style-name="ce9" table:formula="oooc:=[.B21]*(['2 _ Mexican'.N32]+[Покупатели.Y21])" office:value-type="float" office:value="1647">
            <text:p>1647</text:p>
          </table:table-cell>
          <table:table-cell table:style-name="ce9" table:formula="oooc:=[.B21]*(['2 _ Mexican'.N34]+[Покупатели.AA21])" office:value-type="float" office:value="2337.75">
            <text:p>2338</text:p>
          </table:table-cell>
          <table:table-cell table:style-name="ce9" table:formula="oooc:=[.B21]*(['2 _ Mexican'.N33]+[Покупатели.Z21])" office:value-type="float" office:value="2961">
            <text:p>296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200">
            <text:p>2200</text:p>
          </table:table-cell>
          <table:table-cell/>
          <table:table-cell office:value-type="string">
            <text:p>без сыра</text:p>
          </table:table-cell>
          <table:table-cell office:value-type="float" office:value="2346">
            <text:p>2346</text:p>
          </table:table-cell>
          <table:table-cell office:value-type="float" office:value="197">
            <text:p>197</text:p>
          </table:table-cell>
          <table:table-cell table:number-columns-repeated="235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O26]" office:value-type="float" office:value="4">
            <text:p>4</text:p>
          </table:table-cell>
          <table:table-cell table:style-name="ce4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8" table:formula="oooc:=['2 _ Mexican'.O15]" office:value-type="float" office:value="4">
            <text:p>4</text:p>
          </table:table-cell>
          <table:table-cell table:style-name="ce4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4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4" table:formula="oooc:=IF(['2 _ Mexican'.O13]&gt;0;1;0)+IF(['2 _ Mexican'.O14]&gt;0;1;0)" office:value-type="float" office:value="1">
            <text:p>1</text:p>
          </table:table-cell>
          <table:table-cell table:style-name="ce8" table:formula="oooc:=['2 _ Mexican'.O16]" office:value-type="float" office:value="2.57142857142857">
            <text:p>2,57</text:p>
          </table:table-cell>
          <table:table-cell table:style-name="ce9" table:formula="oooc:=[.B22]*(['2 _ Mexican'.O32]+[Покупатели.Y22])" office:value-type="float" office:value="1668">
            <text:p>1668</text:p>
          </table:table-cell>
          <table:table-cell table:style-name="ce9" table:formula="oooc:=[.B22]*(['2 _ Mexican'.O34]+[Покупатели.AA22])" office:value-type="float" office:value="2324.57142857143">
            <text:p>2325</text:p>
          </table:table-cell>
          <table:table-cell table:style-name="ce9" table:formula="oooc:=[.B22]*(['2 _ Mexican'.O33]+[Покупатели.Z22])" office:value-type="float" office:value="2924.57142857143">
            <text:p>2925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300">
            <text:p>2300</text:p>
          </table:table-cell>
          <table:table-cell table:style-name="ce11" office:value-type="string">
            <text:p>бабушки</text:p>
          </table:table-cell>
          <table:table-cell office:value-type="string">
            <text:p>без тортильи</text:p>
          </table:table-cell>
          <table:table-cell office:value-type="float" office:value="2263">
            <text:p>2263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P26]" office:value-type="float" office:value="5">
            <text:p>5</text:p>
          </table:table-cell>
          <table:table-cell table:style-name="ce4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8" table:formula="oooc:=['2 _ Mexican'.P15]" office:value-type="float" office:value="4">
            <text:p>4</text:p>
          </table:table-cell>
          <table:table-cell table:style-name="ce4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4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4" table:formula="oooc:=IF(['2 _ Mexican'.P13]&gt;0;1;0)+IF(['2 _ Mexican'.P14]&gt;0;1;0)" office:value-type="float" office:value="1">
            <text:p>1</text:p>
          </table:table-cell>
          <table:table-cell table:style-name="ce8" table:formula="oooc:=['2 _ Mexican'.P16]" office:value-type="float" office:value="2.69230769230769">
            <text:p>2,69</text:p>
          </table:table-cell>
          <table:table-cell table:style-name="ce9" table:formula="oooc:=[.B23]*(['2 _ Mexican'.P32]+[Покупатели.Y23])" office:value-type="float" office:value="1932.30769230769">
            <text:p>1932</text:p>
          </table:table-cell>
          <table:table-cell table:style-name="ce9" table:formula="oooc:=[.B23]*(['2 _ Mexican'.P34]+[Покупатели.AA23])" office:value-type="float" office:value="2683.07692307692">
            <text:p>2683</text:p>
          </table:table-cell>
          <table:table-cell table:style-name="ce9" table:formula="oooc:=[.B23]*(['2 _ Mexican'.P33]+[Покупатели.Z23])" office:value-type="float" office:value="3369.23076923077">
            <text:p>3369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500">
            <text:p>2500</text:p>
          </table:table-cell>
          <table:table-cell/>
          <table:table-cell office:value-type="string">
            <text:p>без авокадо</text:p>
          </table:table-cell>
          <table:table-cell office:value-type="float" office:value="2695">
            <text:p>2695</text:p>
          </table:table-cell>
          <table:table-cell office:value-type="float" office:value="195">
            <text:p>195</text:p>
          </table:table-cell>
          <table:table-cell table:number-columns-repeated="235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Q26]" office:value-type="float" office:value="5">
            <text:p>5</text:p>
          </table:table-cell>
          <table:table-cell table:style-name="ce4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8" table:formula="oooc:=['2 _ Mexican'.Q15]" office:value-type="float" office:value="5">
            <text:p>5</text:p>
          </table:table-cell>
          <table:table-cell table:style-name="ce4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4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4" table:formula="oooc:=IF(['2 _ Mexican'.Q13]&gt;0;1;0)+IF(['2 _ Mexican'.Q14]&gt;0;1;0)" office:value-type="float" office:value="1">
            <text:p>1</text:p>
          </table:table-cell>
          <table:table-cell table:style-name="ce8" table:formula="oooc:=['2 _ Mexican'.Q16]" office:value-type="float" office:value="2.66666666666667">
            <text:p>2,67</text:p>
          </table:table-cell>
          <table:table-cell table:style-name="ce9" table:formula="oooc:=[.B24]*(['2 _ Mexican'.Q32]+[Покупатели.Y24])" office:value-type="float" office:value="1976.66666666667">
            <text:p>1977</text:p>
          </table:table-cell>
          <table:table-cell table:style-name="ce9" table:formula="oooc:=[.B24]*(['2 _ Mexican'.Q34]+[Покупатели.AA24])" office:value-type="float" office:value="2836.66666666667">
            <text:p>2837</text:p>
          </table:table-cell>
          <table:table-cell table:style-name="ce9" table:formula="oooc:=[.B24]*(['2 _ Mexican'.Q33]+[Покупатели.Z24])" office:value-type="float" office:value="3650">
            <text:p>3650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3000">
            <text:p>30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39">
            <text:p>2839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R26]" office:value-type="float" office:value="5">
            <text:p>5</text:p>
          </table:table-cell>
          <table:table-cell table:style-name="ce4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8" table:formula="oooc:=['2 _ Mexican'.R15]" office:value-type="float" office:value="5">
            <text:p>5</text:p>
          </table:table-cell>
          <table:table-cell table:style-name="ce4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4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4" table:formula="oooc:=IF(['2 _ Mexican'.R13]&gt;0;1;0)+IF(['2 _ Mexican'.R14]&gt;0;1;0)" office:value-type="float" office:value="1">
            <text:p>1</text:p>
          </table:table-cell>
          <table:table-cell table:style-name="ce8" table:formula="oooc:=['2 _ Mexican'.R16]" office:value-type="float" office:value="2.8">
            <text:p>2,8</text:p>
          </table:table-cell>
          <table:table-cell table:style-name="ce9" table:formula="oooc:=[.B25]*(['2 _ Mexican'.R32]+[Покупатели.Y25])" office:value-type="float" office:value="1856">
            <text:p>1856</text:p>
          </table:table-cell>
          <table:table-cell table:style-name="ce9" table:formula="oooc:=[.B25]*(['2 _ Mexican'.R34]+[Покупатели.AA25])" office:value-type="float" office:value="2320">
            <text:p>2320</text:p>
          </table:table-cell>
          <table:table-cell table:style-name="ce9" table:formula="oooc:=[.B25]*(['2 _ Mexican'.R33]+[Покупатели.Z25])" office:value-type="float" office:value="2744">
            <text:p>2744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500">
            <text:p>25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263">
            <text:p>2263</text:p>
          </table:table-cell>
          <table:table-cell office:value-type="float" office:value="185">
            <text:p>185</text:p>
          </table:table-cell>
          <table:table-cell table:number-columns-repeated="235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S26]" office:value-type="float" office:value="5">
            <text:p>5</text:p>
          </table:table-cell>
          <table:table-cell table:style-name="ce4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8" table:formula="oooc:=['2 _ Mexican'.S15]" office:value-type="float" office:value="6">
            <text:p>6</text:p>
          </table:table-cell>
          <table:table-cell table:style-name="ce4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4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4" table:formula="oooc:=IF(['2 _ Mexican'.S13]&gt;0;1;0)+IF(['2 _ Mexican'.S14]&gt;0;1;0)" office:value-type="float" office:value="1">
            <text:p>1</text:p>
          </table:table-cell>
          <table:table-cell table:style-name="ce8" table:formula="oooc:=['2 _ Mexican'.S16]" office:value-type="float" office:value="2.81818181818182">
            <text:p>2,82</text:p>
          </table:table-cell>
          <table:table-cell table:style-name="ce9" table:formula="oooc:=[.B26]*(['2 _ Mexican'.S32]+[Покупатели.Y26])" office:value-type="float" office:value="2490.34090909091">
            <text:p>2490</text:p>
          </table:table-cell>
          <table:table-cell table:style-name="ce9" table:formula="oooc:=[.B26]*(['2 _ Mexican'.S34]+[Покупатели.AA26])" office:value-type="float" office:value="3386.93181818182">
            <text:p>3387</text:p>
          </table:table-cell>
          <table:table-cell table:style-name="ce9" table:formula="oooc:=[.B26]*(['2 _ Mexican'.S33]+[Покупатели.Z26])" office:value-type="float" office:value="4228.97727272727">
            <text:p>4229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200">
            <text:p>3200</text:p>
          </table:table-cell>
          <table:table-cell table:style-name="ce11" office:value-type="string">
            <text:p>школьники</text:p>
          </table:table-cell>
          <table:table-cell/>
          <table:table-cell office:value-type="float" office:value="3338">
            <text:p>3338</text:p>
          </table:table-cell>
          <table:table-cell office:value-type="float" office:value="264">
            <text:p>264</text:p>
          </table:table-cell>
          <table:table-cell table:number-columns-repeated="235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T26]" office:value-type="float" office:value="6">
            <text:p>6</text:p>
          </table:table-cell>
          <table:table-cell table:style-name="ce4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8" table:formula="oooc:=['2 _ Mexican'.T15]" office:value-type="float" office:value="6">
            <text:p>6</text:p>
          </table:table-cell>
          <table:table-cell table:style-name="ce4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4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4" table:formula="oooc:=IF(['2 _ Mexican'.T13]&gt;0;1;0)+IF(['2 _ Mexican'.T14]&gt;0;1;0)" office:value-type="float" office:value="1">
            <text:p>1</text:p>
          </table:table-cell>
          <table:table-cell table:style-name="ce8" table:formula="oooc:=['2 _ Mexican'.T16]" office:value-type="float" office:value="2.90909090909091">
            <text:p>2,91</text:p>
          </table:table-cell>
          <table:table-cell table:style-name="ce9" table:formula="oooc:=[.B27]*(['2 _ Mexican'.T32]+[Покупатели.Y27])" office:value-type="float" office:value="2652.27272727273">
            <text:p>2652</text:p>
          </table:table-cell>
          <table:table-cell table:style-name="ce9" table:formula="oooc:=[.B27]*(['2 _ Mexican'.T34]+[Покупатели.AA27])" office:value-type="float" office:value="3740.90909090909">
            <text:p>3741</text:p>
          </table:table-cell>
          <table:table-cell table:style-name="ce9" table:formula="oooc:=[.B27]*(['2 _ Mexican'.T33]+[Покупатели.Z27])" office:value-type="float" office:value="4779.54545454546">
            <text:p>478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2" office:value-type="string">
            <text:p>без туристов, но с критиками</text:p>
          </table:table-cell>
          <table:table-cell/>
          <table:table-cell office:value-type="float" office:value="3681">
            <text:p>3681</text:p>
          </table:table-cell>
          <table:table-cell office:value-type="float" office:value="288">
            <text:p>288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18:.P27])" office:value-type="float" office:value="19100">
            <text:p>19100</text:p>
          </table:table-cell>
          <table:table-cell table:style-name="ce10" table:formula="oooc:=SUM([.Q18:.Q27])" office:value-type="float" office:value="24700">
            <text:p>24700</text:p>
          </table:table-cell>
          <table:table-cell table:number-columns-repeated="2"/>
          <table:table-cell table:style-name="ce10" table:formula="oooc:=SUM([.T18:.T27])" office:value-type="float" office:value="25009">
            <text:p>25009</text:p>
          </table:table-cell>
          <table:table-cell table:style-name="ce10" table:formula="oooc:=(SUM([.U18:.U27]))/60" office:value-type="float" office:value="31.5166666666667">
            <text:p>31,52</text:p>
          </table:table-cell>
          <table:table-cell table:style-name="ce10" table:formula="oooc:=SUM([.V18:.V27])" office:value-type="float" office:value="0">
            <text:p>0</text:p>
          </table:table-cell>
          <table:table-cell table:style-name="ce10" table:formula="oooc:=(SUM([.W18:.W27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Россия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K26]" office:value-type="float" office:value="3">
            <text:p>3</text:p>
          </table:table-cell>
          <table:table-cell table:style-name="ce4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8" table:formula="oooc:=['3 _ Russian'.K15]" office:value-type="float" office:value="2">
            <text:p>2</text:p>
          </table:table-cell>
          <table:table-cell table:style-name="ce4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4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4" table:formula="oooc:=IF(['3 _ Russian'.K12]&gt;0;1;0)+IF(['3 _ Russian'.K13]&gt;0;1;0)+IF(['3 _ Russian'.K14]&gt;0;1;0)" office:value-type="float" office:value="0">
            <text:p>0</text:p>
          </table:table-cell>
          <table:table-cell table:style-name="ce8" table:formula="oooc:=['3 _ Russian'.K16]" office:value-type="float" office:value="2.4">
            <text:p>2,4</text:p>
          </table:table-cell>
          <table:table-cell table:style-name="ce9" table:formula="oooc:=[.B30]*(['3 _ Russian'.K32]+[Покупатели.Y30])" office:value-type="float" office:value="1321">
            <text:p>1321</text:p>
          </table:table-cell>
          <table:table-cell table:style-name="ce9" table:formula="oooc:=[.B30]*(['3 _ Russian'.K34]+[Покупатели.AA30])" office:value-type="float" office:value="1875">
            <text:p>1875</text:p>
          </table:table-cell>
          <table:table-cell table:style-name="ce9" table:formula="oooc:=[.B30]*(['3 _ Russian'.K33]+[Покупатели.Z30])" office:value-type="float" office:value="2369">
            <text:p>2369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800">
            <text:p>1800</text:p>
          </table:table-cell>
          <table:table-cell table:style-name="ce11" office:value-type="string">
            <text:p>рус туристы</text:p>
          </table:table-cell>
          <table:table-cell/>
          <table:table-cell office:value-type="float" office:value="2015">
            <text:p>2015</text:p>
          </table:table-cell>
          <table:table-cell office:value-type="float" office:value="129">
            <text:p>129</text:p>
          </table:table-cell>
          <table:table-cell table:number-columns-repeated="235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L26]" office:value-type="float" office:value="4">
            <text:p>4</text:p>
          </table:table-cell>
          <table:table-cell table:style-name="ce4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8" table:formula="oooc:=['3 _ Russian'.L15]" office:value-type="float" office:value="3">
            <text:p>3</text:p>
          </table:table-cell>
          <table:table-cell table:style-name="ce4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4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4" table:formula="oooc:=IF(['3 _ Russian'.L12]&gt;0;1;0)+IF(['3 _ Russian'.L13]&gt;0;1;0)+IF(['3 _ Russian'.L14]&gt;0;1;0)" office:value-type="float" office:value="0">
            <text:p>0</text:p>
          </table:table-cell>
          <table:table-cell table:style-name="ce8" table:formula="oooc:=['3 _ Russian'.L16]" office:value-type="float" office:value="2.5">
            <text:p>2,5</text:p>
          </table:table-cell>
          <table:table-cell table:style-name="ce9" table:formula="oooc:=[.B31]*(['3 _ Russian'.L32]+[Покупатели.Y31])" office:value-type="float" office:value="1633.5">
            <text:p>1634</text:p>
          </table:table-cell>
          <table:table-cell table:style-name="ce9" table:formula="oooc:=[.B31]*(['3 _ Russian'.L34]+[Покупатели.AA31])" office:value-type="float" office:value="2290.5">
            <text:p>2291</text:p>
          </table:table-cell>
          <table:table-cell table:style-name="ce9" table:formula="oooc:=[.B31]*(['3 _ Russian'.L33]+[Покупатели.Z31])" office:value-type="float" office:value="2887.5">
            <text:p>2888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400">
            <text:p>2400</text:p>
          </table:table-cell>
          <table:table-cell table:number-columns-repeated="2"/>
          <table:table-cell office:value-type="float" office:value="2414">
            <text:p>2414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M26]" office:value-type="float" office:value="4">
            <text:p>4</text:p>
          </table:table-cell>
          <table:table-cell table:style-name="ce4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8" table:formula="oooc:=['3 _ Russian'.M15]" office:value-type="float" office:value="3">
            <text:p>3</text:p>
          </table:table-cell>
          <table:table-cell table:style-name="ce4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4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4" table:formula="oooc:=IF(['3 _ Russian'.M12]&gt;0;1;0)+IF(['3 _ Russian'.M13]&gt;0;1;0)+IF(['3 _ Russian'.M14]&gt;0;1;0)" office:value-type="float" office:value="1">
            <text:p>1</text:p>
          </table:table-cell>
          <table:table-cell table:style-name="ce8" table:formula="oooc:=['3 _ Russian'.M16]" office:value-type="float" office:value="2.57142857142857">
            <text:p>2,57</text:p>
          </table:table-cell>
          <table:table-cell table:style-name="ce9" table:formula="oooc:=[.B32]*(['3 _ Russian'.M32]+[Покупатели.Y32])" office:value-type="float" office:value="1928.57142857143">
            <text:p>1929</text:p>
          </table:table-cell>
          <table:table-cell table:style-name="ce9" table:formula="oooc:=[.B32]*(['3 _ Russian'.M34]+[Покупатели.AA32])" office:value-type="float" office:value="2802.85714285714">
            <text:p>2803</text:p>
          </table:table-cell>
          <table:table-cell table:style-name="ce9" table:formula="oooc:=[.B32]*(['3 _ Russian'.M33]+[Покупатели.Z32])" office:value-type="float" office:value="3614.28571428571">
            <text:p>3614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table:number-columns-repeated="2"/>
          <table:table-cell office:value-type="float" office:value="2933">
            <text:p>2933</text:p>
          </table:table-cell>
          <table:table-cell office:value-type="float" office:value="169">
            <text:p>169</text:p>
          </table:table-cell>
          <table:table-cell table:number-columns-repeated="235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N26]" office:value-type="float" office:value="5">
            <text:p>5</text:p>
          </table:table-cell>
          <table:table-cell table:style-name="ce4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8" table:formula="oooc:=['3 _ Russian'.N15]" office:value-type="float" office:value="4">
            <text:p>4</text:p>
          </table:table-cell>
          <table:table-cell table:style-name="ce4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4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4" table:formula="oooc:=IF(['3 _ Russian'.N12]&gt;0;1;0)+IF(['3 _ Russian'.N13]&gt;0;1;0)+IF(['3 _ Russian'.N14]&gt;0;1;0)" office:value-type="float" office:value="0">
            <text:p>0</text:p>
          </table:table-cell>
          <table:table-cell table:style-name="ce8" table:formula="oooc:=['3 _ Russian'.N16]" office:value-type="float" office:value="2.625">
            <text:p>2,63</text:p>
          </table:table-cell>
          <table:table-cell table:style-name="ce9" table:formula="oooc:=[.B33]*(['3 _ Russian'.N32]+[Покупатели.Y33])" office:value-type="float" office:value="1867.5">
            <text:p>1868</text:p>
          </table:table-cell>
          <table:table-cell table:style-name="ce9" table:formula="oooc:=[.B33]*(['3 _ Russian'.N34]+[Покупатели.AA33])" office:value-type="float" office:value="2560">
            <text:p>2560</text:p>
          </table:table-cell>
          <table:table-cell table:style-name="ce9" table:formula="oooc:=[.B33]*(['3 _ Russian'.N33]+[Покупатели.Z33])" office:value-type="float" office:value="3167.5">
            <text:p>3168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number-columns-repeated="2"/>
          <table:table-cell office:value-type="float" office:value="2425">
            <text:p>2425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O26]" office:value-type="float" office:value="4">
            <text:p>4</text:p>
          </table:table-cell>
          <table:table-cell table:style-name="ce4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8" table:formula="oooc:=['3 _ Russian'.O15]" office:value-type="float" office:value="4">
            <text:p>4</text:p>
          </table:table-cell>
          <table:table-cell table:style-name="ce4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4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4" table:formula="oooc:=IF(['3 _ Russian'.O12]&gt;0;1;0)+IF(['3 _ Russian'.O13]&gt;0;1;0)+IF(['3 _ Russian'.O14]&gt;0;1;0)" office:value-type="float" office:value="1">
            <text:p>1</text:p>
          </table:table-cell>
          <table:table-cell table:style-name="ce8" table:formula="oooc:=['3 _ Russian'.O16]" office:value-type="float" office:value="2.66666666666667">
            <text:p>2,67</text:p>
          </table:table-cell>
          <table:table-cell table:style-name="ce9" table:formula="oooc:=[.B34]*(['3 _ Russian'.O32]+[Покупатели.Y34])" office:value-type="float" office:value="2141.33333333333">
            <text:p>2141</text:p>
          </table:table-cell>
          <table:table-cell table:style-name="ce9" table:formula="oooc:=[.B34]*(['3 _ Russian'.O34]+[Покупатели.AA34])" office:value-type="float" office:value="3025">
            <text:p>3025</text:p>
          </table:table-cell>
          <table:table-cell table:style-name="ce9" table:formula="oooc:=[.B34]*(['3 _ Russian'.O33]+[Покупатели.Z34])" office:value-type="float" office:value="3828">
            <text:p>382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style-name="ce11" office:value-type="string">
            <text:p>вегетарианки</text:p>
          </table:table-cell>
          <table:table-cell/>
          <table:table-cell office:value-type="float" office:value="3066">
            <text:p>3066</text:p>
          </table:table-cell>
          <table:table-cell office:value-type="float" office:value="184">
            <text:p>184</text:p>
          </table:table-cell>
          <table:table-cell table:number-columns-repeated="235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P26]" office:value-type="float" office:value="5">
            <text:p>5</text:p>
          </table:table-cell>
          <table:table-cell table:style-name="ce4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8" table:formula="oooc:=['3 _ Russian'.P15]" office:value-type="float" office:value="4">
            <text:p>4</text:p>
          </table:table-cell>
          <table:table-cell table:style-name="ce4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4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4" table:formula="oooc:=IF(['3 _ Russian'.P12]&gt;0;1;0)+IF(['3 _ Russian'.P13]&gt;0;1;0)+IF(['3 _ Russian'.P14]&gt;0;1;0)" office:value-type="float" office:value="1">
            <text:p>1</text:p>
          </table:table-cell>
          <table:table-cell table:style-name="ce8" table:formula="oooc:=['3 _ Russian'.P16]" office:value-type="float" office:value="2.75">
            <text:p>2,75</text:p>
          </table:table-cell>
          <table:table-cell table:style-name="ce9" table:formula="oooc:=[.B35]*(['3 _ Russian'.P32]+[Покупатели.Y35])" office:value-type="float" office:value="2110.16666666667">
            <text:p>2110</text:p>
          </table:table-cell>
          <table:table-cell table:style-name="ce9" table:formula="oooc:=[.B35]*(['3 _ Russian'.P34]+[Покупатели.AA35])" office:value-type="float" office:value="2821.5">
            <text:p>2822</text:p>
          </table:table-cell>
          <table:table-cell table:style-name="ce9" table:formula="oooc:=[.B35]*(['3 _ Russian'.P33]+[Покупатели.Z35])" office:value-type="float" office:value="3477.83333333333">
            <text:p>347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number-columns-repeated="2"/>
          <table:table-cell office:value-type="float" office:value="2756">
            <text:p>2756</text:p>
          </table:table-cell>
          <table:table-cell office:value-type="float" office:value="201">
            <text:p>201</text:p>
          </table:table-cell>
          <table:table-cell table:number-columns-repeated="23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Q26]" office:value-type="float" office:value="5">
            <text:p>5</text:p>
          </table:table-cell>
          <table:table-cell table:style-name="ce4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8" table:formula="oooc:=['3 _ Russian'.Q15]" office:value-type="float" office:value="4">
            <text:p>4</text:p>
          </table:table-cell>
          <table:table-cell table:style-name="ce4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4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4" table:formula="oooc:=IF(['3 _ Russian'.Q12]&gt;0;1;0)+IF(['3 _ Russian'.Q13]&gt;0;1;0)+IF(['3 _ Russian'.Q14]&gt;0;1;0)" office:value-type="float" office:value="1">
            <text:p>1</text:p>
          </table:table-cell>
          <table:table-cell table:style-name="ce8" table:formula="oooc:=['3 _ Russian'.Q16]" office:value-type="float" office:value="2.75">
            <text:p>2,75</text:p>
          </table:table-cell>
          <table:table-cell table:style-name="ce9" table:formula="oooc:=[.B36]*(['3 _ Russian'.Q32]+[Покупатели.Y36])" office:value-type="float" office:value="2418.75">
            <text:p>2419</text:p>
          </table:table-cell>
          <table:table-cell table:style-name="ce9" table:formula="oooc:=[.B36]*(['3 _ Russian'.Q34]+[Покупатели.AA36])" office:value-type="float" office:value="3268.75">
            <text:p>3269</text:p>
          </table:table-cell>
          <table:table-cell table:style-name="ce9" table:formula="oooc:=[.B36]*(['3 _ Russian'.Q33]+[Покупатели.Z36])" office:value-type="float" office:value="4043.75">
            <text:p>4044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300">
            <text:p>3300</text:p>
          </table:table-cell>
          <table:table-cell table:number-columns-repeated="2"/>
          <table:table-cell office:value-type="float" office:value="3522">
            <text:p>3522</text:p>
          </table:table-cell>
          <table:table-cell office:value-type="float" office:value="254">
            <text:p>254</text:p>
          </table:table-cell>
          <table:table-cell table:number-columns-repeated="23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R26]" office:value-type="float" office:value="5">
            <text:p>5</text:p>
          </table:table-cell>
          <table:table-cell table:style-name="ce4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8" table:formula="oooc:=['3 _ Russian'.R15]" office:value-type="float" office:value="5">
            <text:p>5</text:p>
          </table:table-cell>
          <table:table-cell table:style-name="ce4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4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4" table:formula="oooc:=IF(['3 _ Russian'.R12]&gt;0;1;0)+IF(['3 _ Russian'.R13]&gt;0;1;0)+IF(['3 _ Russian'.R14]&gt;0;1;0)" office:value-type="float" office:value="1">
            <text:p>1</text:p>
          </table:table-cell>
          <table:table-cell table:style-name="ce8" table:formula="oooc:=['3 _ Russian'.R16]" office:value-type="float" office:value="2.8">
            <text:p>2,8</text:p>
          </table:table-cell>
          <table:table-cell table:style-name="ce9" table:formula="oooc:=[.B37]*(['3 _ Russian'.R32]+[Покупатели.Y37])" office:value-type="float" office:value="2491.25">
            <text:p>2491</text:p>
          </table:table-cell>
          <table:table-cell table:style-name="ce9" table:formula="oooc:=[.B37]*(['3 _ Russian'.R34]+[Покупатели.AA37])" office:value-type="float" office:value="3421.25">
            <text:p>3421</text:p>
          </table:table-cell>
          <table:table-cell table:style-name="ce9" table:formula="oooc:=[.B37]*(['3 _ Russian'.R33]+[Покупатели.Z37])" office:value-type="float" office:value="4266.25">
            <text:p>4266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600">
            <text:p>3600</text:p>
          </table:table-cell>
          <table:table-cell table:number-columns-repeated="2"/>
          <table:table-cell office:value-type="float" office:value="3329">
            <text:p>3329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4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S26]" office:value-type="float" office:value="6">
            <text:p>6</text:p>
          </table:table-cell>
          <table:table-cell table:style-name="ce4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8" table:formula="oooc:=['3 _ Russian'.S15]" office:value-type="float" office:value="5">
            <text:p>5</text:p>
          </table:table-cell>
          <table:table-cell table:style-name="ce4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4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4" table:formula="oooc:=IF(['3 _ Russian'.S12]&gt;0;1;0)+IF(['3 _ Russian'.S13]&gt;0;1;0)+IF(['3 _ Russian'.S14]&gt;0;1;0)" office:value-type="float" office:value="1">
            <text:p>1</text:p>
          </table:table-cell>
          <table:table-cell table:style-name="ce8" table:formula="oooc:=['3 _ Russian'.S16]" office:value-type="float" office:value="2.875">
            <text:p>2,88</text:p>
          </table:table-cell>
          <table:table-cell table:style-name="ce9" table:formula="oooc:=[.B38]*(['3 _ Russian'.S32]+[Покупатели.Y38])" office:value-type="float" office:value="2845.5">
            <text:p>2846</text:p>
          </table:table-cell>
          <table:table-cell table:style-name="ce9" table:formula="oooc:=[.B38]*(['3 _ Russian'.S34]+[Покупатели.AA38])" office:value-type="float" office:value="3867.5">
            <text:p>3868</text:p>
          </table:table-cell>
          <table:table-cell table:style-name="ce9" table:formula="oooc:=[.B38]*(['3 _ Russian'.S33]+[Покупатели.Z38])" office:value-type="float" office:value="4819.5">
            <text:p>482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number-columns-repeated="2"/>
          <table:table-cell office:value-type="float" office:value="4089">
            <text:p>4089</text:p>
          </table:table-cell>
          <table:table-cell office:value-type="float" office:value="289">
            <text:p>289</text:p>
          </table:table-cell>
          <table:table-cell table:number-columns-repeated="23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T26]" office:value-type="float" office:value="6">
            <text:p>6</text:p>
          </table:table-cell>
          <table:table-cell table:style-name="ce4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8" table:formula="oooc:=['3 _ Russian'.T15]" office:value-type="float" office:value="6">
            <text:p>6</text:p>
          </table:table-cell>
          <table:table-cell table:style-name="ce4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4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4" table:formula="oooc:=IF(['3 _ Russian'.T12]&gt;0;1;0)+IF(['3 _ Russian'.T13]&gt;0;1;0)+IF(['3 _ Russian'.T14]&gt;0;1;0)" office:value-type="float" office:value="3">
            <text:p>3</text:p>
          </table:table-cell>
          <table:table-cell table:style-name="ce8" table:formula="oooc:=['3 _ Russian'.T16]" office:value-type="float" office:value="3">
            <text:p>3</text:p>
          </table:table-cell>
          <table:table-cell table:style-name="ce9" table:formula="oooc:=[.B39]*(['3 _ Russian'.T32]+[Покупатели.Y39])" office:value-type="float" office:value="3227.5">
            <text:p>3228</text:p>
          </table:table-cell>
          <table:table-cell table:style-name="ce9" table:formula="oooc:=[.B39]*(['3 _ Russian'.T34]+[Покупатели.AA39])" office:value-type="float" office:value="4470">
            <text:p>4470</text:p>
          </table:table-cell>
          <table:table-cell table:style-name="ce9" table:formula="oooc:=[.B39]*(['3 _ Russian'.T33]+[Покупатели.Z39])" office:value-type="float" office:value="5630">
            <text:p>5630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610">
            <text:p>4610</text:p>
          </table:table-cell>
          <table:table-cell office:value-type="float" office:value="297">
            <text:p>297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30:.P39])" office:value-type="float" office:value="22700">
            <text:p>22700</text:p>
          </table:table-cell>
          <table:table-cell table:style-name="ce10" table:formula="oooc:=SUM([.Q30:.Q39])" office:value-type="float" office:value="30800">
            <text:p>30800</text:p>
          </table:table-cell>
          <table:table-cell table:number-columns-repeated="2"/>
          <table:table-cell table:style-name="ce10" table:formula="oooc:=SUM([.T30:.T39])" office:value-type="float" office:value="31159">
            <text:p>31159</text:p>
          </table:table-cell>
          <table:table-cell table:style-name="ce10" table:formula="oooc:=(SUM([.U30:.U39]))/60" office:value-type="float" office:value="35.05">
            <text:p>35,05</text:p>
          </table:table-cell>
          <table:table-cell table:style-name="ce10" table:formula="oooc:=SUM([.V30:.V39])" office:value-type="float" office:value="0">
            <text:p>0</text:p>
          </table:table-cell>
          <table:table-cell table:style-name="ce10" table:formula="oooc:=(SUM([.W30:.W39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Япония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4" table:number-columns-repeated="2"/>
          <table:table-cell table:style-name="ce8" table:formula="oooc:=['4 _ Japanese'.K26]" office:value-type="float" office:value="4">
            <text:p>4</text:p>
          </table:table-cell>
          <table:table-cell table:style-name="ce4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8" table:formula="oooc:=['4 _ Japanese'.K15]" office:value-type="float" office:value="2">
            <text:p>2</text:p>
          </table:table-cell>
          <table:table-cell table:style-name="ce4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4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4" table:formula="oooc:=IF(['4 _ Japanese'.K12]&gt;0;1;0)+IF(['4 _ Japanese'.K13]&gt;0;1;0)+IF(['4 _ Japanese'.K14]&gt;0;1;0)" office:value-type="float" office:value="0">
            <text:p>0</text:p>
          </table:table-cell>
          <table:table-cell table:style-name="ce8" table:formula="oooc:=['4 _ Japanese'.K16]" office:value-type="float" office:value="2.4">
            <text:p>2,4</text:p>
          </table:table-cell>
          <table:table-cell table:style-name="ce9" table:formula="oooc:=[.B42]*(['4 _ Japanese'.K32]+[Покупатели.Y42])" office:value-type="float" office:value="1521">
            <text:p>1521</text:p>
          </table:table-cell>
          <table:table-cell table:style-name="ce9" table:formula="oooc:=[.B42]*(['4 _ Japanese'.K34]+[Покупатели.AA42])" office:value-type="float" office:value="2057.4">
            <text:p>2057</text:p>
          </table:table-cell>
          <table:table-cell table:style-name="ce9" table:formula="oooc:=[.B42]*(['4 _ Japanese'.K33]+[Покупатели.Z42])" office:value-type="float" office:value="2500.2">
            <text:p>25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2100">
            <text:p>2100</text:p>
          </table:table-cell>
          <table:table-cell table:style-name="ce11" office:value-type="string">
            <text:p>яп туристы</text:p>
          </table:table-cell>
          <table:table-cell/>
          <table:table-cell office:value-type="float" office:value="2161">
            <text:p>2161</text:p>
          </table:table-cell>
          <table:table-cell office:value-type="float" office:value="140">
            <text:p>140</text:p>
          </table:table-cell>
          <table:table-cell table:number-columns-repeated="235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L26]" office:value-type="float" office:value="4">
            <text:p>4</text:p>
          </table:table-cell>
          <table:table-cell table:style-name="ce4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8" table:formula="oooc:=['4 _ Japanese'.L15]" office:value-type="float" office:value="3">
            <text:p>3</text:p>
          </table:table-cell>
          <table:table-cell table:style-name="ce4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4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4" table:formula="oooc:=IF(['4 _ Japanese'.L12]&gt;0;1;0)+IF(['4 _ Japanese'.L13]&gt;0;1;0)+IF(['4 _ Japanese'.L14]&gt;0;1;0)" office:value-type="float" office:value="0">
            <text:p>0</text:p>
          </table:table-cell>
          <table:table-cell table:style-name="ce8" table:formula="oooc:=['4 _ Japanese'.L16]" office:value-type="float" office:value="2.5">
            <text:p>2,5</text:p>
          </table:table-cell>
          <table:table-cell table:style-name="ce9" table:formula="oooc:=[.B43]*(['4 _ Japanese'.L32]+[Покупатели.Y43])" office:value-type="float" office:value="1750">
            <text:p>1750</text:p>
          </table:table-cell>
          <table:table-cell table:style-name="ce9" table:formula="oooc:=[.B43]*(['4 _ Japanese'.L34]+[Покупатели.AA43])" office:value-type="float" office:value="2360">
            <text:p>2360</text:p>
          </table:table-cell>
          <table:table-cell table:style-name="ce9" table:formula="oooc:=[.B43]*(['4 _ Japanese'.L33]+[Покупатели.Z43])" office:value-type="float" office:value="2850">
            <text:p>2850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300">
            <text:p>2300</text:p>
          </table:table-cell>
          <table:table-cell table:number-columns-repeated="2"/>
          <table:table-cell office:value-type="float" office:value="2467">
            <text:p>2467</text:p>
          </table:table-cell>
          <table:table-cell office:value-type="float" office:value="161">
            <text:p>161</text:p>
          </table:table-cell>
          <table:table-cell table:number-columns-repeated="235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M26]" office:value-type="float" office:value="4">
            <text:p>4</text:p>
          </table:table-cell>
          <table:table-cell table:style-name="ce4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8" table:formula="oooc:=['4 _ Japanese'.M15]" office:value-type="float" office:value="3">
            <text:p>3</text:p>
          </table:table-cell>
          <table:table-cell table:style-name="ce4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4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4" table:formula="oooc:=IF(['4 _ Japanese'.M12]&gt;0;1;0)+IF(['4 _ Japanese'.M13]&gt;0;1;0)+IF(['4 _ Japanese'.M14]&gt;0;1;0)" office:value-type="float" office:value="1">
            <text:p>1</text:p>
          </table:table-cell>
          <table:table-cell table:style-name="ce8" table:formula="oooc:=['4 _ Japanese'.M16]" office:value-type="float" office:value="2.625">
            <text:p>2,63</text:p>
          </table:table-cell>
          <table:table-cell table:style-name="ce9" table:formula="oooc:=[.B44]*(['4 _ Japanese'.M32]+[Покупатели.Y44])" office:value-type="float" office:value="1825">
            <text:p>1825</text:p>
          </table:table-cell>
          <table:table-cell table:style-name="ce9" table:formula="oooc:=[.B44]*(['4 _ Japanese'.M34]+[Покупатели.AA44])" office:value-type="float" office:value="2440">
            <text:p>2440</text:p>
          </table:table-cell>
          <table:table-cell table:style-name="ce9" table:formula="oooc:=[.B44]*(['4 _ Japanese'.M33]+[Покупатели.Z44])" office:value-type="float" office:value="2940">
            <text:p>294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468">
            <text:p>2468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N26]" office:value-type="float" office:value="5">
            <text:p>5</text:p>
          </table:table-cell>
          <table:table-cell table:style-name="ce4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8" table:formula="oooc:=['4 _ Japanese'.N15]" office:value-type="float" office:value="4">
            <text:p>4</text:p>
          </table:table-cell>
          <table:table-cell table:style-name="ce4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4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4" table:formula="oooc:=IF(['4 _ Japanese'.N12]&gt;0;1;0)+IF(['4 _ Japanese'.N13]&gt;0;1;0)+IF(['4 _ Japanese'.N14]&gt;0;1;0)" office:value-type="float" office:value="1">
            <text:p>1</text:p>
          </table:table-cell>
          <table:table-cell table:style-name="ce8" table:formula="oooc:=['4 _ Japanese'.N16]" office:value-type="float" office:value="2.625">
            <text:p>2,63</text:p>
          </table:table-cell>
          <table:table-cell table:style-name="ce9" table:formula="oooc:=[.B45]*(['4 _ Japanese'.N32]+[Покупатели.Y45])" office:value-type="float" office:value="2084.5">
            <text:p>2085</text:p>
          </table:table-cell>
          <table:table-cell table:style-name="ce9" table:formula="oooc:=[.B45]*(['4 _ Japanese'.N34]+[Покупатели.AA45])" office:value-type="float" office:value="2906.75">
            <text:p>2907</text:p>
          </table:table-cell>
          <table:table-cell table:style-name="ce9" table:formula="oooc:=[.B45]*(['4 _ Japanese'.N33]+[Покупатели.Z45])" office:value-type="float" office:value="3619">
            <text:p>361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15">
            <text:p>2915</text:p>
          </table:table-cell>
          <table:table-cell office:value-type="float" office:value="164">
            <text:p>164</text:p>
          </table:table-cell>
          <table:table-cell table:number-columns-repeated="235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O26]" office:value-type="float" office:value="5">
            <text:p>5</text:p>
          </table:table-cell>
          <table:table-cell table:style-name="ce4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8" table:formula="oooc:=['4 _ Japanese'.O15]" office:value-type="float" office:value="4">
            <text:p>4</text:p>
          </table:table-cell>
          <table:table-cell table:style-name="ce4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4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4" table:formula="oooc:=IF(['4 _ Japanese'.O12]&gt;0;1;0)+IF(['4 _ Japanese'.O13]&gt;0;1;0)+IF(['4 _ Japanese'.O14]&gt;0;1;0)" office:value-type="float" office:value="1">
            <text:p>1</text:p>
          </table:table-cell>
          <table:table-cell table:style-name="ce8" table:formula="oooc:=['4 _ Japanese'.O16]" office:value-type="float" office:value="2.75">
            <text:p>2,75</text:p>
          </table:table-cell>
          <table:table-cell table:style-name="ce9" table:formula="oooc:=[.B46]*(['4 _ Japanese'.O32]+[Покупатели.Y46])" office:value-type="float" office:value="2211">
            <text:p>2211</text:p>
          </table:table-cell>
          <table:table-cell table:style-name="ce9" table:formula="oooc:=[.B46]*(['4 _ Japanese'.O34]+[Покупатели.AA46])" office:value-type="float" office:value="3124">
            <text:p>3124</text:p>
          </table:table-cell>
          <table:table-cell table:style-name="ce9" table:formula="oooc:=[.B46]*(['4 _ Japanese'.O33]+[Покупатели.Z46])" office:value-type="float" office:value="3938">
            <text:p>3938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3200">
            <text:p>3200</text:p>
          </table:table-cell>
          <table:table-cell table:number-columns-repeated="2"/>
          <table:table-cell office:value-type="float" office:value="3211">
            <text:p>3211</text:p>
          </table:table-cell>
          <table:table-cell office:value-type="float" office:value="216">
            <text:p>216</text:p>
          </table:table-cell>
          <table:table-cell table:number-columns-repeated="235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P26]" office:value-type="float" office:value="4">
            <text:p>4</text:p>
          </table:table-cell>
          <table:table-cell table:style-name="ce4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8" table:formula="oooc:=['4 _ Japanese'.P15]" office:value-type="float" office:value="5">
            <text:p>5</text:p>
          </table:table-cell>
          <table:table-cell table:style-name="ce4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4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4" table:formula="oooc:=IF(['4 _ Japanese'.P12]&gt;0;1;0)+IF(['4 _ Japanese'.P13]&gt;0;1;0)+IF(['4 _ Japanese'.P14]&gt;0;1;0)" office:value-type="float" office:value="0">
            <text:p>0</text:p>
          </table:table-cell>
          <table:table-cell table:style-name="ce8" table:formula="oooc:=['4 _ Japanese'.P16]" office:value-type="float" office:value="2.61538461538462">
            <text:p>2,62</text:p>
          </table:table-cell>
          <table:table-cell table:style-name="ce9" table:formula="oooc:=[.B47]*(['4 _ Japanese'.P32]+[Покупатели.Y47])" office:value-type="float" office:value="2411.53846153846">
            <text:p>2412</text:p>
          </table:table-cell>
          <table:table-cell table:style-name="ce9" table:formula="oooc:=[.B47]*(['4 _ Japanese'.P34]+[Покупатели.AA47])" office:value-type="float" office:value="3451.92307692308">
            <text:p>3452</text:p>
          </table:table-cell>
          <table:table-cell table:style-name="ce9" table:formula="oooc:=[.B47]*(['4 _ Japanese'.P33]+[Покупатели.Z47])" office:value-type="float" office:value="4353.84615384615">
            <text:p>4354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631">
            <text:p>3631</text:p>
          </table:table-cell>
          <table:table-cell office:value-type="float" office:value="211">
            <text:p>211</text:p>
          </table:table-cell>
          <table:table-cell table:number-columns-repeated="235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Q26]" office:value-type="float" office:value="5">
            <text:p>5</text:p>
          </table:table-cell>
          <table:table-cell table:style-name="ce4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8" table:formula="oooc:=['4 _ Japanese'.Q15]" office:value-type="float" office:value="5">
            <text:p>5</text:p>
          </table:table-cell>
          <table:table-cell table:style-name="ce4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4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4" table:formula="oooc:=IF(['4 _ Japanese'.Q12]&gt;0;1;0)+IF(['4 _ Japanese'.Q13]&gt;0;1;0)+IF(['4 _ Japanese'.Q14]&gt;0;1;0)" office:value-type="float" office:value="1">
            <text:p>1</text:p>
          </table:table-cell>
          <table:table-cell table:style-name="ce8" table:formula="oooc:=['4 _ Japanese'.Q16]" office:value-type="float" office:value="2.7">
            <text:p>2,7</text:p>
          </table:table-cell>
          <table:table-cell table:style-name="ce9" table:formula="oooc:=[.B48]*(['4 _ Japanese'.Q32]+[Покупатели.Y48])" office:value-type="float" office:value="2368.75">
            <text:p>2369</text:p>
          </table:table-cell>
          <table:table-cell table:style-name="ce9" table:formula="oooc:=[.B48]*(['4 _ Japanese'.Q34]+[Покупатели.AA48])" office:value-type="float" office:value="3196.25">
            <text:p>3196</text:p>
          </table:table-cell>
          <table:table-cell table:style-name="ce9" table:formula="oooc:=[.B48]*(['4 _ Japanese'.Q33]+[Покупатели.Z48])" office:value-type="float" office:value="3898.75">
            <text:p>3899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46">
            <text:p>3346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R26]" office:value-type="float" office:value="5">
            <text:p>5</text:p>
          </table:table-cell>
          <table:table-cell table:style-name="ce4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8" table:formula="oooc:=['4 _ Japanese'.R15]" office:value-type="float" office:value="6">
            <text:p>6</text:p>
          </table:table-cell>
          <table:table-cell table:style-name="ce4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4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4" table:formula="oooc:=IF(['4 _ Japanese'.R12]&gt;0;1;0)+IF(['4 _ Japanese'.R13]&gt;0;1;0)+IF(['4 _ Japanese'.R14]&gt;0;1;0)" office:value-type="float" office:value="1">
            <text:p>1</text:p>
          </table:table-cell>
          <table:table-cell table:style-name="ce8" table:formula="oooc:=['4 _ Japanese'.R16]" office:value-type="float" office:value="2.8">
            <text:p>2,8</text:p>
          </table:table-cell>
          <table:table-cell table:style-name="ce9" table:formula="oooc:=[.B49]*(['4 _ Japanese'.R32]+[Покупатели.Y49])" office:value-type="float" office:value="2568.75">
            <text:p>2569</text:p>
          </table:table-cell>
          <table:table-cell table:style-name="ce9" table:formula="oooc:=[.B49]*(['4 _ Japanese'.R34]+[Покупатели.AA49])" office:value-type="float" office:value="3646.25">
            <text:p>3646</text:p>
          </table:table-cell>
          <table:table-cell table:style-name="ce9" table:formula="oooc:=[.B49]*(['4 _ Japanese'.R33]+[Покупатели.Z49])" office:value-type="float" office:value="4613.75">
            <text:p>4614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800">
            <text:p>3800</text:p>
          </table:table-cell>
          <table:table-cell table:number-columns-repeated="2"/>
          <table:table-cell office:value-type="float" office:value="3733">
            <text:p>3733</text:p>
          </table:table-cell>
          <table:table-cell office:value-type="float" office:value="234">
            <text:p>234</text:p>
          </table:table-cell>
          <table:table-cell table:number-columns-repeated="235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S26]" office:value-type="float" office:value="6">
            <text:p>6</text:p>
          </table:table-cell>
          <table:table-cell table:style-name="ce4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8" table:formula="oooc:=['4 _ Japanese'.S15]" office:value-type="float" office:value="6">
            <text:p>6</text:p>
          </table:table-cell>
          <table:table-cell table:style-name="ce4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4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4" table:formula="oooc:=IF(['4 _ Japanese'.S12]&gt;0;1;0)+IF(['4 _ Japanese'.S13]&gt;0;1;0)+IF(['4 _ Japanese'.S14]&gt;0;1;0)" office:value-type="float" office:value="1">
            <text:p>1</text:p>
          </table:table-cell>
          <table:table-cell table:style-name="ce8" table:formula="oooc:=['4 _ Japanese'.S16]" office:value-type="float" office:value="2.88888888888889">
            <text:p>2,89</text:p>
          </table:table-cell>
          <table:table-cell table:style-name="ce9" table:formula="oooc:=[.B50]*(['4 _ Japanese'.S32]+[Покупатели.Y50])" office:value-type="float" office:value="3200">
            <text:p>3200</text:p>
          </table:table-cell>
          <table:table-cell table:style-name="ce9" table:formula="oooc:=[.B50]*(['4 _ Japanese'.S34]+[Покупатели.AA50])" office:value-type="float" office:value="4580">
            <text:p>4580</text:p>
          </table:table-cell>
          <table:table-cell table:style-name="ce9" table:formula="oooc:=[.B50]*(['4 _ Japanese'.S33]+[Покупатели.Z50])" office:value-type="float" office:value="5820">
            <text:p>582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557">
            <text:p>4557</text:p>
          </table:table-cell>
          <table:table-cell office:value-type="float" office:value="306">
            <text:p>306</text:p>
          </table:table-cell>
          <table:table-cell table:number-columns-repeated="235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T26]" office:value-type="float" office:value="6">
            <text:p>6</text:p>
          </table:table-cell>
          <table:table-cell table:style-name="ce4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8" table:formula="oooc:=['4 _ Japanese'.T15]" office:value-type="float" office:value="7">
            <text:p>7</text:p>
          </table:table-cell>
          <table:table-cell table:style-name="ce4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4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4" table:formula="oooc:=IF(['4 _ Japanese'.T12]&gt;0;1;0)+IF(['4 _ Japanese'.T13]&gt;0;1;0)+IF(['4 _ Japanese'.T14]&gt;0;1;0)" office:value-type="float" office:value="3">
            <text:p>3</text:p>
          </table:table-cell>
          <table:table-cell table:style-name="ce8" table:formula="oooc:=['4 _ Japanese'.T16]" office:value-type="float" office:value="3">
            <text:p>3</text:p>
          </table:table-cell>
          <table:table-cell table:style-name="ce9" table:formula="oooc:=[.B51]*(['4 _ Japanese'.T32]+[Покупатели.Y51])" office:value-type="float" office:value="3240">
            <text:p>3240</text:p>
          </table:table-cell>
          <table:table-cell table:style-name="ce9" table:formula="oooc:=[.B51]*(['4 _ Japanese'.T34]+[Покупатели.AA51])" office:value-type="float" office:value="4509.23076923077">
            <text:p>4509</text:p>
          </table:table-cell>
          <table:table-cell table:style-name="ce9" table:formula="oooc:=[.B51]*(['4 _ Japanese'.T33]+[Покупатели.Z51])" office:value-type="float" office:value="5640">
            <text:p>564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800">
            <text:p>4800</text:p>
          </table:table-cell>
          <table:table-cell table:number-columns-repeated="2"/>
          <table:table-cell office:value-type="float" office:value="4275">
            <text:p>4275</text:p>
          </table:table-cell>
          <table:table-cell office:value-type="float" office:value="290">
            <text:p>290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42:.P51])" office:value-type="float" office:value="24900">
            <text:p>24900</text:p>
          </table:table-cell>
          <table:table-cell table:style-name="ce10" table:formula="oooc:=SUM([.Q42:.Q51])" office:value-type="float" office:value="33400">
            <text:p>33400</text:p>
          </table:table-cell>
          <table:table-cell table:number-columns-repeated="2"/>
          <table:table-cell table:style-name="ce10" table:formula="oooc:=SUM([.T42:.T51])" office:value-type="float" office:value="32764">
            <text:p>32764</text:p>
          </table:table-cell>
          <table:table-cell table:style-name="ce10" table:formula="oooc:=(SUM([.U42:.U51]))/60" office:value-type="float" office:value="35.9">
            <text:p>35,9</text:p>
          </table:table-cell>
          <table:table-cell table:style-name="ce10" table:formula="oooc:=SUM([.V42:.V51])" office:value-type="float" office:value="0">
            <text:p>0</text:p>
          </table:table-cell>
          <table:table-cell table:style-name="ce10" table:formula="oooc:=(SUM([.W42:.W51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Гавайи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5 _ Hawaiian'.K26]" office:value-type="float" office:value="4">
            <text:p>4</text:p>
          </table:table-cell>
          <table:table-cell table:style-name="ce4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8" table:formula="oooc:=['5 _ Hawaiian'.K15]" office:value-type="float" office:value="2">
            <text:p>2</text:p>
          </table:table-cell>
          <table:table-cell table:style-name="ce4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4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4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8" table:formula="oooc:=['5 _ Hawaiian'.K16]" office:value-type="float" office:value="2.4">
            <text:p>2,4</text:p>
          </table:table-cell>
          <table:table-cell table:style-name="ce9" table:formula="oooc:=[.B54]*(['5 _ Hawaiian'.K32]+[Покупатели.Y54])" office:value-type="float" office:value="1648">
            <text:p>1648</text:p>
          </table:table-cell>
          <table:table-cell table:style-name="ce9" table:formula="oooc:=[.B54]*(['5 _ Hawaiian'.K34]+[Покупатели.AA54])" office:value-type="float" office:value="2160">
            <text:p>2160</text:p>
          </table:table-cell>
          <table:table-cell table:style-name="ce9" table:formula="oooc:=[.B54]*(['5 _ Hawaiian'.K33]+[Покупатели.Z54])" office:value-type="float" office:value="2552">
            <text:p>2552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100">
            <text:p>21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183">
            <text:p>2183</text:p>
          </table:table-cell>
          <table:table-cell office:value-type="float" office:value="172">
            <text:p>172</text:p>
          </table:table-cell>
          <table:table-cell table:number-columns-repeated="235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5 _ Hawaiian'.L26]" office:value-type="float" office:value="4">
            <text:p>4</text:p>
          </table:table-cell>
          <table:table-cell table:style-name="ce4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8" table:formula="oooc:=['5 _ Hawaiian'.L15]" office:value-type="float" office:value="3">
            <text:p>3</text:p>
          </table:table-cell>
          <table:table-cell table:style-name="ce4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4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4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8" table:formula="oooc:=['5 _ Hawaiian'.L16]" office:value-type="float" office:value="2.5">
            <text:p>2,5</text:p>
          </table:table-cell>
          <table:table-cell table:style-name="ce9" table:formula="oooc:=[.B55]*(['5 _ Hawaiian'.L32]+[Покупатели.Y55])" office:value-type="float" office:value="1810">
            <text:p>1810</text:p>
          </table:table-cell>
          <table:table-cell table:style-name="ce9" table:formula="oooc:=[.B55]*(['5 _ Hawaiian'.L34]+[Покупатели.AA55])" office:value-type="float" office:value="2530">
            <text:p>2530</text:p>
          </table:table-cell>
          <table:table-cell table:style-name="ce9" table:formula="oooc:=[.B55]*(['5 _ Hawaiian'.L33]+[Покупатели.Z55])" office:value-type="float" office:value="3130">
            <text:p>3130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884">
            <text:p>2884</text:p>
          </table:table-cell>
          <table:table-cell office:value-type="float" office:value="194">
            <text:p>194</text:p>
          </table:table-cell>
          <table:table-cell table:number-columns-repeated="235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M26]" office:value-type="float" office:value="5">
            <text:p>5</text:p>
          </table:table-cell>
          <table:table-cell table:style-name="ce4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8" table:formula="oooc:=['5 _ Hawaiian'.M15]" office:value-type="float" office:value="3">
            <text:p>3</text:p>
          </table:table-cell>
          <table:table-cell table:style-name="ce4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4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4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8" table:formula="oooc:=['5 _ Hawaiian'.M16]" office:value-type="float" office:value="2.6">
            <text:p>2,6</text:p>
          </table:table-cell>
          <table:table-cell table:style-name="ce9" table:formula="oooc:=[.B56]*(['5 _ Hawaiian'.M32]+[Покупатели.Y56])" office:value-type="float" office:value="2054.8">
            <text:p>2055</text:p>
          </table:table-cell>
          <table:table-cell table:style-name="ce9" table:formula="oooc:=[.B56]*(['5 _ Hawaiian'.M34]+[Покупатели.AA56])" office:value-type="float" office:value="2846.8">
            <text:p>2847</text:p>
          </table:table-cell>
          <table:table-cell table:style-name="ce9" table:formula="oooc:=[.B56]*(['5 _ Hawaiian'.M33]+[Покупатели.Z56])" office:value-type="float" office:value="3515.6">
            <text:p>3516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900">
            <text:p>2900</text:p>
          </table:table-cell>
          <table:table-cell table:number-columns-repeated="2"/>
          <table:table-cell office:value-type="float" office:value="3077">
            <text:p>3077</text:p>
          </table:table-cell>
          <table:table-cell office:value-type="float" office:value="209">
            <text:p>209</text:p>
          </table:table-cell>
          <table:table-cell table:number-columns-repeated="235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N26]" office:value-type="float" office:value="5">
            <text:p>5</text:p>
          </table:table-cell>
          <table:table-cell table:style-name="ce4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8" table:formula="oooc:=['5 _ Hawaiian'.N15]" office:value-type="float" office:value="4">
            <text:p>4</text:p>
          </table:table-cell>
          <table:table-cell table:style-name="ce4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4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4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8" table:formula="oooc:=['5 _ Hawaiian'.N16]" office:value-type="float" office:value="2.7">
            <text:p>2,7</text:p>
          </table:table-cell>
          <table:table-cell table:style-name="ce9" table:formula="oooc:=[.B57]*(['5 _ Hawaiian'.N32]+[Покупатели.Y57])" office:value-type="float" office:value="2123">
            <text:p>2123</text:p>
          </table:table-cell>
          <table:table-cell table:style-name="ce9" table:formula="oooc:=[.B57]*(['5 _ Hawaiian'.N34]+[Покупатели.AA57])" office:value-type="float" office:value="2928.2">
            <text:p>2928</text:p>
          </table:table-cell>
          <table:table-cell table:style-name="ce9" table:formula="oooc:=[.B57]*(['5 _ Hawaiian'.N33]+[Покупатели.Z57])" office:value-type="float" office:value="3601.4">
            <text:p>3601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61">
            <text:p>2961</text:p>
          </table:table-cell>
          <table:table-cell office:value-type="float" office:value="193">
            <text:p>193</text:p>
          </table:table-cell>
          <table:table-cell table:number-columns-repeated="235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O26]" office:value-type="float" office:value="5">
            <text:p>5</text:p>
          </table:table-cell>
          <table:table-cell table:style-name="ce4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8" table:formula="oooc:=['5 _ Hawaiian'.O15]" office:value-type="float" office:value="5">
            <text:p>5</text:p>
          </table:table-cell>
          <table:table-cell table:style-name="ce4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4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4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8" table:formula="oooc:=['5 _ Hawaiian'.O16]" office:value-type="float" office:value="2.77777777777778">
            <text:p>2,78</text:p>
          </table:table-cell>
          <table:table-cell table:style-name="ce9" table:formula="oooc:=[.B58]*(['5 _ Hawaiian'.O32]+[Покупатели.Y58])" office:value-type="float" office:value="2493.05555555556">
            <text:p>2493</text:p>
          </table:table-cell>
          <table:table-cell table:style-name="ce9" table:formula="oooc:=[.B58]*(['5 _ Hawaiian'.O34]+[Покупатели.AA58])" office:value-type="float" office:value="3451.38888888889">
            <text:p>3451</text:p>
          </table:table-cell>
          <table:table-cell table:style-name="ce9" table:formula="oooc:=[.B58]*(['5 _ Hawaiian'.O33]+[Покупатели.Z58])" office:value-type="float" office:value="4270.83333333333">
            <text:p>4271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04">
            <text:p>3304</text:p>
          </table:table-cell>
          <table:table-cell office:value-type="float" office:value="261">
            <text:p>261</text:p>
          </table:table-cell>
          <table:table-cell table:number-columns-repeated="235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4" table:number-columns-repeated="2"/>
          <table:table-cell table:style-name="ce8" table:formula="oooc:=['5 _ Hawaiian'.P26]" office:value-type="float" office:value="6">
            <text:p>6</text:p>
          </table:table-cell>
          <table:table-cell table:style-name="ce4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8" table:formula="oooc:=['5 _ Hawaiian'.P15]" office:value-type="float" office:value="6">
            <text:p>6</text:p>
          </table:table-cell>
          <table:table-cell table:style-name="ce4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4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4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8" table:formula="oooc:=['5 _ Hawaiian'.P16]" office:value-type="float" office:value="2.88888888888889">
            <text:p>2,89</text:p>
          </table:table-cell>
          <table:table-cell table:style-name="ce9" table:formula="oooc:=[.B59]*(['5 _ Hawaiian'.P32]+[Покупатели.Y59])" office:value-type="float" office:value="2808.33333333333">
            <text:p>2808</text:p>
          </table:table-cell>
          <table:table-cell table:style-name="ce9" table:formula="oooc:=[.B59]*(['5 _ Hawaiian'.P34]+[Покупатели.AA59])" office:value-type="float" office:value="4244.44444444444">
            <text:p>4244</text:p>
          </table:table-cell>
          <table:table-cell table:style-name="ce9" table:formula="oooc:=[.B59]*(['5 _ Hawaiian'.P33]+[Покупатели.Z59])" office:value-type="float" office:value="5525">
            <text:p>5525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200">
            <text:p>4200</text:p>
          </table:table-cell>
          <table:table-cell table:style-name="ce13" office:value-type="string">
            <text:p>только критики</text:p>
          </table:table-cell>
          <table:table-cell/>
          <table:table-cell office:value-type="float" office:value="4492">
            <text:p>4492</text:p>
          </table:table-cell>
          <table:table-cell office:value-type="float" office:value="273">
            <text:p>273</text:p>
          </table:table-cell>
          <table:table-cell table:number-columns-repeated="235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4" table:number-columns-repeated="2"/>
          <table:table-cell table:style-name="ce8" table:formula="oooc:=['5 _ Hawaiian'.Q26]" office:value-type="float" office:value="5">
            <text:p>5</text:p>
          </table:table-cell>
          <table:table-cell table:style-name="ce4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8" table:formula="oooc:=['5 _ Hawaiian'.Q15]" office:value-type="float" office:value="5">
            <text:p>5</text:p>
          </table:table-cell>
          <table:table-cell table:style-name="ce4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4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4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8" table:formula="oooc:=['5 _ Hawaiian'.Q16]" office:value-type="float" office:value="2.875">
            <text:p>2,88</text:p>
          </table:table-cell>
          <table:table-cell table:style-name="ce9" table:formula="oooc:=[.B60]*(['5 _ Hawaiian'.Q32]+[Покупатели.Y60])" office:value-type="float" office:value="3086.25">
            <text:p>3086</text:p>
          </table:table-cell>
          <table:table-cell table:style-name="ce9" table:formula="oooc:=[.B60]*(['5 _ Hawaiian'.Q34]+[Покупатели.AA60])" office:value-type="float" office:value="4260">
            <text:p>4260</text:p>
          </table:table-cell>
          <table:table-cell table:style-name="ce9" table:formula="oooc:=[.B60]*(['5 _ Hawaiian'.Q33]+[Покупатели.Z60])" office:value-type="float" office:value="5261.25">
            <text:p>5261</text:p>
          </table:table-cell>
          <table:table-cell table:style-name="ce4" office:value-type="float" office:value="3200">
            <text:p>3200</text:p>
          </table:table-cell>
          <table:table-cell table:style-name="ce4" office:value-type="float" office:value="4400">
            <text:p>4400</text:p>
          </table:table-cell>
          <table:table-cell table:number-columns-repeated="2"/>
          <table:table-cell office:value-type="float" office:value="4095">
            <text:p>4095</text:p>
          </table:table-cell>
          <table:table-cell office:value-type="float" office:value="301">
            <text:p>301</text:p>
          </table:table-cell>
          <table:table-cell table:number-columns-repeated="235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R26]" office:value-type="float" office:value="6">
            <text:p>6</text:p>
          </table:table-cell>
          <table:table-cell table:style-name="ce4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8" table:formula="oooc:=['5 _ Hawaiian'.R15]" office:value-type="float" office:value="6">
            <text:p>6</text:p>
          </table:table-cell>
          <table:table-cell table:style-name="ce4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4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4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8" table:formula="oooc:=['5 _ Hawaiian'.R16]" office:value-type="float" office:value="3">
            <text:p>3</text:p>
          </table:table-cell>
          <table:table-cell table:style-name="ce9" table:formula="oooc:=[.B61]*(['5 _ Hawaiian'.R32]+[Покупатели.Y61])" office:value-type="float" office:value="3147.91666666667">
            <text:p>3148</text:p>
          </table:table-cell>
          <table:table-cell table:style-name="ce9" table:formula="oooc:=[.B61]*(['5 _ Hawaiian'.R34]+[Покупатели.AA61])" office:value-type="float" office:value="4223.75">
            <text:p>4224</text:p>
          </table:table-cell>
          <table:table-cell table:style-name="ce9" table:formula="oooc:=[.B61]*(['5 _ Hawaiian'.R33]+[Покупатели.Z61])" office:value-type="float" office:value="5146.25">
            <text:p>5146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300">
            <text:p>43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4205">
            <text:p>4205</text:p>
          </table:table-cell>
          <table:table-cell office:value-type="float" office:value="375">
            <text:p>375</text:p>
          </table:table-cell>
          <table:table-cell table:number-columns-repeated="235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float" office:value="35">
            <text:p>35</text:p>
          </table:table-cell>
          <table:table-cell table:style-name="ce4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S26]" office:value-type="float" office:value="6">
            <text:p>6</text:p>
          </table:table-cell>
          <table:table-cell table:style-name="ce4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8" table:formula="oooc:=['5 _ Hawaiian'.S15]" office:value-type="float" office:value="6">
            <text:p>6</text:p>
          </table:table-cell>
          <table:table-cell table:style-name="ce4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4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4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8" table:formula="oooc:=['5 _ Hawaiian'.S16]" office:value-type="float" office:value="3">
            <text:p>3</text:p>
          </table:table-cell>
          <table:table-cell table:style-name="ce9" table:formula="oooc:=[.B62]*(['5 _ Hawaiian'.S32]+[Покупатели.Y62])" office:value-type="float" office:value="3638.54166666667">
            <text:p>3639</text:p>
          </table:table-cell>
          <table:table-cell table:style-name="ce9" table:formula="oooc:=[.B62]*(['5 _ Hawaiian'.S34]+[Покупатели.AA62])" office:value-type="float" office:value="4825.625">
            <text:p>4826</text:p>
          </table:table-cell>
          <table:table-cell table:style-name="ce9" table:formula="oooc:=[.B62]*(['5 _ Hawaiian'.S33]+[Покупатели.Z62])" office:value-type="float" office:value="5828.95833333333">
            <text:p>5829</text:p>
          </table:table-cell>
          <table:table-cell table:style-name="ce4" office:value-type="float" office:value="3800">
            <text:p>3800</text:p>
          </table:table-cell>
          <table:table-cell table:style-name="ce4" office:value-type="float" office:value="5000">
            <text:p>5000</text:p>
          </table:table-cell>
          <table:table-cell table:number-columns-repeated="2"/>
          <table:table-cell office:value-type="float" office:value="4483">
            <text:p>4483</text:p>
          </table:table-cell>
          <table:table-cell office:value-type="float" office:value="339">
            <text:p>339</text:p>
          </table:table-cell>
          <table:table-cell table:number-columns-repeated="235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4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T26]" office:value-type="float" office:value="6">
            <text:p>6</text:p>
          </table:table-cell>
          <table:table-cell table:style-name="ce4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8" table:formula="oooc:=['5 _ Hawaiian'.T15]" office:value-type="float" office:value="7">
            <text:p>7</text:p>
          </table:table-cell>
          <table:table-cell table:style-name="ce4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4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4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8" table:formula="oooc:=['5 _ Hawaiian'.T16]" office:value-type="float" office:value="3.1">
            <text:p>3,1</text:p>
          </table:table-cell>
          <table:table-cell table:style-name="ce9" table:formula="oooc:=[.B63]*(['5 _ Hawaiian'.T32]+[Покупатели.Y63])" office:value-type="float" office:value="4448">
            <text:p>4448</text:p>
          </table:table-cell>
          <table:table-cell table:style-name="ce9" table:formula="oooc:=[.B63]*(['5 _ Hawaiian'.T34]+[Покупатели.AA63])" office:value-type="float" office:value="6160">
            <text:p>6160</text:p>
          </table:table-cell>
          <table:table-cell table:style-name="ce9" table:formula="oooc:=[.B63]*(['5 _ Hawaiian'.T33]+[Покупатели.Z63])" office:value-type="float" office:value="7648">
            <text:p>7648</text:p>
          </table:table-cell>
          <table:table-cell table:style-name="ce4" office:value-type="float" office:value="4600">
            <text:p>4600</text:p>
          </table:table-cell>
          <table:table-cell table:style-name="ce4" office:value-type="float" office:value="6300">
            <text:p>6300</text:p>
          </table:table-cell>
          <table:table-cell table:style-name="ce13" office:value-type="string">
            <text:p>последнее испытание</text:p>
          </table:table-cell>
          <table:table-cell/>
          <table:table-cell office:value-type="float" office:value="6118">
            <text:p>6118</text:p>
          </table:table-cell>
          <table:table-cell office:value-type="float" office:value="506">
            <text:p>506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54:.P63])" office:value-type="float" office:value="28500">
            <text:p>28500</text:p>
          </table:table-cell>
          <table:table-cell table:style-name="ce10" table:formula="oooc:=SUM([.Q54:.Q63])" office:value-type="float" office:value="38400">
            <text:p>38400</text:p>
          </table:table-cell>
          <table:table-cell table:number-columns-repeated="2"/>
          <table:table-cell table:style-name="ce10" table:formula="oooc:=SUM([.T54:.T63])" office:value-type="float" office:value="37802">
            <text:p>37802</text:p>
          </table:table-cell>
          <table:table-cell table:style-name="ce10" table:formula="oooc:=(SUM([.U54:.U63]))/60" office:value-type="float" office:value="47.05">
            <text:p>47,05</text:p>
          </table:table-cell>
          <table:table-cell table:style-name="ce10" table:formula="oooc:=SUM([.V54:.V63])" office:value-type="float" office:value="0">
            <text:p>0</text:p>
          </table:table-cell>
          <table:table-cell table:style-name="ce10" table:formula="oooc:=(SUM([.W54:.W63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5"/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/>
          <table:table-cell table:number-columns-repeated="18"/>
          <table:table-cell table:formula="oooc:=SUM([.T6:.T15])+SUM([.T18:.T27])+SUM([.T30:.T39])+SUM([.T42:.T51])+SUM([.T54:.T63])" office:value-type="float" office:value="147054">
            <text:p>147054</text:p>
          </table:table-cell>
          <table:table-cell table:style-name="ce16" table:formula="oooc:=(SUM([.U6:.U15])+SUM([.U18:.U27])+SUM([.U30:.U39])+SUM([.U42:.U51])+SUM([.U54:.U63]))/60" office:value-type="float" office:value="186.4">
            <text:p>186</text:p>
          </table:table-cell>
          <table:table-cell table:formula="oooc:=SUM([.V6:.V15])+SUM([.V18:.V27])+SUM([.V30:.V39])+SUM([.V42:.V51])+SUM([.V54:.V63])" office:value-type="float" office:value="20241">
            <text:p>20241</text:p>
          </table:table-cell>
          <table:table-cell table:style-name="ce16" table:formula="oooc:=(SUM([.W6:.W15])+SUM([.W18:.W27])+SUM([.W30:.W39])+SUM([.W42:.W51])+SUM([.W54:.W63]))/60" office:value-type="float" office:value="45.55">
            <text:p>46</text:p>
          </table:table-cell>
          <table:table-cell table:number-columns-repeated="233"/>
        </table:table-row>
        <table:table-row table:style-name="ro2">
          <table:table-cell table:number-columns-repeated="17"/>
          <table:table-cell table:style-name="ce12" office:value-type="string">
            <text:p>ограниченный контингент покупателей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3" office:value-type="string">
            <text:p>сложный уровень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1" office:value-type="string">
            <text:p>новый тип покупателей</text:p>
          </table:table-cell>
          <table:table-cell table:number-columns-repeated="238"/>
        </table:table-row>
        <table:table-row table:style-name="ro2" table:number-rows-repeated="8">
          <table:table-cell table:number-columns-repeated="256"/>
        </table:table-row>
        <table:table-row table:style-name="ro2" table:number-rows-repeated="4">
          <table:table-cell table:style-name="ce4"/>
          <table:table-cell table:number-columns-repeated="255"/>
        </table:table-row>
        <table:table-row table:style-name="ro2">
          <table:table-cell table:style-name="ce4"/>
          <table:table-cell table:number-columns-repeated="20"/>
          <table:table-cell office:value-type="string">
            <text:p><text:s text:c="3"/></text:p>
          </table:table-cell>
          <table:table-cell table:number-columns-repeated="234"/>
        </table:table-row>
        <table:table-row table:style-name="ro2">
          <table:table-cell table:style-name="ce4"/>
          <table:table-cell table:number-columns-repeated="255"/>
        </table:table-row>
        <table:table-row table:style-name="ro2" table:number-rows-repeated="29">
          <table:table-cell table:style-name="ce4"/>
          <table:table-cell table:number-columns-repeated="20"/>
          <table:table-cell table:style-name="Default"/>
          <table:table-cell table:number-columns-repeated="234"/>
        </table:table-row>
        <table:table-row table:style-name="ro2" table:number-rows-repeated="186">
          <table:table-cell table:style-name="ce4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Worker</text:p>
          </table:table-cell>
          <table:covered-table-cell table:style-name="ce26"/>
          <table:table-cell table:style-name="ce22" office:value-type="string" table:number-columns-spanned="2" table:number-rows-spanned="1">
            <text:p>Student</text:p>
          </table:table-cell>
          <table:covered-table-cell table:style-name="ce26"/>
          <table:table-cell table:style-name="ce22" office:value-type="string" table:number-columns-spanned="2" table:number-rows-spanned="1">
            <text:p>Business</text:p>
          </table:table-cell>
          <table:covered-table-cell table:style-name="ce26"/>
          <table:table-cell table:style-name="ce22" office:value-type="string" table:number-columns-spanned="2" table:number-rows-spanned="1">
            <text:p>Oldlady</text:p>
          </table:table-cell>
          <table:covered-table-cell table:style-name="ce26"/>
          <table:table-cell table:style-name="ce22" office:value-type="string" table:number-columns-spanned="2" table:number-rows-spanned="1">
            <text:p>Critic</text:p>
          </table:table-cell>
          <table:covered-table-cell table:style-name="ce26"/>
          <table:table-cell table:style-name="ce22" office:value-type="string" table:number-columns-spanned="2" table:number-rows-spanned="1">
            <text:p>Schoolkid</text:p>
          </table:table-cell>
          <table:covered-table-cell table:style-name="ce26"/>
          <table:table-cell table:style-name="ce22" office:value-type="string" table:number-columns-spanned="2" table:number-rows-spanned="1">
            <text:p>Vegetarian</text:p>
          </table:table-cell>
          <table:covered-table-cell table:style-name="ce26"/>
          <table:table-cell table:style-name="ce22" office:value-type="string" table:number-columns-spanned="2" table:number-rows-spanned="1">
            <text:p>Tourist Hawaiian</text:p>
          </table:table-cell>
          <table:covered-table-cell table:style-name="ce26"/>
          <table:table-cell table:style-name="ce22" office:value-type="string" table:number-columns-spanned="2" table:number-rows-spanned="1">
            <text:p>Tourist Mexican</text:p>
          </table:table-cell>
          <table:covered-table-cell table:style-name="ce26"/>
          <table:table-cell table:style-name="ce22" office:value-type="string" table:number-columns-spanned="2" table:number-rows-spanned="1">
            <text:p>Tourist Russian</text:p>
          </table:table-cell>
          <table:covered-table-cell table:style-name="ce26"/>
          <table:table-cell table:style-name="ce22" office:value-type="string" table:number-columns-spanned="2" table:number-rows-spanned="1">
            <text:p>Tourist Japanese</text:p>
          </table:table-cell>
          <table:covered-table-cell table:style-name="ce26"/>
          <table:table-cell office:value-type="string">
            <text:p>Особенности уровня</text:p>
          </table:table-cell>
          <table:table-cell office:value-type="string">
            <text:p>Mins tips</text:p>
          </table:table-cell>
          <table:table-cell office:value-type="string">
            <text:p>Max tips</text:p>
          </table:table-cell>
          <table:table-cell office:value-type="string">
            <text:p>Ave tips</text:p>
          </table:table-cell>
          <table:table-cell table:number-columns-repeated="228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18" office:value-type="string" table:number-columns-spanned="23" table:number-rows-spanned="1">
            <text:p>Америка</text:p>
          </table:table-cell>
          <table:covered-table-cell table:number-columns-repeated="22" table:style-name="ce23"/>
          <table:table-cell table:style-name="ce23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рабочие</text:p>
          </table:table-cell>
          <table:table-cell table:formula="oooc:=SUMPRODUCT([.B6:.W6];[.B72:.W72])/SUM([.B6:.W6])" office:value-type="float" office:value="10">
            <text:p>10</text:p>
          </table:table-cell>
          <table:table-cell table:formula="oooc:=SUMPRODUCT([.B6:.W6];[.B73:.W73])/SUM([.B6:.W6])" office:value-type="float" office:value="50">
            <text:p>50</text:p>
          </table:table-cell>
          <table:table-cell table:formula="oooc:=AVERAGE([.Y6:.Z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office:value-type="string">
            <text:p>первый бонус</text:p>
          </table:table-cell>
          <table:table-cell table:formula="oooc:=SUMPRODUCT([.B7:.W7];[.B72:.W72])/SUM([.B7:.W7])" office:value-type="float" office:value="10">
            <text:p>10</text:p>
          </table:table-cell>
          <table:table-cell table:formula="oooc:=SUMPRODUCT([.B7:.W7];[.B73:.W73])/SUM([.B7:.W7])" office:value-type="float" office:value="50">
            <text:p>50</text:p>
          </table:table-cell>
          <table:table-cell table:formula="oooc:=AVERAGE([.Y7:.Z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студентки</text:p>
          </table:table-cell>
          <table:table-cell table:formula="oooc:=SUMPRODUCT([.B8:.W8];[.B72:.W72])/SUM([.B8:.W8])" office:value-type="float" office:value="7.5">
            <text:p>7,5</text:p>
          </table:table-cell>
          <table:table-cell table:formula="oooc:=SUMPRODUCT([.B8:.W8];[.B73:.W73])/SUM([.B8:.W8])" office:value-type="float" office:value="37.5">
            <text:p>37,5</text:p>
          </table:table-cell>
          <table:table-cell table:formula="oooc:=AVERAGE([.Y8:.Z8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9:.W9];[.B72:.W72])/SUM([.B9:.W9])" office:value-type="float" office:value="7.5">
            <text:p>7,5</text:p>
          </table:table-cell>
          <table:table-cell table:formula="oooc:=SUMPRODUCT([.B9:.W9];[.B73:.W73])/SUM([.B9:.W9])" office:value-type="float" office:value="37.5">
            <text:p>37,5</text:p>
          </table:table-cell>
          <table:table-cell table:formula="oooc:=AVERAGE([.Y9:.Z9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изнес-леди</text:p>
          </table:table-cell>
          <table:table-cell table:formula="oooc:=SUMPRODUCT([.B10:.W10];[.B72:.W72])/SUM([.B10:.W10])" office:value-type="float" office:value="11.6666666666667">
            <text:p>11,67</text:p>
          </table:table-cell>
          <table:table-cell table:formula="oooc:=SUMPRODUCT([.B10:.W10];[.B73:.W73])/SUM([.B10:.W10])" office:value-type="float" office:value="58.3333333333333">
            <text:p>58,33</text:p>
          </table:table-cell>
          <table:table-cell table:formula="oooc:=AVERAGE([.Y10:.Z1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1:.W11];[.B72:.W72])/SUM([.B11:.W11])" office:value-type="float" office:value="7.5">
            <text:p>7,5</text:p>
          </table:table-cell>
          <table:table-cell table:formula="oooc:=SUMPRODUCT([.B11:.W11];[.B73:.W73])/SUM([.B11:.W11])" office:value-type="float" office:value="37.5">
            <text:p>37,5</text:p>
          </table:table-cell>
          <table:table-cell table:formula="oooc:=AVERAGE([.Y11:.Z11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7">
            <text:p>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12:.W12];[.B72:.W72])/SUM([.B12:.W12])" office:value-type="float" office:value="12.5">
            <text:p>12,5</text:p>
          </table:table-cell>
          <table:table-cell table:formula="oooc:=SUMPRODUCT([.B12:.W12];[.B73:.W73])/SUM([.B12:.W12])" office:value-type="float" office:value="62.5">
            <text:p>62,5</text:p>
          </table:table-cell>
          <table:table-cell table:formula="oooc:=AVERAGE([.Y12:.Z12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туристы гав.</text:p>
          </table:table-cell>
          <table:table-cell table:formula="oooc:=SUMPRODUCT([.B13:.W13];[.B72:.W72])/SUM([.B13:.W13])" office:value-type="float" office:value="11.6666666666667">
            <text:p>11,67</text:p>
          </table:table-cell>
          <table:table-cell table:formula="oooc:=SUMPRODUCT([.B13:.W13];[.B73:.W73])/SUM([.B13:.W13])" office:value-type="float" office:value="58.3333333333333">
            <text:p>58,33</text:p>
          </table:table-cell>
          <table:table-cell table:formula="oooc:=AVERAGE([.Y13:.Z13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4:.W14];[.B72:.W72])/SUM([.B14:.W14])" office:value-type="float" office:value="10">
            <text:p>10</text:p>
          </table:table-cell>
          <table:table-cell table:formula="oooc:=SUMPRODUCT([.B14:.W14];[.B73:.W73])/SUM([.B14:.W14])" office:value-type="float" office:value="50">
            <text:p>50</text:p>
          </table:table-cell>
          <table:table-cell table:formula="oooc:=AVERAGE([.Y14:.Z14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критики. сложный, тестовый уровень</text:p>
          </table:table-cell>
          <table:table-cell table:formula="oooc:=SUMPRODUCT([.B15:.W15];[.B72:.W72])/SUM([.B15:.W15])" office:value-type="float" office:value="12">
            <text:p>12</text:p>
          </table:table-cell>
          <table:table-cell table:formula="oooc:=SUMPRODUCT([.B15:.W15];[.B73:.W73])/SUM([.B15:.W15])" office:value-type="float" office:value="60">
            <text:p>60</text:p>
          </table:table-cell>
          <table:table-cell table:formula="oooc:=AVERAGE([.Y15:.Z15])" office:value-type="float" office:value="36">
            <text:p>36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Мексика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мекс туристы</text:p>
          </table:table-cell>
          <table:table-cell table:formula="oooc:=SUMPRODUCT([.B18:.W18];[.B72:.W72])/SUM([.B18:.W18])" office:value-type="float" office:value="5">
            <text:p>5</text:p>
          </table:table-cell>
          <table:table-cell table:formula="oooc:=SUMPRODUCT([.B18:.W18];[.B73:.W73])/SUM([.B18:.W18])" office:value-type="float" office:value="25">
            <text:p>25</text:p>
          </table:table-cell>
          <table:table-cell table:formula="oooc:=AVERAGE([.Y18:.Z18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9:.W19];[.B72:.W72])/SUM([.B19:.W19])" office:value-type="float" office:value="11.6666666666667">
            <text:p>11,67</text:p>
          </table:table-cell>
          <table:table-cell table:formula="oooc:=SUMPRODUCT([.B19:.W19];[.B73:.W73])/SUM([.B19:.W19])" office:value-type="float" office:value="58.3333333333333">
            <text:p>58,33</text:p>
          </table:table-cell>
          <table:table-cell table:formula="oooc:=AVERAGE([.Y19:.Z19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0:.W20];[.B72:.W72])/SUM([.B20:.W20])" office:value-type="float" office:value="11.6666666666667">
            <text:p>11,67</text:p>
          </table:table-cell>
          <table:table-cell table:formula="oooc:=SUMPRODUCT([.B20:.W20];[.B73:.W73])/SUM([.B20:.W20])" office:value-type="float" office:value="58.3333333333333">
            <text:p>58,33</text:p>
          </table:table-cell>
          <table:table-cell table:formula="oooc:=AVERAGE([.Y20:.Z2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4">
            <text:p>1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1:.W21];[.B72:.W72])/SUM([.B21:.W21])" office:value-type="float" office:value="12.5">
            <text:p>12,5</text:p>
          </table:table-cell>
          <table:table-cell table:formula="oooc:=SUMPRODUCT([.B21:.W21];[.B73:.W73])/SUM([.B21:.W21])" office:value-type="float" office:value="62.5">
            <text:p>62,5</text:p>
          </table:table-cell>
          <table:table-cell table:formula="oooc:=AVERAGE([.Y21:.Z21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абушки</text:p>
          </table:table-cell>
          <table:table-cell table:formula="oooc:=SUMPRODUCT([.B22:.W22];[.B72:.W72])/SUM([.B22:.W22])" office:value-type="float" office:value="11.6666666666667">
            <text:p>11,67</text:p>
          </table:table-cell>
          <table:table-cell table:formula="oooc:=SUMPRODUCT([.B22:.W22];[.B73:.W73])/SUM([.B22:.W22])" office:value-type="float" office:value="58.3333333333333">
            <text:p>58,33</text:p>
          </table:table-cell>
          <table:table-cell table:formula="oooc:=AVERAGE([.Y22:.Z22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3:.W23];[.B72:.W72])/SUM([.B23:.W23])" office:value-type="float" office:value="12">
            <text:p>12</text:p>
          </table:table-cell>
          <table:table-cell table:formula="oooc:=SUMPRODUCT([.B23:.W23];[.B73:.W73])/SUM([.B23:.W23])" office:value-type="float" office:value="60">
            <text:p>60</text:p>
          </table:table-cell>
          <table:table-cell table:formula="oooc:=AVERAGE([.Y23:.Z23])" office:value-type="float" office:value="36">
            <text:p>36</text:p>
          </table:table-cell>
          <table:table-cell table:number-columns-repeated="228"/>
        </table:table-row>
        <table:table-row table:style-name="ro3">
          <table:table-cell office:value-type="float" office:value="17">
            <text:p>1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24:.W24];[.B72:.W72])/SUM([.B24:.W24])" office:value-type="float" office:value="15">
            <text:p>15</text:p>
          </table:table-cell>
          <table:table-cell table:formula="oooc:=SUMPRODUCT([.B24:.W24];[.B73:.W73])/SUM([.B24:.W24])" office:value-type="float" office:value="75">
            <text:p>75</text:p>
          </table:table-cell>
          <table:table-cell table:formula="oooc:=AVERAGE([.Y24:.Z24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18">
            <text:p>1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25:.W25];[.B72:.W72])/SUM([.B25:.W25])" office:value-type="float" office:value="5">
            <text:p>5</text:p>
          </table:table-cell>
          <table:table-cell table:formula="oooc:=SUMPRODUCT([.B25:.W25];[.B73:.W73])/SUM([.B25:.W25])" office:value-type="float" office:value="25">
            <text:p>25</text:p>
          </table:table-cell>
          <table:table-cell table:formula="oooc:=AVERAGE([.Y25:.Z25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школьники</text:p>
          </table:table-cell>
          <table:table-cell table:formula="oooc:=SUMPRODUCT([.B26:.W26];[.B72:.W72])/SUM([.B26:.W26])" office:value-type="float" office:value="11.25">
            <text:p>11,25</text:p>
          </table:table-cell>
          <table:table-cell table:formula="oooc:=SUMPRODUCT([.B26:.W26];[.B73:.W73])/SUM([.B26:.W26])" office:value-type="float" office:value="56.25">
            <text:p>56,25</text:p>
          </table:table-cell>
          <table:table-cell table:formula="oooc:=AVERAGE([.Y26:.Z26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0">
            <text:p>2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без туристов, но с критиками</text:p>
          </table:table-cell>
          <table:table-cell table:formula="oooc:=SUMPRODUCT([.B27:.W27];[.B72:.W72])/SUM([.B27:.W27])" office:value-type="float" office:value="15">
            <text:p>15</text:p>
          </table:table-cell>
          <table:table-cell table:formula="oooc:=SUMPRODUCT([.B27:.W27];[.B73:.W73])/SUM([.B27:.W27])" office:value-type="float" office:value="75">
            <text:p>75</text:p>
          </table:table-cell>
          <table:table-cell table:formula="oooc:=AVERAGE([.Y27:.Z27])" office:value-type="float" office:value="45">
            <text:p>45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Росс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рус туристы</text:p>
          </table:table-cell>
          <table:table-cell table:formula="oooc:=SUMPRODUCT([.B30:.W30];[.B72:.W72])/SUM([.B30:.W30])" office:value-type="float" office:value="11.6666666666667">
            <text:p>11,67</text:p>
          </table:table-cell>
          <table:table-cell table:formula="oooc:=SUMPRODUCT([.B30:.W30];[.B73:.W73])/SUM([.B30:.W30])" office:value-type="float" office:value="58.3333333333333">
            <text:p>58,33</text:p>
          </table:table-cell>
          <table:table-cell table:formula="oooc:=AVERAGE([.Y30:.Z3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2">
            <text:p>2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1:.W31];[.B72:.W72])/SUM([.B31:.W31])" office:value-type="float" office:value="11.25">
            <text:p>11,25</text:p>
          </table:table-cell>
          <table:table-cell table:formula="oooc:=SUMPRODUCT([.B31:.W31];[.B73:.W73])/SUM([.B31:.W31])" office:value-type="float" office:value="56.25">
            <text:p>56,25</text:p>
          </table:table-cell>
          <table:table-cell table:formula="oooc:=AVERAGE([.Y31:.Z31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3">
            <text:p>2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2:.W32];[.B72:.W72])/SUM([.B32:.W32])" office:value-type="float" office:value="15">
            <text:p>15</text:p>
          </table:table-cell>
          <table:table-cell table:formula="oooc:=SUMPRODUCT([.B32:.W32];[.B73:.W73])/SUM([.B32:.W32])" office:value-type="float" office:value="75">
            <text:p>75</text:p>
          </table:table-cell>
          <table:table-cell table:formula="oooc:=AVERAGE([.Y32:.Z32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24">
            <text:p>2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3:.W33];[.B72:.W72])/SUM([.B33:.W33])" office:value-type="float" office:value="10">
            <text:p>10</text:p>
          </table:table-cell>
          <table:table-cell table:formula="oooc:=SUMPRODUCT([.B33:.W33];[.B73:.W73])/SUM([.B33:.W33])" office:value-type="float" office:value="50">
            <text:p>50</text:p>
          </table:table-cell>
          <table:table-cell table:formula="oooc:=AVERAGE([.Y33:.Z33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5">
            <text:p>2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вегетарианки</text:p>
          </table:table-cell>
          <table:table-cell table:formula="oooc:=SUMPRODUCT([.B34:.W34];[.B72:.W72])/SUM([.B34:.W34])" office:value-type="float" office:value="13">
            <text:p>13</text:p>
          </table:table-cell>
          <table:table-cell table:formula="oooc:=SUMPRODUCT([.B34:.W34];[.B73:.W73])/SUM([.B34:.W34])" office:value-type="float" office:value="65">
            <text:p>65</text:p>
          </table:table-cell>
          <table:table-cell table:formula="oooc:=AVERAGE([.Y34:.Z34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26">
            <text:p>26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5:.W35];[.B72:.W72])/SUM([.B35:.W35])" office:value-type="float" office:value="9.16666666666667">
            <text:p>9,17</text:p>
          </table:table-cell>
          <table:table-cell table:formula="oooc:=SUMPRODUCT([.B35:.W35];[.B73:.W73])/SUM([.B35:.W35])" office:value-type="float" office:value="45.8333333333333">
            <text:p>45,83</text:p>
          </table:table-cell>
          <table:table-cell table:formula="oooc:=AVERAGE([.Y35:.Z35])" office:value-type="float" office:value="27.5">
            <text:p>27,5</text:p>
          </table:table-cell>
          <table:table-cell table:number-columns-repeated="228"/>
        </table:table-row>
        <table:table-row table:style-name="ro3">
          <table:table-cell office:value-type="float" office:value="27">
            <text:p>2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6:.W36];[.B72:.W72])/SUM([.B36:.W36])" office:value-type="float" office:value="10">
            <text:p>10</text:p>
          </table:table-cell>
          <table:table-cell table:formula="oooc:=SUMPRODUCT([.B36:.W36];[.B73:.W73])/SUM([.B36:.W36])" office:value-type="float" office:value="50">
            <text:p>50</text:p>
          </table:table-cell>
          <table:table-cell table:formula="oooc:=AVERAGE([.Y36:.Z3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8">
            <text:p>2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7:.W37];[.B72:.W72])/SUM([.B37:.W37])" office:value-type="float" office:value="11.25">
            <text:p>11,25</text:p>
          </table:table-cell>
          <table:table-cell table:formula="oooc:=SUMPRODUCT([.B37:.W37];[.B73:.W73])/SUM([.B37:.W37])" office:value-type="float" office:value="56.25">
            <text:p>56,25</text:p>
          </table:table-cell>
          <table:table-cell table:formula="oooc:=AVERAGE([.Y37:.Z37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9">
            <text:p>2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8:.W38];[.B72:.W72])/SUM([.B38:.W38])" office:value-type="float" office:value="11">
            <text:p>11</text:p>
          </table:table-cell>
          <table:table-cell table:formula="oooc:=SUMPRODUCT([.B38:.W38];[.B73:.W73])/SUM([.B38:.W38])" office:value-type="float" office:value="55">
            <text:p>55</text:p>
          </table:table-cell>
          <table:table-cell table:formula="oooc:=AVERAGE([.Y38:.Z38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0">
            <text:p>3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9:.W39];[.B72:.W72])/SUM([.B39:.W39])" office:value-type="float" office:value="13.3333333333333">
            <text:p>13,33</text:p>
          </table:table-cell>
          <table:table-cell table:formula="oooc:=SUMPRODUCT([.B39:.W39];[.B73:.W73])/SUM([.B39:.W39])" office:value-type="float" office:value="66.6666666666667">
            <text:p>66,67</text:p>
          </table:table-cell>
          <table:table-cell table:formula="oooc:=AVERAGE([.Y39:.Z39])" office:value-type="float" office:value="40">
            <text:p>40</text:p>
          </table:table-cell>
          <table:table-cell table:number-columns-repeated="228"/>
        </table:table-row>
        <table:table-row table:style-name="ro2">
          <table:table-cell table:style-name="ce20" table:number-columns-repeated="23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Япон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7" office:value-type="string">
            <text:p>яп туристы</text:p>
          </table:table-cell>
          <table:table-cell table:formula="oooc:=SUMPRODUCT([.B42:.W42];[.B72:.W72])/SUM([.B42:.W42])" office:value-type="float" office:value="7.5">
            <text:p>7,5</text:p>
          </table:table-cell>
          <table:table-cell table:formula="oooc:=SUMPRODUCT([.B42:.W42];[.B73:.W73])/SUM([.B42:.W42])" office:value-type="float" office:value="37.5">
            <text:p>37,5</text:p>
          </table:table-cell>
          <table:table-cell table:formula="oooc:=AVERAGE([.Y42:.Z42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2">
            <text:p>32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43:.W43];[.B72:.W72])/SUM([.B43:.W43])" office:value-type="float" office:value="7.5">
            <text:p>7,5</text:p>
          </table:table-cell>
          <table:table-cell table:formula="oooc:=SUMPRODUCT([.B43:.W43];[.B73:.W73])/SUM([.B43:.W43])" office:value-type="float" office:value="37.5">
            <text:p>37,5</text:p>
          </table:table-cell>
          <table:table-cell table:formula="oooc:=AVERAGE([.Y43:.Z43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3">
            <text:p>33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4:.W44];[.B72:.W72])/SUM([.B44:.W44])" office:value-type="float" office:value="7.5">
            <text:p>7,5</text:p>
          </table:table-cell>
          <table:table-cell table:formula="oooc:=SUMPRODUCT([.B44:.W44];[.B73:.W73])/SUM([.B44:.W44])" office:value-type="float" office:value="37.5">
            <text:p>37,5</text:p>
          </table:table-cell>
          <table:table-cell table:formula="oooc:=AVERAGE([.Y44:.Z44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4">
            <text:p>3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5:.W45];[.B72:.W72])/SUM([.B45:.W45])" office:value-type="float" office:value="11">
            <text:p>11</text:p>
          </table:table-cell>
          <table:table-cell table:formula="oooc:=SUMPRODUCT([.B45:.W45];[.B73:.W73])/SUM([.B45:.W45])" office:value-type="float" office:value="55">
            <text:p>55</text:p>
          </table:table-cell>
          <table:table-cell table:formula="oooc:=AVERAGE([.Y45:.Z45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5">
            <text:p>3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6:.W46];[.B72:.W72])/SUM([.B46:.W46])" office:value-type="float" office:value="13">
            <text:p>13</text:p>
          </table:table-cell>
          <table:table-cell table:formula="oooc:=SUMPRODUCT([.B46:.W46];[.B73:.W73])/SUM([.B46:.W46])" office:value-type="float" office:value="65">
            <text:p>65</text:p>
          </table:table-cell>
          <table:table-cell table:formula="oooc:=AVERAGE([.Y46:.Z46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6">
            <text:p>3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7:.W47];[.B72:.W72])/SUM([.B47:.W47])" office:value-type="float" office:value="13">
            <text:p>13</text:p>
          </table:table-cell>
          <table:table-cell table:formula="oooc:=SUMPRODUCT([.B47:.W47];[.B73:.W73])/SUM([.B47:.W47])" office:value-type="float" office:value="65">
            <text:p>65</text:p>
          </table:table-cell>
          <table:table-cell table:formula="oooc:=AVERAGE([.Y47:.Z47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7">
            <text:p>3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8:.W48];[.B72:.W72])/SUM([.B48:.W48])" office:value-type="float" office:value="8.75">
            <text:p>8,75</text:p>
          </table:table-cell>
          <table:table-cell table:formula="oooc:=SUMPRODUCT([.B48:.W48];[.B73:.W73])/SUM([.B48:.W48])" office:value-type="float" office:value="43.75">
            <text:p>43,75</text:p>
          </table:table-cell>
          <table:table-cell table:formula="oooc:=AVERAGE([.Y48:.Z4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8">
            <text:p>3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49:.W49];[.B72:.W72])/SUM([.B49:.W49])" office:value-type="float" office:value="13.75">
            <text:p>13,75</text:p>
          </table:table-cell>
          <table:table-cell table:formula="oooc:=SUMPRODUCT([.B49:.W49];[.B73:.W73])/SUM([.B49:.W49])" office:value-type="float" office:value="68.75">
            <text:p>68,75</text:p>
          </table:table-cell>
          <table:table-cell table:formula="oooc:=AVERAGE([.Y49:.Z49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39">
            <text:p>3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0:.W50];[.B72:.W72])/SUM([.B50:.W50])" office:value-type="float" office:value="15">
            <text:p>15</text:p>
          </table:table-cell>
          <table:table-cell table:formula="oooc:=SUMPRODUCT([.B50:.W50];[.B73:.W73])/SUM([.B50:.W50])" office:value-type="float" office:value="75">
            <text:p>75</text:p>
          </table:table-cell>
          <table:table-cell table:formula="oooc:=AVERAGE([.Y50:.Z5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40">
            <text:p>4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1:.W51];[.B72:.W72])/SUM([.B51:.W51])" office:value-type="float" office:value="13">
            <text:p>13</text:p>
          </table:table-cell>
          <table:table-cell table:formula="oooc:=SUMPRODUCT([.B51:.W51];[.B73:.W73])/SUM([.B51:.W51])" office:value-type="float" office:value="65">
            <text:p>65</text:p>
          </table:table-cell>
          <table:table-cell table:formula="oooc:=AVERAGE([.Y51:.Z51])" office:value-type="float" office:value="39">
            <text:p>39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Гавайи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54:.W54];[.B72:.W72])/SUM([.B54:.W54])" office:value-type="float" office:value="5">
            <text:p>5</text:p>
          </table:table-cell>
          <table:table-cell table:formula="oooc:=SUMPRODUCT([.B54:.W54];[.B73:.W73])/SUM([.B54:.W54])" office:value-type="float" office:value="25">
            <text:p>25</text:p>
          </table:table-cell>
          <table:table-cell table:formula="oooc:=AVERAGE([.Y54:.Z54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42">
            <text:p>4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55:.W55];[.B72:.W72])/SUM([.B55:.W55])" office:value-type="float" office:value="10">
            <text:p>10</text:p>
          </table:table-cell>
          <table:table-cell table:formula="oooc:=SUMPRODUCT([.B55:.W55];[.B73:.W73])/SUM([.B55:.W55])" office:value-type="float" office:value="50">
            <text:p>50</text:p>
          </table:table-cell>
          <table:table-cell table:formula="oooc:=AVERAGE([.Y55:.Z55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3">
            <text:p>4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6:.W56];[.B72:.W72])/SUM([.B56:.W56])" office:value-type="float" office:value="10">
            <text:p>10</text:p>
          </table:table-cell>
          <table:table-cell table:formula="oooc:=SUMPRODUCT([.B56:.W56];[.B73:.W73])/SUM([.B56:.W56])" office:value-type="float" office:value="50">
            <text:p>50</text:p>
          </table:table-cell>
          <table:table-cell table:formula="oooc:=AVERAGE([.Y56:.Z5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4">
            <text:p>4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57:.W57];[.B72:.W72])/SUM([.B57:.W57])" office:value-type="float" office:value="10">
            <text:p>10</text:p>
          </table:table-cell>
          <table:table-cell table:formula="oooc:=SUMPRODUCT([.B57:.W57];[.B73:.W73])/SUM([.B57:.W57])" office:value-type="float" office:value="50">
            <text:p>50</text:p>
          </table:table-cell>
          <table:table-cell table:formula="oooc:=AVERAGE([.Y57:.Z5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5">
            <text:p>4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8:.W58];[.B72:.W72])/SUM([.B58:.W58])" office:value-type="float" office:value="10.8333333333333">
            <text:p>10,83</text:p>
          </table:table-cell>
          <table:table-cell table:formula="oooc:=SUMPRODUCT([.B58:.W58];[.B73:.W73])/SUM([.B58:.W58])" office:value-type="float" office:value="54.1666666666667">
            <text:p>54,17</text:p>
          </table:table-cell>
          <table:table-cell table:formula="oooc:=AVERAGE([.Y58:.Z58])" office:value-type="float" office:value="32.5">
            <text:p>32,5</text:p>
          </table:table-cell>
          <table:table-cell table:number-columns-repeated="228"/>
        </table:table-row>
        <table:table-row table:style-name="ro3">
          <table:table-cell office:value-type="float" office:value="46">
            <text:p>46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только критики</text:p>
          </table:table-cell>
          <table:table-cell table:formula="oooc:=SUMPRODUCT([.B59:.W59];[.B72:.W72])/SUM([.B59:.W59])" office:value-type="float" office:value="20">
            <text:p>20</text:p>
          </table:table-cell>
          <table:table-cell table:formula="oooc:=SUMPRODUCT([.B59:.W59];[.B73:.W73])/SUM([.B59:.W59])" office:value-type="float" office:value="100">
            <text:p>100</text:p>
          </table:table-cell>
          <table:table-cell table:formula="oooc:=AVERAGE([.Y59:.Z59])" office:value-type="float" office:value="60">
            <text:p>60</text:p>
          </table:table-cell>
          <table:table-cell table:number-columns-repeated="228"/>
        </table:table-row>
        <table:table-row table:style-name="ro3">
          <table:table-cell office:value-type="float" office:value="47">
            <text:p>4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0:.W60];[.B72:.W72])/SUM([.B60:.W60])" office:value-type="float" office:value="11">
            <text:p>11</text:p>
          </table:table-cell>
          <table:table-cell table:formula="oooc:=SUMPRODUCT([.B60:.W60];[.B73:.W73])/SUM([.B60:.W60])" office:value-type="float" office:value="55">
            <text:p>55</text:p>
          </table:table-cell>
          <table:table-cell table:formula="oooc:=AVERAGE([.Y60:.Z60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48">
            <text:p>4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61:.W61];[.B72:.W72])/SUM([.B61:.W61])" office:value-type="float" office:value="9.375">
            <text:p>9,38</text:p>
          </table:table-cell>
          <table:table-cell table:formula="oooc:=SUMPRODUCT([.B61:.W61];[.B73:.W73])/SUM([.B61:.W61])" office:value-type="float" office:value="46.875">
            <text:p>46,88</text:p>
          </table:table-cell>
          <table:table-cell table:formula="oooc:=AVERAGE([.Y61:.Z61])" office:value-type="float" office:value="28.125">
            <text:p>28,13</text:p>
          </table:table-cell>
          <table:table-cell table:number-columns-repeated="228"/>
        </table:table-row>
        <table:table-row table:style-name="ro3">
          <table:table-cell office:value-type="float" office:value="49">
            <text:p>49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2:.W62];[.B72:.W72])/SUM([.B62:.W62])" office:value-type="float" office:value="8.33333333333333">
            <text:p>8,33</text:p>
          </table:table-cell>
          <table:table-cell table:formula="oooc:=SUMPRODUCT([.B62:.W62];[.B73:.W73])/SUM([.B62:.W62])" office:value-type="float" office:value="41.6666666666667">
            <text:p>41,67</text:p>
          </table:table-cell>
          <table:table-cell table:formula="oooc:=AVERAGE([.Y62:.Z62])" office:value-type="float" office:value="25">
            <text:p>25</text:p>
          </table:table-cell>
          <table:table-cell table:number-columns-repeated="228"/>
        </table:table-row>
        <table:table-row table:style-name="ro3">
          <table:table-cell office:value-type="float" office:value="50">
            <text:p>50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9" office:value-type="string">
            <text:p>последнее испытание</text:p>
          </table:table-cell>
          <table:table-cell table:formula="oooc:=SUMPRODUCT([.B63:.W63];[.B72:.W72])/SUM([.B63:.W63])" office:value-type="float" office:value="12.5">
            <text:p>12,5</text:p>
          </table:table-cell>
          <table:table-cell table:formula="oooc:=SUMPRODUCT([.B63:.W63];[.B73:.W73])/SUM([.B63:.W63])" office:value-type="float" office:value="62.5">
            <text:p>62,5</text:p>
          </table:table-cell>
          <table:table-cell table:formula="oooc:=AVERAGE([.Y63:.Z63])" office:value-type="float" office:value="37.5">
            <text:p>37,5</text:p>
          </table:table-cell>
          <table:table-cell table:number-columns-repeated="228"/>
        </table:table-row>
        <table:table-row table:style-name="ro2">
          <table:table-cell table:number-columns-repeated="255"/>
        </table:table-row>
        <table:table-row table:style-name="ro2">
          <table:table-cell table:style-name="ce21"/>
          <table:table-cell table:style-name="ce23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 office:value-type="string">
            <text:p>min tips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33"/>
        </table:table-row>
        <table:table-row table:style-name="ro2">
          <table:table-cell office:value-type="string">
            <text:p>max tips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233"/>
        </table:table-row>
        <table:table-row table:style-name="ro2" table:number-rows-repeated="22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5" table:default-cell-style-name="ce19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bonus.spoon</text:p>
          </table:table-cell>
          <table:covered-table-cell table:style-name="ce26"/>
          <table:table-cell table:style-name="ce22" office:value-type="string" table:number-columns-spanned="2" table:number-rows-spanned="1">
            <text:p>bonus.removerow</text:p>
          </table:table-cell>
          <table:covered-table-cell table:style-name="ce26"/>
          <table:table-cell table:style-name="ce22" office:value-type="string" table:number-columns-spanned="2" table:number-rows-spanned="1">
            <text:p>bonus.bomb</text:p>
          </table:table-cell>
          <table:covered-table-cell table:style-name="ce26"/>
          <table:table-cell table:style-name="ce22" office:value-type="string" table:number-columns-spanned="2" table:number-rows-spanned="1">
            <text:p>bonus.scrollback</text:p>
          </table:table-cell>
          <table:covered-table-cell table:style-name="ce26"/>
          <table:table-cell table:style-name="ce22" office:value-type="string" table:number-columns-spanned="2" table:number-rows-spanned="1">
            <text:p>bonus.shuffle</text:p>
          </table:table-cell>
          <table:covered-table-cell table:style-name="ce26"/>
          <table:table-cell table:style-name="ce22" office:value-type="string" table:number-columns-spanned="2" table:number-rows-spanned="1">
            <text:p>bonus.magicwand</text:p>
          </table:table-cell>
          <table:covered-table-cell table:style-name="ce26"/>
          <table:table-cell table:style-name="ce22" office:value-type="string" table:number-columns-spanned="2" table:number-rows-spanned="1">
            <text:p>bonus.sweet</text:p>
          </table:table-cell>
          <table:covered-table-cell table:style-name="ce26"/>
          <table:table-cell table:style-name="ce22" office:value-type="string" table:number-columns-spanned="2" table:number-rows-spanned="1">
            <text:p>bonus.gift</text:p>
          </table:table-cell>
          <table:covered-table-cell table:style-name="ce26"/>
          <table:table-cell table:style-name="ce22" office:value-type="string" table:number-columns-spanned="2" table:number-rows-spanned="1">
            <text:p>bonus.hearts</text:p>
          </table:table-cell>
          <table:covered-table-cell table:style-name="ce26"/>
          <table:table-cell table:style-name="ce19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18" office:value-type="string" table:number-columns-spanned="19" table:number-rows-spanned="1">
            <text:p>Америка</text:p>
          </table:table-cell>
          <table:covered-table-cell table:number-columns-repeated="18" table:style-name="ce23"/>
          <table:table-cell table:style-name="ce23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];[.D6];[.F6];[.H6];[.J6];[.L6];[.N6];[.P6];[.R6])" office:value-type="float" office:value="0">
            <text:p>0</text:p>
          </table:table-cell>
          <table:table-cell table:style-name="ce2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8];[.D8];[.F8];[.H8];[.J8];[.L8];[.N8];[.P8];[.R8])" office:value-type="float" office:value="1">
            <text:p>1</text:p>
          </table:table-cell>
          <table:table-cell table:style-name="ce2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0];[.D10];[.F10];[.H10];[.J10];[.L10];[.N10];[.P10];[.R10])" office:value-type="float" office:value="1">
            <text:p>1</text:p>
          </table:table-cell>
          <table:table-cell table:style-name="ce2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2];[.D12];[.F12];[.H12];[.J12];[.L12];[.N12];[.P12];[.R12])" office:value-type="float" office:value="2">
            <text:p>2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3];[.D13];[.F13];[.H13];[.J13];[.L13];[.N13];[.P13];[.R13])" office:value-type="float" office:value="2">
            <text:p>2</text:p>
          </table:table-cell>
          <table:table-cell table:style-name="ce2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5];[.D15];[.F15];[.H15];[.J15];[.L15];[.N15];[.P15];[.R15])" office:value-type="float" office:value="2">
            <text:p>2</text:p>
          </table:table-cell>
          <table:table-cell table:style-name="ce2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Мексика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8];[.D18];[.F18];[.H18];[.J18];[.L18];[.N18];[.P18];[.R18])" office:value-type="float" office:value="1">
            <text:p>1</text:p>
          </table:table-cell>
          <table:table-cell table:style-name="ce2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2];[.D22];[.F22];[.H22];[.J22];[.L22];[.N22];[.P22];[.R22])" office:value-type="float" office:value="1">
            <text:p>1</text:p>
          </table:table-cell>
          <table:table-cell table:style-name="ce2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4];[.D24];[.F24];[.H24];[.J24];[.L24];[.N24];[.P24];[.R24])" office:value-type="float" office:value="1">
            <text:p>1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5];[.D25];[.F25];[.H25];[.J25];[.L25];[.N25];[.P25];[.R25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6];[.D26];[.F26];[.H26];[.J26];[.L26];[.N26];[.P26];[.R26])" office:value-type="float" office:value="1">
            <text:p>1</text:p>
          </table:table-cell>
          <table:table-cell table:style-name="ce2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7];[.D27];[.F27];[.H27];[.J27];[.L27];[.N27];[.P27];[.R27])" office:value-type="float" office:value="1">
            <text:p>1</text:p>
          </table:table-cell>
          <table:table-cell table:style-name="ce2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Росс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0];[.D30];[.F30];[.H30];[.J30];[.L30];[.N30];[.P30];[.R30])" office:value-type="float" office:value="1">
            <text:p>1</text:p>
          </table:table-cell>
          <table:table-cell table:style-name="ce2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4];[.D34];[.F34];[.H34];[.J34];[.L34];[.N34];[.P34];[.R34])" office:value-type="float" office:value="1">
            <text:p>1</text:p>
          </table:table-cell>
          <table:table-cell table:style-name="ce2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30" table:number-columns-repeated="20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Япон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2];[.D42];[.F42];[.H42];[.J42];[.L42];[.N42];[.P42];[.R42])" office:value-type="float" office:value="1">
            <text:p>1</text:p>
          </table:table-cell>
          <table:table-cell table:style-name="ce2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Гавайи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4];[.D54];[.F54];[.H54];[.J54];[.L54];[.N54];[.P54];[.R54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9];[.D59];[.F59];[.H59];[.J59];[.L59];[.N59];[.P59];[.R59])" office:value-type="float" office:value="1">
            <text:p>1</text:p>
          </table:table-cell>
          <table:table-cell table:style-name="ce2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1];[.D61];[.F61];[.H61];[.J61];[.L61];[.N61];[.P61];[.R61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3];[.D63];[.F63];[.H63];[.J63];[.L63];[.N63];[.P63];[.R63])" office:value-type="float" office:value="1">
            <text:p>1</text:p>
          </table:table-cell>
          <table:table-cell table:style-name="ce2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21"/>
          <table:table-cell table:style-name="ce23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5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59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59"/>
        <table:table-column table:style-name="co4" table:number-columns-repeated="217" table:default-cell-style-name="Default"/>
        <table:table-row table:style-name="ro1">
          <table:table-cell table:style-name="ce33"/>
          <table:table-cell table:style-name="ce17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 office:value-type="string">
            <text:p>Уровень</text:p>
          </table:table-cell>
          <table:table-cell table:style-name="ce40" office:value-type="float" office:value="1" table:number-columns-spanned="2" table:number-rows-spanned="1">
            <text:p>1</text:p>
          </table:table-cell>
          <table:covered-table-cell/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40" office:value-type="float" office:value="7" table:number-columns-spanned="2" table:number-rows-spanned="1">
            <text:p>7</text:p>
          </table:table-cell>
          <table:covered-table-cell/>
          <table:table-cell table:style-name="ce40" office:value-type="float" office:value="8" table:number-columns-spanned="2" table:number-rows-spanned="1">
            <text:p>8</text:p>
          </table:table-cell>
          <table:covered-table-cell/>
          <table:table-cell table:style-name="ce40" office:value-type="float" office:value="9" table:number-columns-spanned="2" table:number-rows-spanned="1">
            <text:p>9</text:p>
          </table:table-cell>
          <table:covered-table-cell/>
          <table:table-cell table:style-name="ce40" office:value-type="float" office:value="10" table:number-columns-spanned="2" table:number-rows-spanned="1">
            <text:p>10</text:p>
          </table:table-cell>
          <table:covered-table-cell/>
          <table:table-cell table:style-name="ce40" office:value-type="float" office:value="11" table:number-columns-spanned="2" table:number-rows-spanned="1">
            <text:p>11</text:p>
          </table:table-cell>
          <table:covered-table-cell/>
          <table:table-cell table:style-name="ce40" office:value-type="float" office:value="12" table:number-columns-spanned="2" table:number-rows-spanned="1">
            <text:p>12</text:p>
          </table:table-cell>
          <table:covered-table-cell/>
          <table:table-cell table:style-name="ce52"/>
          <table:table-cell table:style-name="ce61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4"/>
          <table:table-cell table:style-name="ce41" office:value-type="string" table:number-columns-spanned="25" table:number-rows-spanned="1">
            <text:p>Америка</text:p>
          </table:table-cell>
          <table:covered-table-cell table:number-columns-repeated="23" table:style-name="ce23"/>
          <table:covered-table-cell table:style-name="ce53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42" office:value-type="string" table:number-columns-spanned="2" table:number-rows-spanned="1">
            <text:p>Squash + Tomato</text:p>
          </table:table-cell>
          <table:covered-table-cell table:style-name="ce46"/>
          <table:table-cell table:style-name="ce22" office:value-type="string" table:number-columns-spanned="2" table:number-rows-spanned="1">
            <text:p>Chicken Squash</text:p>
          </table:table-cell>
          <table:covered-table-cell table:style-name="ce26"/>
          <table:table-cell table:style-name="ce22" office:value-type="string" table:number-columns-spanned="2" table:number-rows-spanned="1">
            <text:p>Pasta + Tomato</text:p>
          </table:table-cell>
          <table:covered-table-cell table:style-name="ce26"/>
          <table:table-cell table:style-name="ce22" office:value-type="string" table:number-columns-spanned="2" table:number-rows-spanned="1">
            <text:p>Pin + Tomato</text:p>
          </table:table-cell>
          <table:covered-table-cell table:style-name="ce26"/>
          <table:table-cell table:style-name="ce22" office:value-type="string" table:number-columns-spanned="2" table:number-rows-spanned="1">
            <text:p>Carib Chicken</text:p>
          </table:table-cell>
          <table:covered-table-cell table:style-name="ce51"/>
          <table:table-cell table:style-name="ce22" office:value-type="string" table:number-columns-spanned="2" table:number-rows-spanned="1">
            <text:p>Baked Chicken</text:p>
          </table:table-cell>
          <table:covered-table-cell table:style-name="ce26"/>
          <table:table-cell table:style-name="ce22" office:value-type="string" table:number-columns-spanned="2" table:number-rows-spanned="1">
            <text:p>Pin Lasagna</text:p>
          </table:table-cell>
          <table:covered-table-cell table:style-name="ce26"/>
          <table:table-cell table:style-name="ce22" office:value-type="string" table:number-columns-spanned="2" table:number-rows-spanned="1">
            <text:p>Squash Soup</text:p>
          </table:table-cell>
          <table:covered-table-cell table:style-name="ce26"/>
          <table:table-cell table:style-name="ce22" office:value-type="string" table:number-columns-spanned="2" table:number-rows-spanned="1">
            <text:p>Grilled Meat</text:p>
          </table:table-cell>
          <table:covered-table-cell table:style-name="ce26"/>
          <table:table-cell table:style-name="ce22" office:value-type="string" table:number-columns-spanned="2" table:number-rows-spanned="1">
            <text:p>Spagh+Tom+Chi</text:p>
          </table:table-cell>
          <table:covered-table-cell table:style-name="ce26"/>
          <table:table-cell table:style-name="ce22" office:value-type="string" table:number-columns-spanned="2" table:number-rows-spanned="1">
            <text:p>Chick Pasta</text:p>
          </table:table-cell>
          <table:covered-table-cell table:style-name="ce26"/>
          <table:table-cell table:style-name="ce22" office:value-type="string" table:number-columns-spanned="2" table:number-rows-spanned="1">
            <text:p>C-P Pasta Pock</text:p>
          </table:table-cell>
          <table:covered-table-cell table:style-name="ce51"/>
          <table:table-cell table:style-name="ce54"/>
          <table:table-cell table:style-name="ce63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68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26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">
            <text:p>1</text:p>
          </table:table-cell>
          <table:table-cell table:style-name="ce43" table:formula="oooc:=['1 _ American'.K3]" office:value-type="float" office:value="0">
            <text:p>0</text:p>
          </table:table-cell>
          <table:table-cell table:style-name="ce47"/>
          <table:table-cell table:style-name="ce43" table:formula="oooc:=['1 _ American'.K4]" office:value-type="float" office:value="0">
            <text:p>0</text:p>
          </table:table-cell>
          <table:table-cell table:style-name="ce47"/>
          <table:table-cell table:style-name="ce43" table:formula="oooc:=['1 _ American'.K5]" office:value-type="float" office:value="0">
            <text:p>0</text:p>
          </table:table-cell>
          <table:table-cell table:style-name="ce47"/>
          <table:table-cell table:style-name="ce43" table:formula="oooc:=['1 _ American'.K6]" office:value-type="float" office:value="0">
            <text:p>0</text:p>
          </table:table-cell>
          <table:table-cell table:style-name="ce47"/>
          <table:table-cell table:style-name="ce43" table:formula="oooc:=['1 _ American'.K7]" office:value-type="float" office:value="0">
            <text:p>0</text:p>
          </table:table-cell>
          <table:table-cell table:style-name="ce47"/>
          <table:table-cell table:style-name="ce43" table:formula="oooc:=['1 _ American'.K8]" office:value-type="float" office:value="0">
            <text:p>0</text:p>
          </table:table-cell>
          <table:table-cell table:style-name="ce47"/>
          <table:table-cell table:style-name="ce43" table:formula="oooc:=['1 _ American'.K9]" office:value-type="float" office:value="0">
            <text:p>0</text:p>
          </table:table-cell>
          <table:table-cell table:style-name="ce47"/>
          <table:table-cell table:style-name="ce43" table:formula="oooc:=['1 _ American'.K10]" office:value-type="float" office:value="0">
            <text:p>0</text:p>
          </table:table-cell>
          <table:table-cell table:style-name="ce47"/>
          <table:table-cell table:style-name="ce43" table:formula="oooc:=['1 _ American'.K11]" office:value-type="float" office:value="1">
            <text:p>1</text:p>
          </table:table-cell>
          <table:table-cell table:style-name="ce47"/>
          <table:table-cell table:style-name="ce43" table:formula="oooc:=['1 _ American'.K12]" office:value-type="float" office:value="0">
            <text:p>0</text:p>
          </table:table-cell>
          <table:table-cell table:style-name="ce47"/>
          <table:table-cell table:style-name="ce43" table:formula="oooc:=['1 _ American'.K13]" office:value-type="float" office:value="0">
            <text:p>0</text:p>
          </table:table-cell>
          <table:table-cell table:style-name="ce47"/>
          <table:table-cell table:style-name="ce43" table:formula="oooc:=['1 _ American'.K14]" office:value-type="float" office:value="0">
            <text:p>0</text:p>
          </table:table-cell>
          <table:table-cell table:style-name="ce47"/>
          <table:table-cell table:style-name="ce55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43" table:formula="oooc:=['1 _ American'.K20]" office:value-type="float" office:value="8">
            <text:p>8</text:p>
          </table:table-cell>
          <table:table-cell table:style-name="ce19"/>
          <table:table-cell table:style-name="ce43" table:formula="oooc:=['1 _ American'.K21]" office:value-type="float" office:value="0">
            <text:p>0</text:p>
          </table:table-cell>
          <table:table-cell table:style-name="ce19"/>
          <table:table-cell table:style-name="ce43" table:formula="oooc:=['1 _ American'.K22]" office:value-type="float" office:value="0">
            <text:p>0</text:p>
          </table:table-cell>
          <table:table-cell table:style-name="ce19"/>
          <table:table-cell table:style-name="ce43" table:formula="oooc:=['1 _ American'.K23]" office:value-type="float" office:value="5">
            <text:p>5</text:p>
          </table:table-cell>
          <table:table-cell table:style-name="ce19"/>
          <table:table-cell table:style-name="ce43" table:formula="oooc:=['1 _ American'.K24]" office:value-type="float" office:value="0">
            <text:p>0</text:p>
          </table:table-cell>
          <table:table-cell table:style-name="ce19"/>
          <table:table-cell table:style-name="ce43" table:formula="oooc:=['1 _ American'.K25]" office:value-type="float" office:value="5">
            <text:p>5</text:p>
          </table:table-cell>
          <table:table-cell table:style-name="ce19"/>
          <table:table-cell table:style-name="ce55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">
            <text:p>2</text:p>
          </table:table-cell>
          <table:table-cell table:style-name="ce43" table:formula="oooc:=['1 _ American'.L3]" office:value-type="float" office:value="0">
            <text:p>0</text:p>
          </table:table-cell>
          <table:table-cell table:style-name="ce47"/>
          <table:table-cell table:style-name="ce43" table:formula="oooc:=['1 _ American'.L4]" office:value-type="float" office:value="0">
            <text:p>0</text:p>
          </table:table-cell>
          <table:table-cell table:style-name="ce47"/>
          <table:table-cell table:style-name="ce43" table:formula="oooc:=['1 _ American'.L5]" office:value-type="float" office:value="0">
            <text:p>0</text:p>
          </table:table-cell>
          <table:table-cell table:style-name="ce47"/>
          <table:table-cell table:style-name="ce43" table:formula="oooc:=['1 _ American'.L6]" office:value-type="float" office:value="5">
            <text:p>5</text:p>
          </table:table-cell>
          <table:table-cell table:style-name="ce47"/>
          <table:table-cell table:style-name="ce43" table:formula="oooc:=['1 _ American'.L7]" office:value-type="float" office:value="0">
            <text:p>0</text:p>
          </table:table-cell>
          <table:table-cell table:style-name="ce47"/>
          <table:table-cell table:style-name="ce43" table:formula="oooc:=['1 _ American'.L8]" office:value-type="float" office:value="0">
            <text:p>0</text:p>
          </table:table-cell>
          <table:table-cell table:style-name="ce47"/>
          <table:table-cell table:style-name="ce43" table:formula="oooc:=['1 _ American'.L9]" office:value-type="float" office:value="0">
            <text:p>0</text:p>
          </table:table-cell>
          <table:table-cell table:style-name="ce47"/>
          <table:table-cell table:style-name="ce43" table:formula="oooc:=['1 _ American'.L10]" office:value-type="float" office:value="0">
            <text:p>0</text:p>
          </table:table-cell>
          <table:table-cell table:style-name="ce47"/>
          <table:table-cell table:style-name="ce43" table:formula="oooc:=['1 _ American'.L11]" office:value-type="float" office:value="2">
            <text:p>2</text:p>
          </table:table-cell>
          <table:table-cell table:style-name="ce47"/>
          <table:table-cell table:style-name="ce43" table:formula="oooc:=['1 _ American'.L12]" office:value-type="float" office:value="0">
            <text:p>0</text:p>
          </table:table-cell>
          <table:table-cell table:style-name="ce47"/>
          <table:table-cell table:style-name="ce43" table:formula="oooc:=['1 _ American'.L13]" office:value-type="float" office:value="0">
            <text:p>0</text:p>
          </table:table-cell>
          <table:table-cell table:style-name="ce47"/>
          <table:table-cell table:style-name="ce43" table:formula="oooc:=['1 _ American'.L14]" office:value-type="float" office:value="0">
            <text:p>0</text:p>
          </table:table-cell>
          <table:table-cell table:style-name="ce47"/>
          <table:table-cell table:style-name="ce55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43" table:formula="oooc:=['1 _ American'.L20]" office:value-type="float" office:value="16">
            <text:p>16</text:p>
          </table:table-cell>
          <table:table-cell table:style-name="ce19"/>
          <table:table-cell table:style-name="ce43" table:formula="oooc:=['1 _ American'.L21]" office:value-type="float" office:value="0">
            <text:p>0</text:p>
          </table:table-cell>
          <table:table-cell table:style-name="ce19"/>
          <table:table-cell table:style-name="ce43" table:formula="oooc:=['1 _ American'.L22]" office:value-type="float" office:value="0">
            <text:p>0</text:p>
          </table:table-cell>
          <table:table-cell table:style-name="ce19"/>
          <table:table-cell table:style-name="ce43" table:formula="oooc:=['1 _ American'.L23]" office:value-type="float" office:value="40">
            <text:p>40</text:p>
          </table:table-cell>
          <table:table-cell table:style-name="ce19"/>
          <table:table-cell table:style-name="ce43" table:formula="oooc:=['1 _ American'.L24]" office:value-type="float" office:value="0">
            <text:p>0</text:p>
          </table:table-cell>
          <table:table-cell table:style-name="ce19"/>
          <table:table-cell table:style-name="ce43" table:formula="oooc:=['1 _ American'.L25]" office:value-type="float" office:value="45">
            <text:p>45</text:p>
          </table:table-cell>
          <table:table-cell table:style-name="ce19"/>
          <table:table-cell table:style-name="ce55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3">
            <text:p>3</text:p>
          </table:table-cell>
          <table:table-cell table:style-name="ce43" table:formula="oooc:=['1 _ American'.M3]" office:value-type="float" office:value="0">
            <text:p>0</text:p>
          </table:table-cell>
          <table:table-cell table:style-name="ce47"/>
          <table:table-cell table:style-name="ce43" table:formula="oooc:=['1 _ American'.M4]" office:value-type="float" office:value="0">
            <text:p>0</text:p>
          </table:table-cell>
          <table:table-cell table:style-name="ce47"/>
          <table:table-cell table:style-name="ce43" table:formula="oooc:=['1 _ American'.M5]" office:value-type="float" office:value="0">
            <text:p>0</text:p>
          </table:table-cell>
          <table:table-cell table:style-name="ce47"/>
          <table:table-cell table:style-name="ce43" table:formula="oooc:=['1 _ American'.M6]" office:value-type="float" office:value="2">
            <text:p>2</text:p>
          </table:table-cell>
          <table:table-cell table:style-name="ce47"/>
          <table:table-cell table:style-name="ce43" table:formula="oooc:=['1 _ American'.M7]" office:value-type="float" office:value="3">
            <text:p>3</text:p>
          </table:table-cell>
          <table:table-cell table:style-name="ce47"/>
          <table:table-cell table:style-name="ce43" table:formula="oooc:=['1 _ American'.M8]" office:value-type="float" office:value="0">
            <text:p>0</text:p>
          </table:table-cell>
          <table:table-cell table:style-name="ce47"/>
          <table:table-cell table:style-name="ce43" table:formula="oooc:=['1 _ American'.M9]" office:value-type="float" office:value="0">
            <text:p>0</text:p>
          </table:table-cell>
          <table:table-cell table:style-name="ce47"/>
          <table:table-cell table:style-name="ce43" table:formula="oooc:=['1 _ American'.M10]" office:value-type="float" office:value="0">
            <text:p>0</text:p>
          </table:table-cell>
          <table:table-cell table:style-name="ce47"/>
          <table:table-cell table:style-name="ce43" table:formula="oooc:=['1 _ American'.M11]" office:value-type="float" office:value="0">
            <text:p>0</text:p>
          </table:table-cell>
          <table:table-cell table:style-name="ce47"/>
          <table:table-cell table:style-name="ce43" table:formula="oooc:=['1 _ American'.M12]" office:value-type="float" office:value="3">
            <text:p>3</text:p>
          </table:table-cell>
          <table:table-cell table:style-name="ce47"/>
          <table:table-cell table:style-name="ce43" table:formula="oooc:=['1 _ American'.M13]" office:value-type="float" office:value="0">
            <text:p>0</text:p>
          </table:table-cell>
          <table:table-cell table:style-name="ce47"/>
          <table:table-cell table:style-name="ce43" table:formula="oooc:=['1 _ American'.M14]" office:value-type="float" office:value="0">
            <text:p>0</text:p>
          </table:table-cell>
          <table:table-cell table:style-name="ce47"/>
          <table:table-cell table:style-name="ce55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43" table:formula="oooc:=['1 _ American'.M20]" office:value-type="float" office:value="39">
            <text:p>39</text:p>
          </table:table-cell>
          <table:table-cell table:style-name="ce19"/>
          <table:table-cell table:style-name="ce43" table:formula="oooc:=['1 _ American'.M21]" office:value-type="float" office:value="24">
            <text:p>24</text:p>
          </table:table-cell>
          <table:table-cell table:style-name="ce19"/>
          <table:table-cell table:style-name="ce43" table:formula="oooc:=['1 _ American'.M22]" office:value-type="float" office:value="0">
            <text:p>0</text:p>
          </table:table-cell>
          <table:table-cell table:style-name="ce19"/>
          <table:table-cell table:style-name="ce43" table:formula="oooc:=['1 _ American'.M23]" office:value-type="float" office:value="27">
            <text:p>27</text:p>
          </table:table-cell>
          <table:table-cell table:style-name="ce19"/>
          <table:table-cell table:style-name="ce43" table:formula="oooc:=['1 _ American'.M24]" office:value-type="float" office:value="0">
            <text:p>0</text:p>
          </table:table-cell>
          <table:table-cell table:style-name="ce19"/>
          <table:table-cell table:style-name="ce43" table:formula="oooc:=['1 _ American'.M25]" office:value-type="float" office:value="29">
            <text:p>29</text:p>
          </table:table-cell>
          <table:table-cell table:style-name="ce19"/>
          <table:table-cell table:style-name="ce55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">
            <text:p>4</text:p>
          </table:table-cell>
          <table:table-cell table:style-name="ce43" table:formula="oooc:=['1 _ American'.N3]" office:value-type="float" office:value="0">
            <text:p>0</text:p>
          </table:table-cell>
          <table:table-cell table:style-name="ce47"/>
          <table:table-cell table:style-name="ce43" table:formula="oooc:=['1 _ American'.N4]" office:value-type="float" office:value="0">
            <text:p>0</text:p>
          </table:table-cell>
          <table:table-cell table:style-name="ce47"/>
          <table:table-cell table:style-name="ce43" table:formula="oooc:=['1 _ American'.N5]" office:value-type="float" office:value="0">
            <text:p>0</text:p>
          </table:table-cell>
          <table:table-cell table:style-name="ce47"/>
          <table:table-cell table:style-name="ce43" table:formula="oooc:=['1 _ American'.N6]" office:value-type="float" office:value="0">
            <text:p>0</text:p>
          </table:table-cell>
          <table:table-cell table:style-name="ce47"/>
          <table:table-cell table:style-name="ce43" table:formula="oooc:=['1 _ American'.N7]" office:value-type="float" office:value="1">
            <text:p>1</text:p>
          </table:table-cell>
          <table:table-cell table:style-name="ce47"/>
          <table:table-cell table:style-name="ce43" table:formula="oooc:=['1 _ American'.N8]" office:value-type="float" office:value="2">
            <text:p>2</text:p>
          </table:table-cell>
          <table:table-cell table:style-name="ce47"/>
          <table:table-cell table:style-name="ce43" table:formula="oooc:=['1 _ American'.N9]" office:value-type="float" office:value="2">
            <text:p>2</text:p>
          </table:table-cell>
          <table:table-cell table:style-name="ce47"/>
          <table:table-cell table:style-name="ce43" table:formula="oooc:=['1 _ American'.N10]" office:value-type="float" office:value="0">
            <text:p>0</text:p>
          </table:table-cell>
          <table:table-cell table:style-name="ce47"/>
          <table:table-cell table:style-name="ce43" table:formula="oooc:=['1 _ American'.N11]" office:value-type="float" office:value="0">
            <text:p>0</text:p>
          </table:table-cell>
          <table:table-cell table:style-name="ce47"/>
          <table:table-cell table:style-name="ce43" table:formula="oooc:=['1 _ American'.N12]" office:value-type="float" office:value="0">
            <text:p>0</text:p>
          </table:table-cell>
          <table:table-cell table:style-name="ce47"/>
          <table:table-cell table:style-name="ce43" table:formula="oooc:=['1 _ American'.N13]" office:value-type="float" office:value="0">
            <text:p>0</text:p>
          </table:table-cell>
          <table:table-cell table:style-name="ce47"/>
          <table:table-cell table:style-name="ce43" table:formula="oooc:=['1 _ American'.N14]" office:value-type="float" office:value="0">
            <text:p>0</text:p>
          </table:table-cell>
          <table:table-cell table:style-name="ce47"/>
          <table:table-cell table:style-name="ce55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43" table:formula="oooc:=['1 _ American'.N20]" office:value-type="float" office:value="24">
            <text:p>24</text:p>
          </table:table-cell>
          <table:table-cell table:style-name="ce19"/>
          <table:table-cell table:style-name="ce43" table:formula="oooc:=['1 _ American'.N21]" office:value-type="float" office:value="12">
            <text:p>12</text:p>
          </table:table-cell>
          <table:table-cell table:style-name="ce19"/>
          <table:table-cell table:style-name="ce43" table:formula="oooc:=['1 _ American'.N22]" office:value-type="float" office:value="0">
            <text:p>0</text:p>
          </table:table-cell>
          <table:table-cell table:style-name="ce19"/>
          <table:table-cell table:style-name="ce43" table:formula="oooc:=['1 _ American'.N23]" office:value-type="float" office:value="0">
            <text:p>0</text:p>
          </table:table-cell>
          <table:table-cell table:style-name="ce19"/>
          <table:table-cell table:style-name="ce43" table:formula="oooc:=['1 _ American'.N24]" office:value-type="float" office:value="22">
            <text:p>22</text:p>
          </table:table-cell>
          <table:table-cell table:style-name="ce19"/>
          <table:table-cell table:style-name="ce43" table:formula="oooc:=['1 _ American'.N25]" office:value-type="float" office:value="17">
            <text:p>17</text:p>
          </table:table-cell>
          <table:table-cell table:style-name="ce19"/>
          <table:table-cell table:style-name="ce55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5">
            <text:p>5</text:p>
          </table:table-cell>
          <table:table-cell table:style-name="ce43" table:formula="oooc:=['1 _ American'.O3]" office:value-type="float" office:value="0">
            <text:p>0</text:p>
          </table:table-cell>
          <table:table-cell table:style-name="ce47"/>
          <table:table-cell table:style-name="ce43" table:formula="oooc:=['1 _ American'.O4]" office:value-type="float" office:value="3">
            <text:p>3</text:p>
          </table:table-cell>
          <table:table-cell table:style-name="ce47"/>
          <table:table-cell table:style-name="ce43" table:formula="oooc:=['1 _ American'.O5]" office:value-type="float" office:value="0">
            <text:p>0</text:p>
          </table:table-cell>
          <table:table-cell table:style-name="ce47"/>
          <table:table-cell table:style-name="ce43" table:formula="oooc:=['1 _ American'.O6]" office:value-type="float" office:value="0">
            <text:p>0</text:p>
          </table:table-cell>
          <table:table-cell table:style-name="ce47"/>
          <table:table-cell table:style-name="ce43" table:formula="oooc:=['1 _ American'.O7]" office:value-type="float" office:value="1">
            <text:p>1</text:p>
          </table:table-cell>
          <table:table-cell table:style-name="ce47"/>
          <table:table-cell table:style-name="ce43" table:formula="oooc:=['1 _ American'.O8]" office:value-type="float" office:value="1">
            <text:p>1</text:p>
          </table:table-cell>
          <table:table-cell table:style-name="ce47"/>
          <table:table-cell table:style-name="ce43" table:formula="oooc:=['1 _ American'.O9]" office:value-type="float" office:value="0">
            <text:p>0</text:p>
          </table:table-cell>
          <table:table-cell table:style-name="ce47"/>
          <table:table-cell table:style-name="ce43" table:formula="oooc:=['1 _ American'.O10]" office:value-type="float" office:value="5">
            <text:p>5</text:p>
          </table:table-cell>
          <table:table-cell table:style-name="ce47"/>
          <table:table-cell table:style-name="ce43" table:formula="oooc:=['1 _ American'.O11]" office:value-type="float" office:value="0">
            <text:p>0</text:p>
          </table:table-cell>
          <table:table-cell table:style-name="ce47"/>
          <table:table-cell table:style-name="ce43" table:formula="oooc:=['1 _ American'.O12]" office:value-type="float" office:value="0">
            <text:p>0</text:p>
          </table:table-cell>
          <table:table-cell table:style-name="ce47"/>
          <table:table-cell table:style-name="ce43" table:formula="oooc:=['1 _ American'.O13]" office:value-type="float" office:value="0">
            <text:p>0</text:p>
          </table:table-cell>
          <table:table-cell table:style-name="ce47"/>
          <table:table-cell table:style-name="ce43" table:formula="oooc:=['1 _ American'.O14]" office:value-type="float" office:value="0">
            <text:p>0</text:p>
          </table:table-cell>
          <table:table-cell table:style-name="ce47"/>
          <table:table-cell table:style-name="ce55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43" table:formula="oooc:=['1 _ American'.O20]" office:value-type="float" office:value="51">
            <text:p>51</text:p>
          </table:table-cell>
          <table:table-cell table:style-name="ce19"/>
          <table:table-cell table:style-name="ce43" table:formula="oooc:=['1 _ American'.O21]" office:value-type="float" office:value="0">
            <text:p>0</text:p>
          </table:table-cell>
          <table:table-cell table:style-name="ce19"/>
          <table:table-cell table:style-name="ce43" table:formula="oooc:=['1 _ American'.O22]" office:value-type="float" office:value="64">
            <text:p>64</text:p>
          </table:table-cell>
          <table:table-cell table:style-name="ce19"/>
          <table:table-cell table:style-name="ce43" table:formula="oooc:=['1 _ American'.O23]" office:value-type="float" office:value="0">
            <text:p>0</text:p>
          </table:table-cell>
          <table:table-cell table:style-name="ce19"/>
          <table:table-cell table:style-name="ce43" table:formula="oooc:=['1 _ American'.O24]" office:value-type="float" office:value="35">
            <text:p>35</text:p>
          </table:table-cell>
          <table:table-cell table:style-name="ce19"/>
          <table:table-cell table:style-name="ce43" table:formula="oooc:=['1 _ American'.O25]" office:value-type="float" office:value="5">
            <text:p>5</text:p>
          </table:table-cell>
          <table:table-cell table:style-name="ce19"/>
          <table:table-cell table:style-name="ce55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6">
            <text:p>6</text:p>
          </table:table-cell>
          <table:table-cell table:style-name="ce43" table:formula="oooc:=['1 _ American'.P3]" office:value-type="float" office:value="0">
            <text:p>0</text:p>
          </table:table-cell>
          <table:table-cell table:style-name="ce47"/>
          <table:table-cell table:style-name="ce43" table:formula="oooc:=['1 _ American'.P4]" office:value-type="float" office:value="0">
            <text:p>0</text:p>
          </table:table-cell>
          <table:table-cell table:style-name="ce47"/>
          <table:table-cell table:style-name="ce43" table:formula="oooc:=['1 _ American'.P5]" office:value-type="float" office:value="3">
            <text:p>3</text:p>
          </table:table-cell>
          <table:table-cell table:style-name="ce47"/>
          <table:table-cell table:style-name="ce43" table:formula="oooc:=['1 _ American'.P6]" office:value-type="float" office:value="1">
            <text:p>1</text:p>
          </table:table-cell>
          <table:table-cell table:style-name="ce47"/>
          <table:table-cell table:style-name="ce43" table:formula="oooc:=['1 _ American'.P7]" office:value-type="float" office:value="1">
            <text:p>1</text:p>
          </table:table-cell>
          <table:table-cell table:style-name="ce47"/>
          <table:table-cell table:style-name="ce43" table:formula="oooc:=['1 _ American'.P8]" office:value-type="float" office:value="0">
            <text:p>0</text:p>
          </table:table-cell>
          <table:table-cell table:style-name="ce47"/>
          <table:table-cell table:style-name="ce43" table:formula="oooc:=['1 _ American'.P9]" office:value-type="float" office:value="0">
            <text:p>0</text:p>
          </table:table-cell>
          <table:table-cell table:style-name="ce47"/>
          <table:table-cell table:style-name="ce43" table:formula="oooc:=['1 _ American'.P10]" office:value-type="float" office:value="0">
            <text:p>0</text:p>
          </table:table-cell>
          <table:table-cell table:style-name="ce47"/>
          <table:table-cell table:style-name="ce43" table:formula="oooc:=['1 _ American'.P11]" office:value-type="float" office:value="3">
            <text:p>3</text:p>
          </table:table-cell>
          <table:table-cell table:style-name="ce47"/>
          <table:table-cell table:style-name="ce43" table:formula="oooc:=['1 _ American'.P12]" office:value-type="float" office:value="3">
            <text:p>3</text:p>
          </table:table-cell>
          <table:table-cell table:style-name="ce47"/>
          <table:table-cell table:style-name="ce43" table:formula="oooc:=['1 _ American'.P13]" office:value-type="float" office:value="0">
            <text:p>0</text:p>
          </table:table-cell>
          <table:table-cell table:style-name="ce47"/>
          <table:table-cell table:style-name="ce43" table:formula="oooc:=['1 _ American'.P14]" office:value-type="float" office:value="0">
            <text:p>0</text:p>
          </table:table-cell>
          <table:table-cell table:style-name="ce47"/>
          <table:table-cell table:style-name="ce55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43" table:formula="oooc:=['1 _ American'.P20]" office:value-type="float" office:value="47">
            <text:p>47</text:p>
          </table:table-cell>
          <table:table-cell table:style-name="ce19"/>
          <table:table-cell table:style-name="ce43" table:formula="oooc:=['1 _ American'.P21]" office:value-type="float" office:value="45">
            <text:p>45</text:p>
          </table:table-cell>
          <table:table-cell table:style-name="ce19"/>
          <table:table-cell table:style-name="ce43" table:formula="oooc:=['1 _ American'.P22]" office:value-type="float" office:value="0">
            <text:p>0</text:p>
          </table:table-cell>
          <table:table-cell table:style-name="ce19"/>
          <table:table-cell table:style-name="ce43" table:formula="oooc:=['1 _ American'.P23]" office:value-type="float" office:value="54">
            <text:p>54</text:p>
          </table:table-cell>
          <table:table-cell table:style-name="ce19"/>
          <table:table-cell table:style-name="ce43" table:formula="oooc:=['1 _ American'.P24]" office:value-type="float" office:value="0">
            <text:p>0</text:p>
          </table:table-cell>
          <table:table-cell table:style-name="ce19"/>
          <table:table-cell table:style-name="ce43" table:formula="oooc:=['1 _ American'.P25]" office:value-type="float" office:value="27">
            <text:p>27</text:p>
          </table:table-cell>
          <table:table-cell table:style-name="ce19"/>
          <table:table-cell table:style-name="ce55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7">
            <text:p>7</text:p>
          </table:table-cell>
          <table:table-cell table:style-name="ce43" table:formula="oooc:=['1 _ American'.Q3]" office:value-type="float" office:value="3">
            <text:p>3</text:p>
          </table:table-cell>
          <table:table-cell table:style-name="ce47"/>
          <table:table-cell table:style-name="ce43" table:formula="oooc:=['1 _ American'.Q4]" office:value-type="float" office:value="0">
            <text:p>0</text:p>
          </table:table-cell>
          <table:table-cell table:style-name="ce47"/>
          <table:table-cell table:style-name="ce43" table:formula="oooc:=['1 _ American'.Q5]" office:value-type="float" office:value="2">
            <text:p>2</text:p>
          </table:table-cell>
          <table:table-cell table:style-name="ce47"/>
          <table:table-cell table:style-name="ce43" table:formula="oooc:=['1 _ American'.Q6]" office:value-type="float" office:value="0">
            <text:p>0</text:p>
          </table:table-cell>
          <table:table-cell table:style-name="ce47"/>
          <table:table-cell table:style-name="ce43" table:formula="oooc:=['1 _ American'.Q7]" office:value-type="float" office:value="0">
            <text:p>0</text:p>
          </table:table-cell>
          <table:table-cell table:style-name="ce47"/>
          <table:table-cell table:style-name="ce43" table:formula="oooc:=['1 _ American'.Q8]" office:value-type="float" office:value="0">
            <text:p>0</text:p>
          </table:table-cell>
          <table:table-cell table:style-name="ce47"/>
          <table:table-cell table:style-name="ce43" table:formula="oooc:=['1 _ American'.Q9]" office:value-type="float" office:value="0">
            <text:p>0</text:p>
          </table:table-cell>
          <table:table-cell table:style-name="ce47"/>
          <table:table-cell table:style-name="ce43" table:formula="oooc:=['1 _ American'.Q10]" office:value-type="float" office:value="1">
            <text:p>1</text:p>
          </table:table-cell>
          <table:table-cell table:style-name="ce47"/>
          <table:table-cell table:style-name="ce43" table:formula="oooc:=['1 _ American'.Q11]" office:value-type="float" office:value="0">
            <text:p>0</text:p>
          </table:table-cell>
          <table:table-cell table:style-name="ce47"/>
          <table:table-cell table:style-name="ce43" table:formula="oooc:=['1 _ American'.Q12]" office:value-type="float" office:value="1">
            <text:p>1</text:p>
          </table:table-cell>
          <table:table-cell table:style-name="ce47"/>
          <table:table-cell table:style-name="ce43" table:formula="oooc:=['1 _ American'.Q13]" office:value-type="float" office:value="2">
            <text:p>2</text:p>
          </table:table-cell>
          <table:table-cell table:style-name="ce47"/>
          <table:table-cell table:style-name="ce43" table:formula="oooc:=['1 _ American'.Q14]" office:value-type="float" office:value="0">
            <text:p>0</text:p>
          </table:table-cell>
          <table:table-cell table:style-name="ce47"/>
          <table:table-cell table:style-name="ce55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43" table:formula="oooc:=['1 _ American'.Q20]" office:value-type="float" office:value="19">
            <text:p>19</text:p>
          </table:table-cell>
          <table:table-cell table:style-name="ce19"/>
          <table:table-cell table:style-name="ce43" table:formula="oooc:=['1 _ American'.Q21]" office:value-type="float" office:value="38">
            <text:p>38</text:p>
          </table:table-cell>
          <table:table-cell table:style-name="ce19"/>
          <table:table-cell table:style-name="ce43" table:formula="oooc:=['1 _ American'.Q22]" office:value-type="float" office:value="40">
            <text:p>40</text:p>
          </table:table-cell>
          <table:table-cell table:style-name="ce19"/>
          <table:table-cell table:style-name="ce43" table:formula="oooc:=['1 _ American'.Q23]" office:value-type="float" office:value="42">
            <text:p>42</text:p>
          </table:table-cell>
          <table:table-cell table:style-name="ce19"/>
          <table:table-cell table:style-name="ce43" table:formula="oooc:=['1 _ American'.Q24]" office:value-type="float" office:value="6">
            <text:p>6</text:p>
          </table:table-cell>
          <table:table-cell table:style-name="ce19"/>
          <table:table-cell table:style-name="ce43" table:formula="oooc:=['1 _ American'.Q25]" office:value-type="float" office:value="0">
            <text:p>0</text:p>
          </table:table-cell>
          <table:table-cell table:style-name="ce19"/>
          <table:table-cell table:style-name="ce55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8">
            <text:p>8</text:p>
          </table:table-cell>
          <table:table-cell table:style-name="ce43" table:formula="oooc:=['1 _ American'.R3]" office:value-type="float" office:value="0">
            <text:p>0</text:p>
          </table:table-cell>
          <table:table-cell table:style-name="ce47"/>
          <table:table-cell table:style-name="ce43" table:formula="oooc:=['1 _ American'.R4]" office:value-type="float" office:value="2">
            <text:p>2</text:p>
          </table:table-cell>
          <table:table-cell table:style-name="ce47"/>
          <table:table-cell table:style-name="ce43" table:formula="oooc:=['1 _ American'.R5]" office:value-type="float" office:value="0">
            <text:p>0</text:p>
          </table:table-cell>
          <table:table-cell table:style-name="ce47"/>
          <table:table-cell table:style-name="ce43" table:formula="oooc:=['1 _ American'.R6]" office:value-type="float" office:value="0">
            <text:p>0</text:p>
          </table:table-cell>
          <table:table-cell table:style-name="ce47"/>
          <table:table-cell table:style-name="ce43" table:formula="oooc:=['1 _ American'.R7]" office:value-type="float" office:value="0">
            <text:p>0</text:p>
          </table:table-cell>
          <table:table-cell table:style-name="ce47"/>
          <table:table-cell table:style-name="ce43" table:formula="oooc:=['1 _ American'.R8]" office:value-type="float" office:value="2">
            <text:p>2</text:p>
          </table:table-cell>
          <table:table-cell table:style-name="ce47"/>
          <table:table-cell table:style-name="ce43" table:formula="oooc:=['1 _ American'.R9]" office:value-type="float" office:value="1">
            <text:p>1</text:p>
          </table:table-cell>
          <table:table-cell table:style-name="ce47"/>
          <table:table-cell table:style-name="ce43" table:formula="oooc:=['1 _ American'.R10]" office:value-type="float" office:value="1">
            <text:p>1</text:p>
          </table:table-cell>
          <table:table-cell table:style-name="ce47"/>
          <table:table-cell table:style-name="ce43" table:formula="oooc:=['1 _ American'.R11]" office:value-type="float" office:value="0">
            <text:p>0</text:p>
          </table:table-cell>
          <table:table-cell table:style-name="ce47"/>
          <table:table-cell table:style-name="ce43" table:formula="oooc:=['1 _ American'.R12]" office:value-type="float" office:value="0">
            <text:p>0</text:p>
          </table:table-cell>
          <table:table-cell table:style-name="ce47"/>
          <table:table-cell table:style-name="ce43" table:formula="oooc:=['1 _ American'.R13]" office:value-type="float" office:value="0">
            <text:p>0</text:p>
          </table:table-cell>
          <table:table-cell table:style-name="ce47"/>
          <table:table-cell table:style-name="ce43" table:formula="oooc:=['1 _ American'.R14]" office:value-type="float" office:value="2">
            <text:p>2</text:p>
          </table:table-cell>
          <table:table-cell table:style-name="ce47"/>
          <table:table-cell table:style-name="ce55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43" table:formula="oooc:=['1 _ American'.R20]" office:value-type="float" office:value="38">
            <text:p>38</text:p>
          </table:table-cell>
          <table:table-cell table:style-name="ce19"/>
          <table:table-cell table:style-name="ce43" table:formula="oooc:=['1 _ American'.R21]" office:value-type="float" office:value="22">
            <text:p>22</text:p>
          </table:table-cell>
          <table:table-cell table:style-name="ce19"/>
          <table:table-cell table:style-name="ce43" table:formula="oooc:=['1 _ American'.R22]" office:value-type="float" office:value="24">
            <text:p>24</text:p>
          </table:table-cell>
          <table:table-cell table:style-name="ce19"/>
          <table:table-cell table:style-name="ce43" table:formula="oooc:=['1 _ American'.R23]" office:value-type="float" office:value="0">
            <text:p>0</text:p>
          </table:table-cell>
          <table:table-cell table:style-name="ce19"/>
          <table:table-cell table:style-name="ce43" table:formula="oooc:=['1 _ American'.R24]" office:value-type="float" office:value="34">
            <text:p>34</text:p>
          </table:table-cell>
          <table:table-cell table:style-name="ce19"/>
          <table:table-cell table:style-name="ce43" table:formula="oooc:=['1 _ American'.R25]" office:value-type="float" office:value="14">
            <text:p>14</text:p>
          </table:table-cell>
          <table:table-cell table:style-name="ce19"/>
          <table:table-cell table:style-name="ce55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9">
            <text:p>9</text:p>
          </table:table-cell>
          <table:table-cell table:style-name="ce43" table:formula="oooc:=['1 _ American'.S3]" office:value-type="float" office:value="0">
            <text:p>0</text:p>
          </table:table-cell>
          <table:table-cell table:style-name="ce47"/>
          <table:table-cell table:style-name="ce43" table:formula="oooc:=['1 _ American'.S4]" office:value-type="float" office:value="3">
            <text:p>3</text:p>
          </table:table-cell>
          <table:table-cell table:style-name="ce47"/>
          <table:table-cell table:style-name="ce43" table:formula="oooc:=['1 _ American'.S5]" office:value-type="float" office:value="0">
            <text:p>0</text:p>
          </table:table-cell>
          <table:table-cell table:style-name="ce47"/>
          <table:table-cell table:style-name="ce43" table:formula="oooc:=['1 _ American'.S6]" office:value-type="float" office:value="0">
            <text:p>0</text:p>
          </table:table-cell>
          <table:table-cell table:style-name="ce47"/>
          <table:table-cell table:style-name="ce43" table:formula="oooc:=['1 _ American'.S7]" office:value-type="float" office:value="1">
            <text:p>1</text:p>
          </table:table-cell>
          <table:table-cell table:style-name="ce47"/>
          <table:table-cell table:style-name="ce43" table:formula="oooc:=['1 _ American'.S8]" office:value-type="float" office:value="2">
            <text:p>2</text:p>
          </table:table-cell>
          <table:table-cell table:style-name="ce47"/>
          <table:table-cell table:style-name="ce43" table:formula="oooc:=['1 _ American'.S9]" office:value-type="float" office:value="2">
            <text:p>2</text:p>
          </table:table-cell>
          <table:table-cell table:style-name="ce47"/>
          <table:table-cell table:style-name="ce43" table:formula="oooc:=['1 _ American'.S10]" office:value-type="float" office:value="1">
            <text:p>1</text:p>
          </table:table-cell>
          <table:table-cell table:style-name="ce47"/>
          <table:table-cell table:style-name="ce43" table:formula="oooc:=['1 _ American'.S11]" office:value-type="float" office:value="0">
            <text:p>0</text:p>
          </table:table-cell>
          <table:table-cell table:style-name="ce47"/>
          <table:table-cell table:style-name="ce43" table:formula="oooc:=['1 _ American'.S12]" office:value-type="float" office:value="0">
            <text:p>0</text:p>
          </table:table-cell>
          <table:table-cell table:style-name="ce47"/>
          <table:table-cell table:style-name="ce43" table:formula="oooc:=['1 _ American'.S13]" office:value-type="float" office:value="0">
            <text:p>0</text:p>
          </table:table-cell>
          <table:table-cell table:style-name="ce47"/>
          <table:table-cell table:style-name="ce43" table:formula="oooc:=['1 _ American'.S14]" office:value-type="float" office:value="3">
            <text:p>3</text:p>
          </table:table-cell>
          <table:table-cell table:style-name="ce47"/>
          <table:table-cell table:style-name="ce55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43" table:formula="oooc:=['1 _ American'.S20]" office:value-type="float" office:value="55">
            <text:p>55</text:p>
          </table:table-cell>
          <table:table-cell table:style-name="ce19"/>
          <table:table-cell table:style-name="ce43" table:formula="oooc:=['1 _ American'.S21]" office:value-type="float" office:value="36">
            <text:p>36</text:p>
          </table:table-cell>
          <table:table-cell table:style-name="ce19"/>
          <table:table-cell table:style-name="ce43" table:formula="oooc:=['1 _ American'.S22]" office:value-type="float" office:value="32">
            <text:p>32</text:p>
          </table:table-cell>
          <table:table-cell table:style-name="ce19"/>
          <table:table-cell table:style-name="ce43" table:formula="oooc:=['1 _ American'.S23]" office:value-type="float" office:value="0">
            <text:p>0</text:p>
          </table:table-cell>
          <table:table-cell table:style-name="ce19"/>
          <table:table-cell table:style-name="ce43" table:formula="oooc:=['1 _ American'.S24]" office:value-type="float" office:value="46">
            <text:p>46</text:p>
          </table:table-cell>
          <table:table-cell table:style-name="ce19"/>
          <table:table-cell table:style-name="ce43" table:formula="oooc:=['1 _ American'.S25]" office:value-type="float" office:value="29">
            <text:p>29</text:p>
          </table:table-cell>
          <table:table-cell table:style-name="ce19"/>
          <table:table-cell table:style-name="ce55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0">
            <text:p>10</text:p>
          </table:table-cell>
          <table:table-cell table:style-name="ce43" table:formula="oooc:=['1 _ American'.T3]" office:value-type="float" office:value="2">
            <text:p>2</text:p>
          </table:table-cell>
          <table:table-cell table:style-name="ce47"/>
          <table:table-cell table:style-name="ce43" table:formula="oooc:=['1 _ American'.T4]" office:value-type="float" office:value="1">
            <text:p>1</text:p>
          </table:table-cell>
          <table:table-cell table:style-name="ce47"/>
          <table:table-cell table:style-name="ce43" table:formula="oooc:=['1 _ American'.T5]" office:value-type="float" office:value="1">
            <text:p>1</text:p>
          </table:table-cell>
          <table:table-cell table:style-name="ce47"/>
          <table:table-cell table:style-name="ce43" table:formula="oooc:=['1 _ American'.T6]" office:value-type="float" office:value="0">
            <text:p>0</text:p>
          </table:table-cell>
          <table:table-cell table:style-name="ce47"/>
          <table:table-cell table:style-name="ce43" table:formula="oooc:=['1 _ American'.T7]" office:value-type="float" office:value="0">
            <text:p>0</text:p>
          </table:table-cell>
          <table:table-cell table:style-name="ce47"/>
          <table:table-cell table:style-name="ce43" table:formula="oooc:=['1 _ American'.T8]" office:value-type="float" office:value="3">
            <text:p>3</text:p>
          </table:table-cell>
          <table:table-cell table:style-name="ce47"/>
          <table:table-cell table:style-name="ce43" table:formula="oooc:=['1 _ American'.T9]" office:value-type="float" office:value="0">
            <text:p>0</text:p>
          </table:table-cell>
          <table:table-cell table:style-name="ce47"/>
          <table:table-cell table:style-name="ce43" table:formula="oooc:=['1 _ American'.T10]" office:value-type="float" office:value="0">
            <text:p>0</text:p>
          </table:table-cell>
          <table:table-cell table:style-name="ce47"/>
          <table:table-cell table:style-name="ce43" table:formula="oooc:=['1 _ American'.T11]" office:value-type="float" office:value="0">
            <text:p>0</text:p>
          </table:table-cell>
          <table:table-cell table:style-name="ce47"/>
          <table:table-cell table:style-name="ce43" table:formula="oooc:=['1 _ American'.T12]" office:value-type="float" office:value="2">
            <text:p>2</text:p>
          </table:table-cell>
          <table:table-cell table:style-name="ce47"/>
          <table:table-cell table:style-name="ce43" table:formula="oooc:=['1 _ American'.T13]" office:value-type="float" office:value="5">
            <text:p>5</text:p>
          </table:table-cell>
          <table:table-cell table:style-name="ce47"/>
          <table:table-cell table:style-name="ce43" table:formula="oooc:=['1 _ American'.T14]" office:value-type="float" office:value="0">
            <text:p>0</text:p>
          </table:table-cell>
          <table:table-cell table:style-name="ce47"/>
          <table:table-cell table:style-name="ce55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43" table:formula="oooc:=['1 _ American'.T20]" office:value-type="float" office:value="64">
            <text:p>64</text:p>
          </table:table-cell>
          <table:table-cell table:style-name="ce19"/>
          <table:table-cell table:style-name="ce43" table:formula="oooc:=['1 _ American'.T21]" office:value-type="float" office:value="63">
            <text:p>63</text:p>
          </table:table-cell>
          <table:table-cell table:style-name="ce19"/>
          <table:table-cell table:style-name="ce43" table:formula="oooc:=['1 _ American'.T22]" office:value-type="float" office:value="44">
            <text:p>44</text:p>
          </table:table-cell>
          <table:table-cell table:style-name="ce19"/>
          <table:table-cell table:style-name="ce43" table:formula="oooc:=['1 _ American'.T23]" office:value-type="float" office:value="51">
            <text:p>51</text:p>
          </table:table-cell>
          <table:table-cell table:style-name="ce19"/>
          <table:table-cell table:style-name="ce43" table:formula="oooc:=['1 _ American'.T24]" office:value-type="float" office:value="15">
            <text:p>15</text:p>
          </table:table-cell>
          <table:table-cell table:style-name="ce19"/>
          <table:table-cell table:style-name="ce43" table:formula="oooc:=['1 _ American'.T25]" office:value-type="float" office:value="0">
            <text:p>0</text:p>
          </table:table-cell>
          <table:table-cell table:style-name="ce19"/>
          <table:table-cell table:style-name="ce55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48"/>
          <table:table-cell table:style-name="ce44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48"/>
          <table:table-cell table:style-name="ce44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48"/>
          <table:table-cell table:style-name="ce44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48"/>
          <table:table-cell table:style-name="ce44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48"/>
          <table:table-cell table:style-name="ce44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48"/>
          <table:table-cell table:style-name="ce44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48"/>
          <table:table-cell table:style-name="ce44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48"/>
          <table:table-cell table:style-name="ce44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48"/>
          <table:table-cell table:style-name="ce44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48"/>
          <table:table-cell table:style-name="ce44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48"/>
          <table:table-cell table:style-name="ce44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48"/>
          <table:table-cell table:style-name="ce56"/>
          <table:table-cell table:style-name="ce44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67"/>
          <table:table-cell table:style-name="ce44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67"/>
          <table:table-cell table:style-name="ce44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67"/>
          <table:table-cell table:style-name="ce44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67"/>
          <table:table-cell table:style-name="ce44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67"/>
          <table:table-cell table:style-name="ce44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Мексика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Tortilla Soup</text:p>
          </table:table-cell>
          <table:covered-table-cell table:style-name="ce26"/>
          <table:table-cell table:style-name="ce22" office:value-type="string" table:number-columns-spanned="2" table:number-rows-spanned="1">
            <text:p>Guacamole</text:p>
          </table:table-cell>
          <table:covered-table-cell table:style-name="ce26"/>
          <table:table-cell table:style-name="ce22" office:value-type="string" table:number-columns-spanned="2" table:number-rows-spanned="1">
            <text:p>Cheese Nachos</text:p>
          </table:table-cell>
          <table:covered-table-cell table:style-name="ce26"/>
          <table:table-cell table:style-name="ce22" office:value-type="string" table:number-columns-spanned="2" table:number-rows-spanned="1">
            <text:p>Chilies Renellos</text:p>
          </table:table-cell>
          <table:covered-table-cell table:style-name="ce26"/>
          <table:table-cell table:style-name="ce22" office:value-type="string" table:number-columns-spanned="2" table:number-rows-spanned="1">
            <text:p>Av St Tacos</text:p>
          </table:table-cell>
          <table:covered-table-cell table:style-name="ce26"/>
          <table:table-cell table:style-name="ce22" office:value-type="string" table:number-columns-spanned="2" table:number-rows-spanned="1">
            <text:p>Burrito</text:p>
          </table:table-cell>
          <table:covered-table-cell table:style-name="ce26"/>
          <table:table-cell table:style-name="ce22" office:value-type="string" table:number-columns-spanned="2" table:number-rows-spanned="1">
            <text:p>Chili con Carne</text:p>
          </table:table-cell>
          <table:covered-table-cell table:style-name="ce26"/>
          <table:table-cell table:style-name="ce22" office:value-type="string" table:number-columns-spanned="2" table:number-rows-spanned="1">
            <text:p>Quesadilla</text:p>
          </table:table-cell>
          <table:covered-table-cell table:style-name="ce26"/>
          <table:table-cell table:style-name="ce22" office:value-type="string" table:number-columns-spanned="2" table:number-rows-spanned="1">
            <text:p>TM Turket Cas</text:p>
          </table:table-cell>
          <table:covered-table-cell table:style-name="ce26"/>
          <table:table-cell table:style-name="ce22" office:value-type="string" table:number-columns-spanned="2" table:number-rows-spanned="1">
            <text:p>Avocado Salsa</text:p>
          </table:table-cell>
          <table:covered-table-cell table:style-name="ce26"/>
          <table:table-cell table:style-name="ce22" office:value-type="string" table:number-columns-spanned="2" table:number-rows-spanned="1">
            <text:p>Fajitas</text:p>
          </table:table-cell>
          <table:covered-table-cell table:style-name="ce26"/>
          <table:table-cell table:style-name="ce22" office:value-type="string" table:number-columns-spanned="2" table:number-rows-spanned="1">
            <text:p>F Fan Nachos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47"/>
          <table:table-cell table:formula="oooc:=['2 _ Mexican'.K4]" office:value-type="float" office:value="0">
            <text:p>0</text:p>
          </table:table-cell>
          <table:table-cell table:style-name="ce47"/>
          <table:table-cell table:formula="oooc:=['2 _ Mexican'.K5]" office:value-type="float" office:value="0">
            <text:p>0</text:p>
          </table:table-cell>
          <table:table-cell table:style-name="ce47"/>
          <table:table-cell table:formula="oooc:=['2 _ Mexican'.K6]" office:value-type="float" office:value="0">
            <text:p>0</text:p>
          </table:table-cell>
          <table:table-cell table:style-name="ce47"/>
          <table:table-cell table:formula="oooc:=['2 _ Mexican'.K7]" office:value-type="float" office:value="0">
            <text:p>0</text:p>
          </table:table-cell>
          <table:table-cell table:style-name="ce47"/>
          <table:table-cell table:formula="oooc:=['2 _ Mexican'.K8]" office:value-type="float" office:value="3">
            <text:p>3</text:p>
          </table:table-cell>
          <table:table-cell table:style-name="ce47"/>
          <table:table-cell table:formula="oooc:=['2 _ Mexican'.K9]" office:value-type="float" office:value="0">
            <text:p>0</text:p>
          </table:table-cell>
          <table:table-cell table:style-name="ce47"/>
          <table:table-cell table:formula="oooc:=['2 _ Mexican'.K10]" office:value-type="float" office:value="0">
            <text:p>0</text:p>
          </table:table-cell>
          <table:table-cell table:style-name="ce47"/>
          <table:table-cell table:formula="oooc:=['2 _ Mexican'.K11]" office:value-type="float" office:value="0">
            <text:p>0</text:p>
          </table:table-cell>
          <table:table-cell table:style-name="ce47"/>
          <table:table-cell table:formula="oooc:=['2 _ Mexican'.K12]" office:value-type="float" office:value="0">
            <text:p>0</text:p>
          </table:table-cell>
          <table:table-cell table:style-name="ce47"/>
          <table:table-cell table:formula="oooc:=['2 _ Mexican'.K13]" office:value-type="float" office:value="0">
            <text:p>0</text:p>
          </table:table-cell>
          <table:table-cell table:style-name="ce47"/>
          <table:table-cell table:formula="oooc:=['2 _ Mexican'.K14]" office:value-type="float" office:value="0">
            <text:p>0</text:p>
          </table:table-cell>
          <table:table-cell table:style-name="ce47"/>
          <table:table-cell table:style-name="ce55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19"/>
          <table:table-cell table:formula="oooc:=['2 _ Mexican'.K21]" office:value-type="float" office:value="0">
            <text:p>0</text:p>
          </table:table-cell>
          <table:table-cell table:style-name="ce19"/>
          <table:table-cell table:formula="oooc:=['2 _ Mexican'.K22]" office:value-type="float" office:value="18">
            <text:p>18</text:p>
          </table:table-cell>
          <table:table-cell table:style-name="ce19"/>
          <table:table-cell table:formula="oooc:=['2 _ Mexican'.K23]" office:value-type="float" office:value="51">
            <text:p>51</text:p>
          </table:table-cell>
          <table:table-cell table:style-name="ce19"/>
          <table:table-cell table:formula="oooc:=['2 _ Mexican'.K24]" office:value-type="float" office:value="0">
            <text:p>0</text:p>
          </table:table-cell>
          <table:table-cell table:style-name="ce19"/>
          <table:table-cell table:formula="oooc:=['2 _ Mexican'.K25]" office:value-type="float" office:value="0">
            <text:p>0</text:p>
          </table:table-cell>
          <table:table-cell table:style-name="ce19"/>
          <table:table-cell table:style-name="ce55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47"/>
          <table:table-cell table:formula="oooc:=['2 _ Mexican'.L4]" office:value-type="float" office:value="0">
            <text:p>0</text:p>
          </table:table-cell>
          <table:table-cell table:style-name="ce47"/>
          <table:table-cell table:formula="oooc:=['2 _ Mexican'.L5]" office:value-type="float" office:value="0">
            <text:p>0</text:p>
          </table:table-cell>
          <table:table-cell table:style-name="ce47"/>
          <table:table-cell table:formula="oooc:=['2 _ Mexican'.L6]" office:value-type="float" office:value="3">
            <text:p>3</text:p>
          </table:table-cell>
          <table:table-cell table:style-name="ce47"/>
          <table:table-cell table:formula="oooc:=['2 _ Mexican'.L7]" office:value-type="float" office:value="0">
            <text:p>0</text:p>
          </table:table-cell>
          <table:table-cell table:style-name="ce47"/>
          <table:table-cell table:formula="oooc:=['2 _ Mexican'.L8]" office:value-type="float" office:value="0">
            <text:p>0</text:p>
          </table:table-cell>
          <table:table-cell table:style-name="ce47"/>
          <table:table-cell table:formula="oooc:=['2 _ Mexican'.L9]" office:value-type="float" office:value="4">
            <text:p>4</text:p>
          </table:table-cell>
          <table:table-cell table:style-name="ce47"/>
          <table:table-cell table:formula="oooc:=['2 _ Mexican'.L10]" office:value-type="float" office:value="0">
            <text:p>0</text:p>
          </table:table-cell>
          <table:table-cell table:style-name="ce47"/>
          <table:table-cell table:formula="oooc:=['2 _ Mexican'.L11]" office:value-type="float" office:value="0">
            <text:p>0</text:p>
          </table:table-cell>
          <table:table-cell table:style-name="ce47"/>
          <table:table-cell table:formula="oooc:=['2 _ Mexican'.L12]" office:value-type="float" office:value="0">
            <text:p>0</text:p>
          </table:table-cell>
          <table:table-cell table:style-name="ce47"/>
          <table:table-cell table:formula="oooc:=['2 _ Mexican'.L13]" office:value-type="float" office:value="0">
            <text:p>0</text:p>
          </table:table-cell>
          <table:table-cell table:style-name="ce47"/>
          <table:table-cell table:formula="oooc:=['2 _ Mexican'.L14]" office:value-type="float" office:value="0">
            <text:p>0</text:p>
          </table:table-cell>
          <table:table-cell table:style-name="ce47"/>
          <table:table-cell table:style-name="ce55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19"/>
          <table:table-cell table:formula="oooc:=['2 _ Mexican'.L21]" office:value-type="float" office:value="56">
            <text:p>56</text:p>
          </table:table-cell>
          <table:table-cell table:style-name="ce19"/>
          <table:table-cell table:formula="oooc:=['2 _ Mexican'.L22]" office:value-type="float" office:value="20">
            <text:p>20</text:p>
          </table:table-cell>
          <table:table-cell table:style-name="ce19"/>
          <table:table-cell table:formula="oooc:=['2 _ Mexican'.L23]" office:value-type="float" office:value="12">
            <text:p>12</text:p>
          </table:table-cell>
          <table:table-cell table:style-name="ce19"/>
          <table:table-cell table:formula="oooc:=['2 _ Mexican'.L24]" office:value-type="float" office:value="0">
            <text:p>0</text:p>
          </table:table-cell>
          <table:table-cell table:style-name="ce19"/>
          <table:table-cell table:formula="oooc:=['2 _ Mexican'.L25]" office:value-type="float" office:value="0">
            <text:p>0</text:p>
          </table:table-cell>
          <table:table-cell table:style-name="ce19"/>
          <table:table-cell table:style-name="ce55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47"/>
          <table:table-cell table:formula="oooc:=['2 _ Mexican'.M4]" office:value-type="float" office:value="0">
            <text:p>0</text:p>
          </table:table-cell>
          <table:table-cell table:style-name="ce47"/>
          <table:table-cell table:formula="oooc:=['2 _ Mexican'.M5]" office:value-type="float" office:value="0">
            <text:p>0</text:p>
          </table:table-cell>
          <table:table-cell table:style-name="ce47"/>
          <table:table-cell table:formula="oooc:=['2 _ Mexican'.M6]" office:value-type="float" office:value="4">
            <text:p>4</text:p>
          </table:table-cell>
          <table:table-cell table:style-name="ce47"/>
          <table:table-cell table:formula="oooc:=['2 _ Mexican'.M7]" office:value-type="float" office:value="0">
            <text:p>0</text:p>
          </table:table-cell>
          <table:table-cell table:style-name="ce47"/>
          <table:table-cell table:formula="oooc:=['2 _ Mexican'.M8]" office:value-type="float" office:value="0">
            <text:p>0</text:p>
          </table:table-cell>
          <table:table-cell table:style-name="ce47"/>
          <table:table-cell table:formula="oooc:=['2 _ Mexican'.M9]" office:value-type="float" office:value="1">
            <text:p>1</text:p>
          </table:table-cell>
          <table:table-cell table:style-name="ce47"/>
          <table:table-cell table:formula="oooc:=['2 _ Mexican'.M10]" office:value-type="float" office:value="0">
            <text:p>0</text:p>
          </table:table-cell>
          <table:table-cell table:style-name="ce47"/>
          <table:table-cell table:formula="oooc:=['2 _ Mexican'.M11]" office:value-type="float" office:value="3">
            <text:p>3</text:p>
          </table:table-cell>
          <table:table-cell table:style-name="ce47"/>
          <table:table-cell table:formula="oooc:=['2 _ Mexican'.M12]" office:value-type="float" office:value="0">
            <text:p>0</text:p>
          </table:table-cell>
          <table:table-cell table:style-name="ce47"/>
          <table:table-cell table:formula="oooc:=['2 _ Mexican'.M13]" office:value-type="float" office:value="0">
            <text:p>0</text:p>
          </table:table-cell>
          <table:table-cell table:style-name="ce47"/>
          <table:table-cell table:formula="oooc:=['2 _ Mexican'.M14]" office:value-type="float" office:value="0">
            <text:p>0</text:p>
          </table:table-cell>
          <table:table-cell table:style-name="ce47"/>
          <table:table-cell table:style-name="ce55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19"/>
          <table:table-cell table:formula="oooc:=['2 _ Mexican'.M21]" office:value-type="float" office:value="61">
            <text:p>61</text:p>
          </table:table-cell>
          <table:table-cell table:style-name="ce19"/>
          <table:table-cell table:formula="oooc:=['2 _ Mexican'.M22]" office:value-type="float" office:value="5">
            <text:p>5</text:p>
          </table:table-cell>
          <table:table-cell table:style-name="ce19"/>
          <table:table-cell table:formula="oooc:=['2 _ Mexican'.M23]" office:value-type="float" office:value="0">
            <text:p>0</text:p>
          </table:table-cell>
          <table:table-cell table:style-name="ce19"/>
          <table:table-cell table:formula="oooc:=['2 _ Mexican'.M24]" office:value-type="float" office:value="0">
            <text:p>0</text:p>
          </table:table-cell>
          <table:table-cell table:style-name="ce19"/>
          <table:table-cell table:formula="oooc:=['2 _ Mexican'.M25]" office:value-type="float" office:value="18">
            <text:p>18</text:p>
          </table:table-cell>
          <table:table-cell table:style-name="ce19"/>
          <table:table-cell table:style-name="ce55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47"/>
          <table:table-cell table:formula="oooc:=['2 _ Mexican'.N4]" office:value-type="float" office:value="3">
            <text:p>3</text:p>
          </table:table-cell>
          <table:table-cell table:style-name="ce47"/>
          <table:table-cell table:formula="oooc:=['2 _ Mexican'.N5]" office:value-type="float" office:value="0">
            <text:p>0</text:p>
          </table:table-cell>
          <table:table-cell table:style-name="ce47"/>
          <table:table-cell table:formula="oooc:=['2 _ Mexican'.N6]" office:value-type="float" office:value="1">
            <text:p>1</text:p>
          </table:table-cell>
          <table:table-cell table:style-name="ce47"/>
          <table:table-cell table:formula="oooc:=['2 _ Mexican'.N7]" office:value-type="float" office:value="0">
            <text:p>0</text:p>
          </table:table-cell>
          <table:table-cell table:style-name="ce47"/>
          <table:table-cell table:formula="oooc:=['2 _ Mexican'.N8]" office:value-type="float" office:value="0">
            <text:p>0</text:p>
          </table:table-cell>
          <table:table-cell table:style-name="ce47"/>
          <table:table-cell table:formula="oooc:=['2 _ Mexican'.N9]" office:value-type="float" office:value="1">
            <text:p>1</text:p>
          </table:table-cell>
          <table:table-cell table:style-name="ce47"/>
          <table:table-cell table:formula="oooc:=['2 _ Mexican'.N10]" office:value-type="float" office:value="0">
            <text:p>0</text:p>
          </table:table-cell>
          <table:table-cell table:style-name="ce47"/>
          <table:table-cell table:formula="oooc:=['2 _ Mexican'.N11]" office:value-type="float" office:value="0">
            <text:p>0</text:p>
          </table:table-cell>
          <table:table-cell table:style-name="ce47"/>
          <table:table-cell table:formula="oooc:=['2 _ Mexican'.N12]" office:value-type="float" office:value="3">
            <text:p>3</text:p>
          </table:table-cell>
          <table:table-cell table:style-name="ce47"/>
          <table:table-cell table:formula="oooc:=['2 _ Mexican'.N13]" office:value-type="float" office:value="0">
            <text:p>0</text:p>
          </table:table-cell>
          <table:table-cell table:style-name="ce47"/>
          <table:table-cell table:formula="oooc:=['2 _ Mexican'.N14]" office:value-type="float" office:value="0">
            <text:p>0</text:p>
          </table:table-cell>
          <table:table-cell table:style-name="ce47"/>
          <table:table-cell table:style-name="ce55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19"/>
          <table:table-cell table:formula="oooc:=['2 _ Mexican'.N21]" office:value-type="float" office:value="37">
            <text:p>37</text:p>
          </table:table-cell>
          <table:table-cell table:style-name="ce19"/>
          <table:table-cell table:formula="oooc:=['2 _ Mexican'.N22]" office:value-type="float" office:value="35">
            <text:p>35</text:p>
          </table:table-cell>
          <table:table-cell table:style-name="ce19"/>
          <table:table-cell table:formula="oooc:=['2 _ Mexican'.N23]" office:value-type="float" office:value="0">
            <text:p>0</text:p>
          </table:table-cell>
          <table:table-cell table:style-name="ce19"/>
          <table:table-cell table:formula="oooc:=['2 _ Mexican'.N24]" office:value-type="float" office:value="48">
            <text:p>48</text:p>
          </table:table-cell>
          <table:table-cell table:style-name="ce19"/>
          <table:table-cell table:formula="oooc:=['2 _ Mexican'.N25]" office:value-type="float" office:value="0">
            <text:p>0</text:p>
          </table:table-cell>
          <table:table-cell table:style-name="ce19"/>
          <table:table-cell table:style-name="ce55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47"/>
          <table:table-cell table:formula="oooc:=['2 _ Mexican'.O4]" office:value-type="float" office:value="2">
            <text:p>2</text:p>
          </table:table-cell>
          <table:table-cell table:style-name="ce47"/>
          <table:table-cell table:formula="oooc:=['2 _ Mexican'.O5]" office:value-type="float" office:value="0">
            <text:p>0</text:p>
          </table:table-cell>
          <table:table-cell table:style-name="ce47"/>
          <table:table-cell table:formula="oooc:=['2 _ Mexican'.O6]" office:value-type="float" office:value="0">
            <text:p>0</text:p>
          </table:table-cell>
          <table:table-cell table:style-name="ce47"/>
          <table:table-cell table:formula="oooc:=['2 _ Mexican'.O7]" office:value-type="float" office:value="0">
            <text:p>0</text:p>
          </table:table-cell>
          <table:table-cell table:style-name="ce47"/>
          <table:table-cell table:formula="oooc:=['2 _ Mexican'.O8]" office:value-type="float" office:value="2">
            <text:p>2</text:p>
          </table:table-cell>
          <table:table-cell table:style-name="ce47"/>
          <table:table-cell table:formula="oooc:=['2 _ Mexican'.O9]" office:value-type="float" office:value="0">
            <text:p>0</text:p>
          </table:table-cell>
          <table:table-cell table:style-name="ce47"/>
          <table:table-cell table:formula="oooc:=['2 _ Mexican'.O10]" office:value-type="float" office:value="0">
            <text:p>0</text:p>
          </table:table-cell>
          <table:table-cell table:style-name="ce47"/>
          <table:table-cell table:formula="oooc:=['2 _ Mexican'.O11]" office:value-type="float" office:value="0">
            <text:p>0</text:p>
          </table:table-cell>
          <table:table-cell table:style-name="ce47"/>
          <table:table-cell table:formula="oooc:=['2 _ Mexican'.O12]" office:value-type="float" office:value="0">
            <text:p>0</text:p>
          </table:table-cell>
          <table:table-cell table:style-name="ce47"/>
          <table:table-cell table:formula="oooc:=['2 _ Mexican'.O13]" office:value-type="float" office:value="0">
            <text:p>0</text:p>
          </table:table-cell>
          <table:table-cell table:style-name="ce47"/>
          <table:table-cell table:formula="oooc:=['2 _ Mexican'.O14]" office:value-type="float" office:value="1">
            <text:p>1</text:p>
          </table:table-cell>
          <table:table-cell table:style-name="ce47"/>
          <table:table-cell table:style-name="ce55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19"/>
          <table:table-cell table:formula="oooc:=['2 _ Mexican'.O21]" office:value-type="float" office:value="0">
            <text:p>0</text:p>
          </table:table-cell>
          <table:table-cell table:style-name="ce19"/>
          <table:table-cell table:formula="oooc:=['2 _ Mexican'.O22]" office:value-type="float" office:value="27">
            <text:p>27</text:p>
          </table:table-cell>
          <table:table-cell table:style-name="ce19"/>
          <table:table-cell table:formula="oooc:=['2 _ Mexican'.O23]" office:value-type="float" office:value="32">
            <text:p>32</text:p>
          </table:table-cell>
          <table:table-cell table:style-name="ce19"/>
          <table:table-cell table:formula="oooc:=['2 _ Mexican'.O24]" office:value-type="float" office:value="24">
            <text:p>24</text:p>
          </table:table-cell>
          <table:table-cell table:style-name="ce19"/>
          <table:table-cell table:formula="oooc:=['2 _ Mexican'.O25]" office:value-type="float" office:value="0">
            <text:p>0</text:p>
          </table:table-cell>
          <table:table-cell table:style-name="ce19"/>
          <table:table-cell table:style-name="ce55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47"/>
          <table:table-cell table:formula="oooc:=['2 _ Mexican'.P4]" office:value-type="float" office:value="6">
            <text:p>6</text:p>
          </table:table-cell>
          <table:table-cell table:style-name="ce47"/>
          <table:table-cell table:formula="oooc:=['2 _ Mexican'.P5]" office:value-type="float" office:value="0">
            <text:p>0</text:p>
          </table:table-cell>
          <table:table-cell table:style-name="ce47"/>
          <table:table-cell table:formula="oooc:=['2 _ Mexican'.P6]" office:value-type="float" office:value="0">
            <text:p>0</text:p>
          </table:table-cell>
          <table:table-cell table:style-name="ce47"/>
          <table:table-cell table:formula="oooc:=['2 _ Mexican'.P7]" office:value-type="float" office:value="0">
            <text:p>0</text:p>
          </table:table-cell>
          <table:table-cell table:style-name="ce47"/>
          <table:table-cell table:formula="oooc:=['2 _ Mexican'.P8]" office:value-type="float" office:value="1">
            <text:p>1</text:p>
          </table:table-cell>
          <table:table-cell table:style-name="ce47"/>
          <table:table-cell table:formula="oooc:=['2 _ Mexican'.P9]" office:value-type="float" office:value="0">
            <text:p>0</text:p>
          </table:table-cell>
          <table:table-cell table:style-name="ce47"/>
          <table:table-cell table:formula="oooc:=['2 _ Mexican'.P10]" office:value-type="float" office:value="4">
            <text:p>4</text:p>
          </table:table-cell>
          <table:table-cell table:style-name="ce47"/>
          <table:table-cell table:formula="oooc:=['2 _ Mexican'.P11]" office:value-type="float" office:value="0">
            <text:p>0</text:p>
          </table:table-cell>
          <table:table-cell table:style-name="ce47"/>
          <table:table-cell table:formula="oooc:=['2 _ Mexican'.P12]" office:value-type="float" office:value="0">
            <text:p>0</text:p>
          </table:table-cell>
          <table:table-cell table:style-name="ce47"/>
          <table:table-cell table:formula="oooc:=['2 _ Mexican'.P13]" office:value-type="float" office:value="0">
            <text:p>0</text:p>
          </table:table-cell>
          <table:table-cell table:style-name="ce47"/>
          <table:table-cell table:formula="oooc:=['2 _ Mexican'.P14]" office:value-type="float" office:value="2">
            <text:p>2</text:p>
          </table:table-cell>
          <table:table-cell table:style-name="ce47"/>
          <table:table-cell table:style-name="ce55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19"/>
          <table:table-cell table:formula="oooc:=['2 _ Mexican'.P21]" office:value-type="float" office:value="0">
            <text:p>0</text:p>
          </table:table-cell>
          <table:table-cell table:style-name="ce19"/>
          <table:table-cell table:formula="oooc:=['2 _ Mexican'.P22]" office:value-type="float" office:value="46">
            <text:p>46</text:p>
          </table:table-cell>
          <table:table-cell table:style-name="ce19"/>
          <table:table-cell table:formula="oooc:=['2 _ Mexican'.P23]" office:value-type="float" office:value="51">
            <text:p>51</text:p>
          </table:table-cell>
          <table:table-cell table:style-name="ce19"/>
          <table:table-cell table:formula="oooc:=['2 _ Mexican'.P24]" office:value-type="float" office:value="90">
            <text:p>90</text:p>
          </table:table-cell>
          <table:table-cell table:style-name="ce19"/>
          <table:table-cell table:formula="oooc:=['2 _ Mexican'.P25]" office:value-type="float" office:value="20">
            <text:p>20</text:p>
          </table:table-cell>
          <table:table-cell table:style-name="ce19"/>
          <table:table-cell table:style-name="ce55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47"/>
          <table:table-cell table:formula="oooc:=['2 _ Mexican'.Q4]" office:value-type="float" office:value="0">
            <text:p>0</text:p>
          </table:table-cell>
          <table:table-cell table:style-name="ce47"/>
          <table:table-cell table:formula="oooc:=['2 _ Mexican'.Q5]" office:value-type="float" office:value="3">
            <text:p>3</text:p>
          </table:table-cell>
          <table:table-cell table:style-name="ce47"/>
          <table:table-cell table:formula="oooc:=['2 _ Mexican'.Q6]" office:value-type="float" office:value="2">
            <text:p>2</text:p>
          </table:table-cell>
          <table:table-cell table:style-name="ce47"/>
          <table:table-cell table:formula="oooc:=['2 _ Mexican'.Q7]" office:value-type="float" office:value="0">
            <text:p>0</text:p>
          </table:table-cell>
          <table:table-cell table:style-name="ce47"/>
          <table:table-cell table:formula="oooc:=['2 _ Mexican'.Q8]" office:value-type="float" office:value="0">
            <text:p>0</text:p>
          </table:table-cell>
          <table:table-cell table:style-name="ce47"/>
          <table:table-cell table:formula="oooc:=['2 _ Mexican'.Q9]" office:value-type="float" office:value="4">
            <text:p>4</text:p>
          </table:table-cell>
          <table:table-cell table:style-name="ce47"/>
          <table:table-cell table:formula="oooc:=['2 _ Mexican'.Q10]" office:value-type="float" office:value="0">
            <text:p>0</text:p>
          </table:table-cell>
          <table:table-cell table:style-name="ce47"/>
          <table:table-cell table:formula="oooc:=['2 _ Mexican'.Q11]" office:value-type="float" office:value="0">
            <text:p>0</text:p>
          </table:table-cell>
          <table:table-cell table:style-name="ce47"/>
          <table:table-cell table:formula="oooc:=['2 _ Mexican'.Q12]" office:value-type="float" office:value="0">
            <text:p>0</text:p>
          </table:table-cell>
          <table:table-cell table:style-name="ce47"/>
          <table:table-cell table:formula="oooc:=['2 _ Mexican'.Q13]" office:value-type="float" office:value="2">
            <text:p>2</text:p>
          </table:table-cell>
          <table:table-cell table:style-name="ce47"/>
          <table:table-cell table:formula="oooc:=['2 _ Mexican'.Q14]" office:value-type="float" office:value="0">
            <text:p>0</text:p>
          </table:table-cell>
          <table:table-cell table:style-name="ce47"/>
          <table:table-cell table:style-name="ce55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19"/>
          <table:table-cell table:formula="oooc:=['2 _ Mexican'.Q21]" office:value-type="float" office:value="58">
            <text:p>58</text:p>
          </table:table-cell>
          <table:table-cell table:style-name="ce19"/>
          <table:table-cell table:formula="oooc:=['2 _ Mexican'.Q22]" office:value-type="float" office:value="20">
            <text:p>20</text:p>
          </table:table-cell>
          <table:table-cell table:style-name="ce19"/>
          <table:table-cell table:formula="oooc:=['2 _ Mexican'.Q23]" office:value-type="float" office:value="41">
            <text:p>41</text:p>
          </table:table-cell>
          <table:table-cell table:style-name="ce19"/>
          <table:table-cell table:formula="oooc:=['2 _ Mexican'.Q24]" office:value-type="float" office:value="0">
            <text:p>0</text:p>
          </table:table-cell>
          <table:table-cell table:style-name="ce19"/>
          <table:table-cell table:formula="oooc:=['2 _ Mexican'.Q25]" office:value-type="float" office:value="33">
            <text:p>33</text:p>
          </table:table-cell>
          <table:table-cell table:style-name="ce19"/>
          <table:table-cell table:style-name="ce55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47"/>
          <table:table-cell table:formula="oooc:=['2 _ Mexican'.R4]" office:value-type="float" office:value="0">
            <text:p>0</text:p>
          </table:table-cell>
          <table:table-cell table:style-name="ce47"/>
          <table:table-cell table:formula="oooc:=['2 _ Mexican'.R5]" office:value-type="float" office:value="1">
            <text:p>1</text:p>
          </table:table-cell>
          <table:table-cell table:style-name="ce47"/>
          <table:table-cell table:formula="oooc:=['2 _ Mexican'.R6]" office:value-type="float" office:value="0">
            <text:p>0</text:p>
          </table:table-cell>
          <table:table-cell table:style-name="ce47"/>
          <table:table-cell table:formula="oooc:=['2 _ Mexican'.R7]" office:value-type="float" office:value="3">
            <text:p>3</text:p>
          </table:table-cell>
          <table:table-cell table:style-name="ce47"/>
          <table:table-cell table:formula="oooc:=['2 _ Mexican'.R8]" office:value-type="float" office:value="0">
            <text:p>0</text:p>
          </table:table-cell>
          <table:table-cell table:style-name="ce47"/>
          <table:table-cell table:formula="oooc:=['2 _ Mexican'.R9]" office:value-type="float" office:value="0">
            <text:p>0</text:p>
          </table:table-cell>
          <table:table-cell table:style-name="ce47"/>
          <table:table-cell table:formula="oooc:=['2 _ Mexican'.R10]" office:value-type="float" office:value="1">
            <text:p>1</text:p>
          </table:table-cell>
          <table:table-cell table:style-name="ce47"/>
          <table:table-cell table:formula="oooc:=['2 _ Mexican'.R11]" office:value-type="float" office:value="3">
            <text:p>3</text:p>
          </table:table-cell>
          <table:table-cell table:style-name="ce47"/>
          <table:table-cell table:formula="oooc:=['2 _ Mexican'.R12]" office:value-type="float" office:value="0">
            <text:p>0</text:p>
          </table:table-cell>
          <table:table-cell table:style-name="ce47"/>
          <table:table-cell table:formula="oooc:=['2 _ Mexican'.R13]" office:value-type="float" office:value="2">
            <text:p>2</text:p>
          </table:table-cell>
          <table:table-cell table:style-name="ce47"/>
          <table:table-cell table:formula="oooc:=['2 _ Mexican'.R14]" office:value-type="float" office:value="0">
            <text:p>0</text:p>
          </table:table-cell>
          <table:table-cell table:style-name="ce47"/>
          <table:table-cell table:style-name="ce55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19"/>
          <table:table-cell table:formula="oooc:=['2 _ Mexican'.R21]" office:value-type="float" office:value="31">
            <text:p>31</text:p>
          </table:table-cell>
          <table:table-cell table:style-name="ce19"/>
          <table:table-cell table:formula="oooc:=['2 _ Mexican'.R22]" office:value-type="float" office:value="0">
            <text:p>0</text:p>
          </table:table-cell>
          <table:table-cell table:style-name="ce19"/>
          <table:table-cell table:formula="oooc:=['2 _ Mexican'.R23]" office:value-type="float" office:value="47">
            <text:p>47</text:p>
          </table:table-cell>
          <table:table-cell table:style-name="ce19"/>
          <table:table-cell table:formula="oooc:=['2 _ Mexican'.R24]" office:value-type="float" office:value="30">
            <text:p>30</text:p>
          </table:table-cell>
          <table:table-cell table:style-name="ce19"/>
          <table:table-cell table:formula="oooc:=['2 _ Mexican'.R25]" office:value-type="float" office:value="42">
            <text:p>42</text:p>
          </table:table-cell>
          <table:table-cell table:style-name="ce19"/>
          <table:table-cell table:style-name="ce55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47"/>
          <table:table-cell table:formula="oooc:=['2 _ Mexican'.S4]" office:value-type="float" office:value="1">
            <text:p>1</text:p>
          </table:table-cell>
          <table:table-cell table:style-name="ce47"/>
          <table:table-cell table:formula="oooc:=['2 _ Mexican'.S5]" office:value-type="float" office:value="0">
            <text:p>0</text:p>
          </table:table-cell>
          <table:table-cell table:style-name="ce47"/>
          <table:table-cell table:formula="oooc:=['2 _ Mexican'.S6]" office:value-type="float" office:value="1">
            <text:p>1</text:p>
          </table:table-cell>
          <table:table-cell table:style-name="ce47"/>
          <table:table-cell table:formula="oooc:=['2 _ Mexican'.S7]" office:value-type="float" office:value="2">
            <text:p>2</text:p>
          </table:table-cell>
          <table:table-cell table:style-name="ce47"/>
          <table:table-cell table:formula="oooc:=['2 _ Mexican'.S8]" office:value-type="float" office:value="0">
            <text:p>0</text:p>
          </table:table-cell>
          <table:table-cell table:style-name="ce47"/>
          <table:table-cell table:formula="oooc:=['2 _ Mexican'.S9]" office:value-type="float" office:value="2">
            <text:p>2</text:p>
          </table:table-cell>
          <table:table-cell table:style-name="ce47"/>
          <table:table-cell table:formula="oooc:=['2 _ Mexican'.S10]" office:value-type="float" office:value="0">
            <text:p>0</text:p>
          </table:table-cell>
          <table:table-cell table:style-name="ce47"/>
          <table:table-cell table:formula="oooc:=['2 _ Mexican'.S11]" office:value-type="float" office:value="0">
            <text:p>0</text:p>
          </table:table-cell>
          <table:table-cell table:style-name="ce47"/>
          <table:table-cell table:formula="oooc:=['2 _ Mexican'.S12]" office:value-type="float" office:value="3">
            <text:p>3</text:p>
          </table:table-cell>
          <table:table-cell table:style-name="ce47"/>
          <table:table-cell table:formula="oooc:=['2 _ Mexican'.S13]" office:value-type="float" office:value="0">
            <text:p>0</text:p>
          </table:table-cell>
          <table:table-cell table:style-name="ce47"/>
          <table:table-cell table:formula="oooc:=['2 _ Mexican'.S14]" office:value-type="float" office:value="2">
            <text:p>2</text:p>
          </table:table-cell>
          <table:table-cell table:style-name="ce47"/>
          <table:table-cell table:style-name="ce55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19"/>
          <table:table-cell table:formula="oooc:=['2 _ Mexican'.S21]" office:value-type="float" office:value="45">
            <text:p>45</text:p>
          </table:table-cell>
          <table:table-cell table:style-name="ce19"/>
          <table:table-cell table:formula="oooc:=['2 _ Mexican'.S22]" office:value-type="float" office:value="40">
            <text:p>40</text:p>
          </table:table-cell>
          <table:table-cell table:style-name="ce19"/>
          <table:table-cell table:formula="oooc:=['2 _ Mexican'.S23]" office:value-type="float" office:value="24">
            <text:p>24</text:p>
          </table:table-cell>
          <table:table-cell table:style-name="ce19"/>
          <table:table-cell table:formula="oooc:=['2 _ Mexican'.S24]" office:value-type="float" office:value="58">
            <text:p>58</text:p>
          </table:table-cell>
          <table:table-cell table:style-name="ce19"/>
          <table:table-cell table:formula="oooc:=['2 _ Mexican'.S25]" office:value-type="float" office:value="0">
            <text:p>0</text:p>
          </table:table-cell>
          <table:table-cell table:style-name="ce19"/>
          <table:table-cell table:style-name="ce55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47"/>
          <table:table-cell table:formula="oooc:=['2 _ Mexican'.T4]" office:value-type="float" office:value="1">
            <text:p>1</text:p>
          </table:table-cell>
          <table:table-cell table:style-name="ce47"/>
          <table:table-cell table:formula="oooc:=['2 _ Mexican'.T5]" office:value-type="float" office:value="2">
            <text:p>2</text:p>
          </table:table-cell>
          <table:table-cell table:style-name="ce47"/>
          <table:table-cell table:formula="oooc:=['2 _ Mexican'.T6]" office:value-type="float" office:value="0">
            <text:p>0</text:p>
          </table:table-cell>
          <table:table-cell table:style-name="ce47"/>
          <table:table-cell table:formula="oooc:=['2 _ Mexican'.T7]" office:value-type="float" office:value="0">
            <text:p>0</text:p>
          </table:table-cell>
          <table:table-cell table:style-name="ce47"/>
          <table:table-cell table:formula="oooc:=['2 _ Mexican'.T8]" office:value-type="float" office:value="1">
            <text:p>1</text:p>
          </table:table-cell>
          <table:table-cell table:style-name="ce47"/>
          <table:table-cell table:formula="oooc:=['2 _ Mexican'.T9]" office:value-type="float" office:value="0">
            <text:p>0</text:p>
          </table:table-cell>
          <table:table-cell table:style-name="ce47"/>
          <table:table-cell table:formula="oooc:=['2 _ Mexican'.T10]" office:value-type="float" office:value="0">
            <text:p>0</text:p>
          </table:table-cell>
          <table:table-cell table:style-name="ce47"/>
          <table:table-cell table:formula="oooc:=['2 _ Mexican'.T11]" office:value-type="float" office:value="3">
            <text:p>3</text:p>
          </table:table-cell>
          <table:table-cell table:style-name="ce47"/>
          <table:table-cell table:formula="oooc:=['2 _ Mexican'.T12]" office:value-type="float" office:value="2">
            <text:p>2</text:p>
          </table:table-cell>
          <table:table-cell table:style-name="ce47"/>
          <table:table-cell table:formula="oooc:=['2 _ Mexican'.T13]" office:value-type="float" office:value="2">
            <text:p>2</text:p>
          </table:table-cell>
          <table:table-cell table:style-name="ce47"/>
          <table:table-cell table:formula="oooc:=['2 _ Mexican'.T14]" office:value-type="float" office:value="0">
            <text:p>0</text:p>
          </table:table-cell>
          <table:table-cell table:style-name="ce47"/>
          <table:table-cell table:style-name="ce55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19"/>
          <table:table-cell table:formula="oooc:=['2 _ Mexican'.T21]" office:value-type="float" office:value="45">
            <text:p>45</text:p>
          </table:table-cell>
          <table:table-cell table:style-name="ce19"/>
          <table:table-cell table:formula="oooc:=['2 _ Mexican'.T22]" office:value-type="float" office:value="21">
            <text:p>21</text:p>
          </table:table-cell>
          <table:table-cell table:style-name="ce19"/>
          <table:table-cell table:formula="oooc:=['2 _ Mexican'.T23]" office:value-type="float" office:value="35">
            <text:p>35</text:p>
          </table:table-cell>
          <table:table-cell table:style-name="ce19"/>
          <table:table-cell table:formula="oooc:=['2 _ Mexican'.T24]" office:value-type="float" office:value="23">
            <text:p>23</text:p>
          </table:table-cell>
          <table:table-cell table:style-name="ce19"/>
          <table:table-cell table:formula="oooc:=['2 _ Mexican'.T25]" office:value-type="float" office:value="44">
            <text:p>44</text:p>
          </table:table-cell>
          <table:table-cell table:style-name="ce19"/>
          <table:table-cell table:style-name="ce55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48"/>
          <table:table-cell table:style-name="ce44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48"/>
          <table:table-cell table:style-name="ce44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48"/>
          <table:table-cell table:style-name="ce44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48"/>
          <table:table-cell table:style-name="ce44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48"/>
          <table:table-cell table:style-name="ce44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48"/>
          <table:table-cell table:style-name="ce44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48"/>
          <table:table-cell table:style-name="ce44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48"/>
          <table:table-cell table:style-name="ce44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48"/>
          <table:table-cell table:style-name="ce44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48"/>
          <table:table-cell table:style-name="ce44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48"/>
          <table:table-cell table:style-name="ce44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67"/>
          <table:table-cell table:style-name="ce44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67"/>
          <table:table-cell table:style-name="ce44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67"/>
          <table:table-cell table:style-name="ce44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67"/>
          <table:table-cell table:style-name="ce44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67"/>
          <table:table-cell table:style-name="ce44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Россия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abbage Stew</text:p>
          </table:table-cell>
          <table:covered-table-cell table:style-name="ce26"/>
          <table:table-cell table:style-name="ce22" office:value-type="string" table:number-columns-spanned="2" table:number-rows-spanned="1">
            <text:p>Pelmeni</text:p>
          </table:table-cell>
          <table:covered-table-cell table:style-name="ce26"/>
          <table:table-cell table:style-name="ce22" office:value-type="string" table:number-columns-spanned="2" table:number-rows-spanned="1">
            <text:p>Golubtsy</text:p>
          </table:table-cell>
          <table:covered-table-cell table:style-name="ce26"/>
          <table:table-cell table:style-name="ce22" office:value-type="string" table:number-columns-spanned="2" table:number-rows-spanned="1">
            <text:p>Fried Mushrooms</text:p>
          </table:table-cell>
          <table:covered-table-cell table:style-name="ce26"/>
          <table:table-cell table:style-name="ce22" office:value-type="string" table:number-columns-spanned="2" table:number-rows-spanned="1">
            <text:p>Vareniki</text:p>
          </table:table-cell>
          <table:covered-table-cell table:style-name="ce26"/>
          <table:table-cell table:style-name="ce22" office:value-type="string" table:number-columns-spanned="2" table:number-rows-spanned="1">
            <text:p>Baked Meat</text:p>
          </table:table-cell>
          <table:covered-table-cell table:style-name="ce26"/>
          <table:table-cell table:style-name="ce22" office:value-type="string" table:number-columns-spanned="2" table:number-rows-spanned="1">
            <text:p>Cutlets</text:p>
          </table:table-cell>
          <table:covered-table-cell table:style-name="ce26"/>
          <table:table-cell table:style-name="ce22" office:value-type="string" table:number-columns-spanned="2" table:number-rows-spanned="1">
            <text:p>Mushroom Ragout</text:p>
          </table:table-cell>
          <table:covered-table-cell table:style-name="ce26"/>
          <table:table-cell table:style-name="ce22" office:value-type="string" table:number-columns-spanned="2" table:number-rows-spanned="1">
            <text:p>Cab Pancakes</text:p>
          </table:table-cell>
          <table:covered-table-cell table:style-name="ce26"/>
          <table:table-cell table:style-name="ce22" office:value-type="string" table:number-columns-spanned="2" table:number-rows-spanned="1">
            <text:p>Kulebyaka</text:p>
          </table:table-cell>
          <table:covered-table-cell table:style-name="ce26"/>
          <table:table-cell table:style-name="ce22" office:value-type="string" table:number-columns-spanned="2" table:number-rows-spanned="1">
            <text:p>Shchi</text:p>
          </table:table-cell>
          <table:covered-table-cell table:style-name="ce26"/>
          <table:table-cell table:style-name="ce22" office:value-type="string" table:number-columns-spanned="2" table:number-rows-spanned="1">
            <text:p>Mushroom Soup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47"/>
          <table:table-cell table:formula="oooc:=['3 _ Russian'.K4]" office:value-type="float" office:value="3">
            <text:p>3</text:p>
          </table:table-cell>
          <table:table-cell table:style-name="ce47"/>
          <table:table-cell table:formula="oooc:=['3 _ Russian'.K5]" office:value-type="float" office:value="0">
            <text:p>0</text:p>
          </table:table-cell>
          <table:table-cell table:style-name="ce47"/>
          <table:table-cell table:formula="oooc:=['3 _ Russian'.K6]" office:value-type="float" office:value="0">
            <text:p>0</text:p>
          </table:table-cell>
          <table:table-cell table:style-name="ce47"/>
          <table:table-cell table:formula="oooc:=['3 _ Russian'.K7]" office:value-type="float" office:value="0">
            <text:p>0</text:p>
          </table:table-cell>
          <table:table-cell table:style-name="ce47"/>
          <table:table-cell table:formula="oooc:=['3 _ Russian'.K8]" office:value-type="float" office:value="0">
            <text:p>0</text:p>
          </table:table-cell>
          <table:table-cell table:style-name="ce47"/>
          <table:table-cell table:formula="oooc:=['3 _ Russian'.K9]" office:value-type="float" office:value="2">
            <text:p>2</text:p>
          </table:table-cell>
          <table:table-cell table:style-name="ce47"/>
          <table:table-cell table:formula="oooc:=['3 _ Russian'.K10]" office:value-type="float" office:value="0">
            <text:p>0</text:p>
          </table:table-cell>
          <table:table-cell table:style-name="ce47"/>
          <table:table-cell table:formula="oooc:=['3 _ Russian'.K11]" office:value-type="float" office:value="0">
            <text:p>0</text:p>
          </table:table-cell>
          <table:table-cell table:style-name="ce47"/>
          <table:table-cell table:formula="oooc:=['3 _ Russian'.K12]" office:value-type="float" office:value="0">
            <text:p>0</text:p>
          </table:table-cell>
          <table:table-cell table:style-name="ce47"/>
          <table:table-cell table:formula="oooc:=['3 _ Russian'.K13]" office:value-type="float" office:value="0">
            <text:p>0</text:p>
          </table:table-cell>
          <table:table-cell table:style-name="ce47"/>
          <table:table-cell table:formula="oooc:=['3 _ Russian'.K14]" office:value-type="float" office:value="0">
            <text:p>0</text:p>
          </table:table-cell>
          <table:table-cell table:style-name="ce47"/>
          <table:table-cell table:style-name="ce55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19"/>
          <table:table-cell table:formula="oooc:=['3 _ Russian'.K21]" office:value-type="float" office:value="0">
            <text:p>0</text:p>
          </table:table-cell>
          <table:table-cell table:style-name="ce19"/>
          <table:table-cell table:formula="oooc:=['3 _ Russian'.K22]" office:value-type="float" office:value="0">
            <text:p>0</text:p>
          </table:table-cell>
          <table:table-cell table:style-name="ce19"/>
          <table:table-cell table:formula="oooc:=['3 _ Russian'.K23]" office:value-type="float" office:value="0">
            <text:p>0</text:p>
          </table:table-cell>
          <table:table-cell table:style-name="ce19"/>
          <table:table-cell table:formula="oooc:=['3 _ Russian'.K24]" office:value-type="float" office:value="12">
            <text:p>12</text:p>
          </table:table-cell>
          <table:table-cell table:style-name="ce19"/>
          <table:table-cell table:formula="oooc:=['3 _ Russian'.K25]" office:value-type="float" office:value="30">
            <text:p>30</text:p>
          </table:table-cell>
          <table:table-cell table:style-name="ce19"/>
          <table:table-cell table:style-name="ce55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2">
            <text:p>22</text:p>
          </table:table-cell>
          <table:table-cell table:formula="oooc:=['3 _ Russian'.G34]" office:value-type="float" office:value="158">
            <text:p>158</text:p>
          </table:table-cell>
          <table:table-cell table:style-name="ce47"/>
          <table:table-cell table:formula="oooc:=['3 _ Russian'.G35]" office:value-type="float" office:value="156">
            <text:p>156</text:p>
          </table:table-cell>
          <table:table-cell table:style-name="ce47"/>
          <table:table-cell table:formula="oooc:=['3 _ Russian'.L5]" office:value-type="float" office:value="0">
            <text:p>0</text:p>
          </table:table-cell>
          <table:table-cell table:style-name="ce47"/>
          <table:table-cell table:formula="oooc:=['3 _ Russian'.L6]" office:value-type="float" office:value="0">
            <text:p>0</text:p>
          </table:table-cell>
          <table:table-cell table:style-name="ce47"/>
          <table:table-cell table:formula="oooc:=['3 _ Russian'.L7]" office:value-type="float" office:value="0">
            <text:p>0</text:p>
          </table:table-cell>
          <table:table-cell table:style-name="ce47"/>
          <table:table-cell table:formula="oooc:=['3 _ Russian'.L8]" office:value-type="float" office:value="0">
            <text:p>0</text:p>
          </table:table-cell>
          <table:table-cell table:style-name="ce47"/>
          <table:table-cell table:formula="oooc:=['3 _ Russian'.L9]" office:value-type="float" office:value="1">
            <text:p>1</text:p>
          </table:table-cell>
          <table:table-cell table:style-name="ce47"/>
          <table:table-cell table:formula="oooc:=['3 _ Russian'.L10]" office:value-type="float" office:value="0">
            <text:p>0</text:p>
          </table:table-cell>
          <table:table-cell table:style-name="ce47"/>
          <table:table-cell table:formula="oooc:=['3 _ Russian'.L11]" office:value-type="float" office:value="2">
            <text:p>2</text:p>
          </table:table-cell>
          <table:table-cell table:style-name="ce47"/>
          <table:table-cell table:formula="oooc:=['3 _ Russian'.L12]" office:value-type="float" office:value="0">
            <text:p>0</text:p>
          </table:table-cell>
          <table:table-cell table:style-name="ce47"/>
          <table:table-cell table:formula="oooc:=['3 _ Russian'.L13]" office:value-type="float" office:value="0">
            <text:p>0</text:p>
          </table:table-cell>
          <table:table-cell table:style-name="ce47"/>
          <table:table-cell table:formula="oooc:=['3 _ Russian'.L14]" office:value-type="float" office:value="0">
            <text:p>0</text:p>
          </table:table-cell>
          <table:table-cell table:style-name="ce47"/>
          <table:table-cell table:style-name="ce55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4">
            <text:p>4</text:p>
          </table:table-cell>
          <table:table-cell table:formula="oooc:=['3 _ Russian'.L20]" office:value-type="float" office:value="26">
            <text:p>26</text:p>
          </table:table-cell>
          <table:table-cell table:style-name="ce19"/>
          <table:table-cell table:formula="oooc:=['3 _ Russian'.L21]" office:value-type="float" office:value="0">
            <text:p>0</text:p>
          </table:table-cell>
          <table:table-cell table:style-name="ce19"/>
          <table:table-cell table:formula="oooc:=['3 _ Russian'.L22]" office:value-type="float" office:value="40">
            <text:p>40</text:p>
          </table:table-cell>
          <table:table-cell table:style-name="ce19"/>
          <table:table-cell table:formula="oooc:=['3 _ Russian'.L23]" office:value-type="float" office:value="0">
            <text:p>0</text:p>
          </table:table-cell>
          <table:table-cell table:style-name="ce19"/>
          <table:table-cell table:formula="oooc:=['3 _ Russian'.L24]" office:value-type="float" office:value="14">
            <text:p>14</text:p>
          </table:table-cell>
          <table:table-cell table:style-name="ce19"/>
          <table:table-cell table:formula="oooc:=['3 _ Russian'.L25]" office:value-type="float" office:value="22">
            <text:p>22</text:p>
          </table:table-cell>
          <table:table-cell table:style-name="ce19"/>
          <table:table-cell table:style-name="ce55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3">
            <text:p>23</text:p>
          </table:table-cell>
          <table:table-cell table:formula="oooc:=['3 _ Russian'.C34]" office:value-type="float" office:value="140">
            <text:p>140</text:p>
          </table:table-cell>
          <table:table-cell table:style-name="ce47"/>
          <table:table-cell table:formula="oooc:=['3 _ Russian'.C35]" office:value-type="float" office:value="140">
            <text:p>140</text:p>
          </table:table-cell>
          <table:table-cell table:style-name="ce47"/>
          <table:table-cell table:formula="oooc:=['3 _ Russian'.M5]" office:value-type="float" office:value="0">
            <text:p>0</text:p>
          </table:table-cell>
          <table:table-cell table:style-name="ce47"/>
          <table:table-cell table:formula="oooc:=['3 _ Russian'.M6]" office:value-type="float" office:value="0">
            <text:p>0</text:p>
          </table:table-cell>
          <table:table-cell table:style-name="ce47"/>
          <table:table-cell table:formula="oooc:=['3 _ Russian'.M7]" office:value-type="float" office:value="0">
            <text:p>0</text:p>
          </table:table-cell>
          <table:table-cell table:style-name="ce47"/>
          <table:table-cell table:formula="oooc:=['3 _ Russian'.M8]" office:value-type="float" office:value="2">
            <text:p>2</text:p>
          </table:table-cell>
          <table:table-cell table:style-name="ce47"/>
          <table:table-cell table:formula="oooc:=['3 _ Russian'.M9]" office:value-type="float" office:value="0">
            <text:p>0</text:p>
          </table:table-cell>
          <table:table-cell table:style-name="ce47"/>
          <table:table-cell table:formula="oooc:=['3 _ Russian'.M10]" office:value-type="float" office:value="0">
            <text:p>0</text:p>
          </table:table-cell>
          <table:table-cell table:style-name="ce47"/>
          <table:table-cell table:formula="oooc:=['3 _ Russian'.M11]" office:value-type="float" office:value="0">
            <text:p>0</text:p>
          </table:table-cell>
          <table:table-cell table:style-name="ce47"/>
          <table:table-cell table:formula="oooc:=['3 _ Russian'.M12]" office:value-type="float" office:value="1">
            <text:p>1</text:p>
          </table:table-cell>
          <table:table-cell table:style-name="ce47"/>
          <table:table-cell table:formula="oooc:=['3 _ Russian'.M13]" office:value-type="float" office:value="0">
            <text:p>0</text:p>
          </table:table-cell>
          <table:table-cell table:style-name="ce47"/>
          <table:table-cell table:formula="oooc:=['3 _ Russian'.M14]" office:value-type="float" office:value="0">
            <text:p>0</text:p>
          </table:table-cell>
          <table:table-cell table:style-name="ce47"/>
          <table:table-cell table:style-name="ce55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4">
            <text:p>4</text:p>
          </table:table-cell>
          <table:table-cell table:formula="oooc:=['3 _ Russian'.M20]" office:value-type="float" office:value="52">
            <text:p>52</text:p>
          </table:table-cell>
          <table:table-cell table:style-name="ce19"/>
          <table:table-cell table:formula="oooc:=['3 _ Russian'.M21]" office:value-type="float" office:value="18">
            <text:p>18</text:p>
          </table:table-cell>
          <table:table-cell table:style-name="ce19"/>
          <table:table-cell table:formula="oooc:=['3 _ Russian'.M22]" office:value-type="float" office:value="0">
            <text:p>0</text:p>
          </table:table-cell>
          <table:table-cell table:style-name="ce19"/>
          <table:table-cell table:formula="oooc:=['3 _ Russian'.M23]" office:value-type="float" office:value="18">
            <text:p>18</text:p>
          </table:table-cell>
          <table:table-cell table:style-name="ce19"/>
          <table:table-cell table:formula="oooc:=['3 _ Russian'.M24]" office:value-type="float" office:value="0">
            <text:p>0</text:p>
          </table:table-cell>
          <table:table-cell table:style-name="ce19"/>
          <table:table-cell table:formula="oooc:=['3 _ Russian'.M25]" office:value-type="float" office:value="32">
            <text:p>32</text:p>
          </table:table-cell>
          <table:table-cell table:style-name="ce19"/>
          <table:table-cell table:style-name="ce55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47"/>
          <table:table-cell table:formula="oooc:=['3 _ Russian'.N4]" office:value-type="float" office:value="0">
            <text:p>0</text:p>
          </table:table-cell>
          <table:table-cell table:style-name="ce47"/>
          <table:table-cell table:formula="oooc:=['3 _ Russian'.N5]" office:value-type="float" office:value="1">
            <text:p>1</text:p>
          </table:table-cell>
          <table:table-cell table:style-name="ce47"/>
          <table:table-cell table:formula="oooc:=['3 _ Russian'.N6]" office:value-type="float" office:value="1">
            <text:p>1</text:p>
          </table:table-cell>
          <table:table-cell table:style-name="ce47"/>
          <table:table-cell table:formula="oooc:=['3 _ Russian'.N7]" office:value-type="float" office:value="0">
            <text:p>0</text:p>
          </table:table-cell>
          <table:table-cell table:style-name="ce47"/>
          <table:table-cell table:formula="oooc:=['3 _ Russian'.N8]" office:value-type="float" office:value="5">
            <text:p>5</text:p>
          </table:table-cell>
          <table:table-cell table:style-name="ce47"/>
          <table:table-cell table:formula="oooc:=['3 _ Russian'.N9]" office:value-type="float" office:value="0">
            <text:p>0</text:p>
          </table:table-cell>
          <table:table-cell table:style-name="ce47"/>
          <table:table-cell table:formula="oooc:=['3 _ Russian'.N10]" office:value-type="float" office:value="0">
            <text:p>0</text:p>
          </table:table-cell>
          <table:table-cell table:style-name="ce47"/>
          <table:table-cell table:formula="oooc:=['3 _ Russian'.N11]" office:value-type="float" office:value="0">
            <text:p>0</text:p>
          </table:table-cell>
          <table:table-cell table:style-name="ce47"/>
          <table:table-cell table:formula="oooc:=['3 _ Russian'.N12]" office:value-type="float" office:value="0">
            <text:p>0</text:p>
          </table:table-cell>
          <table:table-cell table:style-name="ce47"/>
          <table:table-cell table:formula="oooc:=['3 _ Russian'.N13]" office:value-type="float" office:value="0">
            <text:p>0</text:p>
          </table:table-cell>
          <table:table-cell table:style-name="ce47"/>
          <table:table-cell table:formula="oooc:=['3 _ Russian'.N14]" office:value-type="float" office:value="0">
            <text:p>0</text:p>
          </table:table-cell>
          <table:table-cell table:style-name="ce47"/>
          <table:table-cell table:style-name="ce55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19"/>
          <table:table-cell table:formula="oooc:=['3 _ Russian'.N21]" office:value-type="float" office:value="46">
            <text:p>46</text:p>
          </table:table-cell>
          <table:table-cell table:style-name="ce19"/>
          <table:table-cell table:formula="oooc:=['3 _ Russian'.N22]" office:value-type="float" office:value="15">
            <text:p>15</text:p>
          </table:table-cell>
          <table:table-cell table:style-name="ce19"/>
          <table:table-cell table:formula="oooc:=['3 _ Russian'.N23]" office:value-type="float" office:value="35">
            <text:p>35</text:p>
          </table:table-cell>
          <table:table-cell table:style-name="ce19"/>
          <table:table-cell table:formula="oooc:=['3 _ Russian'.N24]" office:value-type="float" office:value="5">
            <text:p>5</text:p>
          </table:table-cell>
          <table:table-cell table:style-name="ce19"/>
          <table:table-cell table:formula="oooc:=['3 _ Russian'.N25]" office:value-type="float" office:value="0">
            <text:p>0</text:p>
          </table:table-cell>
          <table:table-cell table:style-name="ce19"/>
          <table:table-cell table:style-name="ce55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47"/>
          <table:table-cell table:formula="oooc:=['3 _ Russian'.O4]" office:value-type="float" office:value="0">
            <text:p>0</text:p>
          </table:table-cell>
          <table:table-cell table:style-name="ce47"/>
          <table:table-cell table:formula="oooc:=['3 _ Russian'.O5]" office:value-type="float" office:value="2">
            <text:p>2</text:p>
          </table:table-cell>
          <table:table-cell table:style-name="ce47"/>
          <table:table-cell table:formula="oooc:=['3 _ Russian'.O6]" office:value-type="float" office:value="1">
            <text:p>1</text:p>
          </table:table-cell>
          <table:table-cell table:style-name="ce47"/>
          <table:table-cell table:formula="oooc:=['3 _ Russian'.O7]" office:value-type="float" office:value="0">
            <text:p>0</text:p>
          </table:table-cell>
          <table:table-cell table:style-name="ce47"/>
          <table:table-cell table:formula="oooc:=['3 _ Russian'.O8]" office:value-type="float" office:value="0">
            <text:p>0</text:p>
          </table:table-cell>
          <table:table-cell table:style-name="ce47"/>
          <table:table-cell table:formula="oooc:=['3 _ Russian'.O9]" office:value-type="float" office:value="0">
            <text:p>0</text:p>
          </table:table-cell>
          <table:table-cell table:style-name="ce47"/>
          <table:table-cell table:formula="oooc:=['3 _ Russian'.O10]" office:value-type="float" office:value="2">
            <text:p>2</text:p>
          </table:table-cell>
          <table:table-cell table:style-name="ce47"/>
          <table:table-cell table:formula="oooc:=['3 _ Russian'.O11]" office:value-type="float" office:value="0">
            <text:p>0</text:p>
          </table:table-cell>
          <table:table-cell table:style-name="ce47"/>
          <table:table-cell table:formula="oooc:=['3 _ Russian'.O12]" office:value-type="float" office:value="0">
            <text:p>0</text:p>
          </table:table-cell>
          <table:table-cell table:style-name="ce47"/>
          <table:table-cell table:formula="oooc:=['3 _ Russian'.O13]" office:value-type="float" office:value="0">
            <text:p>0</text:p>
          </table:table-cell>
          <table:table-cell table:style-name="ce47"/>
          <table:table-cell table:formula="oooc:=['3 _ Russian'.O14]" office:value-type="float" office:value="1">
            <text:p>1</text:p>
          </table:table-cell>
          <table:table-cell table:style-name="ce47"/>
          <table:table-cell table:style-name="ce55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19"/>
          <table:table-cell table:formula="oooc:=['3 _ Russian'.O21]" office:value-type="float" office:value="46">
            <text:p>46</text:p>
          </table:table-cell>
          <table:table-cell table:style-name="ce19"/>
          <table:table-cell table:formula="oooc:=['3 _ Russian'.O22]" office:value-type="float" office:value="20">
            <text:p>20</text:p>
          </table:table-cell>
          <table:table-cell table:style-name="ce19"/>
          <table:table-cell table:formula="oooc:=['3 _ Russian'.O23]" office:value-type="float" office:value="20">
            <text:p>20</text:p>
          </table:table-cell>
          <table:table-cell table:style-name="ce19"/>
          <table:table-cell table:formula="oooc:=['3 _ Russian'.O24]" office:value-type="float" office:value="20">
            <text:p>20</text:p>
          </table:table-cell>
          <table:table-cell table:style-name="ce19"/>
          <table:table-cell table:formula="oooc:=['3 _ Russian'.O25]" office:value-type="float" office:value="0">
            <text:p>0</text:p>
          </table:table-cell>
          <table:table-cell table:style-name="ce19"/>
          <table:table-cell table:style-name="ce55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47"/>
          <table:table-cell table:formula="oooc:=['3 _ Russian'.P4]" office:value-type="float" office:value="0">
            <text:p>0</text:p>
          </table:table-cell>
          <table:table-cell table:style-name="ce47"/>
          <table:table-cell table:formula="oooc:=['3 _ Russian'.P5]" office:value-type="float" office:value="1">
            <text:p>1</text:p>
          </table:table-cell>
          <table:table-cell table:style-name="ce47"/>
          <table:table-cell table:formula="oooc:=['3 _ Russian'.P6]" office:value-type="float" office:value="0">
            <text:p>0</text:p>
          </table:table-cell>
          <table:table-cell table:style-name="ce47"/>
          <table:table-cell table:formula="oooc:=['3 _ Russian'.P7]" office:value-type="float" office:value="3">
            <text:p>3</text:p>
          </table:table-cell>
          <table:table-cell table:style-name="ce47"/>
          <table:table-cell table:formula="oooc:=['3 _ Russian'.P8]" office:value-type="float" office:value="0">
            <text:p>0</text:p>
          </table:table-cell>
          <table:table-cell table:style-name="ce47"/>
          <table:table-cell table:formula="oooc:=['3 _ Russian'.P9]" office:value-type="float" office:value="0">
            <text:p>0</text:p>
          </table:table-cell>
          <table:table-cell table:style-name="ce47"/>
          <table:table-cell table:formula="oooc:=['3 _ Russian'.P10]" office:value-type="float" office:value="0">
            <text:p>0</text:p>
          </table:table-cell>
          <table:table-cell table:style-name="ce47"/>
          <table:table-cell table:formula="oooc:=['3 _ Russian'.P11]" office:value-type="float" office:value="2">
            <text:p>2</text:p>
          </table:table-cell>
          <table:table-cell table:style-name="ce47"/>
          <table:table-cell table:formula="oooc:=['3 _ Russian'.P12]" office:value-type="float" office:value="0">
            <text:p>0</text:p>
          </table:table-cell>
          <table:table-cell table:style-name="ce47"/>
          <table:table-cell table:formula="oooc:=['3 _ Russian'.P13]" office:value-type="float" office:value="0">
            <text:p>0</text:p>
          </table:table-cell>
          <table:table-cell table:style-name="ce47"/>
          <table:table-cell table:formula="oooc:=['3 _ Russian'.P14]" office:value-type="float" office:value="2">
            <text:p>2</text:p>
          </table:table-cell>
          <table:table-cell table:style-name="ce47"/>
          <table:table-cell table:style-name="ce55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19"/>
          <table:table-cell table:formula="oooc:=['3 _ Russian'.P21]" office:value-type="float" office:value="21">
            <text:p>21</text:p>
          </table:table-cell>
          <table:table-cell table:style-name="ce19"/>
          <table:table-cell table:formula="oooc:=['3 _ Russian'.P22]" office:value-type="float" office:value="35">
            <text:p>35</text:p>
          </table:table-cell>
          <table:table-cell table:style-name="ce19"/>
          <table:table-cell table:formula="oooc:=['3 _ Russian'.P23]" office:value-type="float" office:value="36">
            <text:p>36</text:p>
          </table:table-cell>
          <table:table-cell table:style-name="ce19"/>
          <table:table-cell table:formula="oooc:=['3 _ Russian'.P24]" office:value-type="float" office:value="18">
            <text:p>18</text:p>
          </table:table-cell>
          <table:table-cell table:style-name="ce19"/>
          <table:table-cell table:formula="oooc:=['3 _ Russian'.P25]" office:value-type="float" office:value="34">
            <text:p>34</text:p>
          </table:table-cell>
          <table:table-cell table:style-name="ce19"/>
          <table:table-cell table:style-name="ce55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47"/>
          <table:table-cell table:formula="oooc:=['3 _ Russian'.Q4]" office:value-type="float" office:value="0">
            <text:p>0</text:p>
          </table:table-cell>
          <table:table-cell table:style-name="ce47"/>
          <table:table-cell table:formula="oooc:=['3 _ Russian'.Q5]" office:value-type="float" office:value="0">
            <text:p>0</text:p>
          </table:table-cell>
          <table:table-cell table:style-name="ce47"/>
          <table:table-cell table:formula="oooc:=['3 _ Russian'.Q6]" office:value-type="float" office:value="0">
            <text:p>0</text:p>
          </table:table-cell>
          <table:table-cell table:style-name="ce47"/>
          <table:table-cell table:formula="oooc:=['3 _ Russian'.Q7]" office:value-type="float" office:value="1">
            <text:p>1</text:p>
          </table:table-cell>
          <table:table-cell table:style-name="ce47"/>
          <table:table-cell table:formula="oooc:=['3 _ Russian'.Q8]" office:value-type="float" office:value="0">
            <text:p>0</text:p>
          </table:table-cell>
          <table:table-cell table:style-name="ce47"/>
          <table:table-cell table:formula="oooc:=['3 _ Russian'.Q9]" office:value-type="float" office:value="2">
            <text:p>2</text:p>
          </table:table-cell>
          <table:table-cell table:style-name="ce47"/>
          <table:table-cell table:formula="oooc:=['3 _ Russian'.Q10]" office:value-type="float" office:value="0">
            <text:p>0</text:p>
          </table:table-cell>
          <table:table-cell table:style-name="ce47"/>
          <table:table-cell table:formula="oooc:=['3 _ Russian'.Q11]" office:value-type="float" office:value="0">
            <text:p>0</text:p>
          </table:table-cell>
          <table:table-cell table:style-name="ce47"/>
          <table:table-cell table:formula="oooc:=['3 _ Russian'.Q12]" office:value-type="float" office:value="0">
            <text:p>0</text:p>
          </table:table-cell>
          <table:table-cell table:style-name="ce47"/>
          <table:table-cell table:formula="oooc:=['3 _ Russian'.Q13]" office:value-type="float" office:value="2">
            <text:p>2</text:p>
          </table:table-cell>
          <table:table-cell table:style-name="ce47"/>
          <table:table-cell table:formula="oooc:=['3 _ Russian'.Q14]" office:value-type="float" office:value="0">
            <text:p>0</text:p>
          </table:table-cell>
          <table:table-cell table:style-name="ce47"/>
          <table:table-cell table:style-name="ce55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19"/>
          <table:table-cell table:formula="oooc:=['3 _ Russian'.Q21]" office:value-type="float" office:value="0">
            <text:p>0</text:p>
          </table:table-cell>
          <table:table-cell table:style-name="ce19"/>
          <table:table-cell table:formula="oooc:=['3 _ Russian'.Q22]" office:value-type="float" office:value="40">
            <text:p>40</text:p>
          </table:table-cell>
          <table:table-cell table:style-name="ce19"/>
          <table:table-cell table:formula="oooc:=['3 _ Russian'.Q23]" office:value-type="float" office:value="18">
            <text:p>18</text:p>
          </table:table-cell>
          <table:table-cell table:style-name="ce19"/>
          <table:table-cell table:formula="oooc:=['3 _ Russian'.Q24]" office:value-type="float" office:value="22">
            <text:p>22</text:p>
          </table:table-cell>
          <table:table-cell table:style-name="ce19"/>
          <table:table-cell table:formula="oooc:=['3 _ Russian'.Q25]" office:value-type="float" office:value="18">
            <text:p>18</text:p>
          </table:table-cell>
          <table:table-cell table:style-name="ce19"/>
          <table:table-cell table:style-name="ce55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47"/>
          <table:table-cell table:formula="oooc:=['3 _ Russian'.R4]" office:value-type="float" office:value="0">
            <text:p>0</text:p>
          </table:table-cell>
          <table:table-cell table:style-name="ce47"/>
          <table:table-cell table:formula="oooc:=['3 _ Russian'.R5]" office:value-type="float" office:value="0">
            <text:p>0</text:p>
          </table:table-cell>
          <table:table-cell table:style-name="ce47"/>
          <table:table-cell table:formula="oooc:=['3 _ Russian'.R6]" office:value-type="float" office:value="3">
            <text:p>3</text:p>
          </table:table-cell>
          <table:table-cell table:style-name="ce47"/>
          <table:table-cell table:formula="oooc:=['3 _ Russian'.R7]" office:value-type="float" office:value="1">
            <text:p>1</text:p>
          </table:table-cell>
          <table:table-cell table:style-name="ce47"/>
          <table:table-cell table:formula="oooc:=['3 _ Russian'.R8]" office:value-type="float" office:value="0">
            <text:p>0</text:p>
          </table:table-cell>
          <table:table-cell table:style-name="ce47"/>
          <table:table-cell table:formula="oooc:=['3 _ Russian'.R9]" office:value-type="float" office:value="1">
            <text:p>1</text:p>
          </table:table-cell>
          <table:table-cell table:style-name="ce47"/>
          <table:table-cell table:formula="oooc:=['3 _ Russian'.R10]" office:value-type="float" office:value="3">
            <text:p>3</text:p>
          </table:table-cell>
          <table:table-cell table:style-name="ce47"/>
          <table:table-cell table:formula="oooc:=['3 _ Russian'.R11]" office:value-type="float" office:value="0">
            <text:p>0</text:p>
          </table:table-cell>
          <table:table-cell table:style-name="ce47"/>
          <table:table-cell table:formula="oooc:=['3 _ Russian'.R12]" office:value-type="float" office:value="2">
            <text:p>2</text:p>
          </table:table-cell>
          <table:table-cell table:style-name="ce47"/>
          <table:table-cell table:formula="oooc:=['3 _ Russian'.R13]" office:value-type="float" office:value="0">
            <text:p>0</text:p>
          </table:table-cell>
          <table:table-cell table:style-name="ce47"/>
          <table:table-cell table:formula="oooc:=['3 _ Russian'.R14]" office:value-type="float" office:value="0">
            <text:p>0</text:p>
          </table:table-cell>
          <table:table-cell table:style-name="ce47"/>
          <table:table-cell table:style-name="ce55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19"/>
          <table:table-cell table:formula="oooc:=['3 _ Russian'.R21]" office:value-type="float" office:value="63">
            <text:p>63</text:p>
          </table:table-cell>
          <table:table-cell table:style-name="ce19"/>
          <table:table-cell table:formula="oooc:=['3 _ Russian'.R22]" office:value-type="float" office:value="0">
            <text:p>0</text:p>
          </table:table-cell>
          <table:table-cell table:style-name="ce19"/>
          <table:table-cell table:formula="oooc:=['3 _ Russian'.R23]" office:value-type="float" office:value="37">
            <text:p>37</text:p>
          </table:table-cell>
          <table:table-cell table:style-name="ce19"/>
          <table:table-cell table:formula="oooc:=['3 _ Russian'.R24]" office:value-type="float" office:value="36">
            <text:p>36</text:p>
          </table:table-cell>
          <table:table-cell table:style-name="ce19"/>
          <table:table-cell table:formula="oooc:=['3 _ Russian'.R25]" office:value-type="float" office:value="28">
            <text:p>28</text:p>
          </table:table-cell>
          <table:table-cell table:style-name="ce19"/>
          <table:table-cell table:style-name="ce55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47"/>
          <table:table-cell table:formula="oooc:=['3 _ Russian'.S4]" office:value-type="float" office:value="1">
            <text:p>1</text:p>
          </table:table-cell>
          <table:table-cell table:style-name="ce47"/>
          <table:table-cell table:formula="oooc:=['3 _ Russian'.S5]" office:value-type="float" office:value="2">
            <text:p>2</text:p>
          </table:table-cell>
          <table:table-cell table:style-name="ce47"/>
          <table:table-cell table:formula="oooc:=['3 _ Russian'.S6]" office:value-type="float" office:value="0">
            <text:p>0</text:p>
          </table:table-cell>
          <table:table-cell table:style-name="ce47"/>
          <table:table-cell table:formula="oooc:=['3 _ Russian'.S7]" office:value-type="float" office:value="0">
            <text:p>0</text:p>
          </table:table-cell>
          <table:table-cell table:style-name="ce47"/>
          <table:table-cell table:formula="oooc:=['3 _ Russian'.S8]" office:value-type="float" office:value="1">
            <text:p>1</text:p>
          </table:table-cell>
          <table:table-cell table:style-name="ce47"/>
          <table:table-cell table:formula="oooc:=['3 _ Russian'.S9]" office:value-type="float" office:value="0">
            <text:p>0</text:p>
          </table:table-cell>
          <table:table-cell table:style-name="ce47"/>
          <table:table-cell table:formula="oooc:=['3 _ Russian'.S10]" office:value-type="float" office:value="0">
            <text:p>0</text:p>
          </table:table-cell>
          <table:table-cell table:style-name="ce47"/>
          <table:table-cell table:formula="oooc:=['3 _ Russian'.S11]" office:value-type="float" office:value="2">
            <text:p>2</text:p>
          </table:table-cell>
          <table:table-cell table:style-name="ce47"/>
          <table:table-cell table:formula="oooc:=['3 _ Russian'.S12]" office:value-type="float" office:value="0">
            <text:p>0</text:p>
          </table:table-cell>
          <table:table-cell table:style-name="ce47"/>
          <table:table-cell table:formula="oooc:=['3 _ Russian'.S13]" office:value-type="float" office:value="2">
            <text:p>2</text:p>
          </table:table-cell>
          <table:table-cell table:style-name="ce47"/>
          <table:table-cell table:formula="oooc:=['3 _ Russian'.S14]" office:value-type="float" office:value="0">
            <text:p>0</text:p>
          </table:table-cell>
          <table:table-cell table:style-name="ce47"/>
          <table:table-cell table:style-name="ce55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19"/>
          <table:table-cell table:formula="oooc:=['3 _ Russian'.S21]" office:value-type="float" office:value="20">
            <text:p>20</text:p>
          </table:table-cell>
          <table:table-cell table:style-name="ce19"/>
          <table:table-cell table:formula="oooc:=['3 _ Russian'.S22]" office:value-type="float" office:value="46">
            <text:p>46</text:p>
          </table:table-cell>
          <table:table-cell table:style-name="ce19"/>
          <table:table-cell table:formula="oooc:=['3 _ Russian'.S23]" office:value-type="float" office:value="17">
            <text:p>17</text:p>
          </table:table-cell>
          <table:table-cell table:style-name="ce19"/>
          <table:table-cell table:formula="oooc:=['3 _ Russian'.S24]" office:value-type="float" office:value="18">
            <text:p>18</text:p>
          </table:table-cell>
          <table:table-cell table:style-name="ce19"/>
          <table:table-cell table:formula="oooc:=['3 _ Russian'.S25]" office:value-type="float" office:value="22">
            <text:p>22</text:p>
          </table:table-cell>
          <table:table-cell table:style-name="ce19"/>
          <table:table-cell table:style-name="ce55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47"/>
          <table:table-cell table:formula="oooc:=['3 _ Russian'.T4]" office:value-type="float" office:value="1">
            <text:p>1</text:p>
          </table:table-cell>
          <table:table-cell table:style-name="ce47"/>
          <table:table-cell table:formula="oooc:=['3 _ Russian'.T5]" office:value-type="float" office:value="0">
            <text:p>0</text:p>
          </table:table-cell>
          <table:table-cell table:style-name="ce47"/>
          <table:table-cell table:formula="oooc:=['3 _ Russian'.T6]" office:value-type="float" office:value="2">
            <text:p>2</text:p>
          </table:table-cell>
          <table:table-cell table:style-name="ce47"/>
          <table:table-cell table:formula="oooc:=['3 _ Russian'.T7]" office:value-type="float" office:value="0">
            <text:p>0</text:p>
          </table:table-cell>
          <table:table-cell table:style-name="ce47"/>
          <table:table-cell table:formula="oooc:=['3 _ Russian'.T8]" office:value-type="float" office:value="0">
            <text:p>0</text:p>
          </table:table-cell>
          <table:table-cell table:style-name="ce47"/>
          <table:table-cell table:formula="oooc:=['3 _ Russian'.T9]" office:value-type="float" office:value="0">
            <text:p>0</text:p>
          </table:table-cell>
          <table:table-cell table:style-name="ce47"/>
          <table:table-cell table:formula="oooc:=['3 _ Russian'.T10]" office:value-type="float" office:value="2">
            <text:p>2</text:p>
          </table:table-cell>
          <table:table-cell table:style-name="ce47"/>
          <table:table-cell table:formula="oooc:=['3 _ Russian'.T11]" office:value-type="float" office:value="0">
            <text:p>0</text:p>
          </table:table-cell>
          <table:table-cell table:style-name="ce47"/>
          <table:table-cell table:formula="oooc:=['3 _ Russian'.T12]" office:value-type="float" office:value="1">
            <text:p>1</text:p>
          </table:table-cell>
          <table:table-cell table:style-name="ce47"/>
          <table:table-cell table:formula="oooc:=['3 _ Russian'.T13]" office:value-type="float" office:value="1">
            <text:p>1</text:p>
          </table:table-cell>
          <table:table-cell table:style-name="ce47"/>
          <table:table-cell table:formula="oooc:=['3 _ Russian'.T14]" office:value-type="float" office:value="1">
            <text:p>1</text:p>
          </table:table-cell>
          <table:table-cell table:style-name="ce47"/>
          <table:table-cell table:style-name="ce55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19"/>
          <table:table-cell table:formula="oooc:=['3 _ Russian'.T21]" office:value-type="float" office:value="47">
            <text:p>47</text:p>
          </table:table-cell>
          <table:table-cell table:style-name="ce19"/>
          <table:table-cell table:formula="oooc:=['3 _ Russian'.T22]" office:value-type="float" office:value="14">
            <text:p>14</text:p>
          </table:table-cell>
          <table:table-cell table:style-name="ce19"/>
          <table:table-cell table:formula="oooc:=['3 _ Russian'.T23]" office:value-type="float" office:value="29">
            <text:p>29</text:p>
          </table:table-cell>
          <table:table-cell table:style-name="ce19"/>
          <table:table-cell table:formula="oooc:=['3 _ Russian'.T24]" office:value-type="float" office:value="30">
            <text:p>30</text:p>
          </table:table-cell>
          <table:table-cell table:style-name="ce19"/>
          <table:table-cell table:formula="oooc:=['3 _ Russian'.T25]" office:value-type="float" office:value="14">
            <text:p>14</text:p>
          </table:table-cell>
          <table:table-cell table:style-name="ce19"/>
          <table:table-cell table:style-name="ce55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33]&gt;0;1;0)+IF([.B34]&gt;0;1;0)+IF([.B35]&gt;0;1;0)+IF([.B36]&gt;0;1;0)+IF([.B37]&gt;0;1;0)+IF([.B38]&gt;0;1;0)+IF([.B39]&gt;0;1;0)+IF([.B40]&gt;0;1;0)+IF([.B41]&gt;0;1;0)+IF([.B42]&gt;0;1;0)" office:value-type="float" office:value="4">
            <text:p>4</text:p>
          </table:table-cell>
          <table:table-cell table:style-name="ce48"/>
          <table:table-cell table:style-name="ce44" table:formula="oooc:=IF([.D33]&gt;0;1;0)+IF([.D34]&gt;0;1;0)+IF([.D35]&gt;0;1;0)+IF([.D36]&gt;0;1;0)+IF([.D37]&gt;0;1;0)+IF([.D38]&gt;0;1;0)+IF([.D39]&gt;0;1;0)+IF([.D40]&gt;0;1;0)+IF([.D41]&gt;0;1;0)+IF([.D42]&gt;0;1;0)" office:value-type="float" office:value="5">
            <text:p>5</text:p>
          </table:table-cell>
          <table:table-cell table:style-name="ce48"/>
          <table:table-cell table:style-name="ce44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48"/>
          <table:table-cell table:style-name="ce44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48"/>
          <table:table-cell table:style-name="ce44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48"/>
          <table:table-cell table:style-name="ce44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48"/>
          <table:table-cell table:style-name="ce44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48"/>
          <table:table-cell table:style-name="ce44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48"/>
          <table:table-cell table:style-name="ce44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48"/>
          <table:table-cell table:style-name="ce44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48"/>
          <table:table-cell table:style-name="ce44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48"/>
          <table:table-cell table:style-name="ce44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67"/>
          <table:table-cell table:style-name="ce44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67"/>
          <table:table-cell table:style-name="ce44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67"/>
          <table:table-cell table:style-name="ce44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67"/>
          <table:table-cell table:style-name="ce44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67"/>
          <table:table-cell table:style-name="ce44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Япония</text:p>
          </table:table-cell>
          <table:covered-table-cell table:number-columns-repeated="23" table:style-name="ce49"/>
          <table:covered-table-cell table:style-name="ce57"/>
          <table:table-cell table:style-name="ce62"/>
          <table:table-cell table:style-name="ce23" table:number-columns-repeated="4"/>
          <table:table-cell table:style-name="ce23">
            <draw:frame table:end-cell-address="'Рецепты ингред'.AG45" table:end-x="0.871cm" table:end-y="0.715cm" draw:z-index="21" draw:name="Изображения 22" draw:style-name="gr1" draw:text-style-name="P1" svg:width="0.887cm" svg:height="0.743cm" svg:x="0.98cm" svg:y="0.423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45" table:end-x="0.741cm" table:end-y="0.735cm" draw:z-index="22" draw:name="Изображения 23" draw:style-name="gr1" draw:text-style-name="P1" svg:width="0.775cm" svg:height="0.763cm" svg:x="0.962cm" svg:y="0.423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K46" table:end-x="0.732cm" table:end-y="0.028cm" draw:z-index="23" draw:name="Изображения 24" draw:style-name="gr1" draw:text-style-name="P1" svg:width="0.803cm" svg:height="0.803cm" svg:x="0.925cm" svg:y="0.423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Nigiri Zushi</text:p>
          </table:table-cell>
          <table:covered-table-cell table:style-name="ce26"/>
          <table:table-cell table:style-name="ce22" office:value-type="string" table:number-columns-spanned="2" table:number-rows-spanned="1">
            <text:p>Sashimi</text:p>
          </table:table-cell>
          <table:covered-table-cell table:style-name="ce26"/>
          <table:table-cell table:style-name="ce22" office:value-type="string" table:number-columns-spanned="2" table:number-rows-spanned="1">
            <text:p>Seafood Tempura</text:p>
          </table:table-cell>
          <table:covered-table-cell table:style-name="ce26"/>
          <table:table-cell table:style-name="ce22" office:value-type="string" table:number-columns-spanned="2" table:number-rows-spanned="1">
            <text:p>TofuDengaku</text:p>
          </table:table-cell>
          <table:covered-table-cell table:style-name="ce26"/>
          <table:table-cell table:style-name="ce22" office:value-type="string" table:number-columns-spanned="2" table:number-rows-spanned="1">
            <text:p>Tempura</text:p>
          </table:table-cell>
          <table:covered-table-cell table:style-name="ce26"/>
          <table:table-cell table:style-name="ce22" office:value-type="string" table:number-columns-spanned="2" table:number-rows-spanned="1">
            <text:p>Koyungohan</text:p>
          </table:table-cell>
          <table:covered-table-cell table:style-name="ce26"/>
          <table:table-cell table:style-name="ce22" office:value-type="string" table:number-columns-spanned="2" table:number-rows-spanned="1">
            <text:p>Ochazuke</text:p>
          </table:table-cell>
          <table:covered-table-cell table:style-name="ce26"/>
          <table:table-cell table:style-name="ce22" office:value-type="string" table:number-columns-spanned="2" table:number-rows-spanned="1">
            <text:p>Temp Shr Roll</text:p>
          </table:table-cell>
          <table:covered-table-cell table:style-name="ce26"/>
          <table:table-cell table:style-name="ce22" office:value-type="string" table:number-columns-spanned="2" table:number-rows-spanned="1">
            <text:p>Onigiri</text:p>
          </table:table-cell>
          <table:covered-table-cell table:style-name="ce26"/>
          <table:table-cell table:style-name="ce22" office:value-type="string" table:number-columns-spanned="2" table:number-rows-spanned="1">
            <text:p>Osechi</text:p>
          </table:table-cell>
          <table:covered-table-cell table:style-name="ce26"/>
          <table:table-cell table:style-name="ce22" office:value-type="string" table:number-columns-spanned="2" table:number-rows-spanned="1">
            <text:p>Yosenabe</text:p>
          </table:table-cell>
          <table:covered-table-cell table:style-name="ce26"/>
          <table:table-cell table:style-name="ce22" office:value-type="string" table:number-columns-spanned="2" table:number-rows-spanned="1">
            <text:p>Temaki Zushi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47"/>
          <table:table-cell table:formula="oooc:=['4 _ Japanese'.K4]" office:value-type="float" office:value="3">
            <text:p>3</text:p>
          </table:table-cell>
          <table:table-cell table:style-name="ce47"/>
          <table:table-cell table:formula="oooc:=['4 _ Japanese'.K5]" office:value-type="float" office:value="0">
            <text:p>0</text:p>
          </table:table-cell>
          <table:table-cell table:style-name="ce47"/>
          <table:table-cell table:formula="oooc:=['4 _ Japanese'.K6]" office:value-type="float" office:value="0">
            <text:p>0</text:p>
          </table:table-cell>
          <table:table-cell table:style-name="ce47"/>
          <table:table-cell table:formula="oooc:=['4 _ Japanese'.K7]" office:value-type="float" office:value="0">
            <text:p>0</text:p>
          </table:table-cell>
          <table:table-cell table:style-name="ce47"/>
          <table:table-cell table:formula="oooc:=['4 _ Japanese'.K8]" office:value-type="float" office:value="0">
            <text:p>0</text:p>
          </table:table-cell>
          <table:table-cell table:style-name="ce47"/>
          <table:table-cell table:formula="oooc:=['4 _ Japanese'.K9]" office:value-type="float" office:value="2">
            <text:p>2</text:p>
          </table:table-cell>
          <table:table-cell table:style-name="ce47"/>
          <table:table-cell table:formula="oooc:=['4 _ Japanese'.K10]" office:value-type="float" office:value="0">
            <text:p>0</text:p>
          </table:table-cell>
          <table:table-cell table:style-name="ce47"/>
          <table:table-cell table:formula="oooc:=['4 _ Japanese'.K11]" office:value-type="float" office:value="0">
            <text:p>0</text:p>
          </table:table-cell>
          <table:table-cell table:style-name="ce47"/>
          <table:table-cell table:formula="oooc:=['4 _ Japanese'.K12]" office:value-type="float" office:value="0">
            <text:p>0</text:p>
          </table:table-cell>
          <table:table-cell table:style-name="ce47"/>
          <table:table-cell table:formula="oooc:=['4 _ Japanese'.K13]" office:value-type="float" office:value="0">
            <text:p>0</text:p>
          </table:table-cell>
          <table:table-cell table:style-name="ce47"/>
          <table:table-cell table:formula="oooc:=['4 _ Japanese'.K14]" office:value-type="float" office:value="0">
            <text:p>0</text:p>
          </table:table-cell>
          <table:table-cell table:style-name="ce47"/>
          <table:table-cell table:style-name="ce55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19"/>
          <table:table-cell table:formula="oooc:=['4 _ Japanese'.K21]" office:value-type="float" office:value="0">
            <text:p>0</text:p>
          </table:table-cell>
          <table:table-cell table:style-name="ce19"/>
          <table:table-cell table:formula="oooc:=['4 _ Japanese'.K22]" office:value-type="float" office:value="14">
            <text:p>14</text:p>
          </table:table-cell>
          <table:table-cell table:style-name="ce19"/>
          <table:table-cell table:formula="oooc:=['4 _ Japanese'.K23]" office:value-type="float" office:value="0">
            <text:p>0</text:p>
          </table:table-cell>
          <table:table-cell table:style-name="ce19"/>
          <table:table-cell table:formula="oooc:=['4 _ Japanese'.K24]" office:value-type="float" office:value="21">
            <text:p>21</text:p>
          </table:table-cell>
          <table:table-cell table:style-name="ce19"/>
          <table:table-cell table:formula="oooc:=['4 _ Japanese'.K25]" office:value-type="float" office:value="10">
            <text:p>10</text:p>
          </table:table-cell>
          <table:table-cell table:style-name="ce19"/>
          <table:table-cell table:style-name="ce55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47"/>
          <table:table-cell table:formula="oooc:=['4 _ Japanese'.L4]" office:value-type="float" office:value="0">
            <text:p>0</text:p>
          </table:table-cell>
          <table:table-cell table:style-name="ce47"/>
          <table:table-cell table:formula="oooc:=['4 _ Japanese'.L5]" office:value-type="float" office:value="0">
            <text:p>0</text:p>
          </table:table-cell>
          <table:table-cell table:style-name="ce47"/>
          <table:table-cell table:formula="oooc:=['4 _ Japanese'.L6]" office:value-type="float" office:value="0">
            <text:p>0</text:p>
          </table:table-cell>
          <table:table-cell table:style-name="ce47"/>
          <table:table-cell table:formula="oooc:=['4 _ Japanese'.L7]" office:value-type="float" office:value="0">
            <text:p>0</text:p>
          </table:table-cell>
          <table:table-cell table:style-name="ce47"/>
          <table:table-cell table:formula="oooc:=['4 _ Japanese'.L8]" office:value-type="float" office:value="3">
            <text:p>3</text:p>
          </table:table-cell>
          <table:table-cell table:style-name="ce47"/>
          <table:table-cell table:formula="oooc:=['4 _ Japanese'.L9]" office:value-type="float" office:value="1">
            <text:p>1</text:p>
          </table:table-cell>
          <table:table-cell table:style-name="ce47"/>
          <table:table-cell table:formula="oooc:=['4 _ Japanese'.L10]" office:value-type="float" office:value="0">
            <text:p>0</text:p>
          </table:table-cell>
          <table:table-cell table:style-name="ce47"/>
          <table:table-cell table:formula="oooc:=['4 _ Japanese'.L11]" office:value-type="float" office:value="0">
            <text:p>0</text:p>
          </table:table-cell>
          <table:table-cell table:style-name="ce47"/>
          <table:table-cell table:formula="oooc:=['4 _ Japanese'.L12]" office:value-type="float" office:value="0">
            <text:p>0</text:p>
          </table:table-cell>
          <table:table-cell table:style-name="ce47"/>
          <table:table-cell table:formula="oooc:=['4 _ Japanese'.L13]" office:value-type="float" office:value="0">
            <text:p>0</text:p>
          </table:table-cell>
          <table:table-cell table:style-name="ce47"/>
          <table:table-cell table:formula="oooc:=['4 _ Japanese'.L14]" office:value-type="float" office:value="0">
            <text:p>0</text:p>
          </table:table-cell>
          <table:table-cell table:style-name="ce47"/>
          <table:table-cell table:style-name="ce55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19"/>
          <table:table-cell table:formula="oooc:=['4 _ Japanese'.L21]" office:value-type="float" office:value="0">
            <text:p>0</text:p>
          </table:table-cell>
          <table:table-cell table:style-name="ce19"/>
          <table:table-cell table:formula="oooc:=['4 _ Japanese'.L22]" office:value-type="float" office:value="67">
            <text:p>67</text:p>
          </table:table-cell>
          <table:table-cell table:style-name="ce19"/>
          <table:table-cell table:formula="oooc:=['4 _ Japanese'.L23]" office:value-type="float" office:value="18">
            <text:p>18</text:p>
          </table:table-cell>
          <table:table-cell table:style-name="ce19"/>
          <table:table-cell table:formula="oooc:=['4 _ Japanese'.L24]" office:value-type="float" office:value="0">
            <text:p>0</text:p>
          </table:table-cell>
          <table:table-cell table:style-name="ce19"/>
          <table:table-cell table:formula="oooc:=['4 _ Japanese'.L25]" office:value-type="float" office:value="5">
            <text:p>5</text:p>
          </table:table-cell>
          <table:table-cell table:style-name="ce19"/>
          <table:table-cell table:style-name="ce55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47"/>
          <table:table-cell table:formula="oooc:=['4 _ Japanese'.M4]" office:value-type="float" office:value="0">
            <text:p>0</text:p>
          </table:table-cell>
          <table:table-cell table:style-name="ce47"/>
          <table:table-cell table:formula="oooc:=['4 _ Japanese'.M5]" office:value-type="float" office:value="0">
            <text:p>0</text:p>
          </table:table-cell>
          <table:table-cell table:style-name="ce47"/>
          <table:table-cell table:formula="oooc:=['4 _ Japanese'.M6]" office:value-type="float" office:value="0">
            <text:p>0</text:p>
          </table:table-cell>
          <table:table-cell table:style-name="ce47"/>
          <table:table-cell table:formula="oooc:=['4 _ Japanese'.M7]" office:value-type="float" office:value="0">
            <text:p>0</text:p>
          </table:table-cell>
          <table:table-cell table:style-name="ce47"/>
          <table:table-cell table:formula="oooc:=['4 _ Japanese'.M8]" office:value-type="float" office:value="0">
            <text:p>0</text:p>
          </table:table-cell>
          <table:table-cell table:style-name="ce47"/>
          <table:table-cell table:formula="oooc:=['4 _ Japanese'.M9]" office:value-type="float" office:value="0">
            <text:p>0</text:p>
          </table:table-cell>
          <table:table-cell table:style-name="ce47"/>
          <table:table-cell table:formula="oooc:=['4 _ Japanese'.M10]" office:value-type="float" office:value="3">
            <text:p>3</text:p>
          </table:table-cell>
          <table:table-cell table:style-name="ce47"/>
          <table:table-cell table:formula="oooc:=['4 _ Japanese'.M11]" office:value-type="float" office:value="0">
            <text:p>0</text:p>
          </table:table-cell>
          <table:table-cell table:style-name="ce47"/>
          <table:table-cell table:formula="oooc:=['4 _ Japanese'.M12]" office:value-type="float" office:value="1">
            <text:p>1</text:p>
          </table:table-cell>
          <table:table-cell table:style-name="ce47"/>
          <table:table-cell table:formula="oooc:=['4 _ Japanese'.M13]" office:value-type="float" office:value="0">
            <text:p>0</text:p>
          </table:table-cell>
          <table:table-cell table:style-name="ce47"/>
          <table:table-cell table:formula="oooc:=['4 _ Japanese'.M14]" office:value-type="float" office:value="0">
            <text:p>0</text:p>
          </table:table-cell>
          <table:table-cell table:style-name="ce47"/>
          <table:table-cell table:style-name="ce55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19"/>
          <table:table-cell table:formula="oooc:=['4 _ Japanese'.M21]" office:value-type="float" office:value="27">
            <text:p>27</text:p>
          </table:table-cell>
          <table:table-cell table:style-name="ce19"/>
          <table:table-cell table:formula="oooc:=['4 _ Japanese'.M22]" office:value-type="float" office:value="64">
            <text:p>64</text:p>
          </table:table-cell>
          <table:table-cell table:style-name="ce19"/>
          <table:table-cell table:formula="oooc:=['4 _ Japanese'.M23]" office:value-type="float" office:value="0">
            <text:p>0</text:p>
          </table:table-cell>
          <table:table-cell table:style-name="ce19"/>
          <table:table-cell table:formula="oooc:=['4 _ Japanese'.M24]" office:value-type="float" office:value="0">
            <text:p>0</text:p>
          </table:table-cell>
          <table:table-cell table:style-name="ce19"/>
          <table:table-cell table:formula="oooc:=['4 _ Japanese'.M25]" office:value-type="float" office:value="24">
            <text:p>24</text:p>
          </table:table-cell>
          <table:table-cell table:style-name="ce19"/>
          <table:table-cell table:style-name="ce55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47"/>
          <table:table-cell table:formula="oooc:=['4 _ Japanese'.N4]" office:value-type="float" office:value="0">
            <text:p>0</text:p>
          </table:table-cell>
          <table:table-cell table:style-name="ce47"/>
          <table:table-cell table:formula="oooc:=['4 _ Japanese'.N5]" office:value-type="float" office:value="3">
            <text:p>3</text:p>
          </table:table-cell>
          <table:table-cell table:style-name="ce47"/>
          <table:table-cell table:formula="oooc:=['4 _ Japanese'.N6]" office:value-type="float" office:value="0">
            <text:p>0</text:p>
          </table:table-cell>
          <table:table-cell table:style-name="ce47"/>
          <table:table-cell table:formula="oooc:=['4 _ Japanese'.N7]" office:value-type="float" office:value="0">
            <text:p>0</text:p>
          </table:table-cell>
          <table:table-cell table:style-name="ce47"/>
          <table:table-cell table:formula="oooc:=['4 _ Japanese'.N8]" office:value-type="float" office:value="3">
            <text:p>3</text:p>
          </table:table-cell>
          <table:table-cell table:style-name="ce47"/>
          <table:table-cell table:formula="oooc:=['4 _ Japanese'.N9]" office:value-type="float" office:value="0">
            <text:p>0</text:p>
          </table:table-cell>
          <table:table-cell table:style-name="ce47"/>
          <table:table-cell table:formula="oooc:=['4 _ Japanese'.N10]" office:value-type="float" office:value="0">
            <text:p>0</text:p>
          </table:table-cell>
          <table:table-cell table:style-name="ce47"/>
          <table:table-cell table:formula="oooc:=['4 _ Japanese'.N11]" office:value-type="float" office:value="0">
            <text:p>0</text:p>
          </table:table-cell>
          <table:table-cell table:style-name="ce47"/>
          <table:table-cell table:formula="oooc:=['4 _ Japanese'.N12]" office:value-type="float" office:value="0">
            <text:p>0</text:p>
          </table:table-cell>
          <table:table-cell table:style-name="ce47"/>
          <table:table-cell table:formula="oooc:=['4 _ Japanese'.N13]" office:value-type="float" office:value="1">
            <text:p>1</text:p>
          </table:table-cell>
          <table:table-cell table:style-name="ce47"/>
          <table:table-cell table:formula="oooc:=['4 _ Japanese'.N14]" office:value-type="float" office:value="0">
            <text:p>0</text:p>
          </table:table-cell>
          <table:table-cell table:style-name="ce47"/>
          <table:table-cell table:style-name="ce55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19"/>
          <table:table-cell table:formula="oooc:=['4 _ Japanese'.N21]" office:value-type="float" office:value="30">
            <text:p>30</text:p>
          </table:table-cell>
          <table:table-cell table:style-name="ce19"/>
          <table:table-cell table:formula="oooc:=['4 _ Japanese'.N22]" office:value-type="float" office:value="33">
            <text:p>33</text:p>
          </table:table-cell>
          <table:table-cell table:style-name="ce19"/>
          <table:table-cell table:formula="oooc:=['4 _ Japanese'.N23]" office:value-type="float" office:value="23">
            <text:p>23</text:p>
          </table:table-cell>
          <table:table-cell table:style-name="ce19"/>
          <table:table-cell table:formula="oooc:=['4 _ Japanese'.N24]" office:value-type="float" office:value="28">
            <text:p>28</text:p>
          </table:table-cell>
          <table:table-cell table:style-name="ce19"/>
          <table:table-cell table:formula="oooc:=['4 _ Japanese'.N25]" office:value-type="float" office:value="0">
            <text:p>0</text:p>
          </table:table-cell>
          <table:table-cell table:style-name="ce19"/>
          <table:table-cell table:style-name="ce55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47"/>
          <table:table-cell table:formula="oooc:=['4 _ Japanese'.O4]" office:value-type="float" office:value="0">
            <text:p>0</text:p>
          </table:table-cell>
          <table:table-cell table:style-name="ce47"/>
          <table:table-cell table:formula="oooc:=['4 _ Japanese'.O5]" office:value-type="float" office:value="3">
            <text:p>3</text:p>
          </table:table-cell>
          <table:table-cell table:style-name="ce47"/>
          <table:table-cell table:formula="oooc:=['4 _ Japanese'.O6]" office:value-type="float" office:value="0">
            <text:p>0</text:p>
          </table:table-cell>
          <table:table-cell table:style-name="ce47"/>
          <table:table-cell table:formula="oooc:=['4 _ Japanese'.O7]" office:value-type="float" office:value="0">
            <text:p>0</text:p>
          </table:table-cell>
          <table:table-cell table:style-name="ce47"/>
          <table:table-cell table:formula="oooc:=['4 _ Japanese'.O8]" office:value-type="float" office:value="0">
            <text:p>0</text:p>
          </table:table-cell>
          <table:table-cell table:style-name="ce47"/>
          <table:table-cell table:formula="oooc:=['4 _ Japanese'.O9]" office:value-type="float" office:value="0">
            <text:p>0</text:p>
          </table:table-cell>
          <table:table-cell table:style-name="ce47"/>
          <table:table-cell table:formula="oooc:=['4 _ Japanese'.O10]" office:value-type="float" office:value="1">
            <text:p>1</text:p>
          </table:table-cell>
          <table:table-cell table:style-name="ce47"/>
          <table:table-cell table:formula="oooc:=['4 _ Japanese'.O11]" office:value-type="float" office:value="3">
            <text:p>3</text:p>
          </table:table-cell>
          <table:table-cell table:style-name="ce47"/>
          <table:table-cell table:formula="oooc:=['4 _ Japanese'.O12]" office:value-type="float" office:value="0">
            <text:p>0</text:p>
          </table:table-cell>
          <table:table-cell table:style-name="ce47"/>
          <table:table-cell table:formula="oooc:=['4 _ Japanese'.O13]" office:value-type="float" office:value="0">
            <text:p>0</text:p>
          </table:table-cell>
          <table:table-cell table:style-name="ce47"/>
          <table:table-cell table:formula="oooc:=['4 _ Japanese'.O14]" office:value-type="float" office:value="1">
            <text:p>1</text:p>
          </table:table-cell>
          <table:table-cell table:style-name="ce47"/>
          <table:table-cell table:style-name="ce55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19"/>
          <table:table-cell table:formula="oooc:=['4 _ Japanese'.O21]" office:value-type="float" office:value="31">
            <text:p>31</text:p>
          </table:table-cell>
          <table:table-cell table:style-name="ce19"/>
          <table:table-cell table:formula="oooc:=['4 _ Japanese'.O22]" office:value-type="float" office:value="36">
            <text:p>36</text:p>
          </table:table-cell>
          <table:table-cell table:style-name="ce19"/>
          <table:table-cell table:formula="oooc:=['4 _ Japanese'.O23]" office:value-type="float" office:value="23">
            <text:p>23</text:p>
          </table:table-cell>
          <table:table-cell table:style-name="ce19"/>
          <table:table-cell table:formula="oooc:=['4 _ Japanese'.O24]" office:value-type="float" office:value="27">
            <text:p>27</text:p>
          </table:table-cell>
          <table:table-cell table:style-name="ce19"/>
          <table:table-cell table:formula="oooc:=['4 _ Japanese'.O25]" office:value-type="float" office:value="33">
            <text:p>33</text:p>
          </table:table-cell>
          <table:table-cell table:style-name="ce19"/>
          <table:table-cell table:style-name="ce55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47"/>
          <table:table-cell table:formula="oooc:=['4 _ Japanese'.P4]" office:value-type="float" office:value="0">
            <text:p>0</text:p>
          </table:table-cell>
          <table:table-cell table:style-name="ce47"/>
          <table:table-cell table:formula="oooc:=['4 _ Japanese'.P5]" office:value-type="float" office:value="0">
            <text:p>0</text:p>
          </table:table-cell>
          <table:table-cell table:style-name="ce47"/>
          <table:table-cell table:formula="oooc:=['4 _ Japanese'.P6]" office:value-type="float" office:value="4">
            <text:p>4</text:p>
          </table:table-cell>
          <table:table-cell table:style-name="ce47"/>
          <table:table-cell table:formula="oooc:=['4 _ Japanese'.P7]" office:value-type="float" office:value="0">
            <text:p>0</text:p>
          </table:table-cell>
          <table:table-cell table:style-name="ce47"/>
          <table:table-cell table:formula="oooc:=['4 _ Japanese'.P8]" office:value-type="float" office:value="2">
            <text:p>2</text:p>
          </table:table-cell>
          <table:table-cell table:style-name="ce47"/>
          <table:table-cell table:formula="oooc:=['4 _ Japanese'.P9]" office:value-type="float" office:value="3">
            <text:p>3</text:p>
          </table:table-cell>
          <table:table-cell table:style-name="ce47"/>
          <table:table-cell table:formula="oooc:=['4 _ Japanese'.P10]" office:value-type="float" office:value="0">
            <text:p>0</text:p>
          </table:table-cell>
          <table:table-cell table:style-name="ce47"/>
          <table:table-cell table:formula="oooc:=['4 _ Japanese'.P11]" office:value-type="float" office:value="3">
            <text:p>3</text:p>
          </table:table-cell>
          <table:table-cell table:style-name="ce47"/>
          <table:table-cell table:formula="oooc:=['4 _ Japanese'.P12]" office:value-type="float" office:value="0">
            <text:p>0</text:p>
          </table:table-cell>
          <table:table-cell table:style-name="ce47"/>
          <table:table-cell table:formula="oooc:=['4 _ Japanese'.P13]" office:value-type="float" office:value="0">
            <text:p>0</text:p>
          </table:table-cell>
          <table:table-cell table:style-name="ce47"/>
          <table:table-cell table:formula="oooc:=['4 _ Japanese'.P14]" office:value-type="float" office:value="0">
            <text:p>0</text:p>
          </table:table-cell>
          <table:table-cell table:style-name="ce47"/>
          <table:table-cell table:style-name="ce55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19"/>
          <table:table-cell table:formula="oooc:=['4 _ Japanese'.P21]" office:value-type="float" office:value="0">
            <text:p>0</text:p>
          </table:table-cell>
          <table:table-cell table:style-name="ce19"/>
          <table:table-cell table:formula="oooc:=['4 _ Japanese'.P22]" office:value-type="float" office:value="67">
            <text:p>67</text:p>
          </table:table-cell>
          <table:table-cell table:style-name="ce19"/>
          <table:table-cell table:formula="oooc:=['4 _ Japanese'.P23]" office:value-type="float" office:value="66">
            <text:p>66</text:p>
          </table:table-cell>
          <table:table-cell table:style-name="ce19"/>
          <table:table-cell table:formula="oooc:=['4 _ Japanese'.P24]" office:value-type="float" office:value="0">
            <text:p>0</text:p>
          </table:table-cell>
          <table:table-cell table:style-name="ce19"/>
          <table:table-cell table:formula="oooc:=['4 _ Japanese'.P25]" office:value-type="float" office:value="60">
            <text:p>60</text:p>
          </table:table-cell>
          <table:table-cell table:style-name="ce19"/>
          <table:table-cell table:style-name="ce55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47"/>
          <table:table-cell table:formula="oooc:=['4 _ Japanese'.Q4]" office:value-type="float" office:value="2">
            <text:p>2</text:p>
          </table:table-cell>
          <table:table-cell table:style-name="ce47"/>
          <table:table-cell table:formula="oooc:=['4 _ Japanese'.Q5]" office:value-type="float" office:value="1">
            <text:p>1</text:p>
          </table:table-cell>
          <table:table-cell table:style-name="ce47"/>
          <table:table-cell table:formula="oooc:=['4 _ Japanese'.Q6]" office:value-type="float" office:value="2">
            <text:p>2</text:p>
          </table:table-cell>
          <table:table-cell table:style-name="ce47"/>
          <table:table-cell table:formula="oooc:=['4 _ Japanese'.Q7]" office:value-type="float" office:value="3">
            <text:p>3</text:p>
          </table:table-cell>
          <table:table-cell table:style-name="ce47"/>
          <table:table-cell table:formula="oooc:=['4 _ Japanese'.Q8]" office:value-type="float" office:value="0">
            <text:p>0</text:p>
          </table:table-cell>
          <table:table-cell table:style-name="ce47"/>
          <table:table-cell table:formula="oooc:=['4 _ Japanese'.Q9]" office:value-type="float" office:value="0">
            <text:p>0</text:p>
          </table:table-cell>
          <table:table-cell table:style-name="ce47"/>
          <table:table-cell table:formula="oooc:=['4 _ Japanese'.Q10]" office:value-type="float" office:value="0">
            <text:p>0</text:p>
          </table:table-cell>
          <table:table-cell table:style-name="ce47"/>
          <table:table-cell table:formula="oooc:=['4 _ Japanese'.Q11]" office:value-type="float" office:value="0">
            <text:p>0</text:p>
          </table:table-cell>
          <table:table-cell table:style-name="ce47"/>
          <table:table-cell table:formula="oooc:=['4 _ Japanese'.Q12]" office:value-type="float" office:value="0">
            <text:p>0</text:p>
          </table:table-cell>
          <table:table-cell table:style-name="ce47"/>
          <table:table-cell table:formula="oooc:=['4 _ Japanese'.Q13]" office:value-type="float" office:value="2">
            <text:p>2</text:p>
          </table:table-cell>
          <table:table-cell table:style-name="ce47"/>
          <table:table-cell table:formula="oooc:=['4 _ Japanese'.Q14]" office:value-type="float" office:value="0">
            <text:p>0</text:p>
          </table:table-cell>
          <table:table-cell table:style-name="ce47"/>
          <table:table-cell table:style-name="ce55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19"/>
          <table:table-cell table:formula="oooc:=['4 _ Japanese'.Q21]" office:value-type="float" office:value="44">
            <text:p>44</text:p>
          </table:table-cell>
          <table:table-cell table:style-name="ce19"/>
          <table:table-cell table:formula="oooc:=['4 _ Japanese'.Q22]" office:value-type="float" office:value="0">
            <text:p>0</text:p>
          </table:table-cell>
          <table:table-cell table:style-name="ce19"/>
          <table:table-cell table:formula="oooc:=['4 _ Japanese'.Q23]" office:value-type="float" office:value="28">
            <text:p>28</text:p>
          </table:table-cell>
          <table:table-cell table:style-name="ce19"/>
          <table:table-cell table:formula="oooc:=['4 _ Japanese'.Q24]" office:value-type="float" office:value="53">
            <text:p>53</text:p>
          </table:table-cell>
          <table:table-cell table:style-name="ce19"/>
          <table:table-cell table:formula="oooc:=['4 _ Japanese'.Q25]" office:value-type="float" office:value="12">
            <text:p>12</text:p>
          </table:table-cell>
          <table:table-cell table:style-name="ce19"/>
          <table:table-cell table:style-name="ce55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47"/>
          <table:table-cell table:formula="oooc:=['4 _ Japanese'.R4]" office:value-type="float" office:value="3">
            <text:p>3</text:p>
          </table:table-cell>
          <table:table-cell table:style-name="ce47"/>
          <table:table-cell table:formula="oooc:=['4 _ Japanese'.R5]" office:value-type="float" office:value="1">
            <text:p>1</text:p>
          </table:table-cell>
          <table:table-cell table:style-name="ce47"/>
          <table:table-cell table:formula="oooc:=['4 _ Japanese'.R6]" office:value-type="float" office:value="0">
            <text:p>0</text:p>
          </table:table-cell>
          <table:table-cell table:style-name="ce47"/>
          <table:table-cell table:formula="oooc:=['4 _ Japanese'.R7]" office:value-type="float" office:value="1">
            <text:p>1</text:p>
          </table:table-cell>
          <table:table-cell table:style-name="ce47"/>
          <table:table-cell table:formula="oooc:=['4 _ Japanese'.R8]" office:value-type="float" office:value="0">
            <text:p>0</text:p>
          </table:table-cell>
          <table:table-cell table:style-name="ce47"/>
          <table:table-cell table:formula="oooc:=['4 _ Japanese'.R9]" office:value-type="float" office:value="1">
            <text:p>1</text:p>
          </table:table-cell>
          <table:table-cell table:style-name="ce47"/>
          <table:table-cell table:formula="oooc:=['4 _ Japanese'.R10]" office:value-type="float" office:value="2">
            <text:p>2</text:p>
          </table:table-cell>
          <table:table-cell table:style-name="ce47"/>
          <table:table-cell table:formula="oooc:=['4 _ Japanese'.R11]" office:value-type="float" office:value="0">
            <text:p>0</text:p>
          </table:table-cell>
          <table:table-cell table:style-name="ce47"/>
          <table:table-cell table:formula="oooc:=['4 _ Japanese'.R12]" office:value-type="float" office:value="2">
            <text:p>2</text:p>
          </table:table-cell>
          <table:table-cell table:style-name="ce47"/>
          <table:table-cell table:formula="oooc:=['4 _ Japanese'.R13]" office:value-type="float" office:value="0">
            <text:p>0</text:p>
          </table:table-cell>
          <table:table-cell table:style-name="ce47"/>
          <table:table-cell table:formula="oooc:=['4 _ Japanese'.R14]" office:value-type="float" office:value="0">
            <text:p>0</text:p>
          </table:table-cell>
          <table:table-cell table:style-name="ce47"/>
          <table:table-cell table:style-name="ce55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19"/>
          <table:table-cell table:formula="oooc:=['4 _ Japanese'.R21]" office:value-type="float" office:value="42">
            <text:p>42</text:p>
          </table:table-cell>
          <table:table-cell table:style-name="ce19"/>
          <table:table-cell table:formula="oooc:=['4 _ Japanese'.R22]" office:value-type="float" office:value="35">
            <text:p>35</text:p>
          </table:table-cell>
          <table:table-cell table:style-name="ce19"/>
          <table:table-cell table:formula="oooc:=['4 _ Japanese'.R23]" office:value-type="float" office:value="0">
            <text:p>0</text:p>
          </table:table-cell>
          <table:table-cell table:style-name="ce19"/>
          <table:table-cell table:formula="oooc:=['4 _ Japanese'.R24]" office:value-type="float" office:value="34">
            <text:p>34</text:p>
          </table:table-cell>
          <table:table-cell table:style-name="ce19"/>
          <table:table-cell table:formula="oooc:=['4 _ Japanese'.R25]" office:value-type="float" office:value="29">
            <text:p>29</text:p>
          </table:table-cell>
          <table:table-cell table:style-name="ce19"/>
          <table:table-cell table:style-name="ce55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47"/>
          <table:table-cell table:formula="oooc:=['4 _ Japanese'.S4]" office:value-type="float" office:value="1">
            <text:p>1</text:p>
          </table:table-cell>
          <table:table-cell table:style-name="ce47"/>
          <table:table-cell table:formula="oooc:=['4 _ Japanese'.S5]" office:value-type="float" office:value="0">
            <text:p>0</text:p>
          </table:table-cell>
          <table:table-cell table:style-name="ce47"/>
          <table:table-cell table:formula="oooc:=['4 _ Japanese'.S6]" office:value-type="float" office:value="2">
            <text:p>2</text:p>
          </table:table-cell>
          <table:table-cell table:style-name="ce47"/>
          <table:table-cell table:formula="oooc:=['4 _ Japanese'.S7]" office:value-type="float" office:value="0">
            <text:p>0</text:p>
          </table:table-cell>
          <table:table-cell table:style-name="ce47"/>
          <table:table-cell table:formula="oooc:=['4 _ Japanese'.S8]" office:value-type="float" office:value="1">
            <text:p>1</text:p>
          </table:table-cell>
          <table:table-cell table:style-name="ce47"/>
          <table:table-cell table:formula="oooc:=['4 _ Japanese'.S9]" office:value-type="float" office:value="0">
            <text:p>0</text:p>
          </table:table-cell>
          <table:table-cell table:style-name="ce47"/>
          <table:table-cell table:formula="oooc:=['4 _ Japanese'.S10]" office:value-type="float" office:value="1">
            <text:p>1</text:p>
          </table:table-cell>
          <table:table-cell table:style-name="ce47"/>
          <table:table-cell table:formula="oooc:=['4 _ Japanese'.S11]" office:value-type="float" office:value="2">
            <text:p>2</text:p>
          </table:table-cell>
          <table:table-cell table:style-name="ce47"/>
          <table:table-cell table:formula="oooc:=['4 _ Japanese'.S12]" office:value-type="float" office:value="0">
            <text:p>0</text:p>
          </table:table-cell>
          <table:table-cell table:style-name="ce47"/>
          <table:table-cell table:formula="oooc:=['4 _ Japanese'.S13]" office:value-type="float" office:value="0">
            <text:p>0</text:p>
          </table:table-cell>
          <table:table-cell table:style-name="ce47"/>
          <table:table-cell table:formula="oooc:=['4 _ Japanese'.S14]" office:value-type="float" office:value="2">
            <text:p>2</text:p>
          </table:table-cell>
          <table:table-cell table:style-name="ce47"/>
          <table:table-cell table:style-name="ce55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19"/>
          <table:table-cell table:formula="oooc:=['4 _ Japanese'.S21]" office:value-type="float" office:value="7">
            <text:p>7</text:p>
          </table:table-cell>
          <table:table-cell table:style-name="ce19"/>
          <table:table-cell table:formula="oooc:=['4 _ Japanese'.S22]" office:value-type="float" office:value="45">
            <text:p>45</text:p>
          </table:table-cell>
          <table:table-cell table:style-name="ce19"/>
          <table:table-cell table:formula="oooc:=['4 _ Japanese'.S23]" office:value-type="float" office:value="46">
            <text:p>46</text:p>
          </table:table-cell>
          <table:table-cell table:style-name="ce19"/>
          <table:table-cell table:formula="oooc:=['4 _ Japanese'.S24]" office:value-type="float" office:value="19">
            <text:p>19</text:p>
          </table:table-cell>
          <table:table-cell table:style-name="ce19"/>
          <table:table-cell table:formula="oooc:=['4 _ Japanese'.S25]" office:value-type="float" office:value="44">
            <text:p>44</text:p>
          </table:table-cell>
          <table:table-cell table:style-name="ce19"/>
          <table:table-cell table:style-name="ce55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47"/>
          <table:table-cell table:formula="oooc:=['4 _ Japanese'.T4]" office:value-type="float" office:value="0">
            <text:p>0</text:p>
          </table:table-cell>
          <table:table-cell table:style-name="ce47"/>
          <table:table-cell table:formula="oooc:=['4 _ Japanese'.T5]" office:value-type="float" office:value="2">
            <text:p>2</text:p>
          </table:table-cell>
          <table:table-cell table:style-name="ce47"/>
          <table:table-cell table:formula="oooc:=['4 _ Japanese'.T6]" office:value-type="float" office:value="2">
            <text:p>2</text:p>
          </table:table-cell>
          <table:table-cell table:style-name="ce47"/>
          <table:table-cell table:formula="oooc:=['4 _ Japanese'.T7]" office:value-type="float" office:value="1">
            <text:p>1</text:p>
          </table:table-cell>
          <table:table-cell table:style-name="ce47"/>
          <table:table-cell table:formula="oooc:=['4 _ Japanese'.T8]" office:value-type="float" office:value="0">
            <text:p>0</text:p>
          </table:table-cell>
          <table:table-cell table:style-name="ce47"/>
          <table:table-cell table:formula="oooc:=['4 _ Japanese'.T9]" office:value-type="float" office:value="0">
            <text:p>0</text:p>
          </table:table-cell>
          <table:table-cell table:style-name="ce47"/>
          <table:table-cell table:formula="oooc:=['4 _ Japanese'.T10]" office:value-type="float" office:value="0">
            <text:p>0</text:p>
          </table:table-cell>
          <table:table-cell table:style-name="ce47"/>
          <table:table-cell table:formula="oooc:=['4 _ Japanese'.T11]" office:value-type="float" office:value="0">
            <text:p>0</text:p>
          </table:table-cell>
          <table:table-cell table:style-name="ce47"/>
          <table:table-cell table:formula="oooc:=['4 _ Japanese'.T12]" office:value-type="float" office:value="2">
            <text:p>2</text:p>
          </table:table-cell>
          <table:table-cell table:style-name="ce47"/>
          <table:table-cell table:formula="oooc:=['4 _ Japanese'.T13]" office:value-type="float" office:value="2">
            <text:p>2</text:p>
          </table:table-cell>
          <table:table-cell table:style-name="ce47"/>
          <table:table-cell table:formula="oooc:=['4 _ Japanese'.T14]" office:value-type="float" office:value="2">
            <text:p>2</text:p>
          </table:table-cell>
          <table:table-cell table:style-name="ce47"/>
          <table:table-cell table:style-name="ce55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19"/>
          <table:table-cell table:formula="oooc:=['4 _ Japanese'.T21]" office:value-type="float" office:value="48">
            <text:p>48</text:p>
          </table:table-cell>
          <table:table-cell table:style-name="ce19"/>
          <table:table-cell table:formula="oooc:=['4 _ Japanese'.T22]" office:value-type="float" office:value="48">
            <text:p>48</text:p>
          </table:table-cell>
          <table:table-cell table:style-name="ce19"/>
          <table:table-cell table:formula="oooc:=['4 _ Japanese'.T23]" office:value-type="float" office:value="38">
            <text:p>38</text:p>
          </table:table-cell>
          <table:table-cell table:style-name="ce19"/>
          <table:table-cell table:formula="oooc:=['4 _ Japanese'.T24]" office:value-type="float" office:value="46">
            <text:p>46</text:p>
          </table:table-cell>
          <table:table-cell table:style-name="ce19"/>
          <table:table-cell table:formula="oooc:=['4 _ Japanese'.T25]" office:value-type="float" office:value="36">
            <text:p>36</text:p>
          </table:table-cell>
          <table:table-cell table:style-name="ce19"/>
          <table:table-cell table:style-name="ce55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48"/>
          <table:table-cell table:style-name="ce44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48"/>
          <table:table-cell table:style-name="ce44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48"/>
          <table:table-cell table:style-name="ce44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48"/>
          <table:table-cell table:style-name="ce44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48"/>
          <table:table-cell table:style-name="ce44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48"/>
          <table:table-cell table:style-name="ce44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48"/>
          <table:table-cell table:style-name="ce44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48"/>
          <table:table-cell table:style-name="ce44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48"/>
          <table:table-cell table:style-name="ce44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48"/>
          <table:table-cell table:style-name="ce44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48"/>
          <table:table-cell table:style-name="ce44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67"/>
          <table:table-cell table:style-name="ce44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67"/>
          <table:table-cell table:style-name="ce44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67"/>
          <table:table-cell table:style-name="ce44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67"/>
          <table:table-cell table:style-name="ce44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67"/>
          <table:table-cell table:style-name="ce44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Гавайи</text:p>
          </table:table-cell>
          <table:covered-table-cell table:number-columns-repeated="23" table:style-name="ce49"/>
          <table:covered-table-cell table:style-name="ce57"/>
          <table:table-cell table:style-name="ce62">
            <draw:frame table:end-cell-address="'Рецепты ингред'.AA59" table:end-x="0.767cm" table:end-y="0.025cm" draw:z-index="24" draw:name="Изображения 25" draw:style-name="gr1" draw:text-style-name="P1" svg:width="0.72cm" svg:height="0.798cm" svg:x="0.046cm" svg:y="0.424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23" table:number-columns-repeated="4"/>
          <table:table-cell table:style-name="ce23">
            <draw:frame table:end-cell-address="'Рецепты ингред'.AG58" table:end-x="0.638cm" table:end-y="0.687cm" draw:z-index="28" draw:name="Изображения 29" draw:style-name="gr1" draw:text-style-name="P1" svg:width="0.704cm" svg:height="0.713cm" svg:x="0.93cm" svg:y="0.424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59" table:end-x="0.852cm" table:end-y="0.044cm" draw:z-index="25" draw:name="Изображения 26" draw:style-name="gr1" draw:text-style-name="P1" svg:width="0.856cm" svg:height="0.817cm" svg:x="0.992cm" svg:y="0.424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23">
            <draw:frame table:end-cell-address="'Рецепты ингред'.AK58" table:end-x="0.728cm" table:end-y="0.7cm" draw:z-index="29" draw:name="Изображения 30" draw:style-name="gr1" draw:text-style-name="P1" svg:width="0.704cm" svg:height="0.726cm" svg:x="0.023cm" svg:y="0.424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hick Shr Soup</text:p>
          </table:table-cell>
          <table:covered-table-cell table:style-name="ce26"/>
          <table:table-cell table:style-name="ce22" office:value-type="string" table:number-columns-spanned="2" table:number-rows-spanned="1">
            <text:p>Spicy Shrimps</text:p>
          </table:table-cell>
          <table:covered-table-cell table:style-name="ce26"/>
          <table:table-cell table:style-name="ce22" office:value-type="string" table:number-columns-spanned="2" table:number-rows-spanned="1">
            <text:p>Hulihuli Chicken</text:p>
          </table:table-cell>
          <table:covered-table-cell table:style-name="ce26"/>
          <table:table-cell table:style-name="ce22" office:value-type="string" table:number-columns-spanned="2" table:number-rows-spanned="1">
            <text:p>Mango Mui</text:p>
          </table:table-cell>
          <table:covered-table-cell table:style-name="ce26"/>
          <table:table-cell table:style-name="ce22" office:value-type="string" table:number-columns-spanned="2" table:number-rows-spanned="1">
            <text:p>Wonton</text:p>
          </table:table-cell>
          <table:covered-table-cell table:style-name="ce26"/>
          <table:table-cell table:style-name="ce22" office:value-type="string" table:number-columns-spanned="2" table:number-rows-spanned="1">
            <text:p>Shrimp Canton</text:p>
          </table:table-cell>
          <table:covered-table-cell table:style-name="ce26"/>
          <table:table-cell table:style-name="ce22" office:value-type="string" table:number-columns-spanned="2" table:number-rows-spanned="1">
            <text:p>Lime Chicken</text:p>
          </table:table-cell>
          <table:covered-table-cell table:style-name="ce26"/>
          <table:table-cell table:style-name="ce22" office:value-type="string" table:number-columns-spanned="2" table:number-rows-spanned="1">
            <text:p>Mango Salsa</text:p>
          </table:table-cell>
          <table:covered-table-cell table:style-name="ce26"/>
          <table:table-cell table:style-name="ce22" office:value-type="string" table:number-columns-spanned="2" table:number-rows-spanned="1">
            <text:p>Chicken Laulau</text:p>
          </table:table-cell>
          <table:covered-table-cell table:style-name="ce26"/>
          <table:table-cell table:style-name="ce22" office:value-type="string" table:number-columns-spanned="2" table:number-rows-spanned="1">
            <text:p>Shr Mango Salad</text:p>
          </table:table-cell>
          <table:covered-table-cell table:style-name="ce26"/>
          <table:table-cell table:style-name="ce22" office:value-type="string" table:number-columns-spanned="2" table:number-rows-spanned="1">
            <text:p>Pipikaula</text:p>
          </table:table-cell>
          <table:covered-table-cell table:style-name="ce26"/>
          <table:table-cell table:style-name="ce22" office:value-type="string" table:number-columns-spanned="2" table:number-rows-spanned="1">
            <text:p>Mango Chicken</text:p>
          </table:table-cell>
          <table:covered-table-cell table:style-name="ce26"/>
          <table:table-cell table:style-name="ce54"/>
          <table:table-cell table:style-name="ce63" table:number-columns-spanned="2" table:number-rows-spanned="1"/>
          <table:covered-table-cell table:style-name="ce26"/>
          <table:table-cell table:style-name="ce22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4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50"/>
          <table:table-cell table:formula="oooc:=['5 _ Hawaiian'.K4]" office:value-type="float" office:value="0">
            <text:p>0</text:p>
          </table:table-cell>
          <table:table-cell table:style-name="ce50"/>
          <table:table-cell table:formula="oooc:=['5 _ Hawaiian'.K5]" office:value-type="float" office:value="3">
            <text:p>3</text:p>
          </table:table-cell>
          <table:table-cell table:style-name="ce50"/>
          <table:table-cell table:formula="oooc:=['5 _ Hawaiian'.K6]" office:value-type="float" office:value="0">
            <text:p>0</text:p>
          </table:table-cell>
          <table:table-cell table:style-name="ce50"/>
          <table:table-cell table:formula="oooc:=['5 _ Hawaiian'.K7]" office:value-type="float" office:value="0">
            <text:p>0</text:p>
          </table:table-cell>
          <table:table-cell table:style-name="ce50"/>
          <table:table-cell table:formula="oooc:=['5 _ Hawaiian'.K8]" office:value-type="float" office:value="0">
            <text:p>0</text:p>
          </table:table-cell>
          <table:table-cell table:style-name="ce50"/>
          <table:table-cell table:formula="oooc:=['5 _ Hawaiian'.K9]" office:value-type="float" office:value="2">
            <text:p>2</text:p>
          </table:table-cell>
          <table:table-cell table:style-name="ce50"/>
          <table:table-cell table:formula="oooc:=['5 _ Hawaiian'.K10]" office:value-type="float" office:value="0">
            <text:p>0</text:p>
          </table:table-cell>
          <table:table-cell table:style-name="ce50"/>
          <table:table-cell table:formula="oooc:=['5 _ Hawaiian'.K11]" office:value-type="float" office:value="0">
            <text:p>0</text:p>
          </table:table-cell>
          <table:table-cell table:style-name="ce50"/>
          <table:table-cell table:formula="oooc:=['5 _ Hawaiian'.K12]" office:value-type="float" office:value="0">
            <text:p>0</text:p>
          </table:table-cell>
          <table:table-cell table:style-name="ce50"/>
          <table:table-cell table:formula="oooc:=['5 _ Hawaiian'.K13]" office:value-type="float" office:value="0">
            <text:p>0</text:p>
          </table:table-cell>
          <table:table-cell table:style-name="ce50"/>
          <table:table-cell table:formula="oooc:=['5 _ Hawaiian'.K14]" office:value-type="float" office:value="0">
            <text:p>0</text:p>
          </table:table-cell>
          <table:table-cell table:style-name="ce50"/>
          <table:table-cell table:style-name="ce55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65" table:formula="oooc:=['5 _ Hawaiian'.K20]" office:value-type="float" office:value="0">
            <text:p>0</text:p>
          </table:table-cell>
          <table:table-cell table:style-name="ce19"/>
          <table:table-cell table:style-name="ce65" table:formula="oooc:=['5 _ Hawaiian'.K21]" office:value-type="float" office:value="40">
            <text:p>40</text:p>
          </table:table-cell>
          <table:table-cell table:style-name="ce19"/>
          <table:table-cell table:style-name="ce65" table:formula="oooc:=['5 _ Hawaiian'.K22]" office:value-type="float" office:value="12">
            <text:p>12</text:p>
          </table:table-cell>
          <table:table-cell table:style-name="ce19"/>
          <table:table-cell table:style-name="ce65" table:formula="oooc:=['5 _ Hawaiian'.K23]" office:value-type="float" office:value="14">
            <text:p>14</text:p>
          </table:table-cell>
          <table:table-cell table:style-name="ce19"/>
          <table:table-cell table:style-name="ce65" table:formula="oooc:=['5 _ Hawaiian'.K24]" office:value-type="float" office:value="0">
            <text:p>0</text:p>
          </table:table-cell>
          <table:table-cell table:style-name="ce19"/>
          <table:table-cell table:style-name="ce65" table:formula="oooc:=['5 _ Hawaiian'.K25]" office:value-type="float" office:value="21">
            <text:p>21</text:p>
          </table:table-cell>
          <table:table-cell table:style-name="ce19"/>
          <table:table-cell table:style-name="ce55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50"/>
          <table:table-cell table:formula="oooc:=['5 _ Hawaiian'.L4]" office:value-type="float" office:value="0">
            <text:p>0</text:p>
          </table:table-cell>
          <table:table-cell table:style-name="ce50"/>
          <table:table-cell table:formula="oooc:=['5 _ Hawaiian'.L5]" office:value-type="float" office:value="3">
            <text:p>3</text:p>
          </table:table-cell>
          <table:table-cell table:style-name="ce50"/>
          <table:table-cell table:formula="oooc:=['5 _ Hawaiian'.L6]" office:value-type="float" office:value="0">
            <text:p>0</text:p>
          </table:table-cell>
          <table:table-cell table:style-name="ce50"/>
          <table:table-cell table:formula="oooc:=['5 _ Hawaiian'.L7]" office:value-type="float" office:value="2">
            <text:p>2</text:p>
          </table:table-cell>
          <table:table-cell table:style-name="ce50"/>
          <table:table-cell table:formula="oooc:=['5 _ Hawaiian'.L8]" office:value-type="float" office:value="1">
            <text:p>1</text:p>
          </table:table-cell>
          <table:table-cell table:style-name="ce50"/>
          <table:table-cell table:formula="oooc:=['5 _ Hawaiian'.L9]" office:value-type="float" office:value="0">
            <text:p>0</text:p>
          </table:table-cell>
          <table:table-cell table:style-name="ce50"/>
          <table:table-cell table:formula="oooc:=['5 _ Hawaiian'.L10]" office:value-type="float" office:value="0">
            <text:p>0</text:p>
          </table:table-cell>
          <table:table-cell table:style-name="ce50"/>
          <table:table-cell table:formula="oooc:=['5 _ Hawaiian'.L11]" office:value-type="float" office:value="0">
            <text:p>0</text:p>
          </table:table-cell>
          <table:table-cell table:style-name="ce50"/>
          <table:table-cell table:formula="oooc:=['5 _ Hawaiian'.L12]" office:value-type="float" office:value="0">
            <text:p>0</text:p>
          </table:table-cell>
          <table:table-cell table:style-name="ce50"/>
          <table:table-cell table:formula="oooc:=['5 _ Hawaiian'.L13]" office:value-type="float" office:value="0">
            <text:p>0</text:p>
          </table:table-cell>
          <table:table-cell table:style-name="ce50"/>
          <table:table-cell table:formula="oooc:=['5 _ Hawaiian'.L14]" office:value-type="float" office:value="0">
            <text:p>0</text:p>
          </table:table-cell>
          <table:table-cell table:style-name="ce50"/>
          <table:table-cell table:style-name="ce55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65" table:formula="oooc:=['5 _ Hawaiian'.L20]" office:value-type="float" office:value="22">
            <text:p>22</text:p>
          </table:table-cell>
          <table:table-cell table:style-name="ce19"/>
          <table:table-cell table:style-name="ce65" table:formula="oooc:=['5 _ Hawaiian'.L21]" office:value-type="float" office:value="40">
            <text:p>40</text:p>
          </table:table-cell>
          <table:table-cell table:style-name="ce19"/>
          <table:table-cell table:style-name="ce65" table:formula="oooc:=['5 _ Hawaiian'.L22]" office:value-type="float" office:value="0">
            <text:p>0</text:p>
          </table:table-cell>
          <table:table-cell table:style-name="ce19"/>
          <table:table-cell table:style-name="ce65" table:formula="oooc:=['5 _ Hawaiian'.L23]" office:value-type="float" office:value="0">
            <text:p>0</text:p>
          </table:table-cell>
          <table:table-cell table:style-name="ce19"/>
          <table:table-cell table:style-name="ce65" table:formula="oooc:=['5 _ Hawaiian'.L24]" office:value-type="float" office:value="7">
            <text:p>7</text:p>
          </table:table-cell>
          <table:table-cell table:style-name="ce19"/>
          <table:table-cell table:style-name="ce65" table:formula="oooc:=['5 _ Hawaiian'.L25]" office:value-type="float" office:value="39">
            <text:p>39</text:p>
          </table:table-cell>
          <table:table-cell table:style-name="ce19"/>
          <table:table-cell table:style-name="ce55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50"/>
          <table:table-cell table:formula="oooc:=['5 _ Hawaiian'.M4]" office:value-type="float" office:value="3">
            <text:p>3</text:p>
          </table:table-cell>
          <table:table-cell table:style-name="ce50"/>
          <table:table-cell table:formula="oooc:=['5 _ Hawaiian'.M5]" office:value-type="float" office:value="0">
            <text:p>0</text:p>
          </table:table-cell>
          <table:table-cell table:style-name="ce50"/>
          <table:table-cell table:formula="oooc:=['5 _ Hawaiian'.M6]" office:value-type="float" office:value="0">
            <text:p>0</text:p>
          </table:table-cell>
          <table:table-cell table:style-name="ce50"/>
          <table:table-cell table:formula="oooc:=['5 _ Hawaiian'.M7]" office:value-type="float" office:value="0">
            <text:p>0</text:p>
          </table:table-cell>
          <table:table-cell table:style-name="ce50"/>
          <table:table-cell table:formula="oooc:=['5 _ Hawaiian'.M8]" office:value-type="float" office:value="1">
            <text:p>1</text:p>
          </table:table-cell>
          <table:table-cell table:style-name="ce50"/>
          <table:table-cell table:formula="oooc:=['5 _ Hawaiian'.M9]" office:value-type="float" office:value="0">
            <text:p>0</text:p>
          </table:table-cell>
          <table:table-cell table:style-name="ce50"/>
          <table:table-cell table:formula="oooc:=['5 _ Hawaiian'.M10]" office:value-type="float" office:value="0">
            <text:p>0</text:p>
          </table:table-cell>
          <table:table-cell table:style-name="ce50"/>
          <table:table-cell table:formula="oooc:=['5 _ Hawaiian'.M11]" office:value-type="float" office:value="0">
            <text:p>0</text:p>
          </table:table-cell>
          <table:table-cell table:style-name="ce50"/>
          <table:table-cell table:formula="oooc:=['5 _ Hawaiian'.M12]" office:value-type="float" office:value="1">
            <text:p>1</text:p>
          </table:table-cell>
          <table:table-cell table:style-name="ce50"/>
          <table:table-cell table:formula="oooc:=['5 _ Hawaiian'.M13]" office:value-type="float" office:value="0">
            <text:p>0</text:p>
          </table:table-cell>
          <table:table-cell table:style-name="ce50"/>
          <table:table-cell table:formula="oooc:=['5 _ Hawaiian'.M14]" office:value-type="float" office:value="0">
            <text:p>0</text:p>
          </table:table-cell>
          <table:table-cell table:style-name="ce50"/>
          <table:table-cell table:style-name="ce55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65" table:formula="oooc:=['5 _ Hawaiian'.M20]" office:value-type="float" office:value="39">
            <text:p>39</text:p>
          </table:table-cell>
          <table:table-cell table:style-name="ce19"/>
          <table:table-cell table:style-name="ce65" table:formula="oooc:=['5 _ Hawaiian'.M21]" office:value-type="float" office:value="0">
            <text:p>0</text:p>
          </table:table-cell>
          <table:table-cell table:style-name="ce19"/>
          <table:table-cell table:style-name="ce65" table:formula="oooc:=['5 _ Hawaiian'.M22]" office:value-type="float" office:value="27">
            <text:p>27</text:p>
          </table:table-cell>
          <table:table-cell table:style-name="ce19"/>
          <table:table-cell table:style-name="ce65" table:formula="oooc:=['5 _ Hawaiian'.M23]" office:value-type="float" office:value="6">
            <text:p>6</text:p>
          </table:table-cell>
          <table:table-cell table:style-name="ce19"/>
          <table:table-cell table:style-name="ce65" table:formula="oooc:=['5 _ Hawaiian'.M24]" office:value-type="float" office:value="14">
            <text:p>14</text:p>
          </table:table-cell>
          <table:table-cell table:style-name="ce19"/>
          <table:table-cell table:style-name="ce65" table:formula="oooc:=['5 _ Hawaiian'.M25]" office:value-type="float" office:value="6">
            <text:p>6</text:p>
          </table:table-cell>
          <table:table-cell table:style-name="ce19"/>
          <table:table-cell table:style-name="ce55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50"/>
          <table:table-cell table:formula="oooc:=['5 _ Hawaiian'.N4]" office:value-type="float" office:value="0">
            <text:p>0</text:p>
          </table:table-cell>
          <table:table-cell table:style-name="ce50"/>
          <table:table-cell table:formula="oooc:=['5 _ Hawaiian'.N5]" office:value-type="float" office:value="0">
            <text:p>0</text:p>
          </table:table-cell>
          <table:table-cell table:style-name="ce50"/>
          <table:table-cell table:formula="oooc:=['5 _ Hawaiian'.N6]" office:value-type="float" office:value="2">
            <text:p>2</text:p>
          </table:table-cell>
          <table:table-cell table:style-name="ce50"/>
          <table:table-cell table:formula="oooc:=['5 _ Hawaiian'.N7]" office:value-type="float" office:value="0">
            <text:p>0</text:p>
          </table:table-cell>
          <table:table-cell table:style-name="ce50"/>
          <table:table-cell table:formula="oooc:=['5 _ Hawaiian'.N8]" office:value-type="float" office:value="0">
            <text:p>0</text:p>
          </table:table-cell>
          <table:table-cell table:style-name="ce50"/>
          <table:table-cell table:formula="oooc:=['5 _ Hawaiian'.N9]" office:value-type="float" office:value="3">
            <text:p>3</text:p>
          </table:table-cell>
          <table:table-cell table:style-name="ce50"/>
          <table:table-cell table:formula="oooc:=['5 _ Hawaiian'.N10]" office:value-type="float" office:value="0">
            <text:p>0</text:p>
          </table:table-cell>
          <table:table-cell table:style-name="ce50"/>
          <table:table-cell table:formula="oooc:=['5 _ Hawaiian'.N11]" office:value-type="float" office:value="0">
            <text:p>0</text:p>
          </table:table-cell>
          <table:table-cell table:style-name="ce50"/>
          <table:table-cell table:formula="oooc:=['5 _ Hawaiian'.N12]" office:value-type="float" office:value="2">
            <text:p>2</text:p>
          </table:table-cell>
          <table:table-cell table:style-name="ce50"/>
          <table:table-cell table:formula="oooc:=['5 _ Hawaiian'.N13]" office:value-type="float" office:value="0">
            <text:p>0</text:p>
          </table:table-cell>
          <table:table-cell table:style-name="ce50"/>
          <table:table-cell table:formula="oooc:=['5 _ Hawaiian'.N14]" office:value-type="float" office:value="0">
            <text:p>0</text:p>
          </table:table-cell>
          <table:table-cell table:style-name="ce50"/>
          <table:table-cell table:style-name="ce55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65" table:formula="oooc:=['5 _ Hawaiian'.N20]" office:value-type="float" office:value="35">
            <text:p>35</text:p>
          </table:table-cell>
          <table:table-cell table:style-name="ce19"/>
          <table:table-cell table:style-name="ce65" table:formula="oooc:=['5 _ Hawaiian'.N21]" office:value-type="float" office:value="48">
            <text:p>48</text:p>
          </table:table-cell>
          <table:table-cell table:style-name="ce19"/>
          <table:table-cell table:style-name="ce65" table:formula="oooc:=['5 _ Hawaiian'.N22]" office:value-type="float" office:value="30">
            <text:p>30</text:p>
          </table:table-cell>
          <table:table-cell table:style-name="ce19"/>
          <table:table-cell table:style-name="ce65" table:formula="oooc:=['5 _ Hawaiian'.N23]" office:value-type="float" office:value="45">
            <text:p>45</text:p>
          </table:table-cell>
          <table:table-cell table:style-name="ce19"/>
          <table:table-cell table:style-name="ce65" table:formula="oooc:=['5 _ Hawaiian'.N24]" office:value-type="float" office:value="32">
            <text:p>32</text:p>
          </table:table-cell>
          <table:table-cell table:style-name="ce19"/>
          <table:table-cell table:style-name="ce65" table:formula="oooc:=['5 _ Hawaiian'.N25]" office:value-type="float" office:value="0">
            <text:p>0</text:p>
          </table:table-cell>
          <table:table-cell table:style-name="ce19"/>
          <table:table-cell table:style-name="ce55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50"/>
          <table:table-cell table:formula="oooc:=['5 _ Hawaiian'.O4]" office:value-type="float" office:value="4">
            <text:p>4</text:p>
          </table:table-cell>
          <table:table-cell table:style-name="ce50"/>
          <table:table-cell table:formula="oooc:=['5 _ Hawaiian'.O5]" office:value-type="float" office:value="0">
            <text:p>0</text:p>
          </table:table-cell>
          <table:table-cell table:style-name="ce50"/>
          <table:table-cell table:formula="oooc:=['5 _ Hawaiian'.O6]" office:value-type="float" office:value="0">
            <text:p>0</text:p>
          </table:table-cell>
          <table:table-cell table:style-name="ce50"/>
          <table:table-cell table:formula="oooc:=['5 _ Hawaiian'.O7]" office:value-type="float" office:value="2">
            <text:p>2</text:p>
          </table:table-cell>
          <table:table-cell table:style-name="ce50"/>
          <table:table-cell table:formula="oooc:=['5 _ Hawaiian'.O8]" office:value-type="float" office:value="0">
            <text:p>0</text:p>
          </table:table-cell>
          <table:table-cell table:style-name="ce50"/>
          <table:table-cell table:formula="oooc:=['5 _ Hawaiian'.O9]" office:value-type="float" office:value="1">
            <text:p>1</text:p>
          </table:table-cell>
          <table:table-cell table:style-name="ce50"/>
          <table:table-cell table:formula="oooc:=['5 _ Hawaiian'.O10]" office:value-type="float" office:value="0">
            <text:p>0</text:p>
          </table:table-cell>
          <table:table-cell table:style-name="ce50"/>
          <table:table-cell table:formula="oooc:=['5 _ Hawaiian'.O11]" office:value-type="float" office:value="1">
            <text:p>1</text:p>
          </table:table-cell>
          <table:table-cell table:style-name="ce50"/>
          <table:table-cell table:formula="oooc:=['5 _ Hawaiian'.O12]" office:value-type="float" office:value="0">
            <text:p>0</text:p>
          </table:table-cell>
          <table:table-cell table:style-name="ce50"/>
          <table:table-cell table:formula="oooc:=['5 _ Hawaiian'.O13]" office:value-type="float" office:value="1">
            <text:p>1</text:p>
          </table:table-cell>
          <table:table-cell table:style-name="ce50"/>
          <table:table-cell table:formula="oooc:=['5 _ Hawaiian'.O14]" office:value-type="float" office:value="0">
            <text:p>0</text:p>
          </table:table-cell>
          <table:table-cell table:style-name="ce50"/>
          <table:table-cell table:style-name="ce55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65" table:formula="oooc:=['5 _ Hawaiian'.O20]" office:value-type="float" office:value="52">
            <text:p>52</text:p>
          </table:table-cell>
          <table:table-cell table:style-name="ce19"/>
          <table:table-cell table:style-name="ce65" table:formula="oooc:=['5 _ Hawaiian'.O21]" office:value-type="float" office:value="39">
            <text:p>39</text:p>
          </table:table-cell>
          <table:table-cell table:style-name="ce19"/>
          <table:table-cell table:style-name="ce65" table:formula="oooc:=['5 _ Hawaiian'.O22]" office:value-type="float" office:value="41">
            <text:p>41</text:p>
          </table:table-cell>
          <table:table-cell table:style-name="ce19"/>
          <table:table-cell table:style-name="ce65" table:formula="oooc:=['5 _ Hawaiian'.O23]" office:value-type="float" office:value="19">
            <text:p>19</text:p>
          </table:table-cell>
          <table:table-cell table:style-name="ce19"/>
          <table:table-cell table:style-name="ce65" table:formula="oooc:=['5 _ Hawaiian'.O24]" office:value-type="float" office:value="0">
            <text:p>0</text:p>
          </table:table-cell>
          <table:table-cell table:style-name="ce19"/>
          <table:table-cell table:style-name="ce65" table:formula="oooc:=['5 _ Hawaiian'.O25]" office:value-type="float" office:value="24">
            <text:p>24</text:p>
          </table:table-cell>
          <table:table-cell table:style-name="ce19"/>
          <table:table-cell table:style-name="ce55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50"/>
          <table:table-cell table:formula="oooc:=['5 _ Hawaiian'.P4]" office:value-type="float" office:value="0">
            <text:p>0</text:p>
          </table:table-cell>
          <table:table-cell table:style-name="ce50"/>
          <table:table-cell table:formula="oooc:=['5 _ Hawaiian'.P5]" office:value-type="float" office:value="0">
            <text:p>0</text:p>
          </table:table-cell>
          <table:table-cell table:style-name="ce50"/>
          <table:table-cell table:formula="oooc:=['5 _ Hawaiian'.P6]" office:value-type="float" office:value="3">
            <text:p>3</text:p>
          </table:table-cell>
          <table:table-cell table:style-name="ce50"/>
          <table:table-cell table:formula="oooc:=['5 _ Hawaiian'.P7]" office:value-type="float" office:value="1">
            <text:p>1</text:p>
          </table:table-cell>
          <table:table-cell table:style-name="ce50"/>
          <table:table-cell table:formula="oooc:=['5 _ Hawaiian'.P8]" office:value-type="float" office:value="2">
            <text:p>2</text:p>
          </table:table-cell>
          <table:table-cell table:style-name="ce50"/>
          <table:table-cell table:formula="oooc:=['5 _ Hawaiian'.P9]" office:value-type="float" office:value="1">
            <text:p>1</text:p>
          </table:table-cell>
          <table:table-cell table:style-name="ce50"/>
          <table:table-cell table:formula="oooc:=['5 _ Hawaiian'.P10]" office:value-type="float" office:value="0">
            <text:p>0</text:p>
          </table:table-cell>
          <table:table-cell table:style-name="ce50"/>
          <table:table-cell table:formula="oooc:=['5 _ Hawaiian'.P11]" office:value-type="float" office:value="0">
            <text:p>0</text:p>
          </table:table-cell>
          <table:table-cell table:style-name="ce50"/>
          <table:table-cell table:formula="oooc:=['5 _ Hawaiian'.P12]" office:value-type="float" office:value="1">
            <text:p>1</text:p>
          </table:table-cell>
          <table:table-cell table:style-name="ce50"/>
          <table:table-cell table:formula="oooc:=['5 _ Hawaiian'.P13]" office:value-type="float" office:value="0">
            <text:p>0</text:p>
          </table:table-cell>
          <table:table-cell table:style-name="ce50"/>
          <table:table-cell table:formula="oooc:=['5 _ Hawaiian'.P14]" office:value-type="float" office:value="1">
            <text:p>1</text:p>
          </table:table-cell>
          <table:table-cell table:style-name="ce50"/>
          <table:table-cell table:style-name="ce55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65" table:formula="oooc:=['5 _ Hawaiian'.P20]" office:value-type="float" office:value="30">
            <text:p>30</text:p>
          </table:table-cell>
          <table:table-cell table:style-name="ce19"/>
          <table:table-cell table:style-name="ce65" table:formula="oooc:=['5 _ Hawaiian'.P21]" office:value-type="float" office:value="24">
            <text:p>24</text:p>
          </table:table-cell>
          <table:table-cell table:style-name="ce19"/>
          <table:table-cell table:style-name="ce65" table:formula="oooc:=['5 _ Hawaiian'.P22]" office:value-type="float" office:value="17">
            <text:p>17</text:p>
          </table:table-cell>
          <table:table-cell table:style-name="ce19"/>
          <table:table-cell table:style-name="ce65" table:formula="oooc:=['5 _ Hawaiian'.P23]" office:value-type="float" office:value="31">
            <text:p>31</text:p>
          </table:table-cell>
          <table:table-cell table:style-name="ce19"/>
          <table:table-cell table:style-name="ce65" table:formula="oooc:=['5 _ Hawaiian'.P24]" office:value-type="float" office:value="56">
            <text:p>56</text:p>
          </table:table-cell>
          <table:table-cell table:style-name="ce19"/>
          <table:table-cell table:style-name="ce65" table:formula="oooc:=['5 _ Hawaiian'.P25]" office:value-type="float" office:value="23">
            <text:p>23</text:p>
          </table:table-cell>
          <table:table-cell table:style-name="ce19"/>
          <table:table-cell table:style-name="ce55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50"/>
          <table:table-cell table:formula="oooc:=['5 _ Hawaiian'.Q4]" office:value-type="float" office:value="0">
            <text:p>0</text:p>
          </table:table-cell>
          <table:table-cell table:style-name="ce50"/>
          <table:table-cell table:formula="oooc:=['5 _ Hawaiian'.Q5]" office:value-type="float" office:value="2">
            <text:p>2</text:p>
          </table:table-cell>
          <table:table-cell table:style-name="ce50"/>
          <table:table-cell table:formula="oooc:=['5 _ Hawaiian'.Q6]" office:value-type="float" office:value="1">
            <text:p>1</text:p>
          </table:table-cell>
          <table:table-cell table:style-name="ce50"/>
          <table:table-cell table:formula="oooc:=['5 _ Hawaiian'.Q7]" office:value-type="float" office:value="0">
            <text:p>0</text:p>
          </table:table-cell>
          <table:table-cell table:style-name="ce50"/>
          <table:table-cell table:formula="oooc:=['5 _ Hawaiian'.Q8]" office:value-type="float" office:value="0">
            <text:p>0</text:p>
          </table:table-cell>
          <table:table-cell table:style-name="ce50"/>
          <table:table-cell table:formula="oooc:=['5 _ Hawaiian'.Q9]" office:value-type="float" office:value="0">
            <text:p>0</text:p>
          </table:table-cell>
          <table:table-cell table:style-name="ce50"/>
          <table:table-cell table:formula="oooc:=['5 _ Hawaiian'.Q10]" office:value-type="float" office:value="3">
            <text:p>3</text:p>
          </table:table-cell>
          <table:table-cell table:style-name="ce50"/>
          <table:table-cell table:formula="oooc:=['5 _ Hawaiian'.Q11]" office:value-type="float" office:value="0">
            <text:p>0</text:p>
          </table:table-cell>
          <table:table-cell table:style-name="ce50"/>
          <table:table-cell table:formula="oooc:=['5 _ Hawaiian'.Q12]" office:value-type="float" office:value="0">
            <text:p>0</text:p>
          </table:table-cell>
          <table:table-cell table:style-name="ce50"/>
          <table:table-cell table:formula="oooc:=['5 _ Hawaiian'.Q13]" office:value-type="float" office:value="1">
            <text:p>1</text:p>
          </table:table-cell>
          <table:table-cell table:style-name="ce50"/>
          <table:table-cell table:formula="oooc:=['5 _ Hawaiian'.Q14]" office:value-type="float" office:value="1">
            <text:p>1</text:p>
          </table:table-cell>
          <table:table-cell table:style-name="ce50"/>
          <table:table-cell table:style-name="ce55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65" table:formula="oooc:=['5 _ Hawaiian'.Q20]" office:value-type="float" office:value="0">
            <text:p>0</text:p>
          </table:table-cell>
          <table:table-cell table:style-name="ce19"/>
          <table:table-cell table:style-name="ce65" table:formula="oooc:=['5 _ Hawaiian'.Q21]" office:value-type="float" office:value="31">
            <text:p>31</text:p>
          </table:table-cell>
          <table:table-cell table:style-name="ce19"/>
          <table:table-cell table:style-name="ce65" table:formula="oooc:=['5 _ Hawaiian'.Q22]" office:value-type="float" office:value="33">
            <text:p>33</text:p>
          </table:table-cell>
          <table:table-cell table:style-name="ce19"/>
          <table:table-cell table:style-name="ce65" table:formula="oooc:=['5 _ Hawaiian'.Q23]" office:value-type="float" office:value="30">
            <text:p>30</text:p>
          </table:table-cell>
          <table:table-cell table:style-name="ce19"/>
          <table:table-cell table:style-name="ce65" table:formula="oooc:=['5 _ Hawaiian'.Q24]" office:value-type="float" office:value="41">
            <text:p>41</text:p>
          </table:table-cell>
          <table:table-cell table:style-name="ce19"/>
          <table:table-cell table:style-name="ce65" table:formula="oooc:=['5 _ Hawaiian'.Q25]" office:value-type="float" office:value="25">
            <text:p>25</text:p>
          </table:table-cell>
          <table:table-cell table:style-name="ce19"/>
          <table:table-cell table:style-name="ce55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50"/>
          <table:table-cell table:formula="oooc:=['5 _ Hawaiian'.R4]" office:value-type="float" office:value="1">
            <text:p>1</text:p>
          </table:table-cell>
          <table:table-cell table:style-name="ce50"/>
          <table:table-cell table:formula="oooc:=['5 _ Hawaiian'.R5]" office:value-type="float" office:value="0">
            <text:p>0</text:p>
          </table:table-cell>
          <table:table-cell table:style-name="ce50"/>
          <table:table-cell table:formula="oooc:=['5 _ Hawaiian'.R6]" office:value-type="float" office:value="0">
            <text:p>0</text:p>
          </table:table-cell>
          <table:table-cell table:style-name="ce50"/>
          <table:table-cell table:formula="oooc:=['5 _ Hawaiian'.R7]" office:value-type="float" office:value="0">
            <text:p>0</text:p>
          </table:table-cell>
          <table:table-cell table:style-name="ce50"/>
          <table:table-cell table:formula="oooc:=['5 _ Hawaiian'.R8]" office:value-type="float" office:value="0">
            <text:p>0</text:p>
          </table:table-cell>
          <table:table-cell table:style-name="ce50"/>
          <table:table-cell table:formula="oooc:=['5 _ Hawaiian'.R9]" office:value-type="float" office:value="0">
            <text:p>0</text:p>
          </table:table-cell>
          <table:table-cell table:style-name="ce50"/>
          <table:table-cell table:formula="oooc:=['5 _ Hawaiian'.R10]" office:value-type="float" office:value="1">
            <text:p>1</text:p>
          </table:table-cell>
          <table:table-cell table:style-name="ce50"/>
          <table:table-cell table:formula="oooc:=['5 _ Hawaiian'.R11]" office:value-type="float" office:value="1">
            <text:p>1</text:p>
          </table:table-cell>
          <table:table-cell table:style-name="ce50"/>
          <table:table-cell table:formula="oooc:=['5 _ Hawaiian'.R12]" office:value-type="float" office:value="0">
            <text:p>0</text:p>
          </table:table-cell>
          <table:table-cell table:style-name="ce50"/>
          <table:table-cell table:formula="oooc:=['5 _ Hawaiian'.R13]" office:value-type="float" office:value="2">
            <text:p>2</text:p>
          </table:table-cell>
          <table:table-cell table:style-name="ce50"/>
          <table:table-cell table:formula="oooc:=['5 _ Hawaiian'.R14]" office:value-type="float" office:value="1">
            <text:p>1</text:p>
          </table:table-cell>
          <table:table-cell table:style-name="ce50"/>
          <table:table-cell table:style-name="ce55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65" table:formula="oooc:=['5 _ Hawaiian'.R20]" office:value-type="float" office:value="35">
            <text:p>35</text:p>
          </table:table-cell>
          <table:table-cell table:style-name="ce19"/>
          <table:table-cell table:style-name="ce65" table:formula="oooc:=['5 _ Hawaiian'.R21]" office:value-type="float" office:value="54">
            <text:p>54</text:p>
          </table:table-cell>
          <table:table-cell table:style-name="ce19"/>
          <table:table-cell table:style-name="ce65" table:formula="oooc:=['5 _ Hawaiian'.R22]" office:value-type="float" office:value="33">
            <text:p>33</text:p>
          </table:table-cell>
          <table:table-cell table:style-name="ce19"/>
          <table:table-cell table:style-name="ce65" table:formula="oooc:=['5 _ Hawaiian'.R23]" office:value-type="float" office:value="24">
            <text:p>24</text:p>
          </table:table-cell>
          <table:table-cell table:style-name="ce19"/>
          <table:table-cell table:style-name="ce65" table:formula="oooc:=['5 _ Hawaiian'.R24]" office:value-type="float" office:value="16">
            <text:p>16</text:p>
          </table:table-cell>
          <table:table-cell table:style-name="ce19"/>
          <table:table-cell table:style-name="ce65" table:formula="oooc:=['5 _ Hawaiian'.R25]" office:value-type="float" office:value="23">
            <text:p>23</text:p>
          </table:table-cell>
          <table:table-cell table:style-name="ce19"/>
          <table:table-cell table:style-name="ce55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50"/>
          <table:table-cell table:formula="oooc:=['5 _ Hawaiian'.S4]" office:value-type="float" office:value="0">
            <text:p>0</text:p>
          </table:table-cell>
          <table:table-cell table:style-name="ce50"/>
          <table:table-cell table:formula="oooc:=['5 _ Hawaiian'.S5]" office:value-type="float" office:value="1">
            <text:p>1</text:p>
          </table:table-cell>
          <table:table-cell table:style-name="ce50"/>
          <table:table-cell table:formula="oooc:=['5 _ Hawaiian'.S6]" office:value-type="float" office:value="0">
            <text:p>0</text:p>
          </table:table-cell>
          <table:table-cell table:style-name="ce50"/>
          <table:table-cell table:formula="oooc:=['5 _ Hawaiian'.S7]" office:value-type="float" office:value="1">
            <text:p>1</text:p>
          </table:table-cell>
          <table:table-cell table:style-name="ce50"/>
          <table:table-cell table:formula="oooc:=['5 _ Hawaiian'.S8]" office:value-type="float" office:value="0">
            <text:p>0</text:p>
          </table:table-cell>
          <table:table-cell table:style-name="ce50"/>
          <table:table-cell table:formula="oooc:=['5 _ Hawaiian'.S9]" office:value-type="float" office:value="0">
            <text:p>0</text:p>
          </table:table-cell>
          <table:table-cell table:style-name="ce50"/>
          <table:table-cell table:formula="oooc:=['5 _ Hawaiian'.S10]" office:value-type="float" office:value="1">
            <text:p>1</text:p>
          </table:table-cell>
          <table:table-cell table:style-name="ce50"/>
          <table:table-cell table:formula="oooc:=['5 _ Hawaiian'.S11]" office:value-type="float" office:value="2">
            <text:p>2</text:p>
          </table:table-cell>
          <table:table-cell table:style-name="ce50"/>
          <table:table-cell table:formula="oooc:=['5 _ Hawaiian'.S12]" office:value-type="float" office:value="1">
            <text:p>1</text:p>
          </table:table-cell>
          <table:table-cell table:style-name="ce50"/>
          <table:table-cell table:formula="oooc:=['5 _ Hawaiian'.S13]" office:value-type="float" office:value="0">
            <text:p>0</text:p>
          </table:table-cell>
          <table:table-cell table:style-name="ce50"/>
          <table:table-cell table:formula="oooc:=['5 _ Hawaiian'.S14]" office:value-type="float" office:value="0">
            <text:p>0</text:p>
          </table:table-cell>
          <table:table-cell table:style-name="ce50"/>
          <table:table-cell table:style-name="ce55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65" table:formula="oooc:=['5 _ Hawaiian'.S20]" office:value-type="float" office:value="40">
            <text:p>40</text:p>
          </table:table-cell>
          <table:table-cell table:style-name="ce19"/>
          <table:table-cell table:style-name="ce65" table:formula="oooc:=['5 _ Hawaiian'.S21]" office:value-type="float" office:value="48">
            <text:p>48</text:p>
          </table:table-cell>
          <table:table-cell table:style-name="ce19"/>
          <table:table-cell table:style-name="ce65" table:formula="oooc:=['5 _ Hawaiian'.S22]" office:value-type="float" office:value="13">
            <text:p>13</text:p>
          </table:table-cell>
          <table:table-cell table:style-name="ce19"/>
          <table:table-cell table:style-name="ce65" table:formula="oooc:=['5 _ Hawaiian'.S23]" office:value-type="float" office:value="24">
            <text:p>24</text:p>
          </table:table-cell>
          <table:table-cell table:style-name="ce19"/>
          <table:table-cell table:style-name="ce65" table:formula="oooc:=['5 _ Hawaiian'.S24]" office:value-type="float" office:value="15">
            <text:p>15</text:p>
          </table:table-cell>
          <table:table-cell table:style-name="ce19"/>
          <table:table-cell table:style-name="ce65" table:formula="oooc:=['5 _ Hawaiian'.S25]" office:value-type="float" office:value="25">
            <text:p>25</text:p>
          </table:table-cell>
          <table:table-cell table:style-name="ce19"/>
          <table:table-cell table:style-name="ce55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50"/>
          <table:table-cell table:formula="oooc:=['5 _ Hawaiian'.T4]" office:value-type="float" office:value="1">
            <text:p>1</text:p>
          </table:table-cell>
          <table:table-cell table:style-name="ce50"/>
          <table:table-cell table:formula="oooc:=['5 _ Hawaiian'.T5]" office:value-type="float" office:value="0">
            <text:p>0</text:p>
          </table:table-cell>
          <table:table-cell table:style-name="ce50"/>
          <table:table-cell table:formula="oooc:=['5 _ Hawaiian'.T6]" office:value-type="float" office:value="2">
            <text:p>2</text:p>
          </table:table-cell>
          <table:table-cell table:style-name="ce50"/>
          <table:table-cell table:formula="oooc:=['5 _ Hawaiian'.T7]" office:value-type="float" office:value="0">
            <text:p>0</text:p>
          </table:table-cell>
          <table:table-cell table:style-name="ce50"/>
          <table:table-cell table:formula="oooc:=['5 _ Hawaiian'.T8]" office:value-type="float" office:value="2">
            <text:p>2</text:p>
          </table:table-cell>
          <table:table-cell table:style-name="ce50"/>
          <table:table-cell table:formula="oooc:=['5 _ Hawaiian'.T9]" office:value-type="float" office:value="0">
            <text:p>0</text:p>
          </table:table-cell>
          <table:table-cell table:style-name="ce50"/>
          <table:table-cell table:formula="oooc:=['5 _ Hawaiian'.T10]" office:value-type="float" office:value="1">
            <text:p>1</text:p>
          </table:table-cell>
          <table:table-cell table:style-name="ce50"/>
          <table:table-cell table:formula="oooc:=['5 _ Hawaiian'.T11]" office:value-type="float" office:value="1">
            <text:p>1</text:p>
          </table:table-cell>
          <table:table-cell table:style-name="ce50"/>
          <table:table-cell table:formula="oooc:=['5 _ Hawaiian'.T12]" office:value-type="float" office:value="0">
            <text:p>0</text:p>
          </table:table-cell>
          <table:table-cell table:style-name="ce50"/>
          <table:table-cell table:formula="oooc:=['5 _ Hawaiian'.T13]" office:value-type="float" office:value="1">
            <text:p>1</text:p>
          </table:table-cell>
          <table:table-cell table:style-name="ce50"/>
          <table:table-cell table:formula="oooc:=['5 _ Hawaiian'.T14]" office:value-type="float" office:value="2">
            <text:p>2</text:p>
          </table:table-cell>
          <table:table-cell table:style-name="ce50"/>
          <table:table-cell table:style-name="ce55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65" table:formula="oooc:=['5 _ Hawaiian'.T20]" office:value-type="float" office:value="30">
            <text:p>30</text:p>
          </table:table-cell>
          <table:table-cell table:style-name="ce19"/>
          <table:table-cell table:style-name="ce65" table:formula="oooc:=['5 _ Hawaiian'.T21]" office:value-type="float" office:value="31">
            <text:p>31</text:p>
          </table:table-cell>
          <table:table-cell table:style-name="ce19"/>
          <table:table-cell table:style-name="ce65" table:formula="oooc:=['5 _ Hawaiian'.T22]" office:value-type="float" office:value="31">
            <text:p>31</text:p>
          </table:table-cell>
          <table:table-cell table:style-name="ce19"/>
          <table:table-cell table:style-name="ce65" table:formula="oooc:=['5 _ Hawaiian'.T23]" office:value-type="float" office:value="30">
            <text:p>30</text:p>
          </table:table-cell>
          <table:table-cell table:style-name="ce19"/>
          <table:table-cell table:style-name="ce65" table:formula="oooc:=['5 _ Hawaiian'.T24]" office:value-type="float" office:value="56">
            <text:p>56</text:p>
          </table:table-cell>
          <table:table-cell table:style-name="ce19"/>
          <table:table-cell table:style-name="ce65" table:formula="oooc:=['5 _ Hawaiian'.T25]" office:value-type="float" office:value="34">
            <text:p>34</text:p>
          </table:table-cell>
          <table:table-cell table:style-name="ce19"/>
          <table:table-cell table:style-name="ce55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48"/>
          <table:table-cell table:style-name="ce44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48"/>
          <table:table-cell table:style-name="ce44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48"/>
          <table:table-cell table:style-name="ce44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48"/>
          <table:table-cell table:style-name="ce44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48"/>
          <table:table-cell table:style-name="ce44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48"/>
          <table:table-cell table:style-name="ce44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48"/>
          <table:table-cell table:style-name="ce44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48"/>
          <table:table-cell table:style-name="ce44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48"/>
          <table:table-cell table:style-name="ce44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48"/>
          <table:table-cell table:style-name="ce44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48"/>
          <table:table-cell table:style-name="ce44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48"/>
          <table:table-cell table:style-name="ce56"/>
          <table:table-cell table:style-name="ce66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67"/>
          <table:table-cell table:style-name="ce44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67"/>
          <table:table-cell table:style-name="ce44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67"/>
          <table:table-cell table:style-name="ce44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67"/>
          <table:table-cell table:style-name="ce44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67"/>
          <table:table-cell table:style-name="ce44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9"/>
          <table:table-cell table:style-name="ce23" table:number-columns-repeated="24"/>
          <table:table-cell table:style-name="ce58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2" table:number-rows-repeated="2">
          <table:table-cell table:style-name="ce19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19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19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2" table:default-cell-style-name="ce75"/>
        <table:table-row table:style-name="ro7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4"/>
        </table:table-row>
        <table:table-row table:style-name="ro8">
          <table:table-cell table:style-name="ce72" office:value-type="string">
            <text:p>Название</text:p>
          </table:table-cell>
          <table:table-cell table:style-name="ce77" office:value-type="string">
            <text:p>meat</text:p>
          </table:table-cell>
          <table:table-cell table:style-name="ce77" office:value-type="string">
            <text:p>pasta</text:p>
          </table:table-cell>
          <table:table-cell table:style-name="ce77" office:value-type="string">
            <text:p>pumpkin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milk</text:p>
          </table:table-cell>
          <table:table-cell table:style-name="ce77" office:value-type="string">
            <text:p>pineappl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Squash with Tomato Sauce</text:p>
          </table:table-cell>
          <table:table-cell table:number-columns-repeated="2" table:style-name="ce78"/>
          <table:table-cell table:style-name="ce79" office:value-type="float" office:value="8">
            <text:p>8</text:p>
          </table:table-cell>
          <table:table-cell table:style-name="ce79" office:value-type="float" office:value="5">
            <text:p>5</text:p>
          </table:table-cell>
          <table:table-cell table:number-columns-repeated="2" table:style-name="ce79"/>
          <table:table-cell table:style-name="ce84" table:formula="oooc:=SUM([.B3:.G3])" office:value-type="float" office:value="13">
            <text:p>13</text:p>
          </table:table-cell>
          <table:table-cell/>
          <table:table-cell table:style-name="ce73" table:formula="oooc:=[.A3]" office:value-type="string" office:string-value="Squash with Tomato Sauce">
            <text:p>Squash with Tomato Sauce</text:p>
          </table:table-cell>
          <table:table-cell table:number-columns-repeated="6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Chicken Squash Stir-Fry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84" table:formula="oooc:=SUM([.B4:.G4])" office:value-type="float" office:value="13">
            <text:p>13</text:p>
          </table:table-cell>
          <table:table-cell/>
          <table:table-cell table:style-name="ce73" table:formula="oooc:=[.A4]" office:value-type="string" office:string-value="Chicken Squash Stir-Fry">
            <text:p>Chicken Squash Stir-Fry</text:p>
          </table:table-cell>
          <table:table-cell table:number-columns-repeated="4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74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asta with Tomato Sauce</text:p>
          </table:table-cell>
          <table:table-cell table:style-name="ce79"/>
          <table:table-cell table:style-name="ce78" office:value-type="float" office:value="7">
            <text:p>7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79"/>
          <table:table-cell table:style-name="ce78"/>
          <table:table-cell table:style-name="ce84" table:formula="oooc:=SUM([.B5:.G5])" office:value-type="float" office:value="13">
            <text:p>13</text:p>
          </table:table-cell>
          <table:table-cell/>
          <table:table-cell table:style-name="ce73" table:formula="oooc:=[.A5]" office:value-type="string" office:string-value="Pasta with Tomato Sauce">
            <text:p>Pasta with Tomato Sauce</text:p>
          </table:table-cell>
          <table:table-cell table:number-columns-repeated="5" table:style-name="ce91"/>
          <table:table-cell table:style-name="ce91" office:value-type="float" office:value="3">
            <text:p>3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Tomato Salad</text:p>
          </table:table-cell>
          <table:table-cell table:number-columns-repeated="3" table:style-name="ce79"/>
          <table:table-cell table:style-name="ce78" office:value-type="float" office:value="6">
            <text:p>6</text:p>
          </table:table-cell>
          <table:table-cell table:style-name="ce78"/>
          <table:table-cell table:style-name="ce79" office:value-type="float" office:value="7">
            <text:p>7</text:p>
          </table:table-cell>
          <table:table-cell table:style-name="ce84" table:formula="oooc:=SUM([.B6:.G6])" office:value-type="float" office:value="13">
            <text:p>13</text:p>
          </table:table-cell>
          <table:table-cell/>
          <table:table-cell table:style-name="ce73" table:formula="oooc:=[.A6]" office:value-type="string" office:string-value="Pineapple Tomato Salad">
            <text:p>Pineapple Tomato Salad</text:p>
          </table:table-cell>
          <table:table-cell table:style-name="ce91"/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number-columns-repeated="4" table:style-name="ce91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aribbean Spice Chicken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84" table:formula="oooc:=SUM([.B7:.G7])" office:value-type="float" office:value="13">
            <text:p>13</text:p>
          </table:table-cell>
          <table:table-cell/>
          <table:table-cell table:style-name="ce73" table:formula="oooc:=[.A7]" office:value-type="string" office:string-value="Caribbean Spice Chicken">
            <text:p>Caribbean Spice Chicken</text:p>
          </table:table-cell>
          <table:table-cell table:number-columns-repeated="2" table:style-name="ce91"/>
          <table:table-cell table:style-name="ce91" office:value-type="float" office:value="3">
            <text:p>3</text:p>
          </table:table-cell>
          <table:table-cell table:number-columns-repeated="3"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1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rispy Baked Chicken</text:p>
          </table:table-cell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84" table:formula="oooc:=SUM([.B8:.G8])" office:value-type="float" office:value="13">
            <text:p>13</text:p>
          </table:table-cell>
          <table:table-cell/>
          <table:table-cell table:style-name="ce73" table:formula="oooc:=[.A8]" office:value-type="string" office:string-value="Crispy Baked Chicken">
            <text:p>Crispy Baked Chicken</text:p>
          </table:table-cell>
          <table:table-cell table:number-columns-repeated="3" table:style-name="ce92"/>
          <table:table-cell table:style-name="ce92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number-columns-repeated="2"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Lasagna</text:p>
          </table:table-cell>
          <table:table-cell table:style-name="ce79"/>
          <table:table-cell table:style-name="ce78" office:value-type="float" office:value="6">
            <text:p>6</text:p>
          </table:table-cell>
          <table:table-cell table:number-columns-repeated="2" table:style-name="ce78"/>
          <table:table-cell table:number-columns-repeated="2" table:style-name="ce79" office:value-type="float" office:value="6">
            <text:p>6</text:p>
          </table:table-cell>
          <table:table-cell table:style-name="ce84" table:formula="oooc:=SUM([.B9:.G9])" office:value-type="float" office:value="18">
            <text:p>18</text:p>
          </table:table-cell>
          <table:table-cell/>
          <table:table-cell table:style-name="ce73" table:formula="oooc:=[.A9]" office:value-type="string" office:string-value="Pineapple Lasagna">
            <text:p>Pineapple Lasagna</text:p>
          </table:table-cell>
          <table:table-cell table:number-columns-repeated="3" table:style-name="ce91"/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Hubbard Squash Soup Du Jour</text:p>
          </table:table-cell>
          <table:table-cell table:style-name="ce78" office:value-type="float" office:value="4">
            <text:p>4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6">
            <text:p>6</text:p>
          </table:table-cell>
          <table:table-cell table:style-name="ce78"/>
          <table:table-cell table:style-name="ce84" table:formula="oooc:=SUM([.B10:.G10])" office:value-type="float" office:value="18">
            <text:p>18</text:p>
          </table:table-cell>
          <table:table-cell/>
          <table:table-cell table:style-name="ce73" table:formula="oooc:=[.A10]" office:value-type="string" office:string-value="Hubbard Squash Soup Du Jour">
            <text:p>Hubbard Squash Soup Du Jour</text:p>
          </table:table-cell>
          <table:table-cell table:number-columns-repeated="4" table:style-name="ce91"/>
          <table:table-cell table:style-name="ce91" office:value-type="float" office:value="5">
            <text:p>5</text:p>
          </table:table-cell>
          <table:table-cell table:style-name="ce91"/>
          <table:table-cell table:number-columns-repeated="3" table:style-name="ce91" office:value-type="float" office:value="1">
            <text:p>1</text:p>
          </table:table-cell>
          <table:table-cell table:style-name="ce91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Grilled Meat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style-name="ce84" table:formula="oooc:=SUM([.B11:.G11])" office:value-type="float" office:value="18">
            <text:p>18</text:p>
          </table:table-cell>
          <table:table-cell/>
          <table:table-cell table:style-name="ce73" table:formula="oooc:=[.A11]" office:value-type="string" office:string-value="Grilled Meat">
            <text:p>Grilled Meat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3">
            <text:p>3</text:p>
          </table:table-cell>
          <table:table-cell table:number-columns-repeated="4" table:style-name="ce91"/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Spaghetti with Turkey Meat Sauce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number-columns-repeated="2" table:style-name="ce78"/>
          <table:table-cell table:style-name="ce84" table:formula="oooc:=SUM([.B12:.G12])" office:value-type="float" office:value="18">
            <text:p>18</text:p>
          </table:table-cell>
          <table:table-cell/>
          <table:table-cell table:style-name="ce73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style-name="ce92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asta Casseroule</text:p>
          </table:table-cell>
          <table:table-cell table:style-name="ce79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/>
          <table:table-cell table:style-name="ce84" table:formula="oooc:=SUM([.B13:.G13])" office:value-type="float" office:value="22">
            <text:p>22</text:p>
          </table:table-cell>
          <table:table-cell/>
          <table:table-cell table:style-name="ce73" table:formula="oooc:=[.A13]" office:value-type="string" office:string-value="Chicken Pasta Casseroule">
            <text:p>Chicken Pasta Casseroule</text:p>
          </table:table-cell>
          <table:table-cell table:number-columns-repeated="6" table:style-name="ce91"/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5">
            <text:p>5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ineapple Pasta Pockets</text:p>
          </table:table-cell>
          <table:table-cell table:style-name="ce80" office:value-type="float" office:value="4">
            <text:p>4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80"/>
          <table:table-cell table:style-name="ce78" office:value-type="float" office:value="6">
            <text:p>6</text:p>
          </table:table-cell>
          <table:table-cell table:style-name="ce78" office:value-type="float" office:value="4">
            <text:p>4</text:p>
          </table:table-cell>
          <table:table-cell table:style-name="ce84" table:formula="oooc:=SUM([.B14:.G14])" office:value-type="float" office:value="22">
            <text:p>22</text:p>
          </table:table-cell>
          <table:table-cell/>
          <table:table-cell table:style-name="ce73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92"/>
          <table:table-cell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2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4"/>
          <table:table-cell table:style-name="ce74" table:formula="oooc:=SUM([.B3:.B14])" office:value-type="float" office:value="47">
            <text:p>47</text:p>
          </table:table-cell>
          <table:table-cell table:style-name="ce74" table:formula="oooc:=SUM([.C3:.C14])" office:value-type="float" office:value="37">
            <text:p>37</text:p>
          </table:table-cell>
          <table:table-cell table:style-name="ce74" table:formula="oooc:=SUM([.D3:.D14])" office:value-type="float" office:value="28">
            <text:p>28</text:p>
          </table:table-cell>
          <table:table-cell table:style-name="ce74" table:formula="oooc:=SUM([.E3:.E14])" office:value-type="float" office:value="32">
            <text:p>32</text:p>
          </table:table-cell>
          <table:table-cell table:style-name="ce74" table:formula="oooc:=SUM([.F3:.F14])" office:value-type="float" office:value="23">
            <text:p>23</text:p>
          </table:table-cell>
          <table:table-cell table:style-name="ce74" table:formula="oooc:=SUM([.G3:.G14])" office:value-type="float" office:value="27">
            <text:p>27</text:p>
          </table:table-cell>
          <table:table-cell table:style-name="ce85" table:formula="oooc:=SUM([.H3:.H14])/(12)" office:value-type="float" office:value="16.1666666666667">
            <text:p>16,17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3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number-columns-repeated="10"/>
          <table:table-cell table:style-name="ce94" table:formula="oooc:=IF([.K17]=[.K15];1;0)" office:value-type="float" office:value="1">
            <text:p>1</text:p>
          </table:table-cell>
          <table:table-cell table:style-name="ce94" table:formula="oooc:=IF([.L17]=[.L15];1;0)" office:value-type="float" office:value="1">
            <text:p>1</text:p>
          </table:table-cell>
          <table:table-cell table:style-name="ce94" table:formula="oooc:=IF([.M17]=[.M15];1;0)" office:value-type="float" office:value="1">
            <text:p>1</text:p>
          </table:table-cell>
          <table:table-cell table:style-name="ce94" table:formula="oooc:=IF([.N17]=[.N15];1;0)" office:value-type="float" office:value="1">
            <text:p>1</text:p>
          </table:table-cell>
          <table:table-cell table:style-name="ce94" table:formula="oooc:=IF([.O17]=[.O15];1;0)" office:value-type="float" office:value="1">
            <text:p>1</text:p>
          </table:table-cell>
          <table:table-cell table:style-name="ce94" table:formula="oooc:=IF([.P17]=[.P15];1;0)" office:value-type="float" office:value="1">
            <text:p>1</text:p>
          </table:table-cell>
          <table:table-cell table:style-name="ce94" table:formula="oooc:=IF([.Q17]=[.Q15];1;0)" office:value-type="float" office:value="1">
            <text:p>1</text:p>
          </table:table-cell>
          <table:table-cell table:style-name="ce94" table:formula="oooc:=IF([.R17]=[.R15];1;0)" office:value-type="float" office:value="1">
            <text:p>1</text:p>
          </table:table-cell>
          <table:table-cell table:style-name="ce94" table:formula="oooc:=IF([.S17]=[.S15];1;0)" office:value-type="float" office:value="1">
            <text:p>1</text:p>
          </table:table-cell>
          <table:table-cell table:style-name="ce94" table:formula="oooc:=IF([.T17]=[.T15];1;0)" office:value-type="float" office:value="1">
            <text:p>1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         AND             ([.L3]&gt;0);1;0)+IF((SUM([.K4:.K4])=0)             AND             ([.L4]&gt;0);1;0)+IF((SUM([.K5:.K5])=0)             AND             ([.L5]&gt;0);1;0)+IF((SUM([.K6:.K6])=0)             AND             ([.L6]&gt;0);1;0)+IF((SUM([.K7:.K7])=0)             AND             ([.L7]&gt;0);1;0)+IF((SUM([.K8:.K8])=0)             AND             ([.L8]&gt;0);1;0)+IF((SUM([.K9:.K9])=0)             AND             ([.L9]&gt;0);1;0)+IF((SUM([.K10:.K10])=0)             AND             ([.L10]&gt;0);1;0)+IF((SUM([.K11:.K11])=0)             AND             ([.L11]&gt;0);1;0)+IF((SUM([.K12:.K12])=0)             AND             ([.L12]&gt;0);1;0)+IF((SUM([.K13:.K13])=0)             AND             ([.L13]&gt;0);1;0)+IF((SUM([.K14:.K14])=0)             AND             ([.L14]&gt;0);1;0)" office:value-type="float" office:value="1">
            <text:p>1</text:p>
          </table:table-cell>
          <table:table-cell table:formula="oooc:=IF((SUM([.K3:.L3])=0)             AND             ([.M3]&gt;0);1;0)+IF((SUM([.K4:.L4])=0)             AND             ([.M4]&gt;0);1;0)+IF((SUM([.K5:.L5])=0)             AND             ([.M5]&gt;0);1;0)+IF((SUM([.K6:.L6])=0)             AND             ([.M6]&gt;0);1;0)+IF((SUM([.K7:.L7])=0)             AND             ([.M7]&gt;0);1;0)+IF((SUM([.K8:.L8])=0)             AND             ([.M8]&gt;0);1;0)+IF((SUM([.K9:.L9])=0)             AND             ([.M9]&gt;0);1;0)+IF((SUM([.K10:.L10])=0)             AND             ([.M10]&gt;0);1;0)+IF((SUM([.K11:.L11])=0)             AND             ([.M11]&gt;0);1;0)+IF((SUM([.K12:.L12])=0)             AND             ([.M12]&gt;0);1;0)+IF((SUM([.K13:.L13])=0)             AND             ([.M13]&gt;0);1;0)+IF((SUM([.K14:.L14])=0)             AND             ([.M14]&gt;0);1;0)" office:value-type="float" office:value="2">
            <text:p>2</text:p>
          </table:table-cell>
          <table:table-cell table:formula="oooc:=IF((SUM([.K3:.M3])=0)             AND             ([.N3]&gt;0);1;0)+IF((SUM([.K4:.M4])=0)             AND             ([.N4]&gt;0);1;0)+IF((SUM([.K5:.M5])=0)             AND             ([.N5]&gt;0);1;0)+IF((SUM([.K6:.M6])=0)             AND             ([.N6]&gt;0);1;0)+IF((SUM([.K7:.M7])=0)             AND             ([.N7]&gt;0);1;0)+IF((SUM([.K8:.M8])=0)             AND             ([.N8]&gt;0);1;0)+IF((SUM([.K9:.M9])=0)             AND             ([.N9]&gt;0);1;0)+IF((SUM([.K10:.M10])=0)             AND             ([.N10]&gt;0);1;0)+IF((SUM([.K11:.M11])=0)             AND             ([.N11]&gt;0);1;0)+IF((SUM([.K12:.M12])=0)             AND             ([.N12]&gt;0);1;0)+IF((SUM([.K13:.M13])=0)             AND             ([.N13]&gt;0);1;0)+IF((SUM([.K14:.M14])=0)             AND             ([.N14]&gt;0);1;0)" office:value-type="float" office:value="2">
            <text:p>2</text:p>
          </table:table-cell>
          <table:table-cell table:formula="oooc:=IF((SUM([.K3:.N3])=0)             AND             ([.O3]&gt;0);1;0)+IF((SUM([.K4:.N4])=0)             AND             ([.O4]&gt;0);1;0)+IF((SUM([.K5:.N5])=0)             AND             ([.O5]&gt;0);1;0)+IF((SUM([.K6:.N6])=0)             AND             ([.O6]&gt;0);1;0)+IF((SUM([.K7:.N7])=0)             AND             ([.O7]&gt;0);1;0)+IF((SUM([.K8:.N8])=0)             AND             ([.O8]&gt;0);1;0)+IF((SUM([.K9:.N9])=0)             AND             ([.O9]&gt;0);1;0)+IF((SUM([.K10:.N10])=0)             AND             ([.O10]&gt;0);1;0)+IF((SUM([.K11:.N11])=0)             AND             ([.O11]&gt;0);1;0)+IF((SUM([.K12:.N12])=0)             AND             ([.O12]&gt;0);1;0)+IF((SUM([.K13:.N13])=0)             AND             ([.O13]&gt;0);1;0)+IF((SUM([.K14:.N14])=0)             AND             ([.O14]&gt;0);1;0)" office:value-type="float" office:value="2">
            <text:p>2</text:p>
          </table:table-cell>
          <table:table-cell table:formula="oooc:=IF((SUM([.K3:.O3])=0)             AND             ([.P3]&gt;0);1;0)+IF((SUM([.K4:.O4])=0)             AND             ([.P4]&gt;0);1;0)+IF((SUM([.K5:.O5])=0)             AND             ([.P5]&gt;0);1;0)+IF((SUM([.K6:.O6])=0)             AND             ([.P6]&gt;0);1;0)+IF((SUM([.K7:.O7])=0)             AND             ([.P7]&gt;0);1;0)+IF((SUM([.K8:.O8])=0)             AND             ([.P8]&gt;0);1;0)+IF((SUM([.K9:.O9])=0)             AND             ([.P9]&gt;0);1;0)+IF((SUM([.K10:.O10])=0)             AND             ([.P10]&gt;0);1;0)+IF((SUM([.K11:.O11])=0)             AND             ([.P11]&gt;0);1;0)+IF((SUM([.K12:.O12])=0)             AND             ([.P12]&gt;0);1;0)+IF((SUM([.K13:.O13])=0)             AND             ([.P13]&gt;0);1;0)+IF((SUM([.K14:.O14])=0)             AND             ([.P14]&gt;0);1;0)" office:value-type="float" office:value="1">
            <text:p>1</text:p>
          </table:table-cell>
          <table:table-cell table:formula="oooc:=IF((SUM([.K3:.P3])=0)             AND             ([.Q3]&gt;0);1;0)+IF((SUM([.K4:.P4])=0)             AND             ([.Q4]&gt;0);1;0)+IF((SUM([.K5:.P5])=0)             AND             ([.Q5]&gt;0);1;0)+IF((SUM([.K6:.P6])=0)             AND             ([.Q6]&gt;0);1;0)+IF((SUM([.K7:.P7])=0)             AND             ([.Q7]&gt;0);1;0)+IF((SUM([.K8:.P8])=0)             AND             ([.Q8]&gt;0);1;0)+IF((SUM([.K9:.P9])=0)             AND             ([.Q9]&gt;0);1;0)+IF((SUM([.K10:.P10])=0)             AND             ([.Q10]&gt;0);1;0)+IF((SUM([.K11:.P11])=0)             AND             ([.Q11]&gt;0);1;0)+IF((SUM([.K12:.P12])=0)             AND             ([.Q12]&gt;0);1;0)+IF((SUM([.K13:.P13])=0)             AND             ([.Q13]&gt;0);1;0)+IF((SUM([.K14:.P14])=0)             AND             ([.Q14]&gt;0);1;0)" office:value-type="float" office:value="2">
            <text:p>2</text:p>
          </table:table-cell>
          <table:table-cell table:formula="oooc:=IF((SUM([.K3:.Q3])=0)             AND             ([.R3]&gt;0);1;0)+IF((SUM([.K4:.Q4])=0)             AND             ([.R4]&gt;0);1;0)+IF((SUM([.K5:.Q5])=0)             AND             ([.R5]&gt;0);1;0)+IF((SUM([.K6:.Q6])=0)             AND             ([.R6]&gt;0);1;0)+IF((SUM([.K7:.Q7])=0)             AND             ([.R7]&gt;0);1;0)+IF((SUM([.K8:.Q8])=0)             AND             ([.R8]&gt;0);1;0)+IF((SUM([.K9:.Q9])=0)             AND             ([.R9]&gt;0);1;0)+IF((SUM([.K10:.Q10])=0)             AND             ([.R10]&gt;0);1;0)+IF((SUM([.K11:.Q11])=0)             AND             ([.R11]&gt;0);1;0)+IF((SUM([.K12:.Q12])=0)             AND             ([.R12]&gt;0);1;0)+IF((SUM([.K13:.Q13])=0)             AND             ([.R13]&gt;0);1;0)+IF((SUM([.K14:.Q14])=0)             AND             ([.R14]&gt;0);1;0)" office:value-type="float" office:value="1">
            <text:p>1</text:p>
          </table:table-cell>
          <table:table-cell table:formula="oooc:=IF((SUM([.K3:.R3])=0)             AND             ([.S3]&gt;0);1;0)+IF((SUM([.K4:.R4])=0)             AND             ([.S4]&gt;0);1;0)+IF((SUM([.K5:.R5])=0)             AND             ([.S5]&gt;0);1;0)+IF((SUM([.K6:.R6])=0)             AND             ([.S6]&gt;0);1;0)+IF((SUM([.K7:.R7])=0)             AND             ([.S7]&gt;0);1;0)+IF((SUM([.K8:.R8])=0)             AND             ([.S8]&gt;0);1;0)+IF((SUM([.K9:.R9])=0)             AND             ([.S9]&gt;0);1;0)+IF((SUM([.K10:.R10])=0)             AND             ([.S10]&gt;0);1;0)+IF((SUM([.K11:.R11])=0)             AND             ([.S11]&gt;0);1;0)+IF((SUM([.K12:.R12])=0)             AND             ([.S12]&gt;0);1;0)+IF((SUM([.K13:.R13])=0)             AND             ([.S13]&gt;0);1;0)+IF((SUM([.K14:.R14])=0)             AND             ([.S14]&gt;0);1;0)" office:value-type="float" office:value="0">
            <text:p>0</text:p>
          </table:table-cell>
          <table:table-cell table:formula="oooc:=IF((SUM([.K3:.S3])=0)             AND             ([.T3]&gt;0);1;0)+IF((SUM([.K4:.S4])=0)             AND             ([.T4]&gt;0);1;0)+IF((SUM([.K5:.S5])=0)             AND             ([.T5]&gt;0);1;0)+IF((SUM([.K6:.S6])=0)             AND             ([.T6]&gt;0);1;0)+IF((SUM([.K7:.S7])=0)             AND             ([.T7]&gt;0);1;0)+IF((SUM([.K8:.S8])=0)             AND             ([.T8]&gt;0);1;0)+IF((SUM([.K9:.S9])=0)             AND             ([.T9]&gt;0);1;0)+IF((SUM([.K10:.S10])=0)             AND             ([.T10]&gt;0);1;0)+IF((SUM([.K11:.S11])=0)             AND             ([.T11]&gt;0);1;0)+IF((SUM([.K12:.S12])=0)             AND             ([.T12]&gt;0);1;0)+IF((SUM([.K13:.S13])=0)             AND             ([.T13]&gt;0);1;0)+IF((SUM([.K14:.S14])=0)             AND             ([.T14]&gt;0);1;0)" office:value-type="float" office:value="0">
            <text:p>0</text:p>
          </table:table-cell>
          <table:table-cell table:number-columns-repeated="234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90" office:value-type="string">
            <text:p>meat</text:p>
          </table:table-cell>
          <table:table-cell table:style-name="ce91" table:formula="oooc:=SUMPRODUCT([.B3:.B14];[.K3:.K14])" office:value-type="float" office:value="8">
            <text:p>8</text:p>
          </table:table-cell>
          <table:table-cell table:style-name="ce91" table:formula="oooc:=SUMPRODUCT([.B3:.B14];[.L3:.L14])" office:value-type="float" office:value="16">
            <text:p>16</text:p>
          </table:table-cell>
          <table:table-cell table:style-name="ce91" table:formula="oooc:=SUMPRODUCT([.B3:.B14];[.M3:.M14])" office:value-type="float" office:value="39">
            <text:p>39</text:p>
          </table:table-cell>
          <table:table-cell table:style-name="ce91" table:formula="oooc:=SUMPRODUCT([.B3:.B14];[.N3:.N14])" office:value-type="float" office:value="24">
            <text:p>24</text:p>
          </table:table-cell>
          <table:table-cell table:style-name="ce91" table:formula="oooc:=SUMPRODUCT([.B3:.B14];[.O3:.O14])" office:value-type="float" office:value="51">
            <text:p>51</text:p>
          </table:table-cell>
          <table:table-cell table:style-name="ce91" table:formula="oooc:=SUMPRODUCT([.B3:.B14];[.P3:.P14])" office:value-type="float" office:value="47">
            <text:p>47</text:p>
          </table:table-cell>
          <table:table-cell table:style-name="ce91" table:formula="oooc:=SUMPRODUCT([.B3:.B14];[.Q3:.Q14])" office:value-type="float" office:value="19">
            <text:p>19</text:p>
          </table:table-cell>
          <table:table-cell table:style-name="ce91" table:formula="oooc:=SUMPRODUCT([.B3:.B14];[.R3:.R14])" office:value-type="float" office:value="38">
            <text:p>38</text:p>
          </table:table-cell>
          <table:table-cell table:style-name="ce91" table:formula="oooc:=SUMPRODUCT([.B3:.B14];[.S3:.S14])" office:value-type="float" office:value="55">
            <text:p>55</text:p>
          </table:table-cell>
          <table:table-cell table:style-name="ce91" table:formula="oooc:=SUMPRODUCT([.B3:.B14];[.T3:.T14])" office:value-type="float" office:value="64">
            <text:p>6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asta</text:p>
          </table:table-cell>
          <table:table-cell table:style-name="ce91" table:formula="oooc:=SUMPRODUCT([.C3:.C14];[.K3:.K14])" office:value-type="float" office:value="0">
            <text:p>0</text:p>
          </table:table-cell>
          <table:table-cell table:style-name="ce91" table:formula="oooc:=SUMPRODUCT([.C3:.C14];[.L3:.L14])" office:value-type="float" office:value="0">
            <text:p>0</text:p>
          </table:table-cell>
          <table:table-cell table:style-name="ce91" table:formula="oooc:=SUMPRODUCT([.C3:.C14];[.M3:.M14])" office:value-type="float" office:value="24">
            <text:p>24</text:p>
          </table:table-cell>
          <table:table-cell table:style-name="ce91" table:formula="oooc:=SUMPRODUCT([.C3:.C14];[.N3:.N14])" office:value-type="float" office:value="12">
            <text:p>12</text:p>
          </table:table-cell>
          <table:table-cell table:style-name="ce91" table:formula="oooc:=SUMPRODUCT([.C3:.C14];[.O3:.O14])" office:value-type="float" office:value="0">
            <text:p>0</text:p>
          </table:table-cell>
          <table:table-cell table:style-name="ce91" table:formula="oooc:=SUMPRODUCT([.C3:.C14];[.P3:.P14])" office:value-type="float" office:value="45">
            <text:p>45</text:p>
          </table:table-cell>
          <table:table-cell table:style-name="ce91" table:formula="oooc:=SUMPRODUCT([.C3:.C14];[.Q3:.Q14])" office:value-type="float" office:value="38">
            <text:p>38</text:p>
          </table:table-cell>
          <table:table-cell table:style-name="ce91" table:formula="oooc:=SUMPRODUCT([.C3:.C14];[.R3:.R14])" office:value-type="float" office:value="22">
            <text:p>22</text:p>
          </table:table-cell>
          <table:table-cell table:style-name="ce91" table:formula="oooc:=SUMPRODUCT([.C3:.C14];[.S3:.S14])" office:value-type="float" office:value="36">
            <text:p>36</text:p>
          </table:table-cell>
          <table:table-cell table:style-name="ce91" table:formula="oooc:=SUMPRODUCT([.C3:.C14];[.T3:.T14])" office:value-type="float" office:value="63">
            <text:p>63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umpkin</text:p>
          </table:table-cell>
          <table:table-cell table:style-name="ce91" table:formula="oooc:=SUMPRODUCT([.D3:.D14];[.K3:.K14])" office:value-type="float" office:value="0">
            <text:p>0</text:p>
          </table:table-cell>
          <table:table-cell table:style-name="ce91" table:formula="oooc:=SUMPRODUCT([.D3:.D14];[.L3:.L14])" office:value-type="float" office:value="0">
            <text:p>0</text:p>
          </table:table-cell>
          <table:table-cell table:style-name="ce91" table:formula="oooc:=SUMPRODUCT([.D3:.D14];[.M3:.M14])" office:value-type="float" office:value="0">
            <text:p>0</text:p>
          </table:table-cell>
          <table:table-cell table:style-name="ce91" table:formula="oooc:=SUMPRODUCT([.D3:.D14];[.N3:.N14])" office:value-type="float" office:value="0">
            <text:p>0</text:p>
          </table:table-cell>
          <table:table-cell table:style-name="ce91" table:formula="oooc:=SUMPRODUCT([.D3:.D14];[.O3:.O14])" office:value-type="float" office:value="64">
            <text:p>64</text:p>
          </table:table-cell>
          <table:table-cell table:style-name="ce91" table:formula="oooc:=SUMPRODUCT([.D3:.D14];[.P3:.P14])" office:value-type="float" office:value="0">
            <text:p>0</text:p>
          </table:table-cell>
          <table:table-cell table:style-name="ce91" table:formula="oooc:=SUMPRODUCT([.D3:.D14];[.Q3:.Q14])" office:value-type="float" office:value="40">
            <text:p>40</text:p>
          </table:table-cell>
          <table:table-cell table:style-name="ce91" table:formula="oooc:=SUMPRODUCT([.D3:.D14];[.R3:.R14])" office:value-type="float" office:value="24">
            <text:p>24</text:p>
          </table:table-cell>
          <table:table-cell table:style-name="ce91" table:formula="oooc:=SUMPRODUCT([.D3:.D14];[.S3:.S14])" office:value-type="float" office:value="32">
            <text:p>32</text:p>
          </table:table-cell>
          <table:table-cell table:style-name="ce91" table:formula="oooc:=SUMPRODUCT([.D3:.D14];[.T3:.T14])" office:value-type="float" office:value="44">
            <text:p>44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3"/>
        </table:table-row>
        <table:table-row table:style-name="ro9">
          <table:table-cell table:number-columns-repeated="9"/>
          <table:table-cell table:style-name="ce90" office:value-type="string">
            <text:p>tomato</text:p>
          </table:table-cell>
          <table:table-cell table:style-name="ce91" table:formula="oooc:=SUMPRODUCT([.E3:.E14];[.K3:.K14])" office:value-type="float" office:value="5">
            <text:p>5</text:p>
          </table:table-cell>
          <table:table-cell table:style-name="ce91" table:formula="oooc:=SUMPRODUCT([.E3:.E14];[.L3:.L14])" office:value-type="float" office:value="40">
            <text:p>40</text:p>
          </table:table-cell>
          <table:table-cell table:style-name="ce91" table:formula="oooc:=SUMPRODUCT([.E3:.E14];[.M3:.M14])" office:value-type="float" office:value="27">
            <text:p>27</text:p>
          </table:table-cell>
          <table:table-cell table:style-name="ce91" table:formula="oooc:=SUMPRODUCT([.E3:.E14];[.N3:.N14])" office:value-type="float" office:value="0">
            <text:p>0</text:p>
          </table:table-cell>
          <table:table-cell table:style-name="ce91" table:formula="oooc:=SUMPRODUCT([.E3:.E14];[.O3:.O14])" office:value-type="float" office:value="0">
            <text:p>0</text:p>
          </table:table-cell>
          <table:table-cell table:style-name="ce91" table:formula="oooc:=SUMPRODUCT([.E3:.E14];[.P3:.P14])" office:value-type="float" office:value="54">
            <text:p>54</text:p>
          </table:table-cell>
          <table:table-cell table:style-name="ce91" table:formula="oooc:=SUMPRODUCT([.E3:.E14];[.Q3:.Q14])" office:value-type="float" office:value="42">
            <text:p>42</text:p>
          </table:table-cell>
          <table:table-cell table:style-name="ce91" table:formula="oooc:=SUMPRODUCT([.E3:.E14];[.R3:.R14])" office:value-type="float" office:value="0">
            <text:p>0</text:p>
          </table:table-cell>
          <table:table-cell table:style-name="ce91" table:formula="oooc:=SUMPRODUCT([.E3:.E14];[.S3:.S14])" office:value-type="float" office:value="0">
            <text:p>0</text:p>
          </table:table-cell>
          <table:table-cell table:style-name="ce91" table:formula="oooc:=SUMPRODUCT([.E3:.E14];[.T3:.T14])" office:value-type="float" office:value="51">
            <text:p>51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milk</text:p>
          </table:table-cell>
          <table:table-cell table:style-name="ce91" table:formula="oooc:=SUMPRODUCT([.F3:.F14];[.K3:.K14])" office:value-type="float" office:value="0">
            <text:p>0</text:p>
          </table:table-cell>
          <table:table-cell table:style-name="ce91" table:formula="oooc:=SUMPRODUCT([.F3:.F14];[.L3:.L14])" office:value-type="float" office:value="0">
            <text:p>0</text:p>
          </table:table-cell>
          <table:table-cell table:style-name="ce91" table:formula="oooc:=SUMPRODUCT([.F3:.F14];[.M3:.M14])" office:value-type="float" office:value="0">
            <text:p>0</text:p>
          </table:table-cell>
          <table:table-cell table:style-name="ce91" table:formula="oooc:=SUMPRODUCT([.F3:.F14];[.N3:.N14])" office:value-type="float" office:value="22">
            <text:p>22</text:p>
          </table:table-cell>
          <table:table-cell table:style-name="ce91" table:formula="oooc:=SUMPRODUCT([.F3:.F14];[.O3:.O14])" office:value-type="float" office:value="35">
            <text:p>35</text:p>
          </table:table-cell>
          <table:table-cell table:style-name="ce91" table:formula="oooc:=SUMPRODUCT([.F3:.F14];[.P3:.P14])" office:value-type="float" office:value="0">
            <text:p>0</text:p>
          </table:table-cell>
          <table:table-cell table:style-name="ce91" table:formula="oooc:=SUMPRODUCT([.F3:.F14];[.Q3:.Q14])" office:value-type="float" office:value="6">
            <text:p>6</text:p>
          </table:table-cell>
          <table:table-cell table:style-name="ce91" table:formula="oooc:=SUMPRODUCT([.F3:.F14];[.R3:.R14])" office:value-type="float" office:value="34">
            <text:p>34</text:p>
          </table:table-cell>
          <table:table-cell table:style-name="ce91" table:formula="oooc:=SUMPRODUCT([.F3:.F14];[.S3:.S14])" office:value-type="float" office:value="46">
            <text:p>46</text:p>
          </table:table-cell>
          <table:table-cell table:style-name="ce91" table:formula="oooc:=SUMPRODUCT([.F3:.F14];[.T3:.T14])" office:value-type="float" office:value="15">
            <text:p>15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 table:formula="oooc:=[.A3]" office:value-type="string" office:string-value="Squash with Tomato Sauce">
            <text:p>Squash with Tomato Sauce</text:p>
          </table:table-cell>
          <table:table-cell table:style-name="Default" table:formula="oooc:=[.H3]+COUNT([.B3:.G3])*25" office:value-type="float" office:value="63">
            <text:p>63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3">
            <text:p>73</text:p>
          </table:table-cell>
          <table:table-cell table:style-name="Default" table:formula="oooc:=AVERAGE([.B25:.C25])" office:value-type="float" office:value="68">
            <text:p>68</text:p>
          </table:table-cell>
          <table:table-cell table:style-name="Default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1">
            <text:p>81</text:p>
          </table:table-cell>
          <table:table-cell table:number-columns-repeated="3"/>
          <table:table-cell table:style-name="ce90" office:value-type="string">
            <text:p>pineapple</text:p>
          </table:table-cell>
          <table:table-cell table:style-name="ce91" table:formula="oooc:=SUMPRODUCT([.G3:.G14];[.K3:.K14])" office:value-type="float" office:value="5">
            <text:p>5</text:p>
          </table:table-cell>
          <table:table-cell table:style-name="ce91" table:formula="oooc:=SUMPRODUCT([.G3:.G14];[.L3:.L14])" office:value-type="float" office:value="45">
            <text:p>45</text:p>
          </table:table-cell>
          <table:table-cell table:style-name="ce91" table:formula="oooc:=SUMPRODUCT([.G3:.G14];[.M3:.M14])" office:value-type="float" office:value="29">
            <text:p>29</text:p>
          </table:table-cell>
          <table:table-cell table:style-name="ce91" table:formula="oooc:=SUMPRODUCT([.G3:.G14];[.N3:.N14])" office:value-type="float" office:value="17">
            <text:p>17</text:p>
          </table:table-cell>
          <table:table-cell table:style-name="ce91" table:formula="oooc:=SUMPRODUCT([.G3:.G14];[.O3:.O14])" office:value-type="float" office:value="5">
            <text:p>5</text:p>
          </table:table-cell>
          <table:table-cell table:style-name="ce91" table:formula="oooc:=SUMPRODUCT([.G3:.G14];[.P3:.P14])" office:value-type="float" office:value="27">
            <text:p>27</text:p>
          </table:table-cell>
          <table:table-cell table:style-name="ce91" table:formula="oooc:=SUMPRODUCT([.G3:.G14];[.Q3:.Q14])" office:value-type="float" office:value="0">
            <text:p>0</text:p>
          </table:table-cell>
          <table:table-cell table:style-name="ce91" table:formula="oooc:=SUMPRODUCT([.G3:.G14];[.R3:.R14])" office:value-type="float" office:value="14">
            <text:p>14</text:p>
          </table:table-cell>
          <table:table-cell table:style-name="ce91" table:formula="oooc:=SUMPRODUCT([.G3:.G14];[.S3:.S14])" office:value-type="float" office:value="29">
            <text:p>29</text:p>
          </table:table-cell>
          <table:table-cell table:style-name="ce91" table:formula="oooc:=SUMPRODUCT([.G3:.G14];[.T3:.T14])" office:value-type="float" office:value="0">
            <text:p>0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3"/>
        </table:table-row>
        <table:table-row table:style-name="ro9">
          <table:table-cell table:formula="oooc:=[.A4]" office:value-type="string" office:string-value="Chicken Squash Stir-Fry">
            <text:p>Chicken Squash Stir-Fry</text:p>
          </table:table-cell>
          <table:table-cell table:style-name="Default" table:formula="oooc:=[.H4]+COUNT([.B4:.G4])*25" office:value-type="float" office:value="63">
            <text:p>63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3">
            <text:p>73</text:p>
          </table:table-cell>
          <table:table-cell table:style-name="Default" table:formula="oooc:=AVERAGE([.B26:.C26])" office:value-type="float" office:value="68">
            <text:p>68</text:p>
          </table:table-cell>
          <table:table-cell table:style-name="Default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1">
            <text:p>81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5]" office:value-type="string" office:string-value="Pasta with Tomato Sauce">
            <text:p>Pasta with Tomato Sauce</text:p>
          </table:table-cell>
          <table:table-cell table:style-name="Default" table:formula="oooc:=[.H5]+COUNT([.B5:.G5])*25" office:value-type="float" office:value="63">
            <text:p>63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3">
            <text:p>73</text:p>
          </table:table-cell>
          <table:table-cell table:style-name="Default" table:formula="oooc:=AVERAGE([.B27:.C27])" office:value-type="float" office:value="68">
            <text:p>68</text:p>
          </table:table-cell>
          <table:table-cell table:style-name="Default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1">
            <text:p>81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number-columns-repeated="2"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6]" office:value-type="string" office:string-value="Pineapple Tomato Salad">
            <text:p>Pineapple Tomato Salad</text:p>
          </table:table-cell>
          <table:table-cell table:style-name="Default" table:formula="oooc:=[.H6]+COUNT([.B6:.G6])*25" office:value-type="float" office:value="63">
            <text:p>63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3">
            <text:p>73</text:p>
          </table:table-cell>
          <table:table-cell table:style-name="Default" table:formula="oooc:=AVERAGE([.B28:.C28])" office:value-type="float" office:value="68">
            <text:p>68</text:p>
          </table:table-cell>
          <table:table-cell table:style-name="Default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1">
            <text:p>81</text:p>
          </table:table-cell>
          <table:table-cell table:number-columns-repeated="4"/>
          <table:table-cell table:style-name="ce94" table:formula="oooc:=IF([.K27]=[.K26];1;0)" office:value-type="float" office:value="1">
            <text:p>1</text:p>
          </table:table-cell>
          <table:table-cell table:style-name="ce94" table:formula="oooc:=IF([.L27]=[.L26];1;0)" office:value-type="float" office:value="1">
            <text:p>1</text:p>
          </table:table-cell>
          <table:table-cell table:style-name="ce94" table:formula="oooc:=IF([.M27]=[.M26];1;0)" office:value-type="float" office:value="1">
            <text:p>1</text:p>
          </table:table-cell>
          <table:table-cell table:style-name="ce94" table:formula="oooc:=IF([.N27]=[.N26];1;0)" office:value-type="float" office:value="1">
            <text:p>1</text:p>
          </table:table-cell>
          <table:table-cell table:style-name="ce94" table:formula="oooc:=IF([.O27]=[.O26];1;0)" office:value-type="float" office:value="1">
            <text:p>1</text:p>
          </table:table-cell>
          <table:table-cell table:style-name="ce94" table:formula="oooc:=IF([.P27]=[.P26];1;0)" office:value-type="float" office:value="1">
            <text:p>1</text:p>
          </table:table-cell>
          <table:table-cell table:style-name="ce94" table:formula="oooc:=IF([.Q27]=[.Q26];1;0)" office:value-type="float" office:value="1">
            <text:p>1</text:p>
          </table:table-cell>
          <table:table-cell table:style-name="ce94" table:formula="oooc:=IF([.R27]=[.R26];1;0)" office:value-type="float" office:value="1">
            <text:p>1</text:p>
          </table:table-cell>
          <table:table-cell table:style-name="ce94" table:formula="oooc:=IF([.S27]=[.S26];1;0)" office:value-type="float" office:value="1">
            <text:p>1</text:p>
          </table:table-cell>
          <table:table-cell table:style-name="ce94" table:formula="oooc:=IF([.T27]=[.T26];1;0)" office:value-type="float" office:value="1">
            <text:p>1</text:p>
          </table:table-cell>
          <table:table-cell table:number-columns-repeated="234"/>
        </table:table-row>
        <table:table-row table:style-name="ro2">
          <table:table-cell table:formula="oooc:=[.A7]" office:value-type="string" office:string-value="Caribbean Spice Chicken">
            <text:p>Caribbean Spice Chicken</text:p>
          </table:table-cell>
          <table:table-cell table:style-name="Default" table:formula="oooc:=[.H7]+COUNT([.B7:.G7])*25" office:value-type="float" office:value="63">
            <text:p>63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3">
            <text:p>73</text:p>
          </table:table-cell>
          <table:table-cell table:style-name="Default" table:formula="oooc:=AVERAGE([.B29:.C29])" office:value-type="float" office:value="68">
            <text:p>68</text:p>
          </table:table-cell>
          <table:table-cell table:style-name="Default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1">
            <text:p>81</text:p>
          </table:table-cell>
          <table:table-cell table:number-columns-repeated="248"/>
        </table:table-row>
        <table:table-row table:style-name="ro2">
          <table:table-cell table:formula="oooc:=[.A8]" office:value-type="string" office:string-value="Crispy Baked Chicken">
            <text:p>Crispy Baked Chicken</text:p>
          </table:table-cell>
          <table:table-cell table:style-name="Default" table:formula="oooc:=[.H8]+COUNT([.B8:.G8])*25" office:value-type="float" office:value="63">
            <text:p>63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73">
            <text:p>73</text:p>
          </table:table-cell>
          <table:table-cell table:style-name="Default" table:formula="oooc:=AVERAGE([.B30:.C30])" office:value-type="float" office:value="68">
            <text:p>68</text:p>
          </table:table-cell>
          <table:table-cell table:style-name="Default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81">
            <text:p>81</text:p>
          </table:table-cell>
          <table:table-cell table:style-name="ce81"/>
          <table:table-cell table:style-name="ce86"/>
          <table:table-cell table:style-name="ce81"/>
          <table:table-cell table:style-name="ce81" office:value-type="string">
            <text:p>unlocked recipes</text:p>
          </table:table-cell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100" table:formula="oooc:=IF((SUM([.K3:.K3])=0)           AND           ([.L3]&gt;0);&quot;'&quot;&amp;[.J3]&amp;&quot;', &quot;;&quot;&quot;)&amp;IF((SUM([.K4:.K4])=0)           AND           ([.L4]&gt;0);&quot;'&quot;&amp;[.J4]&amp;&quot;', &quot;;&quot;&quot;)&amp;IF((SUM([.K5:.K5])=0)           AND           ([.L5]&gt;0);&quot;'&quot;&amp;[.J5]&amp;&quot;', &quot;;&quot;&quot;)&amp;IF((SUM([.K6:.K6])=0)           AND           ([.L6]&gt;0);&quot;'&quot;&amp;[.J6]&amp;&quot;', &quot;;&quot;&quot;)&amp;IF((SUM([.K7:.K7])=0)           AND           ([.L7]&gt;0);&quot;'&quot;&amp;[.J7]&amp;&quot;', &quot;;&quot;&quot;)&amp;IF((SUM([.K8:.K8])=0)           AND           ([.L8]&gt;0);&quot;'&quot;&amp;[.J8]&amp;&quot;', &quot;;&quot;&quot;)&amp;IF((SUM([.K9:.K9])=0)           AND           ([.L9]&gt;0);&quot;'&quot;&amp;[.J9]&amp;&quot;', &quot;;&quot;&quot;)&amp;IF((SUM([.K10:.K10])=0)           AND           ([.L10]&gt;0);&quot;'&quot;&amp;[.J10]&amp;&quot;', &quot;;&quot;&quot;)&amp;IF((SUM([.K11:.K11])=0)           AND           ([.L11]&gt;0);&quot;'&quot;&amp;[.J11]&amp;&quot;', &quot;;&quot;&quot;)&amp;IF((SUM([.K12:.K12])=0)           AND           ([.L12]&gt;0);&quot;'&quot;&amp;[.J12]&amp;&quot;', &quot;;&quot;&quot;)&amp;IF((SUM([.K13:.K13])=0)           AND           ([.L13]&gt;0);&quot;'&quot;&amp;[.J13]&amp;&quot;', &quot;;&quot;&quot;)&amp;IF((SUM([.K14:.K14])=0)           AND         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81" table:formula="oooc:=IF((SUM([.K3:.L3])=0)           AND           ([.M3]&gt;0);&quot;'&quot;&amp;[.J3]&amp;&quot;', &quot;;&quot;&quot;)&amp;IF((SUM([.K4:.L4])=0)           AND           ([.M4]&gt;0);&quot;'&quot;&amp;[.J4]&amp;&quot;', &quot;;&quot;&quot;)&amp;IF((SUM([.K5:.L5])=0)           AND           ([.M5]&gt;0);&quot;'&quot;&amp;[.J5]&amp;&quot;', &quot;;&quot;&quot;)&amp;IF((SUM([.K6:.L6])=0)           AND           ([.M6]&gt;0);&quot;'&quot;&amp;[.J6]&amp;&quot;', &quot;;&quot;&quot;)&amp;IF((SUM([.K7:.L7])=0)           AND           ([.M7]&gt;0);&quot;'&quot;&amp;[.J7]&amp;&quot;', &quot;;&quot;&quot;)&amp;IF((SUM([.K8:.L8])=0)           AND           ([.M8]&gt;0);&quot;'&quot;&amp;[.J8]&amp;&quot;', &quot;;&quot;&quot;)&amp;IF((SUM([.K9:.L9])=0)           AND           ([.M9]&gt;0);&quot;'&quot;&amp;[.J9]&amp;&quot;', &quot;;&quot;&quot;)&amp;IF((SUM([.K10:.L10])=0)           AND           ([.M10]&gt;0);&quot;'&quot;&amp;[.J10]&amp;&quot;', &quot;;&quot;&quot;)&amp;IF((SUM([.K11:.L11])=0)           AND           ([.M11]&gt;0);&quot;'&quot;&amp;[.J11]&amp;&quot;', &quot;;&quot;&quot;)&amp;IF((SUM([.K12:.L12])=0)           AND           ([.M12]&gt;0);&quot;'&quot;&amp;[.J12]&amp;&quot;', &quot;;&quot;&quot;)&amp;IF((SUM([.K13:.L13])=0)           AND           ([.M13]&gt;0);&quot;'&quot;&amp;[.J13]&amp;&quot;', &quot;;&quot;&quot;)&amp;IF((SUM([.K14:.L14])=0)           AND         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81" table:formula="oooc:=IF((SUM([.K3:.M3])=0)           AND           ([.N3]&gt;0);&quot;'&quot;&amp;[.J3]&amp;&quot;', &quot;;&quot;&quot;)&amp;IF((SUM([.K4:.M4])=0)           AND           ([.N4]&gt;0);&quot;'&quot;&amp;[.J4]&amp;&quot;', &quot;;&quot;&quot;)&amp;IF((SUM([.K5:.M5])=0)           AND           ([.N5]&gt;0);&quot;'&quot;&amp;[.J5]&amp;&quot;', &quot;;&quot;&quot;)&amp;IF((SUM([.K6:.M6])=0)           AND           ([.N6]&gt;0);&quot;'&quot;&amp;[.J6]&amp;&quot;', &quot;;&quot;&quot;)&amp;IF((SUM([.K7:.M7])=0)           AND           ([.N7]&gt;0);&quot;'&quot;&amp;[.J7]&amp;&quot;', &quot;;&quot;&quot;)&amp;IF((SUM([.K8:.M8])=0)           AND           ([.N8]&gt;0);&quot;'&quot;&amp;[.J8]&amp;&quot;', &quot;;&quot;&quot;)&amp;IF((SUM([.K9:.M9])=0)           AND           ([.N9]&gt;0);&quot;'&quot;&amp;[.J9]&amp;&quot;', &quot;;&quot;&quot;)&amp;IF((SUM([.K10:.M10])=0)           AND           ([.N10]&gt;0);&quot;'&quot;&amp;[.J10]&amp;&quot;', &quot;;&quot;&quot;)&amp;IF((SUM([.K11:.M11])=0)           AND           ([.N11]&gt;0);&quot;'&quot;&amp;[.J11]&amp;&quot;', &quot;;&quot;&quot;)&amp;IF((SUM([.K12:.M12])=0)           AND           ([.N12]&gt;0);&quot;'&quot;&amp;[.J12]&amp;&quot;', &quot;;&quot;&quot;)&amp;IF((SUM([.K13:.M13])=0)           AND           ([.N13]&gt;0);&quot;'&quot;&amp;[.J13]&amp;&quot;', &quot;;&quot;&quot;)&amp;IF((SUM([.K14:.M14])=0)           AND         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81" table:formula="oooc:=IF((SUM([.K3:.N3])=0)           AND           ([.O3]&gt;0);&quot;'&quot;&amp;[.J3]&amp;&quot;', &quot;;&quot;&quot;)&amp;IF((SUM([.K4:.N4])=0)           AND           ([.O4]&gt;0);&quot;'&quot;&amp;[.J4]&amp;&quot;', &quot;;&quot;&quot;)&amp;IF((SUM([.K5:.N5])=0)           AND           ([.O5]&gt;0);&quot;'&quot;&amp;[.J5]&amp;&quot;', &quot;;&quot;&quot;)&amp;IF((SUM([.K6:.N6])=0)           AND           ([.O6]&gt;0);&quot;'&quot;&amp;[.J6]&amp;&quot;', &quot;;&quot;&quot;)&amp;IF((SUM([.K7:.N7])=0)           AND           ([.O7]&gt;0);&quot;'&quot;&amp;[.J7]&amp;&quot;', &quot;;&quot;&quot;)&amp;IF((SUM([.K8:.N8])=0)           AND           ([.O8]&gt;0);&quot;'&quot;&amp;[.J8]&amp;&quot;', &quot;;&quot;&quot;)&amp;IF((SUM([.K9:.N9])=0)           AND           ([.O9]&gt;0);&quot;'&quot;&amp;[.J9]&amp;&quot;', &quot;;&quot;&quot;)&amp;IF((SUM([.K10:.N10])=0)           AND           ([.O10]&gt;0);&quot;'&quot;&amp;[.J10]&amp;&quot;', &quot;;&quot;&quot;)&amp;IF((SUM([.K11:.N11])=0)           AND           ([.O11]&gt;0);&quot;'&quot;&amp;[.J11]&amp;&quot;', &quot;;&quot;&quot;)&amp;IF((SUM([.K12:.N12])=0)           AND           ([.O12]&gt;0);&quot;'&quot;&amp;[.J12]&amp;&quot;', &quot;;&quot;&quot;)&amp;IF((SUM([.K13:.N13])=0)           AND           ([.O13]&gt;0);&quot;'&quot;&amp;[.J13]&amp;&quot;', &quot;;&quot;&quot;)&amp;IF((SUM([.K14:.N14])=0)           AND         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81" table:formula="oooc:=IF((SUM([.K3:.O3])=0)           AND           ([.P3]&gt;0);&quot;'&quot;&amp;[.J3]&amp;&quot;', &quot;;&quot;&quot;)&amp;IF((SUM([.K4:.O4])=0)           AND           ([.P4]&gt;0);&quot;'&quot;&amp;[.J4]&amp;&quot;', &quot;;&quot;&quot;)&amp;IF((SUM([.K5:.O5])=0)           AND           ([.P5]&gt;0);&quot;'&quot;&amp;[.J5]&amp;&quot;', &quot;;&quot;&quot;)&amp;IF((SUM([.K6:.O6])=0)           AND           ([.P6]&gt;0);&quot;'&quot;&amp;[.J6]&amp;&quot;', &quot;;&quot;&quot;)&amp;IF((SUM([.K7:.O7])=0)           AND           ([.P7]&gt;0);&quot;'&quot;&amp;[.J7]&amp;&quot;', &quot;;&quot;&quot;)&amp;IF((SUM([.K8:.O8])=0)           AND           ([.P8]&gt;0);&quot;'&quot;&amp;[.J8]&amp;&quot;', &quot;;&quot;&quot;)&amp;IF((SUM([.K9:.O9])=0)           AND           ([.P9]&gt;0);&quot;'&quot;&amp;[.J9]&amp;&quot;', &quot;;&quot;&quot;)&amp;IF((SUM([.K10:.O10])=0)           AND           ([.P10]&gt;0);&quot;'&quot;&amp;[.J10]&amp;&quot;', &quot;;&quot;&quot;)&amp;IF((SUM([.K11:.O11])=0)           AND           ([.P11]&gt;0);&quot;'&quot;&amp;[.J11]&amp;&quot;', &quot;;&quot;&quot;)&amp;IF((SUM([.K12:.O12])=0)           AND           ([.P12]&gt;0);&quot;'&quot;&amp;[.J12]&amp;&quot;', &quot;;&quot;&quot;)&amp;IF((SUM([.K13:.O13])=0)           AND           ([.P13]&gt;0);&quot;'&quot;&amp;[.J13]&amp;&quot;', &quot;;&quot;&quot;)&amp;IF((SUM([.K14:.O14])=0)           AND         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81" table:formula="oooc:=IF((SUM([.K3:.P3])=0)           AND           ([.Q3]&gt;0);&quot;'&quot;&amp;[.J3]&amp;&quot;', &quot;;&quot;&quot;)&amp;IF((SUM([.K4:.P4])=0)           AND           ([.Q4]&gt;0);&quot;'&quot;&amp;[.J4]&amp;&quot;', &quot;;&quot;&quot;)&amp;IF((SUM([.K5:.P5])=0)           AND           ([.Q5]&gt;0);&quot;'&quot;&amp;[.J5]&amp;&quot;', &quot;;&quot;&quot;)&amp;IF((SUM([.K6:.P6])=0)           AND           ([.Q6]&gt;0);&quot;'&quot;&amp;[.J6]&amp;&quot;', &quot;;&quot;&quot;)&amp;IF((SUM([.K7:.P7])=0)           AND           ([.Q7]&gt;0);&quot;'&quot;&amp;[.J7]&amp;&quot;', &quot;;&quot;&quot;)&amp;IF((SUM([.K8:.P8])=0)           AND           ([.Q8]&gt;0);&quot;'&quot;&amp;[.J8]&amp;&quot;', &quot;;&quot;&quot;)&amp;IF((SUM([.K9:.P9])=0)           AND           ([.Q9]&gt;0);&quot;'&quot;&amp;[.J9]&amp;&quot;', &quot;;&quot;&quot;)&amp;IF((SUM([.K10:.P10])=0)           AND           ([.Q10]&gt;0);&quot;'&quot;&amp;[.J10]&amp;&quot;', &quot;;&quot;&quot;)&amp;IF((SUM([.K11:.P11])=0)           AND           ([.Q11]&gt;0);&quot;'&quot;&amp;[.J11]&amp;&quot;', &quot;;&quot;&quot;)&amp;IF((SUM([.K12:.P12])=0)           AND           ([.Q12]&gt;0);&quot;'&quot;&amp;[.J12]&amp;&quot;', &quot;;&quot;&quot;)&amp;IF((SUM([.K13:.P13])=0)           AND           ([.Q13]&gt;0);&quot;'&quot;&amp;[.J13]&amp;&quot;', &quot;;&quot;&quot;)&amp;IF((SUM([.K14:.P14])=0)           AND         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81" table:formula="oooc:=IF((SUM([.K3:.Q3])=0)           AND           ([.R3]&gt;0);&quot;'&quot;&amp;[.J3]&amp;&quot;', &quot;;&quot;&quot;)&amp;IF((SUM([.K4:.Q4])=0)           AND           ([.R4]&gt;0);&quot;'&quot;&amp;[.J4]&amp;&quot;', &quot;;&quot;&quot;)&amp;IF((SUM([.K5:.Q5])=0)           AND           ([.R5]&gt;0);&quot;'&quot;&amp;[.J5]&amp;&quot;', &quot;;&quot;&quot;)&amp;IF((SUM([.K6:.Q6])=0)           AND           ([.R6]&gt;0);&quot;'&quot;&amp;[.J6]&amp;&quot;', &quot;;&quot;&quot;)&amp;IF((SUM([.K7:.Q7])=0)           AND           ([.R7]&gt;0);&quot;'&quot;&amp;[.J7]&amp;&quot;', &quot;;&quot;&quot;)&amp;IF((SUM([.K8:.Q8])=0)           AND           ([.R8]&gt;0);&quot;'&quot;&amp;[.J8]&amp;&quot;', &quot;;&quot;&quot;)&amp;IF((SUM([.K9:.Q9])=0)           AND           ([.R9]&gt;0);&quot;'&quot;&amp;[.J9]&amp;&quot;', &quot;;&quot;&quot;)&amp;IF((SUM([.K10:.Q10])=0)           AND           ([.R10]&gt;0);&quot;'&quot;&amp;[.J10]&amp;&quot;', &quot;;&quot;&quot;)&amp;IF((SUM([.K11:.Q11])=0)           AND           ([.R11]&gt;0);&quot;'&quot;&amp;[.J11]&amp;&quot;', &quot;;&quot;&quot;)&amp;IF((SUM([.K12:.Q12])=0)           AND           ([.R12]&gt;0);&quot;'&quot;&amp;[.J12]&amp;&quot;', &quot;;&quot;&quot;)&amp;IF((SUM([.K13:.Q13])=0)           AND           ([.R13]&gt;0);&quot;'&quot;&amp;[.J13]&amp;&quot;', &quot;;&quot;&quot;)&amp;IF((SUM([.K14:.Q14])=0)           AND         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81" table:formula="oooc:=IF((SUM([.K3:.R3])=0)           AND           ([.S3]&gt;0);&quot;'&quot;&amp;[.J3]&amp;&quot;', &quot;;&quot;&quot;)&amp;IF((SUM([.K4:.R4])=0)           AND           ([.S4]&gt;0);&quot;'&quot;&amp;[.J4]&amp;&quot;', &quot;;&quot;&quot;)&amp;IF((SUM([.K5:.R5])=0)           AND           ([.S5]&gt;0);&quot;'&quot;&amp;[.J5]&amp;&quot;', &quot;;&quot;&quot;)&amp;IF((SUM([.K6:.R6])=0)           AND           ([.S6]&gt;0);&quot;'&quot;&amp;[.J6]&amp;&quot;', &quot;;&quot;&quot;)&amp;IF((SUM([.K7:.R7])=0)           AND           ([.S7]&gt;0);&quot;'&quot;&amp;[.J7]&amp;&quot;', &quot;;&quot;&quot;)&amp;IF((SUM([.K8:.R8])=0)           AND           ([.S8]&gt;0);&quot;'&quot;&amp;[.J8]&amp;&quot;', &quot;;&quot;&quot;)&amp;IF((SUM([.K9:.R9])=0)           AND           ([.S9]&gt;0);&quot;'&quot;&amp;[.J9]&amp;&quot;', &quot;;&quot;&quot;)&amp;IF((SUM([.K10:.R10])=0)           AND           ([.S10]&gt;0);&quot;'&quot;&amp;[.J10]&amp;&quot;', &quot;;&quot;&quot;)&amp;IF((SUM([.K11:.R11])=0)           AND           ([.S11]&gt;0);&quot;'&quot;&amp;[.J11]&amp;&quot;', &quot;;&quot;&quot;)&amp;IF((SUM([.K12:.R12])=0)           AND           ([.S12]&gt;0);&quot;'&quot;&amp;[.J12]&amp;&quot;', &quot;;&quot;&quot;)&amp;IF((SUM([.K13:.R13])=0)           AND           ([.S13]&gt;0);&quot;'&quot;&amp;[.J13]&amp;&quot;', &quot;;&quot;&quot;)&amp;IF((SUM([.K14:.R14])=0)           AND           ([.S14]&gt;0);&quot;'&quot;&amp;[.J14]&amp;&quot;', &quot;;&quot;&quot;)">
            <text:p/>
          </table:table-cell>
          <table:table-cell table:style-name="ce81" table:formula="oooc:=IF((SUM([.K3:.S3])=0)           AND           ([.T3]&gt;0);&quot;'&quot;&amp;[.J3]&amp;&quot;', &quot;;&quot;&quot;)&amp;IF((SUM([.K4:.S4])=0)           AND           ([.T4]&gt;0);&quot;'&quot;&amp;[.J4]&amp;&quot;', &quot;;&quot;&quot;)&amp;IF((SUM([.K5:.S5])=0)           AND           ([.T5]&gt;0);&quot;'&quot;&amp;[.J5]&amp;&quot;', &quot;;&quot;&quot;)&amp;IF((SUM([.K6:.S6])=0)           AND           ([.T6]&gt;0);&quot;'&quot;&amp;[.J6]&amp;&quot;', &quot;;&quot;&quot;)&amp;IF((SUM([.K7:.S7])=0)           AND           ([.T7]&gt;0);&quot;'&quot;&amp;[.J7]&amp;&quot;', &quot;;&quot;&quot;)&amp;IF((SUM([.K8:.S8])=0)           AND           ([.T8]&gt;0);&quot;'&quot;&amp;[.J8]&amp;&quot;', &quot;;&quot;&quot;)&amp;IF((SUM([.K9:.S9])=0)           AND           ([.T9]&gt;0);&quot;'&quot;&amp;[.J9]&amp;&quot;', &quot;;&quot;&quot;)&amp;IF((SUM([.K10:.S10])=0)           AND           ([.T10]&gt;0);&quot;'&quot;&amp;[.J10]&amp;&quot;', &quot;;&quot;&quot;)&amp;IF((SUM([.K11:.S11])=0)           AND           ([.T11]&gt;0);&quot;'&quot;&amp;[.J11]&amp;&quot;', &quot;;&quot;&quot;)&amp;IF((SUM([.K12:.S12])=0)           AND           ([.T12]&gt;0);&quot;'&quot;&amp;[.J12]&amp;&quot;', &quot;;&quot;&quot;)&amp;IF((SUM([.K13:.S13])=0)           AND           ([.T13]&gt;0);&quot;'&quot;&amp;[.J13]&amp;&quot;', &quot;;&quot;&quot;)&amp;IF((SUM([.K14:.S14])=0)           AND           ([.T14]&gt;0);&quot;'&quot;&amp;[.J14]&amp;&quot;', &quot;;&quot;&quot;)">
            <text:p/>
          </table:table-cell>
          <table:table-cell table:style-name="ce86"/>
          <table:table-cell table:style-name="ce81" table:number-columns-repeated="233"/>
        </table:table-row>
        <table:table-row table:style-name="ro2">
          <table:table-cell table:formula="oooc:=[.A9]" office:value-type="string" office:string-value="Pineapple Lasagna">
            <text:p>Pineapple Lasagna</text:p>
          </table:table-cell>
          <table:table-cell table:style-name="Default" table:formula="oooc:=[.H9]+COUNT([.B9:.G9])*25" office:value-type="float" office:value="93">
            <text:p>93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5">
            <text:p>105</text:p>
          </table:table-cell>
          <table:table-cell table:style-name="Default" table:formula="oooc:=AVERAGE([.B31:.C31])" office:value-type="float" office:value="99">
            <text:p>99</text:p>
          </table:table-cell>
          <table:table-cell table:style-name="Default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17">
            <text:p>117</text:p>
          </table:table-cell>
          <table:table-cell table:number-columns-repeated="248"/>
        </table:table-row>
        <table:table-row table:style-name="ro2">
          <table:table-cell table:formula="oooc:=[.A10]" office:value-type="string" office:string-value="Hubbard Squash Soup Du Jour">
            <text:p>Hubbard Squash Soup Du Jour</text:p>
          </table:table-cell>
          <table:table-cell table:style-name="Default" table:formula="oooc:=[.H10]+COUNT([.B10:.G10])*25" office:value-type="float" office:value="93">
            <text:p>93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5">
            <text:p>105</text:p>
          </table:table-cell>
          <table:table-cell table:style-name="Default" table:formula="oooc:=AVERAGE([.B32:.C32])" office:value-type="float" office:value="99">
            <text:p>99</text:p>
          </table:table-cell>
          <table:table-cell table:style-name="Default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19">
            <text:p>119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93">
            <text:p>93</text:p>
          </table:table-cell>
          <table:table-cell table:style-name="ce97" table:formula="oooc:=SUMPRODUCT([.L3:.L14];[.B25:.B36])/SUM([.L3:.L14])" office:value-type="float" office:value="71.5714285714286">
            <text:p>72</text:p>
          </table:table-cell>
          <table:table-cell table:style-name="ce97" table:formula="oooc:=SUMPRODUCT([.M3:.M14];[.B25:.B36])/SUM([.M3:.M14])" office:value-type="float" office:value="74.25">
            <text:p>74</text:p>
          </table:table-cell>
          <table:table-cell table:style-name="ce97" table:formula="oooc:=SUMPRODUCT([.N3:.N14];[.B25:.B36])/SUM([.N3:.N14])" office:value-type="float" office:value="75">
            <text:p>75</text:p>
          </table:table-cell>
          <table:table-cell table:style-name="ce97" table:formula="oooc:=SUMPRODUCT([.O3:.O14];[.B25:.B36])/SUM([.O3:.O14])" office:value-type="float" office:value="78">
            <text:p>78</text:p>
          </table:table-cell>
          <table:table-cell table:style-name="ce97" table:formula="oooc:=SUMPRODUCT([.P3:.P14];[.B25:.B36])/SUM([.P3:.P14])" office:value-type="float" office:value="79.3636363636364">
            <text:p>79</text:p>
          </table:table-cell>
          <table:table-cell table:style-name="ce97" table:formula="oooc:=SUMPRODUCT([.Q3:.Q14];[.B25:.B36])/SUM([.Q3:.Q14])" office:value-type="float" office:value="82.7777777777778">
            <text:p>83</text:p>
          </table:table-cell>
          <table:table-cell table:style-name="ce97" table:formula="oooc:=SUMPRODUCT([.R3:.R14];[.B25:.B36])/SUM([.R3:.R14])" office:value-type="float" office:value="85.25">
            <text:p>85</text:p>
          </table:table-cell>
          <table:table-cell table:style-name="ce97" table:formula="oooc:=SUMPRODUCT([.S3:.S14];[.B25:.B36])/SUM([.S3:.S14])" office:value-type="float" office:value="85.25">
            <text:p>85</text:p>
          </table:table-cell>
          <table:table-cell table:style-name="ce97" table:formula="oooc:=SUMPRODUCT([.T3:.T14];[.B25:.B36])/SUM([.T3:.T14])" office:value-type="float" office:value="88.3571428571429">
            <text:p>88</text:p>
          </table:table-cell>
          <table:table-cell table:number-columns-repeated="234"/>
        </table:table-row>
        <table:table-row table:style-name="ro2">
          <table:table-cell table:formula="oooc:=[.A11]" office:value-type="string" office:string-value="Grilled Meat">
            <text:p>Grilled Meat</text:p>
          </table:table-cell>
          <table:table-cell table:style-name="Default" table:formula="oooc:=[.H11]+COUNT([.B11:.G11])*25" office:value-type="float" office:value="93">
            <text:p>93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5">
            <text:p>105</text:p>
          </table:table-cell>
          <table:table-cell table:style-name="Default" table:formula="oooc:=AVERAGE([.B33:.C33])" office:value-type="float" office:value="99">
            <text:p>99</text:p>
          </table:table-cell>
          <table:table-cell table:style-name="Default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117">
            <text:p>117</text:p>
          </table:table-cell>
          <table:table-cell table:style-name="ce97" table:formula="oooc:=SUMPRODUCT([.L3:.L14];[.F25:.F36])/SUM([.L3:.L14])" office:value-type="float" office:value="91.2857142857143">
            <text:p>91</text:p>
          </table:table-cell>
          <table:table-cell table:style-name="ce97" table:formula="oooc:=SUMPRODUCT([.M3:.M14];[.F25:.F36])/SUM([.M3:.M14])" office:value-type="float" office:value="94.5">
            <text:p>95</text:p>
          </table:table-cell>
          <table:table-cell table:style-name="ce97" table:formula="oooc:=SUMPRODUCT([.N3:.N14];[.F25:.F36])/SUM([.N3:.N14])" office:value-type="float" office:value="95.4">
            <text:p>95</text:p>
          </table:table-cell>
          <table:table-cell table:style-name="ce97" table:formula="oooc:=SUMPRODUCT([.O3:.O14];[.F25:.F36])/SUM([.O3:.O14])" office:value-type="float" office:value="100">
            <text:p>100</text:p>
          </table:table-cell>
          <table:table-cell table:style-name="ce97" table:formula="oooc:=SUMPRODUCT([.P3:.P14];[.F25:.F36])/SUM([.P3:.P14])" office:value-type="float" office:value="100.636363636364">
            <text:p>101</text:p>
          </table:table-cell>
          <table:table-cell table:style-name="ce97" table:formula="oooc:=SUMPRODUCT([.Q3:.Q14];[.F25:.F36])/SUM([.Q3:.Q14])" office:value-type="float" office:value="105">
            <text:p>105</text:p>
          </table:table-cell>
          <table:table-cell table:style-name="ce97" table:formula="oooc:=SUMPRODUCT([.R3:.R14];[.F25:.F36])/SUM([.R3:.R14])" office:value-type="float" office:value="108.5">
            <text:p>109</text:p>
          </table:table-cell>
          <table:table-cell table:style-name="ce97" table:formula="oooc:=SUMPRODUCT([.S3:.S14];[.F25:.F36])/SUM([.S3:.S14])" office:value-type="float" office:value="108.416666666667">
            <text:p>108</text:p>
          </table:table-cell>
          <table:table-cell table:style-name="ce97" table:formula="oooc:=SUMPRODUCT([.T3:.T14];[.F25:.F36])/SUM([.T3:.T14])" office:value-type="float" office:value="111.5">
            <text:p>112</text:p>
          </table:table-cell>
          <table:table-cell table:number-columns-repeated="234"/>
        </table:table-row>
        <table:table-row table:style-name="ro2">
          <table:table-cell table:formula="oooc:=[.A12]" office:value-type="string" office:string-value="Spaghetti with Turkey Meat Sauce">
            <text:p>Spaghetti with Turkey Meat Sauce</text:p>
          </table:table-cell>
          <table:table-cell table:style-name="Default" table:formula="oooc:=[.H12]+COUNT([.B12:.G12])*25" office:value-type="float" office:value="93">
            <text:p>93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5">
            <text:p>105</text:p>
          </table:table-cell>
          <table:table-cell table:style-name="Default" table:formula="oooc:=AVERAGE([.B34:.C34])" office:value-type="float" office:value="99">
            <text:p>99</text:p>
          </table:table-cell>
          <table:table-cell table:style-name="Default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105">
            <text:p>105</text:p>
          </table:table-cell>
          <table:table-cell table:style-name="ce97" table:formula="oooc:=SUMPRODUCT([.L3:.L14];[.C25:.C36])/SUM([.L3:.L14])" office:value-type="float" office:value="82.1428571428571">
            <text:p>82</text:p>
          </table:table-cell>
          <table:table-cell table:style-name="ce97" table:formula="oooc:=SUMPRODUCT([.M3:.M14];[.C25:.C36])/SUM([.M3:.M14])" office:value-type="float" office:value="85">
            <text:p>85</text:p>
          </table:table-cell>
          <table:table-cell table:style-name="ce97" table:formula="oooc:=SUMPRODUCT([.N3:.N14];[.C25:.C36])/SUM([.N3:.N14])" office:value-type="float" office:value="85.8">
            <text:p>86</text:p>
          </table:table-cell>
          <table:table-cell table:style-name="ce97" table:formula="oooc:=SUMPRODUCT([.O3:.O14];[.C25:.C36])/SUM([.O3:.O14])" office:value-type="float" office:value="89">
            <text:p>89</text:p>
          </table:table-cell>
          <table:table-cell table:style-name="ce97" table:formula="oooc:=SUMPRODUCT([.P3:.P14];[.C25:.C36])/SUM([.P3:.P14])" office:value-type="float" office:value="90.4545454545455">
            <text:p>90</text:p>
          </table:table-cell>
          <table:table-cell table:style-name="ce97" table:formula="oooc:=SUMPRODUCT([.Q3:.Q14];[.C25:.C36])/SUM([.Q3:.Q14])" office:value-type="float" office:value="93.6666666666667">
            <text:p>94</text:p>
          </table:table-cell>
          <table:table-cell table:style-name="ce97" table:formula="oooc:=SUMPRODUCT([.R3:.R14];[.C25:.C36])/SUM([.R3:.R14])" office:value-type="float" office:value="96.25">
            <text:p>96</text:p>
          </table:table-cell>
          <table:table-cell table:style-name="ce97" table:formula="oooc:=SUMPRODUCT([.S3:.S14];[.C25:.C36])/SUM([.S3:.S14])" office:value-type="float" office:value="96.25">
            <text:p>96</text:p>
          </table:table-cell>
          <table:table-cell table:style-name="ce97" table:formula="oooc:=SUMPRODUCT([.T3:.T14];[.C25:.C36])/SUM([.T3:.T14])" office:value-type="float" office:value="99.3571428571429">
            <text:p>99</text:p>
          </table:table-cell>
          <table:table-cell table:number-columns-repeated="234"/>
        </table:table-row>
        <table:table-row table:style-name="ro2">
          <table:table-cell table:formula="oooc:=[.A13]" office:value-type="string" office:string-value="Chicken Pasta Casseroule">
            <text:p>Chicken Pasta Casseroule</text:p>
          </table:table-cell>
          <table:table-cell table:style-name="Default" table:formula="oooc:=[.H13]+COUNT([.B13:.G13])*25" office:value-type="float" office:value="122">
            <text:p>122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4">
            <text:p>134</text:p>
          </table:table-cell>
          <table:table-cell table:style-name="Default" table:formula="oooc:=AVERAGE([.B35:.C35])" office:value-type="float" office:value="128">
            <text:p>128</text:p>
          </table:table-cell>
          <table:table-cell table:style-name="Default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2">
            <text:p>152</text:p>
          </table:table-cell>
          <table:table-cell table:number-columns-repeated="248"/>
        </table:table-row>
        <table:table-row table:style-name="ro2">
          <table:table-cell table:formula="oooc:=[.A14]" office:value-type="string" office:string-value="Chicken Pineapple Pasta Pockets">
            <text:p>Chicken Pineapple Pasta Pockets</text:p>
          </table:table-cell>
          <table:table-cell table:style-name="Default" table:formula="oooc:=[.H14]+COUNT([.B14:.G14])*25" office:value-type="float" office:value="122">
            <text:p>122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4">
            <text:p>134</text:p>
          </table:table-cell>
          <table:table-cell table:style-name="Default" table:formula="oooc:=AVERAGE([.B36:.C36])" office:value-type="float" office:value="128">
            <text:p>128</text:p>
          </table:table-cell>
          <table:table-cell table:style-name="Default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4">
            <text:p>154</text:p>
          </table:table-cell>
          <table:table-cell table:number-columns-repeated="248"/>
        </table:table-row>
        <table:table-row table:style-name="ro2">
          <table:table-cell table:number-columns-repeated="25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98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51"/>
        </table:table-row>
        <table:table-row table:style-name="ro2" table:number-rows-repeated="6548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2 _ Mex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4" table:default-cell-style-name="ce75"/>
        <table:table-row table:style-name="ro10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72" office:value-type="string">
            <text:p>Название</text:p>
          </table:table-cell>
          <table:table-cell table:style-name="ce77" office:value-type="string">
            <text:p>pork</text:p>
          </table:table-cell>
          <table:table-cell table:style-name="ce77" office:value-type="string">
            <text:p>chili-pepper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tortilla</text:p>
          </table:table-cell>
          <table:table-cell table:style-name="ce77" office:value-type="string">
            <text:p>avocado</text:p>
          </table:table-cell>
          <table:table-cell table:style-name="ce77" office:value-type="string">
            <text:p>chees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90" office:value-type="string">
            <text:p>Tortilla Soup</text:p>
          </table:table-cell>
          <table:table-cell table:style-name="ce103" office:value-type="float" office:value="8">
            <text:p>8</text:p>
          </table:table-cell>
          <table:table-cell table:style-name="ce103"/>
          <table:table-cell table:style-name="ce104"/>
          <table:table-cell table:style-name="ce104" office:value-type="float" office:value="6">
            <text:p>6</text:p>
          </table:table-cell>
          <table:table-cell table:number-columns-repeated="2" table:style-name="ce104"/>
          <table:table-cell table:style-name="ce84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Tortilla Soup">
            <text:p>Tortilla Soup</text:p>
          </table:table-cell>
          <table:table-cell table:style-name="ce107" office:value-type="float" office:value="5">
            <text:p>5</text:p>
          </table:table-cell>
          <table:table-cell table:style-name="ce107" office:value-type="float" office:value="2">
            <text:p>2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Guacamole</text:p>
          </table:table-cell>
          <table:table-cell table:style-name="ce103"/>
          <table:table-cell table:style-name="ce104"/>
          <table:table-cell table:style-name="ce103" office:value-type="float" office:value="5">
            <text:p>5</text:p>
          </table:table-cell>
          <table:table-cell table:style-name="ce104"/>
          <table:table-cell table:style-name="ce104" office:value-type="float" office:value="9">
            <text:p>9</text:p>
          </table:table-cell>
          <table:table-cell table:style-name="ce104"/>
          <table:table-cell table:style-name="ce84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Guacamole">
            <text:p>Guacamole</text:p>
          </table:table-cell>
          <table:table-cell table:number-columns-repeated="3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6">
            <text:p>6</text:p>
          </table:table-cell>
          <table:table-cell table:number-columns-repeated="2" table:style-name="ce107"/>
          <table:table-cell table:number-columns-repeated="2" table:style-name="ce107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eese Nachos</text:p>
          </table:table-cell>
          <table:table-cell table:style-name="ce104"/>
          <table:table-cell table:style-name="ce103"/>
          <table:table-cell table:style-name="ce104"/>
          <table:table-cell table:style-name="ce104" office:value-type="float" office:value="7">
            <text:p>7</text:p>
          </table:table-cell>
          <table:table-cell table:style-name="ce104"/>
          <table:table-cell table:style-name="ce103" office:value-type="float" office:value="7">
            <text:p>7</text:p>
          </table:table-cell>
          <table:table-cell table:style-name="ce84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Cheese Nachos">
            <text:p>Cheese Nachos</text:p>
          </table:table-cell>
          <table:table-cell table:number-columns-repeated="6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es Renellos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4"/>
          <table:table-cell table:number-columns-repeated="2" table:style-name="ce103"/>
          <table:table-cell table:style-name="ce104"/>
          <table:table-cell table:style-name="ce84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Chiles Renellos">
            <text:p>Chiles Renellos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 office:value-type="float" office:value="4">
            <text:p>4</text:p>
          </table:table-cell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style-name="ce107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90" office:value-type="string">
            <text:p>Avocado Stuffed Tacos</text:p>
          </table:table-cell>
          <table:table-cell table:number-columns-repeated="2" table:style-name="ce103"/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3"/>
          <table:table-cell table:style-name="ce84" table:formula="oooc:=SUM([.B7:.G7])" office:value-type="float" office:value="14">
            <text:p>14</text:p>
          </table:table-cell>
          <table:table-cell/>
          <table:table-cell table:style-name="ce106" table:formula="oooc:=[.A7]" office:value-type="string" office:string-value="Avocado Stuffed Tacos">
            <text:p>Avocado Stuffed Tacos</text:p>
          </table:table-cell>
          <table:table-cell table:number-columns-repeated="7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Burrito</text:p>
          </table:table-cell>
          <table:table-cell table:style-name="ce103" office:value-type="float" office:value="6">
            <text:p>6</text:p>
          </table:table-cell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number-columns-repeated="2" table:style-name="ce103"/>
          <table:table-cell table:style-name="ce84" table:formula="oooc:=SUM([.B8:.G8])" office:value-type="float" office:value="19">
            <text:p>19</text:p>
          </table:table-cell>
          <table:table-cell/>
          <table:table-cell table:style-name="ce73" table:formula="oooc:=[.A8]" office:value-type="string" office:string-value="Burrito">
            <text:p>Burrito</text:p>
          </table:table-cell>
          <table:table-cell table:style-name="ce107" office:value-type="float" office:value="3">
            <text:p>3</text:p>
          </table:table-cell>
          <table:table-cell table:number-columns-repeated="3" table:style-name="ce107"/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107" office:value-type="float" office:value="1">
            <text:p>1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i con Carne</text:p>
          </table:table-cell>
          <table:table-cell table:style-name="ce104" office:value-type="float" office:value="6">
            <text:p>6</text:p>
          </table:table-cell>
          <table:table-cell table:style-name="ce103" office:value-type="float" office:value="8">
            <text:p>8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number-columns-repeated="2" table:style-name="ce104"/>
          <table:table-cell table:style-name="ce84" table:formula="oooc:=SUM([.B9:.G9])" office:value-type="float" office:value="19">
            <text:p>19</text:p>
          </table:table-cell>
          <table:table-cell/>
          <table:table-cell table:style-name="ce73" table:formula="oooc:=[.A9]" office:value-type="string" office:string-value="Chili con Carne">
            <text:p>Chili con Carne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number-columns-repeated="2"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Quesadilla</text:p>
          </table:table-cell>
          <table:table-cell table:number-columns-repeated="3" table:style-name="ce103"/>
          <table:table-cell table:style-name="ce103" office:value-type="float" office:value="8">
            <text:p>8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5">
            <text:p>5</text:p>
          </table:table-cell>
          <table:table-cell table:style-name="ce84" table:formula="oooc:=SUM([.B10:.G10])" office:value-type="float" office:value="19">
            <text:p>19</text:p>
          </table:table-cell>
          <table:table-cell/>
          <table:table-cell table:style-name="ce73" table:formula="oooc:=[.A10]" office:value-type="string" office:string-value="Quesadilla">
            <text:p>Quesadilla</text:p>
          </table:table-cell>
          <table:table-cell table:number-columns-repeated="5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Tex-Mex Turkey Casseruole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7">
            <text:p>7</text:p>
          </table:table-cell>
          <table:table-cell table:style-name="ce104"/>
          <table:table-cell table:number-columns-repeated="2" table:style-name="ce103"/>
          <table:table-cell table:style-name="ce103" office:value-type="float" office:value="6">
            <text:p>6</text:p>
          </table:table-cell>
          <table:table-cell table:style-name="ce84" table:formula="oooc:=SUM([.B11:.G11])" office:value-type="float" office:value="19">
            <text:p>19</text:p>
          </table:table-cell>
          <table:table-cell/>
          <table:table-cell table:style-name="ce73" table:formula="oooc:=[.A11]" office:value-type="string" office:string-value="Tex-Mex Turkey Casseruole">
            <text:p>Tex-Mex Turkey Casseruole</text:p>
          </table:table-cell>
          <table:table-cell table:number-columns-repeated="2" table:style-name="ce107"/>
          <table:table-cell table:style-name="ce107" office:value-type="float" office:value="3">
            <text:p>3</text:p>
          </table:table-cell>
          <table:table-cell table:number-columns-repeated="4"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Avocado Salsa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/>
          <table:table-cell table:style-name="ce84" table:formula="oooc:=SUM([.B12:.G12])" office:value-type="float" office:value="19">
            <text:p>19</text:p>
          </table:table-cell>
          <table:table-cell/>
          <table:table-cell table:style-name="ce106" table:formula="oooc:=[.A12]" office:value-type="string" office:string-value="Avocado Salsa">
            <text:p>Avocado Salsa</text:p>
          </table:table-cell>
          <table:table-cell table:number-columns-repeated="3" table:style-name="ce108"/>
          <table:table-cell table:style-name="ce108" office:value-type="float" office:value="3">
            <text:p>3</text:p>
          </table:table-cell>
          <table:table-cell table:number-columns-repeated="4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Football Fan Nachos</text:p>
          </table:table-cell>
          <table:table-cell table:style-name="ce104" office:value-type="float" office:value="5">
            <text:p>5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4"/>
          <table:table-cell table:style-name="ce103" office:value-type="float" office:value="6">
            <text:p>6</text:p>
          </table:table-cell>
          <table:table-cell table:style-name="ce84" table:formula="oooc:=SUM([.B13:.G13])" office:value-type="float" office:value="23">
            <text:p>23</text:p>
          </table:table-cell>
          <table:table-cell/>
          <table:table-cell table:style-name="ce73" table:formula="oooc:=[.A13]" office:value-type="string" office:string-value="Football Fan Nachos">
            <text:p>Football Fan Nachos</text:p>
          </table:table-cell>
          <table:table-cell table:number-columns-repeated="6" table:style-name="ce107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02" office:value-type="string">
            <text:p>Fajitas</text:p>
          </table:table-cell>
          <table:table-cell table:style-name="ce105" office:value-type="float" office:value="6">
            <text:p>6</text:p>
          </table:table-cell>
          <table:table-cell table:style-name="ce103"/>
          <table:table-cell table:style-name="ce103" office:value-type="float" office:value="5">
            <text:p>5</text:p>
          </table:table-cell>
          <table:table-cell table:style-name="ce105" office:value-type="float" office:value="6">
            <text:p>6</text:p>
          </table:table-cell>
          <table:table-cell table:style-name="ce103" office:value-type="float" office:value="6">
            <text:p>6</text:p>
          </table:table-cell>
          <table:table-cell table:style-name="ce103"/>
          <table:table-cell table:style-name="ce84" table:formula="oooc:=SUM([.B14:.G14])" office:value-type="float" office:value="23">
            <text:p>23</text:p>
          </table:table-cell>
          <table:table-cell/>
          <table:table-cell table:style-name="ce106" table:formula="oooc:=[.A14]" office:value-type="string" office:string-value="Fajitas">
            <text:p>Fajitas</text:p>
          </table:table-cell>
          <table:table-cell table:number-columns-repeated="4" table:style-name="ce108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number-columns-repeated="2"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74"/>
          <table:table-cell table:style-name="ce74" table:formula="oooc:=SUM([.B3:.B14])" office:value-type="float" office:value="43">
            <text:p>43</text:p>
          </table:table-cell>
          <table:table-cell table:style-name="ce74" table:formula="oooc:=SUM([.C3:.C14])" office:value-type="float" office:value="35">
            <text:p>35</text:p>
          </table:table-cell>
          <table:table-cell table:style-name="ce74" table:formula="oooc:=SUM([.D3:.D14])" office:value-type="float" office:value="26">
            <text:p>26</text:p>
          </table:table-cell>
          <table:table-cell table:style-name="ce74" table:formula="oooc:=SUM([.E3:.E14])" office:value-type="float" office:value="47">
            <text:p>47</text:p>
          </table:table-cell>
          <table:table-cell table:style-name="ce74" table:formula="oooc:=SUM([.F3:.F14])" office:value-type="float" office:value="36">
            <text:p>36</text:p>
          </table:table-cell>
          <table:table-cell table:style-name="ce74" table:formula="oooc:=SUM([.G3:.G14])" office:value-type="float" office:value="24">
            <text:p>24</text:p>
          </table:table-cell>
          <table:table-cell table:style-name="ce85" table:formula="oooc:=SUM([.H3:.H14])/(12)" office:value-type="float" office:value="17.5833333333333">
            <text:p>17,58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5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09" table:formula="oooc:=IF([.K17]=[.K15];1;0)" office:value-type="float" office:value="1">
            <text:p>1</text:p>
          </table:table-cell>
          <table:table-cell table:style-name="ce109" table:formula="oooc:=IF([.L17]=[.L15];1;0)" office:value-type="float" office:value="1">
            <text:p>1</text:p>
          </table:table-cell>
          <table:table-cell table:style-name="ce109" table:formula="oooc:=IF([.M17]=[.M15];1;0)" office:value-type="float" office:value="1">
            <text:p>1</text:p>
          </table:table-cell>
          <table:table-cell table:style-name="ce109" table:formula="oooc:=IF([.N17]=[.N15];1;0)" office:value-type="float" office:value="1">
            <text:p>1</text:p>
          </table:table-cell>
          <table:table-cell table:style-name="ce109" table:formula="oooc:=IF([.O17]=[.O15];1;0)" office:value-type="float" office:value="1">
            <text:p>1</text:p>
          </table:table-cell>
          <table:table-cell table:style-name="ce109" table:formula="oooc:=IF([.P17]=[.P15];1;0)" office:value-type="float" office:value="1">
            <text:p>1</text:p>
          </table:table-cell>
          <table:table-cell table:style-name="ce109" table:formula="oooc:=IF([.Q17]=[.Q15];1;0)" office:value-type="float" office:value="1">
            <text:p>1</text:p>
          </table:table-cell>
          <table:table-cell table:style-name="ce109" table:formula="oooc:=IF([.R17]=[.R15];1;0)" office:value-type="float" office:value="1">
            <text:p>1</text:p>
          </table:table-cell>
          <table:table-cell table:style-name="ce109" table:formula="oooc:=IF([.S17]=[.S15];1;0)" office:value-type="float" office:value="1">
            <text:p>1</text:p>
          </table:table-cell>
          <table:table-cell table:style-name="ce10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         AND             ([.L3]&gt;0);1;0)+IF((SUM([.K4:.K4])=0)             AND             ([.L4]&gt;0);1;0)+IF((SUM([.K5:.K5])=0)             AND             ([.L5]&gt;0);1;0)+IF((SUM([.K6:.K6])=0)             AND             ([.L6]&gt;0);1;0)+IF((SUM([.K7:.K7])=0)             AND             ([.L7]&gt;0);1;0)+IF((SUM([.K8:.K8])=0)             AND             ([.L8]&gt;0);1;0)+IF((SUM([.K9:.K9])=0)             AND             ([.L9]&gt;0);1;0)+IF((SUM([.K10:.K10])=0)             AND             ([.L10]&gt;0);1;0)+IF((SUM([.K11:.K11])=0)             AND             ([.L11]&gt;0);1;0)+IF((SUM([.K12:.K12])=0)             AND             ([.L12]&gt;0);1;0)+IF((SUM([.K13:.K13])=0)             AND             ([.L13]&gt;0);1;0)+IF((SUM([.K14:.K14])=0)             AND             ([.L14]&gt;0);1;0)" office:value-type="float" office:value="2">
            <text:p>2</text:p>
          </table:table-cell>
          <table:table-cell table:formula="oooc:=IF((SUM([.K3:.L3])=0)             AND             ([.M3]&gt;0);1;0)+IF((SUM([.K4:.L4])=0)             AND             ([.M4]&gt;0);1;0)+IF((SUM([.K5:.L5])=0)             AND             ([.M5]&gt;0);1;0)+IF((SUM([.K6:.L6])=0)             AND             ([.M6]&gt;0);1;0)+IF((SUM([.K7:.L7])=0)             AND             ([.M7]&gt;0);1;0)+IF((SUM([.K8:.L8])=0)             AND             ([.M8]&gt;0);1;0)+IF((SUM([.K9:.L9])=0)             AND             ([.M9]&gt;0);1;0)+IF((SUM([.K10:.L10])=0)             AND             ([.M10]&gt;0);1;0)+IF((SUM([.K11:.L11])=0)             AND             ([.M11]&gt;0);1;0)+IF((SUM([.K12:.L12])=0)             AND             ([.M12]&gt;0);1;0)+IF((SUM([.K13:.L13])=0)             AND             ([.M13]&gt;0);1;0)+IF((SUM([.K14:.L14])=0)             AND             ([.M14]&gt;0);1;0)" office:value-type="float" office:value="1">
            <text:p>1</text:p>
          </table:table-cell>
          <table:table-cell table:formula="oooc:=IF((SUM([.K3:.M3])=0)             AND             ([.N3]&gt;0);1;0)+IF((SUM([.K4:.M4])=0)             AND             ([.N4]&gt;0);1;0)+IF((SUM([.K5:.M5])=0)             AND             ([.N5]&gt;0);1;0)+IF((SUM([.K6:.M6])=0)             AND             ([.N6]&gt;0);1;0)+IF((SUM([.K7:.M7])=0)             AND             ([.N7]&gt;0);1;0)+IF((SUM([.K8:.M8])=0)             AND             ([.N8]&gt;0);1;0)+IF((SUM([.K9:.M9])=0)             AND             ([.N9]&gt;0);1;0)+IF((SUM([.K10:.M10])=0)             AND             ([.N10]&gt;0);1;0)+IF((SUM([.K11:.M11])=0)             AND             ([.N11]&gt;0);1;0)+IF((SUM([.K12:.M12])=0)             AND             ([.N12]&gt;0);1;0)+IF((SUM([.K13:.M13])=0)             AND             ([.N13]&gt;0);1;0)+IF((SUM([.K14:.M14])=0)             AND             ([.N14]&gt;0);1;0)" office:value-type="float" office:value="2">
            <text:p>2</text:p>
          </table:table-cell>
          <table:table-cell table:formula="oooc:=IF((SUM([.K3:.N3])=0)             AND             ([.O3]&gt;0);1;0)+IF((SUM([.K4:.N4])=0)             AND             ([.O4]&gt;0);1;0)+IF((SUM([.K5:.N5])=0)             AND             ([.O5]&gt;0);1;0)+IF((SUM([.K6:.N6])=0)             AND             ([.O6]&gt;0);1;0)+IF((SUM([.K7:.N7])=0)             AND             ([.O7]&gt;0);1;0)+IF((SUM([.K8:.N8])=0)             AND             ([.O8]&gt;0);1;0)+IF((SUM([.K9:.N9])=0)             AND             ([.O9]&gt;0);1;0)+IF((SUM([.K10:.N10])=0)             AND             ([.O10]&gt;0);1;0)+IF((SUM([.K11:.N11])=0)             AND             ([.O11]&gt;0);1;0)+IF((SUM([.K12:.N12])=0)             AND             ([.O12]&gt;0);1;0)+IF((SUM([.K13:.N13])=0)             AND             ([.O13]&gt;0);1;0)+IF((SUM([.K14:.N14])=0)             AND             ([.O14]&gt;0);1;0)" office:value-type="float" office:value="1">
            <text:p>1</text:p>
          </table:table-cell>
          <table:table-cell table:formula="oooc:=IF((SUM([.K3:.O3])=0)             AND             ([.P3]&gt;0);1;0)+IF((SUM([.K4:.O4])=0)             AND             ([.P4]&gt;0);1;0)+IF((SUM([.K5:.O5])=0)             AND             ([.P5]&gt;0);1;0)+IF((SUM([.K6:.O6])=0)             AND             ([.P6]&gt;0);1;0)+IF((SUM([.K7:.O7])=0)             AND             ([.P7]&gt;0);1;0)+IF((SUM([.K8:.O8])=0)             AND             ([.P8]&gt;0);1;0)+IF((SUM([.K9:.O9])=0)             AND             ([.P9]&gt;0);1;0)+IF((SUM([.K10:.O10])=0)             AND             ([.P10]&gt;0);1;0)+IF((SUM([.K11:.O11])=0)             AND             ([.P11]&gt;0);1;0)+IF((SUM([.K12:.O12])=0)             AND             ([.P12]&gt;0);1;0)+IF((SUM([.K13:.O13])=0)             AND             ([.P13]&gt;0);1;0)+IF((SUM([.K14:.O14])=0)             AND             ([.P14]&gt;0);1;0)" office:value-type="float" office:value="1">
            <text:p>1</text:p>
          </table:table-cell>
          <table:table-cell table:formula="oooc:=IF((SUM([.K3:.P3])=0)             AND             ([.Q3]&gt;0);1;0)+IF((SUM([.K4:.P4])=0)             AND             ([.Q4]&gt;0);1;0)+IF((SUM([.K5:.P5])=0)             AND             ([.Q5]&gt;0);1;0)+IF((SUM([.K6:.P6])=0)             AND             ([.Q6]&gt;0);1;0)+IF((SUM([.K7:.P7])=0)             AND             ([.Q7]&gt;0);1;0)+IF((SUM([.K8:.P8])=0)             AND             ([.Q8]&gt;0);1;0)+IF((SUM([.K9:.P9])=0)             AND             ([.Q9]&gt;0);1;0)+IF((SUM([.K10:.P10])=0)             AND             ([.Q10]&gt;0);1;0)+IF((SUM([.K11:.P11])=0)             AND             ([.Q11]&gt;0);1;0)+IF((SUM([.K12:.P12])=0)             AND             ([.Q12]&gt;0);1;0)+IF((SUM([.K13:.P13])=0)             AND             ([.Q13]&gt;0);1;0)+IF((SUM([.K14:.P14])=0)             AND             ([.Q14]&gt;0);1;0)" office:value-type="float" office:value="2">
            <text:p>2</text:p>
          </table:table-cell>
          <table:table-cell table:formula="oooc:=IF((SUM([.K3:.Q3])=0)             AND             ([.R3]&gt;0);1;0)+IF((SUM([.K4:.Q4])=0)             AND             ([.R4]&gt;0);1;0)+IF((SUM([.K5:.Q5])=0)             AND             ([.R5]&gt;0);1;0)+IF((SUM([.K6:.Q6])=0)             AND             ([.R6]&gt;0);1;0)+IF((SUM([.K7:.Q7])=0)             AND             ([.R7]&gt;0);1;0)+IF((SUM([.K8:.Q8])=0)             AND             ([.R8]&gt;0);1;0)+IF((SUM([.K9:.Q9])=0)             AND             ([.R9]&gt;0);1;0)+IF((SUM([.K10:.Q10])=0)             AND             ([.R10]&gt;0);1;0)+IF((SUM([.K11:.Q11])=0)             AND             ([.R11]&gt;0);1;0)+IF((SUM([.K12:.Q12])=0)             AND             ([.R12]&gt;0);1;0)+IF((SUM([.K13:.Q13])=0)             AND             ([.R13]&gt;0);1;0)+IF((SUM([.K14:.Q14])=0)             AND             ([.R14]&gt;0);1;0)" office:value-type="float" office:value="1">
            <text:p>1</text:p>
          </table:table-cell>
          <table:table-cell table:formula="oooc:=IF((SUM([.K3:.R3])=0)             AND             ([.S3]&gt;0);1;0)+IF((SUM([.K4:.R4])=0)             AND             ([.S4]&gt;0);1;0)+IF((SUM([.K5:.R5])=0)             AND             ([.S5]&gt;0);1;0)+IF((SUM([.K6:.R6])=0)             AND             ([.S6]&gt;0);1;0)+IF((SUM([.K7:.R7])=0)             AND             ([.S7]&gt;0);1;0)+IF((SUM([.K8:.R8])=0)             AND             ([.S8]&gt;0);1;0)+IF((SUM([.K9:.R9])=0)             AND             ([.S9]&gt;0);1;0)+IF((SUM([.K10:.R10])=0)             AND             ([.S10]&gt;0);1;0)+IF((SUM([.K11:.R11])=0)             AND             ([.S11]&gt;0);1;0)+IF((SUM([.K12:.R12])=0)             AND             ([.S12]&gt;0);1;0)+IF((SUM([.K13:.R13])=0)             AND             ([.S13]&gt;0);1;0)+IF((SUM([.K14:.R14])=0)             AND             ([.S14]&gt;0);1;0)" office:value-type="float" office:value="0">
            <text:p>0</text:p>
          </table:table-cell>
          <table:table-cell table:formula="oooc:=IF((SUM([.K3:.S3])=0)             AND             ([.T3]&gt;0);1;0)+IF((SUM([.K4:.S4])=0)             AND             ([.T4]&gt;0);1;0)+IF((SUM([.K5:.S5])=0)             AND             ([.T5]&gt;0);1;0)+IF((SUM([.K6:.S6])=0)             AND             ([.T6]&gt;0);1;0)+IF((SUM([.K7:.S7])=0)             AND             ([.T7]&gt;0);1;0)+IF((SUM([.K8:.S8])=0)             AND             ([.T8]&gt;0);1;0)+IF((SUM([.K9:.S9])=0)             AND             ([.T9]&gt;0);1;0)+IF((SUM([.K10:.S10])=0)             AND             ([.T10]&gt;0);1;0)+IF((SUM([.K11:.S11])=0)             AND             ([.T11]&gt;0);1;0)+IF((SUM([.K12:.S12])=0)             AND             ([.T12]&gt;0);1;0)+IF((SUM([.K13:.S13])=0)             AND             ([.T13]&gt;0);1;0)+IF((SUM([.K14:.S14])=0)             AND        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90" office:value-type="string">
            <text:p>pork</text:p>
          </table:table-cell>
          <table:table-cell table:style-name="ce107" table:formula="oooc:=SUMPRODUCT([.B3:.B14];[.K3:.K14])" office:value-type="float" office:value="58">
            <text:p>58</text:p>
          </table:table-cell>
          <table:table-cell table:style-name="ce107" table:formula="oooc:=SUMPRODUCT([.B3:.B14];[.L3:.L14])" office:value-type="float" office:value="58">
            <text:p>58</text:p>
          </table:table-cell>
          <table:table-cell table:style-name="ce107" table:formula="oooc:=SUMPRODUCT([.B3:.B14];[.M3:.M14])" office:value-type="float" office:value="48">
            <text:p>48</text:p>
          </table:table-cell>
          <table:table-cell table:style-name="ce107" table:formula="oooc:=SUMPRODUCT([.B3:.B14];[.N3:.N14])" office:value-type="float" office:value="12">
            <text:p>12</text:p>
          </table:table-cell>
          <table:table-cell table:style-name="ce107" table:formula="oooc:=SUMPRODUCT([.B3:.B14];[.O3:.O14])" office:value-type="float" office:value="34">
            <text:p>34</text:p>
          </table:table-cell>
          <table:table-cell table:style-name="ce107" table:formula="oooc:=SUMPRODUCT([.B3:.B14];[.P3:.P14])" office:value-type="float" office:value="18">
            <text:p>18</text:p>
          </table:table-cell>
          <table:table-cell table:style-name="ce107" table:formula="oooc:=SUMPRODUCT([.B3:.B14];[.Q3:.Q14])" office:value-type="float" office:value="54">
            <text:p>54</text:p>
          </table:table-cell>
          <table:table-cell table:style-name="ce107" table:formula="oooc:=SUMPRODUCT([.B3:.B14];[.R3:.R14])" office:value-type="float" office:value="28">
            <text:p>28</text:p>
          </table:table-cell>
          <table:table-cell table:style-name="ce107" table:formula="oooc:=SUMPRODUCT([.B3:.B14];[.S3:.S14])" office:value-type="float" office:value="30">
            <text:p>30</text:p>
          </table:table-cell>
          <table:table-cell table:style-name="ce107" table:formula="oooc:=SUMPRODUCT([.B3:.B14];[.T3:.T14])" office:value-type="float" office:value="34">
            <text:p>3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chili-pepper</text:p>
          </table:table-cell>
          <table:table-cell table:style-name="ce107" table:formula="oooc:=SUMPRODUCT([.C3:.C14];[.K3:.K14])" office:value-type="float" office:value="0">
            <text:p>0</text:p>
          </table:table-cell>
          <table:table-cell table:style-name="ce107" table:formula="oooc:=SUMPRODUCT([.C3:.C14];[.L3:.L14])" office:value-type="float" office:value="56">
            <text:p>56</text:p>
          </table:table-cell>
          <table:table-cell table:style-name="ce107" table:formula="oooc:=SUMPRODUCT([.C3:.C14];[.M3:.M14])" office:value-type="float" office:value="61">
            <text:p>61</text:p>
          </table:table-cell>
          <table:table-cell table:style-name="ce107" table:formula="oooc:=SUMPRODUCT([.C3:.C14];[.N3:.N14])" office:value-type="float" office:value="37">
            <text:p>37</text:p>
          </table:table-cell>
          <table:table-cell table:style-name="ce107" table:formula="oooc:=SUMPRODUCT([.C3:.C14];[.O3:.O14])" office:value-type="float" office:value="0">
            <text:p>0</text:p>
          </table:table-cell>
          <table:table-cell table:style-name="ce107" table:formula="oooc:=SUMPRODUCT([.C3:.C14];[.P3:.P14])" office:value-type="float" office:value="0">
            <text:p>0</text:p>
          </table:table-cell>
          <table:table-cell table:style-name="ce107" table:formula="oooc:=SUMPRODUCT([.C3:.C14];[.Q3:.Q14])" office:value-type="float" office:value="58">
            <text:p>58</text:p>
          </table:table-cell>
          <table:table-cell table:style-name="ce107" table:formula="oooc:=SUMPRODUCT([.C3:.C14];[.R3:.R14])" office:value-type="float" office:value="31">
            <text:p>31</text:p>
          </table:table-cell>
          <table:table-cell table:style-name="ce107" table:formula="oooc:=SUMPRODUCT([.C3:.C14];[.S3:.S14])" office:value-type="float" office:value="45">
            <text:p>45</text:p>
          </table:table-cell>
          <table:table-cell table:style-name="ce107" table:formula="oooc:=SUMPRODUCT([.C3:.C14];[.T3:.T14])" office:value-type="float" office:value="45">
            <text:p>45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tomato</text:p>
          </table:table-cell>
          <table:table-cell table:style-name="ce107" table:formula="oooc:=SUMPRODUCT([.D3:.D14];[.K3:.K14])" office:value-type="float" office:value="18">
            <text:p>18</text:p>
          </table:table-cell>
          <table:table-cell table:style-name="ce107" table:formula="oooc:=SUMPRODUCT([.D3:.D14];[.L3:.L14])" office:value-type="float" office:value="20">
            <text:p>20</text:p>
          </table:table-cell>
          <table:table-cell table:style-name="ce107" table:formula="oooc:=SUMPRODUCT([.D3:.D14];[.M3:.M14])" office:value-type="float" office:value="5">
            <text:p>5</text:p>
          </table:table-cell>
          <table:table-cell table:style-name="ce107" table:formula="oooc:=SUMPRODUCT([.D3:.D14];[.N3:.N14])" office:value-type="float" office:value="35">
            <text:p>35</text:p>
          </table:table-cell>
          <table:table-cell table:style-name="ce107" table:formula="oooc:=SUMPRODUCT([.D3:.D14];[.O3:.O14])" office:value-type="float" office:value="27">
            <text:p>27</text:p>
          </table:table-cell>
          <table:table-cell table:style-name="ce107" table:formula="oooc:=SUMPRODUCT([.D3:.D14];[.P3:.P14])" office:value-type="float" office:value="46">
            <text:p>46</text:p>
          </table:table-cell>
          <table:table-cell table:style-name="ce107" table:formula="oooc:=SUMPRODUCT([.D3:.D14];[.Q3:.Q14])" office:value-type="float" office:value="20">
            <text:p>20</text:p>
          </table:table-cell>
          <table:table-cell table:style-name="ce107" table:formula="oooc:=SUMPRODUCT([.D3:.D14];[.R3:.R14])" office:value-type="float" office:value="0">
            <text:p>0</text:p>
          </table:table-cell>
          <table:table-cell table:style-name="ce107" table:formula="oooc:=SUMPRODUCT([.D3:.D14];[.S3:.S14])" office:value-type="float" office:value="40">
            <text:p>40</text:p>
          </table:table-cell>
          <table:table-cell table:style-name="ce107" table:formula="oooc:=SUMPRODUCT([.D3:.D14];[.T3:.T14])" office:value-type="float" office:value="21">
            <text:p>21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90" office:value-type="string">
            <text:p>tortilla</text:p>
          </table:table-cell>
          <table:table-cell table:style-name="ce107" table:formula="oooc:=SUMPRODUCT([.E3:.E14];[.K3:.K14])" office:value-type="float" office:value="51">
            <text:p>51</text:p>
          </table:table-cell>
          <table:table-cell table:style-name="ce107" table:formula="oooc:=SUMPRODUCT([.E3:.E14];[.L3:.L14])" office:value-type="float" office:value="12">
            <text:p>12</text:p>
          </table:table-cell>
          <table:table-cell table:style-name="ce107" table:formula="oooc:=SUMPRODUCT([.E3:.E14];[.M3:.M14])" office:value-type="float" office:value="0">
            <text:p>0</text:p>
          </table:table-cell>
          <table:table-cell table:style-name="ce107" table:formula="oooc:=SUMPRODUCT([.E3:.E14];[.N3:.N14])" office:value-type="float" office:value="0">
            <text:p>0</text:p>
          </table:table-cell>
          <table:table-cell table:style-name="ce107" table:formula="oooc:=SUMPRODUCT([.E3:.E14];[.O3:.O14])" office:value-type="float" office:value="32">
            <text:p>32</text:p>
          </table:table-cell>
          <table:table-cell table:style-name="ce107" table:formula="oooc:=SUMPRODUCT([.E3:.E14];[.P3:.P14])" office:value-type="float" office:value="51">
            <text:p>51</text:p>
          </table:table-cell>
          <table:table-cell table:style-name="ce107" table:formula="oooc:=SUMPRODUCT([.E3:.E14];[.Q3:.Q14])" office:value-type="float" office:value="41">
            <text:p>41</text:p>
          </table:table-cell>
          <table:table-cell table:style-name="ce107" table:formula="oooc:=SUMPRODUCT([.E3:.E14];[.R3:.R14])" office:value-type="float" office:value="47">
            <text:p>47</text:p>
          </table:table-cell>
          <table:table-cell table:style-name="ce107" table:formula="oooc:=SUMPRODUCT([.E3:.E14];[.S3:.S14])" office:value-type="float" office:value="24">
            <text:p>24</text:p>
          </table:table-cell>
          <table:table-cell table:style-name="ce107" table:formula="oooc:=SUMPRODUCT([.E3:.E14];[.T3:.T14])" office:value-type="float" office:value="35">
            <text:p>35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avocado</text:p>
          </table:table-cell>
          <table:table-cell table:style-name="ce107" table:formula="oooc:=SUMPRODUCT([.F3:.F14];[.K3:.K14])" office:value-type="float" office:value="0">
            <text:p>0</text:p>
          </table:table-cell>
          <table:table-cell table:style-name="ce107" table:formula="oooc:=SUMPRODUCT([.F3:.F14];[.L3:.L14])" office:value-type="float" office:value="0">
            <text:p>0</text:p>
          </table:table-cell>
          <table:table-cell table:style-name="ce107" table:formula="oooc:=SUMPRODUCT([.F3:.F14];[.M3:.M14])" office:value-type="float" office:value="0">
            <text:p>0</text:p>
          </table:table-cell>
          <table:table-cell table:style-name="ce107" table:formula="oooc:=SUMPRODUCT([.F3:.F14];[.N3:.N14])" office:value-type="float" office:value="48">
            <text:p>48</text:p>
          </table:table-cell>
          <table:table-cell table:style-name="ce107" table:formula="oooc:=SUMPRODUCT([.F3:.F14];[.O3:.O14])" office:value-type="float" office:value="24">
            <text:p>24</text:p>
          </table:table-cell>
          <table:table-cell table:style-name="ce107" table:formula="oooc:=SUMPRODUCT([.F3:.F14];[.P3:.P14])" office:value-type="float" office:value="90">
            <text:p>90</text:p>
          </table:table-cell>
          <table:table-cell table:style-name="ce107" table:formula="oooc:=SUMPRODUCT([.F3:.F14];[.Q3:.Q14])" office:value-type="float" office:value="0">
            <text:p>0</text:p>
          </table:table-cell>
          <table:table-cell table:style-name="ce107" table:formula="oooc:=SUMPRODUCT([.F3:.F14];[.R3:.R14])" office:value-type="float" office:value="30">
            <text:p>30</text:p>
          </table:table-cell>
          <table:table-cell table:style-name="ce107" table:formula="oooc:=SUMPRODUCT([.F3:.F14];[.S3:.S14])" office:value-type="float" office:value="58">
            <text:p>58</text:p>
          </table:table-cell>
          <table:table-cell table:style-name="ce107" table:formula="oooc:=SUMPRODUCT([.F3:.F14];[.T3:.T14])" office:value-type="float" office:value="23">
            <text:p>23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Tortilla Soup">
            <text:p>Tortilla Soup</text:p>
          </table:table-cell>
          <table:table-cell table:style-name="Default"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style-name="Default" table:formula="oooc:=AVERAGE([.B25:.C25])" office:value-type="float" office:value="70">
            <text:p>70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3"/>
          <table:table-cell table:style-name="ce90" office:value-type="string">
            <text:p>cheese</text:p>
          </table:table-cell>
          <table:table-cell table:style-name="ce107" table:formula="oooc:=SUMPRODUCT([.G3:.G14];[.K3:.K14])" office:value-type="float" office:value="0">
            <text:p>0</text:p>
          </table:table-cell>
          <table:table-cell table:style-name="ce107" table:formula="oooc:=SUMPRODUCT([.G3:.G14];[.L3:.L14])" office:value-type="float" office:value="0">
            <text:p>0</text:p>
          </table:table-cell>
          <table:table-cell table:style-name="ce107" table:formula="oooc:=SUMPRODUCT([.G3:.G14];[.M3:.M14])" office:value-type="float" office:value="18">
            <text:p>18</text:p>
          </table:table-cell>
          <table:table-cell table:style-name="ce107" table:formula="oooc:=SUMPRODUCT([.G3:.G14];[.N3:.N14])" office:value-type="float" office:value="0">
            <text:p>0</text:p>
          </table:table-cell>
          <table:table-cell table:style-name="ce107" table:formula="oooc:=SUMPRODUCT([.G3:.G14];[.O3:.O14])" office:value-type="float" office:value="0">
            <text:p>0</text:p>
          </table:table-cell>
          <table:table-cell table:style-name="ce107" table:formula="oooc:=SUMPRODUCT([.G3:.G14];[.P3:.P14])" office:value-type="float" office:value="20">
            <text:p>20</text:p>
          </table:table-cell>
          <table:table-cell table:style-name="ce107" table:formula="oooc:=SUMPRODUCT([.G3:.G14];[.Q3:.Q14])" office:value-type="float" office:value="33">
            <text:p>33</text:p>
          </table:table-cell>
          <table:table-cell table:style-name="ce107" table:formula="oooc:=SUMPRODUCT([.G3:.G14];[.R3:.R14])" office:value-type="float" office:value="42">
            <text:p>42</text:p>
          </table:table-cell>
          <table:table-cell table:style-name="ce107" table:formula="oooc:=SUMPRODUCT([.G3:.G14];[.S3:.S14])" office:value-type="float" office:value="0">
            <text:p>0</text:p>
          </table:table-cell>
          <table:table-cell table:style-name="ce107" table:formula="oooc:=SUMPRODUCT([.G3:.G14];[.T3:.T14])" office:value-type="float" office:value="44">
            <text:p>44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Guacamole">
            <text:p>Guacamole</text:p>
          </table:table-cell>
          <table:table-cell table:style-name="Default"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7">
            <text:p>77</text:p>
          </table:table-cell>
          <table:table-cell table:style-name="Default" table:formula="oooc:=AVERAGE([.B26:.C26])" office:value-type="float" office:value="70.5">
            <text:p>70,5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Cheese Nachos">
            <text:p>Cheese Nachos</text:p>
          </table:table-cell>
          <table:table-cell table:style-name="Default"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style-name="Default" table:formula="oooc:=AVERAGE([.B27:.C27])" office:value-type="float" office:value="70">
            <text:p>70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style-name="ce96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Chiles Renellos">
            <text:p>Chiles Renellos</text:p>
          </table:table-cell>
          <table:table-cell table:style-name="Default"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6">
            <text:p>76</text:p>
          </table:table-cell>
          <table:table-cell table:style-name="Default" table:formula="oooc:=AVERAGE([.B28:.C28])" office:value-type="float" office:value="70">
            <text:p>70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4"/>
          <table:table-cell table:style-name="ce109" table:formula="oooc:=IF([.K27]=[.K26];1;0)" office:value-type="float" office:value="1">
            <text:p>1</text:p>
          </table:table-cell>
          <table:table-cell table:style-name="ce109" table:formula="oooc:=IF([.L27]=[.L26];1;0)" office:value-type="float" office:value="1">
            <text:p>1</text:p>
          </table:table-cell>
          <table:table-cell table:style-name="ce109" table:formula="oooc:=IF([.M27]=[.M26];1;0)" office:value-type="float" office:value="1">
            <text:p>1</text:p>
          </table:table-cell>
          <table:table-cell table:style-name="ce109" table:formula="oooc:=IF([.N27]=[.N26];1;0)" office:value-type="float" office:value="1">
            <text:p>1</text:p>
          </table:table-cell>
          <table:table-cell table:style-name="ce109" table:formula="oooc:=IF([.O27]=[.O26];1;0)" office:value-type="float" office:value="1">
            <text:p>1</text:p>
          </table:table-cell>
          <table:table-cell table:style-name="ce109" table:formula="oooc:=IF([.P27]=[.P26];1;0)" office:value-type="float" office:value="1">
            <text:p>1</text:p>
          </table:table-cell>
          <table:table-cell table:style-name="ce109" table:formula="oooc:=IF([.Q27]=[.Q26];1;0)" office:value-type="float" office:value="1">
            <text:p>1</text:p>
          </table:table-cell>
          <table:table-cell table:style-name="ce109" table:formula="oooc:=IF([.R27]=[.R26];1;0)" office:value-type="float" office:value="1">
            <text:p>1</text:p>
          </table:table-cell>
          <table:table-cell table:style-name="ce109" table:formula="oooc:=IF([.S27]=[.S26];1;0)" office:value-type="float" office:value="1">
            <text:p>1</text:p>
          </table:table-cell>
          <table:table-cell table:style-name="ce10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Avocado Stuffed Tacos">
            <text:p>Avocado Stuffed Tacos</text:p>
          </table:table-cell>
          <table:table-cell table:style-name="Default"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style-name="Default" table:formula="oooc:=AVERAGE([.B29:.C29])" office:value-type="float" office:value="70">
            <text:p>70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250"/>
        </table:table-row>
        <table:table-row table:style-name="ro2">
          <table:table-cell table:formula="oooc:=[.A8]" office:value-type="string" office:string-value="Burrito">
            <text:p>Burrito</text:p>
          </table:table-cell>
          <table:table-cell table:style-name="Default" table:formula="oooc:=[.H8]+COUNT([.B8:.G8])*25" office:value-type="float" office:value="94">
            <text:p>94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08">
            <text:p>108</text:p>
          </table:table-cell>
          <table:table-cell table:style-name="Default" table:formula="oooc:=AVERAGE([.B30:.C30])" office:value-type="float" office:value="101">
            <text:p>101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0">
            <text:p>120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100" table:formula="oooc:=IF((SUM([.K3:.K3])=0)           AND           ([.L3]&gt;0);&quot;'&quot;&amp;[.J3]&amp;&quot;', &quot;;&quot;&quot;)&amp;IF((SUM([.K4:.K4])=0)           AND           ([.L4]&gt;0);&quot;'&quot;&amp;[.J4]&amp;&quot;', &quot;;&quot;&quot;)&amp;IF((SUM([.K5:.K5])=0)           AND           ([.L5]&gt;0);&quot;'&quot;&amp;[.J5]&amp;&quot;', &quot;;&quot;&quot;)&amp;IF((SUM([.K6:.K6])=0)           AND           ([.L6]&gt;0);&quot;'&quot;&amp;[.J6]&amp;&quot;', &quot;;&quot;&quot;)&amp;IF((SUM([.K7:.K7])=0)           AND           ([.L7]&gt;0);&quot;'&quot;&amp;[.J7]&amp;&quot;', &quot;;&quot;&quot;)&amp;IF((SUM([.K8:.K8])=0)           AND           ([.L8]&gt;0);&quot;'&quot;&amp;[.J8]&amp;&quot;', &quot;;&quot;&quot;)&amp;IF((SUM([.K9:.K9])=0)           AND           ([.L9]&gt;0);&quot;'&quot;&amp;[.J9]&amp;&quot;', &quot;;&quot;&quot;)&amp;IF((SUM([.K10:.K10])=0)           AND           ([.L10]&gt;0);&quot;'&quot;&amp;[.J10]&amp;&quot;', &quot;;&quot;&quot;)&amp;IF((SUM([.K11:.K11])=0)           AND           ([.L11]&gt;0);&quot;'&quot;&amp;[.J11]&amp;&quot;', &quot;;&quot;&quot;)&amp;IF((SUM([.K12:.K12])=0)           AND           ([.L12]&gt;0);&quot;'&quot;&amp;[.J12]&amp;&quot;', &quot;;&quot;&quot;)&amp;IF((SUM([.K13:.K13])=0)           AND           ([.L13]&gt;0);&quot;'&quot;&amp;[.J13]&amp;&quot;', &quot;;&quot;&quot;)&amp;IF((SUM([.K14:.K14])=0)           AND         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81" table:formula="oooc:=IF((SUM([.K3:.L3])=0)           AND           ([.M3]&gt;0);&quot;'&quot;&amp;[.J3]&amp;&quot;', &quot;;&quot;&quot;)&amp;IF((SUM([.K4:.L4])=0)           AND           ([.M4]&gt;0);&quot;'&quot;&amp;[.J4]&amp;&quot;', &quot;;&quot;&quot;)&amp;IF((SUM([.K5:.L5])=0)           AND           ([.M5]&gt;0);&quot;'&quot;&amp;[.J5]&amp;&quot;', &quot;;&quot;&quot;)&amp;IF((SUM([.K6:.L6])=0)           AND           ([.M6]&gt;0);&quot;'&quot;&amp;[.J6]&amp;&quot;', &quot;;&quot;&quot;)&amp;IF((SUM([.K7:.L7])=0)           AND           ([.M7]&gt;0);&quot;'&quot;&amp;[.J7]&amp;&quot;', &quot;;&quot;&quot;)&amp;IF((SUM([.K8:.L8])=0)           AND           ([.M8]&gt;0);&quot;'&quot;&amp;[.J8]&amp;&quot;', &quot;;&quot;&quot;)&amp;IF((SUM([.K9:.L9])=0)           AND           ([.M9]&gt;0);&quot;'&quot;&amp;[.J9]&amp;&quot;', &quot;;&quot;&quot;)&amp;IF((SUM([.K10:.L10])=0)           AND           ([.M10]&gt;0);&quot;'&quot;&amp;[.J10]&amp;&quot;', &quot;;&quot;&quot;)&amp;IF((SUM([.K11:.L11])=0)           AND           ([.M11]&gt;0);&quot;'&quot;&amp;[.J11]&amp;&quot;', &quot;;&quot;&quot;)&amp;IF((SUM([.K12:.L12])=0)           AND           ([.M12]&gt;0);&quot;'&quot;&amp;[.J12]&amp;&quot;', &quot;;&quot;&quot;)&amp;IF((SUM([.K13:.L13])=0)           AND           ([.M13]&gt;0);&quot;'&quot;&amp;[.J13]&amp;&quot;', &quot;;&quot;&quot;)&amp;IF((SUM([.K14:.L14])=0)           AND         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81" table:formula="oooc:=IF((SUM([.K3:.M3])=0)           AND           ([.N3]&gt;0);&quot;'&quot;&amp;[.J3]&amp;&quot;', &quot;;&quot;&quot;)&amp;IF((SUM([.K4:.M4])=0)           AND           ([.N4]&gt;0);&quot;'&quot;&amp;[.J4]&amp;&quot;', &quot;;&quot;&quot;)&amp;IF((SUM([.K5:.M5])=0)           AND           ([.N5]&gt;0);&quot;'&quot;&amp;[.J5]&amp;&quot;', &quot;;&quot;&quot;)&amp;IF((SUM([.K6:.M6])=0)           AND           ([.N6]&gt;0);&quot;'&quot;&amp;[.J6]&amp;&quot;', &quot;;&quot;&quot;)&amp;IF((SUM([.K7:.M7])=0)           AND           ([.N7]&gt;0);&quot;'&quot;&amp;[.J7]&amp;&quot;', &quot;;&quot;&quot;)&amp;IF((SUM([.K8:.M8])=0)           AND           ([.N8]&gt;0);&quot;'&quot;&amp;[.J8]&amp;&quot;', &quot;;&quot;&quot;)&amp;IF((SUM([.K9:.M9])=0)           AND           ([.N9]&gt;0);&quot;'&quot;&amp;[.J9]&amp;&quot;', &quot;;&quot;&quot;)&amp;IF((SUM([.K10:.M10])=0)           AND           ([.N10]&gt;0);&quot;'&quot;&amp;[.J10]&amp;&quot;', &quot;;&quot;&quot;)&amp;IF((SUM([.K11:.M11])=0)           AND           ([.N11]&gt;0);&quot;'&quot;&amp;[.J11]&amp;&quot;', &quot;;&quot;&quot;)&amp;IF((SUM([.K12:.M12])=0)           AND           ([.N12]&gt;0);&quot;'&quot;&amp;[.J12]&amp;&quot;', &quot;;&quot;&quot;)&amp;IF((SUM([.K13:.M13])=0)           AND           ([.N13]&gt;0);&quot;'&quot;&amp;[.J13]&amp;&quot;', &quot;;&quot;&quot;)&amp;IF((SUM([.K14:.M14])=0)           AND         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81" table:formula="oooc:=IF((SUM([.K3:.N3])=0)           AND           ([.O3]&gt;0);&quot;'&quot;&amp;[.J3]&amp;&quot;', &quot;;&quot;&quot;)&amp;IF((SUM([.K4:.N4])=0)           AND           ([.O4]&gt;0);&quot;'&quot;&amp;[.J4]&amp;&quot;', &quot;;&quot;&quot;)&amp;IF((SUM([.K5:.N5])=0)           AND           ([.O5]&gt;0);&quot;'&quot;&amp;[.J5]&amp;&quot;', &quot;;&quot;&quot;)&amp;IF((SUM([.K6:.N6])=0)           AND           ([.O6]&gt;0);&quot;'&quot;&amp;[.J6]&amp;&quot;', &quot;;&quot;&quot;)&amp;IF((SUM([.K7:.N7])=0)           AND           ([.O7]&gt;0);&quot;'&quot;&amp;[.J7]&amp;&quot;', &quot;;&quot;&quot;)&amp;IF((SUM([.K8:.N8])=0)           AND           ([.O8]&gt;0);&quot;'&quot;&amp;[.J8]&amp;&quot;', &quot;;&quot;&quot;)&amp;IF((SUM([.K9:.N9])=0)           AND           ([.O9]&gt;0);&quot;'&quot;&amp;[.J9]&amp;&quot;', &quot;;&quot;&quot;)&amp;IF((SUM([.K10:.N10])=0)           AND           ([.O10]&gt;0);&quot;'&quot;&amp;[.J10]&amp;&quot;', &quot;;&quot;&quot;)&amp;IF((SUM([.K11:.N11])=0)           AND           ([.O11]&gt;0);&quot;'&quot;&amp;[.J11]&amp;&quot;', &quot;;&quot;&quot;)&amp;IF((SUM([.K12:.N12])=0)           AND           ([.O12]&gt;0);&quot;'&quot;&amp;[.J12]&amp;&quot;', &quot;;&quot;&quot;)&amp;IF((SUM([.K13:.N13])=0)           AND           ([.O13]&gt;0);&quot;'&quot;&amp;[.J13]&amp;&quot;', &quot;;&quot;&quot;)&amp;IF((SUM([.K14:.N14])=0)           AND           ([.O14]&gt;0);&quot;'&quot;&amp;[.J14]&amp;&quot;', &quot;;&quot;&quot;)" office:value-type="string" office:string-value="'Fajitas', ">
            <text:p>'Fajitas', </text:p>
          </table:table-cell>
          <table:table-cell table:style-name="ce81" table:formula="oooc:=IF((SUM([.K3:.O3])=0)           AND           ([.P3]&gt;0);&quot;'&quot;&amp;[.J3]&amp;&quot;', &quot;;&quot;&quot;)&amp;IF((SUM([.K4:.O4])=0)           AND           ([.P4]&gt;0);&quot;'&quot;&amp;[.J4]&amp;&quot;', &quot;;&quot;&quot;)&amp;IF((SUM([.K5:.O5])=0)           AND           ([.P5]&gt;0);&quot;'&quot;&amp;[.J5]&amp;&quot;', &quot;;&quot;&quot;)&amp;IF((SUM([.K6:.O6])=0)           AND           ([.P6]&gt;0);&quot;'&quot;&amp;[.J6]&amp;&quot;', &quot;;&quot;&quot;)&amp;IF((SUM([.K7:.O7])=0)           AND           ([.P7]&gt;0);&quot;'&quot;&amp;[.J7]&amp;&quot;', &quot;;&quot;&quot;)&amp;IF((SUM([.K8:.O8])=0)           AND           ([.P8]&gt;0);&quot;'&quot;&amp;[.J8]&amp;&quot;', &quot;;&quot;&quot;)&amp;IF((SUM([.K9:.O9])=0)           AND           ([.P9]&gt;0);&quot;'&quot;&amp;[.J9]&amp;&quot;', &quot;;&quot;&quot;)&amp;IF((SUM([.K10:.O10])=0)           AND           ([.P10]&gt;0);&quot;'&quot;&amp;[.J10]&amp;&quot;', &quot;;&quot;&quot;)&amp;IF((SUM([.K11:.O11])=0)           AND           ([.P11]&gt;0);&quot;'&quot;&amp;[.J11]&amp;&quot;', &quot;;&quot;&quot;)&amp;IF((SUM([.K12:.O12])=0)           AND           ([.P12]&gt;0);&quot;'&quot;&amp;[.J12]&amp;&quot;', &quot;;&quot;&quot;)&amp;IF((SUM([.K13:.O13])=0)           AND           ([.P13]&gt;0);&quot;'&quot;&amp;[.J13]&amp;&quot;', &quot;;&quot;&quot;)&amp;IF((SUM([.K14:.O14])=0)           AND           ([.P14]&gt;0);&quot;'&quot;&amp;[.J14]&amp;&quot;', &quot;;&quot;&quot;)" office:value-type="string" office:string-value="'Quesadilla', ">
            <text:p>'Quesadilla', </text:p>
          </table:table-cell>
          <table:table-cell table:style-name="ce81" table:formula="oooc:=IF((SUM([.K3:.P3])=0)           AND           ([.Q3]&gt;0);&quot;'&quot;&amp;[.J3]&amp;&quot;', &quot;;&quot;&quot;)&amp;IF((SUM([.K4:.P4])=0)           AND           ([.Q4]&gt;0);&quot;'&quot;&amp;[.J4]&amp;&quot;', &quot;;&quot;&quot;)&amp;IF((SUM([.K5:.P5])=0)           AND           ([.Q5]&gt;0);&quot;'&quot;&amp;[.J5]&amp;&quot;', &quot;;&quot;&quot;)&amp;IF((SUM([.K6:.P6])=0)           AND           ([.Q6]&gt;0);&quot;'&quot;&amp;[.J6]&amp;&quot;', &quot;;&quot;&quot;)&amp;IF((SUM([.K7:.P7])=0)           AND           ([.Q7]&gt;0);&quot;'&quot;&amp;[.J7]&amp;&quot;', &quot;;&quot;&quot;)&amp;IF((SUM([.K8:.P8])=0)           AND           ([.Q8]&gt;0);&quot;'&quot;&amp;[.J8]&amp;&quot;', &quot;;&quot;&quot;)&amp;IF((SUM([.K9:.P9])=0)           AND           ([.Q9]&gt;0);&quot;'&quot;&amp;[.J9]&amp;&quot;', &quot;;&quot;&quot;)&amp;IF((SUM([.K10:.P10])=0)           AND           ([.Q10]&gt;0);&quot;'&quot;&amp;[.J10]&amp;&quot;', &quot;;&quot;&quot;)&amp;IF((SUM([.K11:.P11])=0)           AND           ([.Q11]&gt;0);&quot;'&quot;&amp;[.J11]&amp;&quot;', &quot;;&quot;&quot;)&amp;IF((SUM([.K12:.P12])=0)           AND           ([.Q12]&gt;0);&quot;'&quot;&amp;[.J12]&amp;&quot;', &quot;;&quot;&quot;)&amp;IF((SUM([.K13:.P13])=0)           AND           ([.Q13]&gt;0);&quot;'&quot;&amp;[.J13]&amp;&quot;', &quot;;&quot;&quot;)&amp;IF((SUM([.K14:.P14])=0)           AND         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81" table:formula="oooc:=IF((SUM([.K3:.Q3])=0)           AND           ([.R3]&gt;0);&quot;'&quot;&amp;[.J3]&amp;&quot;', &quot;;&quot;&quot;)&amp;IF((SUM([.K4:.Q4])=0)           AND           ([.R4]&gt;0);&quot;'&quot;&amp;[.J4]&amp;&quot;', &quot;;&quot;&quot;)&amp;IF((SUM([.K5:.Q5])=0)           AND           ([.R5]&gt;0);&quot;'&quot;&amp;[.J5]&amp;&quot;', &quot;;&quot;&quot;)&amp;IF((SUM([.K6:.Q6])=0)           AND           ([.R6]&gt;0);&quot;'&quot;&amp;[.J6]&amp;&quot;', &quot;;&quot;&quot;)&amp;IF((SUM([.K7:.Q7])=0)           AND           ([.R7]&gt;0);&quot;'&quot;&amp;[.J7]&amp;&quot;', &quot;;&quot;&quot;)&amp;IF((SUM([.K8:.Q8])=0)           AND           ([.R8]&gt;0);&quot;'&quot;&amp;[.J8]&amp;&quot;', &quot;;&quot;&quot;)&amp;IF((SUM([.K9:.Q9])=0)           AND           ([.R9]&gt;0);&quot;'&quot;&amp;[.J9]&amp;&quot;', &quot;;&quot;&quot;)&amp;IF((SUM([.K10:.Q10])=0)           AND           ([.R10]&gt;0);&quot;'&quot;&amp;[.J10]&amp;&quot;', &quot;;&quot;&quot;)&amp;IF((SUM([.K11:.Q11])=0)           AND           ([.R11]&gt;0);&quot;'&quot;&amp;[.J11]&amp;&quot;', &quot;;&quot;&quot;)&amp;IF((SUM([.K12:.Q12])=0)           AND           ([.R12]&gt;0);&quot;'&quot;&amp;[.J12]&amp;&quot;', &quot;;&quot;&quot;)&amp;IF((SUM([.K13:.Q13])=0)           AND           ([.R13]&gt;0);&quot;'&quot;&amp;[.J13]&amp;&quot;', &quot;;&quot;&quot;)&amp;IF((SUM([.K14:.Q14])=0)           AND         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81" table:formula="oooc:=IF((SUM([.K3:.R3])=0)           AND           ([.S3]&gt;0);&quot;'&quot;&amp;[.J3]&amp;&quot;', &quot;;&quot;&quot;)&amp;IF((SUM([.K4:.R4])=0)           AND           ([.S4]&gt;0);&quot;'&quot;&amp;[.J4]&amp;&quot;', &quot;;&quot;&quot;)&amp;IF((SUM([.K5:.R5])=0)           AND           ([.S5]&gt;0);&quot;'&quot;&amp;[.J5]&amp;&quot;', &quot;;&quot;&quot;)&amp;IF((SUM([.K6:.R6])=0)           AND           ([.S6]&gt;0);&quot;'&quot;&amp;[.J6]&amp;&quot;', &quot;;&quot;&quot;)&amp;IF((SUM([.K7:.R7])=0)           AND           ([.S7]&gt;0);&quot;'&quot;&amp;[.J7]&amp;&quot;', &quot;;&quot;&quot;)&amp;IF((SUM([.K8:.R8])=0)           AND           ([.S8]&gt;0);&quot;'&quot;&amp;[.J8]&amp;&quot;', &quot;;&quot;&quot;)&amp;IF((SUM([.K9:.R9])=0)           AND           ([.S9]&gt;0);&quot;'&quot;&amp;[.J9]&amp;&quot;', &quot;;&quot;&quot;)&amp;IF((SUM([.K10:.R10])=0)           AND           ([.S10]&gt;0);&quot;'&quot;&amp;[.J10]&amp;&quot;', &quot;;&quot;&quot;)&amp;IF((SUM([.K11:.R11])=0)           AND           ([.S11]&gt;0);&quot;'&quot;&amp;[.J11]&amp;&quot;', &quot;;&quot;&quot;)&amp;IF((SUM([.K12:.R12])=0)           AND           ([.S12]&gt;0);&quot;'&quot;&amp;[.J12]&amp;&quot;', &quot;;&quot;&quot;)&amp;IF((SUM([.K13:.R13])=0)           AND           ([.S13]&gt;0);&quot;'&quot;&amp;[.J13]&amp;&quot;', &quot;;&quot;&quot;)&amp;IF((SUM([.K14:.R14])=0)           AND           ([.S14]&gt;0);&quot;'&quot;&amp;[.J14]&amp;&quot;', &quot;;&quot;&quot;)">
            <text:p/>
          </table:table-cell>
          <table:table-cell table:style-name="ce81" table:formula="oooc:=IF((SUM([.K3:.S3])=0)           AND           ([.T3]&gt;0);&quot;'&quot;&amp;[.J3]&amp;&quot;', &quot;;&quot;&quot;)&amp;IF((SUM([.K4:.S4])=0)           AND           ([.T4]&gt;0);&quot;'&quot;&amp;[.J4]&amp;&quot;', &quot;;&quot;&quot;)&amp;IF((SUM([.K5:.S5])=0)           AND           ([.T5]&gt;0);&quot;'&quot;&amp;[.J5]&amp;&quot;', &quot;;&quot;&quot;)&amp;IF((SUM([.K6:.S6])=0)           AND           ([.T6]&gt;0);&quot;'&quot;&amp;[.J6]&amp;&quot;', &quot;;&quot;&quot;)&amp;IF((SUM([.K7:.S7])=0)           AND           ([.T7]&gt;0);&quot;'&quot;&amp;[.J7]&amp;&quot;', &quot;;&quot;&quot;)&amp;IF((SUM([.K8:.S8])=0)           AND           ([.T8]&gt;0);&quot;'&quot;&amp;[.J8]&amp;&quot;', &quot;;&quot;&quot;)&amp;IF((SUM([.K9:.S9])=0)           AND           ([.T9]&gt;0);&quot;'&quot;&amp;[.J9]&amp;&quot;', &quot;;&quot;&quot;)&amp;IF((SUM([.K10:.S10])=0)           AND           ([.T10]&gt;0);&quot;'&quot;&amp;[.J10]&amp;&quot;', &quot;;&quot;&quot;)&amp;IF((SUM([.K11:.S11])=0)           AND           ([.T11]&gt;0);&quot;'&quot;&amp;[.J11]&amp;&quot;', &quot;;&quot;&quot;)&amp;IF((SUM([.K12:.S12])=0)           AND           ([.T12]&gt;0);&quot;'&quot;&amp;[.J12]&amp;&quot;', &quot;;&quot;&quot;)&amp;IF((SUM([.K13:.S13])=0)           AND           ([.T13]&gt;0);&quot;'&quot;&amp;[.J13]&amp;&quot;', &quot;;&quot;&quot;)&amp;IF((SUM([.K14:.S14])=0)           AND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hili con Carne">
            <text:p>Chili con Carne</text:p>
          </table:table-cell>
          <table:table-cell table:style-name="Default" table:formula="oooc:=[.H9]+COUNT([.B9:.G9])*25" office:value-type="float" office:value="94">
            <text:p>94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8">
            <text:p>108</text:p>
          </table:table-cell>
          <table:table-cell table:style-name="Default" table:formula="oooc:=AVERAGE([.B31:.C31])" office:value-type="float" office:value="101">
            <text:p>101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0">
            <text:p>120</text:p>
          </table:table-cell>
          <table:table-cell table:number-columns-repeated="250"/>
        </table:table-row>
        <table:table-row table:style-name="ro2">
          <table:table-cell table:formula="oooc:=[.A10]" office:value-type="string" office:string-value="Quesadilla">
            <text:p>Quesadilla</text:p>
          </table:table-cell>
          <table:table-cell table:style-name="Default" table:formula="oooc:=[.H10]+COUNT([.B10:.G10])*25" office:value-type="float" office:value="94">
            <text:p>94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8">
            <text:p>108</text:p>
          </table:table-cell>
          <table:table-cell table:style-name="Default" table:formula="oooc:=AVERAGE([.B32:.C32])" office:value-type="float" office:value="101">
            <text:p>101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75.25">
            <text:p>75</text:p>
          </table:table-cell>
          <table:table-cell table:style-name="ce97" table:formula="oooc:=SUMPRODUCT([.L3:.L14];[.B25:.B36])/SUM([.L3:.L14])" office:value-type="float" office:value="77.3333333333333">
            <text:p>77</text:p>
          </table:table-cell>
          <table:table-cell table:style-name="ce97" table:formula="oooc:=SUMPRODUCT([.M3:.M14];[.B25:.B36])/SUM([.M3:.M14])" office:value-type="float" office:value="79">
            <text:p>79</text:p>
          </table:table-cell>
          <table:table-cell table:style-name="ce97" table:formula="oooc:=SUMPRODUCT([.N3:.N14];[.B25:.B36])/SUM([.N3:.N14])" office:value-type="float" office:value="79">
            <text:p>79</text:p>
          </table:table-cell>
          <table:table-cell table:style-name="ce97" table:formula="oooc:=SUMPRODUCT([.O3:.O14];[.B25:.B36])/SUM([.O3:.O14])" office:value-type="float" office:value="81">
            <text:p>81</text:p>
          </table:table-cell>
          <table:table-cell table:style-name="ce97" table:formula="oooc:=SUMPRODUCT([.P3:.P14];[.B25:.B36])/SUM([.P3:.P14])" office:value-type="float" office:value="84.6153846153846">
            <text:p>85</text:p>
          </table:table-cell>
          <table:table-cell table:style-name="ce97" table:formula="oooc:=SUMPRODUCT([.Q3:.Q14];[.B25:.B36])/SUM([.Q3:.Q14])" office:value-type="float" office:value="83.8333333333333">
            <text:p>84</text:p>
          </table:table-cell>
          <table:table-cell table:style-name="ce97" table:formula="oooc:=SUMPRODUCT([.R3:.R14];[.B25:.B36])/SUM([.R3:.R14])" office:value-type="float" office:value="87.8">
            <text:p>88</text:p>
          </table:table-cell>
          <table:table-cell table:style-name="ce97" table:formula="oooc:=SUMPRODUCT([.S3:.S14];[.B25:.B36])/SUM([.S3:.S14])" office:value-type="float" office:value="88.3636363636364">
            <text:p>88</text:p>
          </table:table-cell>
          <table:table-cell table:style-name="ce97" table:formula="oooc:=SUMPRODUCT([.T3:.T14];[.B25:.B36])/SUM([.T3:.T14])" office:value-type="float" office:value="91.0909090909091">
            <text:p>91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Tex-Mex Turkey Casseruole">
            <text:p>Tex-Mex Turkey Casseruole</text:p>
          </table:table-cell>
          <table:table-cell table:style-name="Default" table:formula="oooc:=[.H11]+COUNT([.B11:.G11])*25" office:value-type="float" office:value="94">
            <text:p>94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8">
            <text:p>108</text:p>
          </table:table-cell>
          <table:table-cell table:style-name="Default" table:formula="oooc:=AVERAGE([.B33:.C33])" office:value-type="float" office:value="101">
            <text:p>101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97.5">
            <text:p>98</text:p>
          </table:table-cell>
          <table:table-cell table:style-name="ce97" table:formula="oooc:=SUMPRODUCT([.L3:.L14];[.F25:.F36])/SUM([.L3:.L14])" office:value-type="float" office:value="100">
            <text:p>100</text:p>
          </table:table-cell>
          <table:table-cell table:style-name="ce97" table:formula="oooc:=SUMPRODUCT([.M3:.M14];[.F25:.F36])/SUM([.M3:.M14])" office:value-type="float" office:value="102">
            <text:p>102</text:p>
          </table:table-cell>
          <table:table-cell table:style-name="ce97" table:formula="oooc:=SUMPRODUCT([.N3:.N14];[.F25:.F36])/SUM([.N3:.N14])" office:value-type="float" office:value="102">
            <text:p>102</text:p>
          </table:table-cell>
          <table:table-cell table:style-name="ce97" table:formula="oooc:=SUMPRODUCT([.O3:.O14];[.F25:.F36])/SUM([.O3:.O14])" office:value-type="float" office:value="104.142857142857">
            <text:p>104</text:p>
          </table:table-cell>
          <table:table-cell table:style-name="ce97" table:formula="oooc:=SUMPRODUCT([.P3:.P14];[.F25:.F36])/SUM([.P3:.P14])" office:value-type="float" office:value="108.461538461538">
            <text:p>108</text:p>
          </table:table-cell>
          <table:table-cell table:style-name="ce97" table:formula="oooc:=SUMPRODUCT([.Q3:.Q14];[.F25:.F36])/SUM([.Q3:.Q14])" office:value-type="float" office:value="107.5">
            <text:p>108</text:p>
          </table:table-cell>
          <table:table-cell table:style-name="ce97" table:formula="oooc:=SUMPRODUCT([.R3:.R14];[.F25:.F36])/SUM([.R3:.R14])" office:value-type="float" office:value="112.2">
            <text:p>112</text:p>
          </table:table-cell>
          <table:table-cell table:style-name="ce97" table:formula="oooc:=SUMPRODUCT([.S3:.S14];[.F25:.F36])/SUM([.S3:.S14])" office:value-type="float" office:value="112.909090909091">
            <text:p>113</text:p>
          </table:table-cell>
          <table:table-cell table:style-name="ce97" table:formula="oooc:=SUMPRODUCT([.T3:.T14];[.F25:.F36])/SUM([.T3:.T14])" office:value-type="float" office:value="116.181818181818">
            <text:p>116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Avocado Salsa">
            <text:p>Avocado Salsa</text:p>
          </table:table-cell>
          <table:table-cell table:style-name="Default" table:formula="oooc:=[.H12]+COUNT([.B12:.G12])*25" office:value-type="float" office:value="94">
            <text:p>9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8">
            <text:p>108</text:p>
          </table:table-cell>
          <table:table-cell table:style-name="Default" table:formula="oooc:=AVERAGE([.B34:.C34])" office:value-type="float" office:value="101">
            <text:p>101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88">
            <text:p>88</text:p>
          </table:table-cell>
          <table:table-cell table:style-name="ce97" table:formula="oooc:=SUMPRODUCT([.L3:.L14];[.C25:.C36])/SUM([.L3:.L14])" office:value-type="float" office:value="90.2222222222222">
            <text:p>90</text:p>
          </table:table-cell>
          <table:table-cell table:style-name="ce97" table:formula="oooc:=SUMPRODUCT([.M3:.M14];[.C25:.C36])/SUM([.M3:.M14])" office:value-type="float" office:value="92">
            <text:p>92</text:p>
          </table:table-cell>
          <table:table-cell table:style-name="ce97" table:formula="oooc:=SUMPRODUCT([.N3:.N14];[.C25:.C36])/SUM([.N3:.N14])" office:value-type="float" office:value="92.375">
            <text:p>92</text:p>
          </table:table-cell>
          <table:table-cell table:style-name="ce97" table:formula="oooc:=SUMPRODUCT([.O3:.O14];[.C25:.C36])/SUM([.O3:.O14])" office:value-type="float" office:value="94.1428571428571">
            <text:p>94</text:p>
          </table:table-cell>
          <table:table-cell table:style-name="ce97" table:formula="oooc:=SUMPRODUCT([.P3:.P14];[.C25:.C36])/SUM([.P3:.P14])" office:value-type="float" office:value="98.1538461538462">
            <text:p>98</text:p>
          </table:table-cell>
          <table:table-cell table:style-name="ce97" table:formula="oooc:=SUMPRODUCT([.Q3:.Q14];[.C25:.C36])/SUM([.Q3:.Q14])" office:value-type="float" office:value="96.8333333333333">
            <text:p>97</text:p>
          </table:table-cell>
          <table:table-cell table:style-name="ce97" table:formula="oooc:=SUMPRODUCT([.R3:.R14];[.C25:.C36])/SUM([.R3:.R14])" office:value-type="float" office:value="101">
            <text:p>101</text:p>
          </table:table-cell>
          <table:table-cell table:style-name="ce97" table:formula="oooc:=SUMPRODUCT([.S3:.S14];[.C25:.C36])/SUM([.S3:.S14])" office:value-type="float" office:value="101.727272727273">
            <text:p>102</text:p>
          </table:table-cell>
          <table:table-cell table:style-name="ce97" table:formula="oooc:=SUMPRODUCT([.T3:.T14];[.C25:.C36])/SUM([.T3:.T14])" office:value-type="float" office:value="104.636363636364">
            <text:p>105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Football Fan Nachos">
            <text:p>Football Fan Nachos</text:p>
          </table:table-cell>
          <table:table-cell table:style-name="Default" table:formula="oooc:=[.H13]+COUNT([.B13:.G13])*25" office:value-type="float" office:value="123">
            <text:p>123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7">
            <text:p>137</text:p>
          </table:table-cell>
          <table:table-cell table:style-name="Default" table:formula="oooc:=AVERAGE([.B35:.C35])" office:value-type="float" office:value="130">
            <text:p>130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Fajitas">
            <text:p>Fajitas</text:p>
          </table:table-cell>
          <table:table-cell table:style-name="Default" table:formula="oooc:=[.H14]+COUNT([.B14:.G14])*25" office:value-type="float" office:value="123">
            <text:p>123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7">
            <text:p>137</text:p>
          </table:table-cell>
          <table:table-cell table:style-name="Default" table:formula="oooc:=AVERAGE([.B36:.C36])" office:value-type="float" office:value="130">
            <text:p>130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110"/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/>
          <table:table-cell table:style-name="ce115"/>
          <table:table-cell table:number-columns-repeated="236"/>
        </table:table-row>
        <table:table-row table:style-name="ro1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111"/>
          <table:table-cell table:style-name="ce107" table:number-columns-repeated="4"/>
          <table:table-cell table:style-name="ce107" office:value-type="float" office:value="6">
            <text:p>6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16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11"/>
          <table:table-cell table:style-name="ce107" office:value-type="float" office:value="2">
            <text:p>2</text:p>
          </table:table-cell>
          <table:table-cell table:style-name="ce107" table:number-columns-repeated="4"/>
          <table:table-cell table:style-name="ce107" office:value-type="float" office:value="1">
            <text:p>1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111" office:value-type="float" office:value="5">
            <text:p>5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12"/>
          <table:table-cell table:style-name="ce108" office:value-type="float" office:value="3">
            <text:p>3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17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office:value-type="float" office:value="3">
            <text:p>3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11"/>
          <table:table-cell table:style-name="ce107" office:value-type="float" office:value="4">
            <text:p>4</text:p>
          </table:table-cell>
          <table:table-cell table:style-name="ce107" table:number-columns-repeated="4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16"/>
          <table:table-cell table:number-columns-repeated="236"/>
        </table:table-row>
        <table:table-row table:style-name="ro12">
          <table:table-cell table:number-columns-repeated="10"/>
          <table:table-cell table:style-name="ce111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2">
            <text:p>2</text:p>
          </table:table-cell>
          <table:table-cell table:style-name="ce107" table:number-columns-repeated="5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4"/>
          <table:table-cell table:style-name="ce108" office:value-type="float" office:value="1">
            <text:p>1</text:p>
          </table:table-cell>
          <table:table-cell table:style-name="ce108" table:number-columns-repeated="3"/>
          <table:table-cell table:style-name="ce117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1"/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3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style-name="ce108" table:number-columns-repeated="2"/>
          <table:table-cell table:style-name="ce108" office:value-type="float" office:value="2">
            <text:p>2</text:p>
          </table:table-cell>
          <table:table-cell table:style-name="ce117" office:value-type="float" office:value="3">
            <text:p>3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3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pork</text:p>
          </table:table-cell>
          <table:table-cell table:style-name="ce121" office:value-type="string">
            <text:p>mushroom</text:p>
          </table:table-cell>
          <table:table-cell table:style-name="ce121" office:value-type="string">
            <text:p>cabbage</text:p>
          </table:table-cell>
          <table:table-cell table:style-name="ce121" office:value-type="string">
            <text:p>potato</text:p>
          </table:table-cell>
          <table:table-cell table:style-name="ce121" office:value-type="string">
            <text:p>onion</text:p>
          </table:table-cell>
          <table:table-cell table:style-name="ce121" office:value-type="string">
            <text:p>flour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Cabbage Stew</text:p>
          </table:table-cell>
          <table:table-cell table:style-name="ce122" office:value-type="float" office:value="6">
            <text:p>6</text:p>
          </table:table-cell>
          <table:table-cell table:style-name="ce122"/>
          <table:table-cell table:style-name="ce123" office:value-type="float" office:value="8">
            <text:p>8</text:p>
          </table:table-cell>
          <table:table-cell table:number-columns-repeated="3" table:style-name="ce123"/>
          <table:table-cell table:style-name="ce125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Pelmeni</text:p>
          </table:table-cell>
          <table:table-cell table:style-name="ce122" office:value-type="float" office:value="8">
            <text:p>8</text:p>
          </table:table-cell>
          <table:table-cell table:style-name="ce123"/>
          <table:table-cell table:style-name="ce122"/>
          <table:table-cell table:number-columns-repeated="2" table:style-name="ce123"/>
          <table:table-cell table:style-name="ce123" office:value-type="float" office:value="6">
            <text:p>6</text:p>
          </table:table-cell>
          <table:table-cell table:style-name="ce125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Golubtsy</text:p>
          </table:table-cell>
          <table:table-cell table:style-name="ce123"/>
          <table:table-cell table:style-name="ce122" office:value-type="float" office:value="7">
            <text:p>7</text:p>
          </table:table-cell>
          <table:table-cell table:style-name="ce123" office:value-type="float" office:value="7">
            <text:p>7</text:p>
          </table:table-cell>
          <table:table-cell table:number-columns-repeated="2" table:style-name="ce123"/>
          <table:table-cell table:style-name="ce122"/>
          <table:table-cell table:style-name="ce125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Fried Mushrooms</text:p>
          </table:table-cell>
          <table:table-cell table:style-name="ce123"/>
          <table:table-cell table:style-name="ce123" office:value-type="float" office:value="9">
            <text:p>9</text:p>
          </table:table-cell>
          <table:table-cell table:style-name="ce123"/>
          <table:table-cell table:style-name="ce122"/>
          <table:table-cell table:style-name="ce122" office:value-type="float" office:value="5">
            <text:p>5</text:p>
          </table:table-cell>
          <table:table-cell table:style-name="ce123"/>
          <table:table-cell table:style-name="ce125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Vareniki</text:p>
          </table:table-cell>
          <table:table-cell table:number-columns-repeated="2" table:style-name="ce122"/>
          <table:table-cell table:style-name="ce123"/>
          <table:table-cell table:style-name="ce123" office:value-type="float" office:value="8">
            <text:p>8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style-name="ce125" table:formula="oooc:=SUM([.B7:.G7])" office:value-type="float" office:value="14">
            <text:p>14</text:p>
          </table:table-cell>
          <table:table-cell/>
          <table:table-cell table:style-name="ce73" table:formula="oooc:=[.A7]" office:value-type="string" office:string-value="Vareniki">
            <text:p>Vareniki</text:p>
          </table:table-cell>
          <table:table-cell table:number-columns-repeated="5" table:style-name="ce132"/>
          <table:table-cell table:style-name="ce132" office:value-type="float" office:value="3">
            <text:p>3</text:p>
          </table:table-cell>
          <table:table-cell table:number-columns-repeated="2" table:style-name="ce132" office:value-type="float" office:value="1">
            <text:p>1</text:p>
          </table:table-cell>
          <table:table-cell table:number-columns-repeated="2" table:style-name="ce132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Baked Meat</text:p>
          </table:table-cell>
          <table:table-cell table:style-name="ce122" office:value-type="float" office:value="7">
            <text:p>7</text:p>
          </table:table-cell>
          <table:table-cell table:style-name="ce123" office:value-type="float" office:value="6">
            <text:p>6</text:p>
          </table:table-cell>
          <table:table-cell table:style-name="ce123"/>
          <table:table-cell table:style-name="ce123" office:value-type="float" office:value="7">
            <text:p>7</text:p>
          </table:table-cell>
          <table:table-cell table:number-columns-repeated="2" table:style-name="ce122"/>
          <table:table-cell table:style-name="ce125" table:formula="oooc:=SUM([.B8:.G8])" office:value-type="float" office:value="20">
            <text:p>20</text:p>
          </table:table-cell>
          <table:table-cell/>
          <table:table-cell table:style-name="ce127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75" table:formula="oooc:=SUM([.K8:.T8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utlets</text:p>
          </table:table-cell>
          <table:table-cell table:style-name="ce123" office:value-type="float" office:value="8">
            <text:p>8</text:p>
          </table:table-cell>
          <table:table-cell table:number-columns-repeated="3" table:style-name="ce122"/>
          <table:table-cell table:number-columns-repeated="2" table:style-name="ce123" office:value-type="float" office:value="6">
            <text:p>6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Mushroom Ragout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/>
          <table:table-cell table:style-name="ce122" office:value-type="float" office:value="7">
            <text:p>7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abbage Stuffed Pancakes</text:p>
          </table:table-cell>
          <table:table-cell table:number-columns-repeated="2" table:style-name="ce122"/>
          <table:table-cell table:style-name="ce123" office:value-type="float" office:value="8">
            <text:p>8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 office:value-type="float" office:value="8">
            <text:p>8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Kulebyaka</text:p>
          </table:table-cell>
          <table:table-cell table:number-columns-repeated="2" table:style-name="ce122" office:value-type="float" office:value="6">
            <text:p>6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5" table:formula="oooc:=SUM([.B12:.G12])" office:value-type="float" office:value="24">
            <text:p>24</text:p>
          </table:table-cell>
          <table:table-cell/>
          <table:table-cell table:style-name="ce127" table:formula="oooc:=[.A12]" office:value-type="string" office:string-value="Kulebyaka">
            <text:p>Kulebyaka</text:p>
          </table:table-cell>
          <table:table-cell table:number-columns-repeated="2" table:style-name="ce133"/>
          <table:table-cell table:style-name="ce133" office:value-type="float" office:value="1">
            <text:p>1</text:p>
          </table:table-cell>
          <table:table-cell table:number-columns-repeated="4" table:style-name="ce133"/>
          <table:table-cell table:style-name="ce133" office:value-type="float" office:value="2">
            <text:p>2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4">
            <text:p>4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Shchi</text:p>
          </table:table-cell>
          <table:table-cell table:style-name="ce123" office:value-type="float" office:value="6">
            <text:p>6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 office:value-type="float" office:value="5">
            <text:p>5</text:p>
          </table:table-cell>
          <table:table-cell table:style-name="ce123" office:value-type="float" office:value="5">
            <text:p>5</text:p>
          </table:table-cell>
          <table:table-cell table:style-name="ce122"/>
          <table:table-cell table:style-name="ce125" table:formula="oooc:=SUM([.B13:.G13])" office:value-type="float" office:value="24">
            <text:p>24</text:p>
          </table:table-cell>
          <table:table-cell/>
          <table:table-cell table:style-name="ce73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Mushroom Soup</text:p>
          </table:table-cell>
          <table:table-cell table:style-name="ce124"/>
          <table:table-cell table:style-name="ce122" office:value-type="float" office:value="7">
            <text:p>7</text:p>
          </table:table-cell>
          <table:table-cell table:style-name="ce122" office:value-type="float" office:value="6">
            <text:p>6</text:p>
          </table:table-cell>
          <table:table-cell table:style-name="ce124" office:value-type="float" office:value="6">
            <text:p>6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4:.G14])" office:value-type="float" office:value="24">
            <text:p>24</text:p>
          </table:table-cell>
          <table:table-cell/>
          <table:table-cell table:style-name="ce73" table:formula="oooc:=[.A14]" office:value-type="string" office:string-value="Mushroom Soup">
            <text:p>Mushroom Soup</text:p>
          </table:table-cell>
          <table:table-cell table:number-columns-repeated="4" table:style-name="ce132"/>
          <table:table-cell table:style-name="ce132" office:value-type="float" office:value="1">
            <text:p>1</text:p>
          </table:table-cell>
          <table:table-cell table:style-name="ce132" office:value-type="float" office:value="2">
            <text:p>2</text:p>
          </table:table-cell>
          <table:table-cell table:number-columns-repeated="3" table:style-name="ce132"/>
          <table:table-cell table:style-name="ce132" office:value-type="float" office:value="1">
            <text:p>1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1">
            <text:p>41</text:p>
          </table:table-cell>
          <table:table-cell table:style-name="ce120" table:formula="oooc:=SUM([.C3:.C14])" office:value-type="float" office:value="43">
            <text:p>43</text:p>
          </table:table-cell>
          <table:table-cell table:style-name="ce120" table:formula="oooc:=SUM([.D3:.D14])" office:value-type="float" office:value="37">
            <text:p>37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0">
            <text:p>30</text:p>
          </table:table-cell>
          <table:table-cell table:style-name="ce120" table:formula="oooc:=SUM([.G3:.G14])" office:value-type="float" office:value="34">
            <text:p>34</text:p>
          </table:table-cell>
          <table:table-cell table:style-name="ce85" table:formula="oooc:=SUM([.H3:.H14])/(12)" office:value-type="float" office:value="18.5">
            <text:p>18,50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4" table:formula="oooc:=IF([.K17]=[.K15];1;0)" office:value-type="float" office:value="1">
            <text:p>1</text:p>
          </table:table-cell>
          <table:table-cell table:style-name="ce134" table:formula="oooc:=IF([.L17]=[.L15];1;0)" office:value-type="float" office:value="1">
            <text:p>1</text:p>
          </table:table-cell>
          <table:table-cell table:style-name="ce134" table:formula="oooc:=IF([.M17]=[.M15];1;0)" office:value-type="float" office:value="1">
            <text:p>1</text:p>
          </table:table-cell>
          <table:table-cell table:style-name="ce134" table:formula="oooc:=IF([.N17]=[.N15];1;0)" office:value-type="float" office:value="1">
            <text:p>1</text:p>
          </table:table-cell>
          <table:table-cell table:style-name="ce134" table:formula="oooc:=IF([.O17]=[.O15];1;0)" office:value-type="float" office:value="1">
            <text:p>1</text:p>
          </table:table-cell>
          <table:table-cell table:style-name="ce134" table:formula="oooc:=IF([.P17]=[.P15];1;0)" office:value-type="float" office:value="1">
            <text:p>1</text:p>
          </table:table-cell>
          <table:table-cell table:style-name="ce134" table:formula="oooc:=IF([.Q17]=[.Q15];1;0)" office:value-type="float" office:value="1">
            <text:p>1</text:p>
          </table:table-cell>
          <table:table-cell table:style-name="ce134" table:formula="oooc:=IF([.R17]=[.R15];1;0)" office:value-type="float" office:value="1">
            <text:p>1</text:p>
          </table:table-cell>
          <table:table-cell table:style-name="ce134" table:formula="oooc:=IF([.S17]=[.S15];1;0)" office:value-type="float" office:value="1">
            <text:p>1</text:p>
          </table:table-cell>
          <table:table-cell table:style-name="ce134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 AND             ([.L3]&gt;0);1;0)+IF((SUM([.K4:.K4])=0)             AND             ([.L4]&gt;0);1;0)+IF((SUM([.K5:.K5])=0)             AND             ([.L5]&gt;0);1;0)+IF((SUM([.K6:.K6])=0)             AND             ([.L6]&gt;0);1;0)+IF((SUM([.K7:.K7])=0)             AND             ([.L7]&gt;0);1;0)+IF((SUM([.K8:.K8])=0)             AND             ([.L8]&gt;0);1;0)+IF((SUM([.K9:.K9])=0)             AND             ([.L9]&gt;0);1;0)+IF((SUM([.K10:.K10])=0)             AND             ([.L10]&gt;0);1;0)+IF((SUM([.K11:.K11])=0)             AND             ([.L11]&gt;0);1;0)+IF((SUM([.K12:.K12])=0)             AND             ([.L12]&gt;0);1;0)+IF((SUM([.K13:.K13])=0)             AND             ([.L13]&gt;0);1;0)+IF((SUM([.K14:.K14])=0)             AND             ([.L14]&gt;0);1;0)" office:value-type="float" office:value="2">
            <text:p>2</text:p>
          </table:table-cell>
          <table:table-cell table:style-name="ce75" table:formula="oooc:=IF((SUM([.K3:.L3])=0)             AND             ([.M3]&gt;0);1;0)+IF((SUM([.K4:.L4])=0)             AND             ([.M4]&gt;0);1;0)+IF((SUM([.K5:.L5])=0)             AND             ([.M5]&gt;0);1;0)+IF((SUM([.K6:.L6])=0)             AND             ([.M6]&gt;0);1;0)+IF((SUM([.K7:.L7])=0)             AND             ([.M7]&gt;0);1;0)+IF((SUM([.K8:.L8])=0)             AND             ([.M8]&gt;0);1;0)+IF((SUM([.K9:.L9])=0)             AND             ([.M9]&gt;0);1;0)+IF((SUM([.K10:.L10])=0)             AND             ([.M10]&gt;0);1;0)+IF((SUM([.K11:.L11])=0)             AND             ([.M11]&gt;0);1;0)+IF((SUM([.K12:.L12])=0)             AND             ([.M12]&gt;0);1;0)+IF((SUM([.K13:.L13])=0)             AND             ([.M13]&gt;0);1;0)+IF((SUM([.K14:.L14])=0)             AND             ([.M14]&gt;0);1;0)" office:value-type="float" office:value="2">
            <text:p>2</text:p>
          </table:table-cell>
          <table:table-cell table:style-name="ce75" table:formula="oooc:=IF((SUM([.K3:.M3])=0)             AND             ([.N3]&gt;0);1;0)+IF((SUM([.K4:.M4])=0)             AND             ([.N4]&gt;0);1;0)+IF((SUM([.K5:.M5])=0)             AND             ([.N5]&gt;0);1;0)+IF((SUM([.K6:.M6])=0)             AND             ([.N6]&gt;0);1;0)+IF((SUM([.K7:.M7])=0)             AND             ([.N7]&gt;0);1;0)+IF((SUM([.K8:.M8])=0)             AND             ([.N8]&gt;0);1;0)+IF((SUM([.K9:.M9])=0)             AND             ([.N9]&gt;0);1;0)+IF((SUM([.K10:.M10])=0)             AND             ([.N10]&gt;0);1;0)+IF((SUM([.K11:.M11])=0)             AND             ([.N11]&gt;0);1;0)+IF((SUM([.K12:.M12])=0)             AND             ([.N12]&gt;0);1;0)+IF((SUM([.K13:.M13])=0)             AND             ([.N13]&gt;0);1;0)+IF((SUM([.K14:.M14])=0)             AND             ([.N14]&gt;0);1;0)" office:value-type="float" office:value="2">
            <text:p>2</text:p>
          </table:table-cell>
          <table:table-cell table:style-name="ce75" table:formula="oooc:=IF((SUM([.K3:.N3])=0)             AND             ([.O3]&gt;0);1;0)+IF((SUM([.K4:.N4])=0)             AND             ([.O4]&gt;0);1;0)+IF((SUM([.K5:.N5])=0)             AND             ([.O5]&gt;0);1;0)+IF((SUM([.K6:.N6])=0)             AND             ([.O6]&gt;0);1;0)+IF((SUM([.K7:.N7])=0)             AND             ([.O7]&gt;0);1;0)+IF((SUM([.K8:.N8])=0)             AND             ([.O8]&gt;0);1;0)+IF((SUM([.K9:.N9])=0)             AND             ([.O9]&gt;0);1;0)+IF((SUM([.K10:.N10])=0)             AND             ([.O10]&gt;0);1;0)+IF((SUM([.K11:.N11])=0)             AND             ([.O11]&gt;0);1;0)+IF((SUM([.K12:.N12])=0)             AND             ([.O12]&gt;0);1;0)+IF((SUM([.K13:.N13])=0)             AND             ([.O13]&gt;0);1;0)+IF((SUM([.K14:.N14])=0)             AND             ([.O14]&gt;0);1;0)" office:value-type="float" office:value="2">
            <text:p>2</text:p>
          </table:table-cell>
          <table:table-cell table:style-name="ce75" table:formula="oooc:=IF((SUM([.K3:.O3])=0)             AND             ([.P3]&gt;0);1;0)+IF((SUM([.K4:.O4])=0)             AND             ([.P4]&gt;0);1;0)+IF((SUM([.K5:.O5])=0)             AND             ([.P5]&gt;0);1;0)+IF((SUM([.K6:.O6])=0)             AND             ([.P6]&gt;0);1;0)+IF((SUM([.K7:.O7])=0)             AND             ([.P7]&gt;0);1;0)+IF((SUM([.K8:.O8])=0)             AND             ([.P8]&gt;0);1;0)+IF((SUM([.K9:.O9])=0)             AND             ([.P9]&gt;0);1;0)+IF((SUM([.K10:.O10])=0)             AND             ([.P10]&gt;0);1;0)+IF((SUM([.K11:.O11])=0)             AND             ([.P11]&gt;0);1;0)+IF((SUM([.K12:.O12])=0)             AND             ([.P12]&gt;0);1;0)+IF((SUM([.K13:.O13])=0)             AND             ([.P13]&gt;0);1;0)+IF((SUM([.K14:.O14])=0)             AND             ([.P14]&gt;0);1;0)" office:value-type="float" office:value="1">
            <text:p>1</text:p>
          </table:table-cell>
          <table:table-cell table:style-name="ce75" table:formula="oooc:=IF((SUM([.K3:.P3])=0)             AND             ([.Q3]&gt;0);1;0)+IF((SUM([.K4:.P4])=0)             AND             ([.Q4]&gt;0);1;0)+IF((SUM([.K5:.P5])=0)             AND             ([.Q5]&gt;0);1;0)+IF((SUM([.K6:.P6])=0)             AND             ([.Q6]&gt;0);1;0)+IF((SUM([.K7:.P7])=0)             AND             ([.Q7]&gt;0);1;0)+IF((SUM([.K8:.P8])=0)             AND             ([.Q8]&gt;0);1;0)+IF((SUM([.K9:.P9])=0)             AND             ([.Q9]&gt;0);1;0)+IF((SUM([.K10:.P10])=0)             AND             ([.Q10]&gt;0);1;0)+IF((SUM([.K11:.P11])=0)             AND             ([.Q11]&gt;0);1;0)+IF((SUM([.K12:.P12])=0)             AND             ([.Q12]&gt;0);1;0)+IF((SUM([.K13:.P13])=0)             AND             ([.Q13]&gt;0);1;0)+IF((SUM([.K14:.P14])=0)             AND             ([.Q14]&gt;0);1;0)" office:value-type="float" office:value="1">
            <text:p>1</text:p>
          </table:table-cell>
          <table:table-cell table:style-name="ce75" table:formula="oooc:=IF((SUM([.K3:.Q3])=0)             AND             ([.R3]&gt;0);1;0)+IF((SUM([.K4:.Q4])=0)             AND             ([.R4]&gt;0);1;0)+IF((SUM([.K5:.Q5])=0)             AND             ([.R5]&gt;0);1;0)+IF((SUM([.K6:.Q6])=0)             AND             ([.R6]&gt;0);1;0)+IF((SUM([.K7:.Q7])=0)             AND             ([.R7]&gt;0);1;0)+IF((SUM([.K8:.Q8])=0)             AND             ([.R8]&gt;0);1;0)+IF((SUM([.K9:.Q9])=0)             AND             ([.R9]&gt;0);1;0)+IF((SUM([.K10:.Q10])=0)             AND             ([.R10]&gt;0);1;0)+IF((SUM([.K11:.Q11])=0)             AND             ([.R11]&gt;0);1;0)+IF((SUM([.K12:.Q12])=0)             AND             ([.R12]&gt;0);1;0)+IF((SUM([.K13:.Q13])=0)             AND             ([.R13]&gt;0);1;0)+IF((SUM([.K14:.Q14])=0)             AND             ([.R14]&gt;0);1;0)" office:value-type="float" office:value="0">
            <text:p>0</text:p>
          </table:table-cell>
          <table:table-cell table:style-name="ce75" table:formula="oooc:=IF((SUM([.K3:.R3])=0)             AND             ([.S3]&gt;0);1;0)+IF((SUM([.K4:.R4])=0)             AND             ([.S4]&gt;0);1;0)+IF((SUM([.K5:.R5])=0)             AND             ([.S5]&gt;0);1;0)+IF((SUM([.K6:.R6])=0)             AND             ([.S6]&gt;0);1;0)+IF((SUM([.K7:.R7])=0)             AND             ([.S7]&gt;0);1;0)+IF((SUM([.K8:.R8])=0)             AND             ([.S8]&gt;0);1;0)+IF((SUM([.K9:.R9])=0)             AND             ([.S9]&gt;0);1;0)+IF((SUM([.K10:.R10])=0)             AND             ([.S10]&gt;0);1;0)+IF((SUM([.K11:.R11])=0)             AND             ([.S11]&gt;0);1;0)+IF((SUM([.K12:.R12])=0)             AND             ([.S12]&gt;0);1;0)+IF((SUM([.K13:.R13])=0)             AND             ([.S13]&gt;0);1;0)+IF((SUM([.K14:.R14])=0)             AND             ([.S14]&gt;0);1;0)" office:value-type="float" office:value="0">
            <text:p>0</text:p>
          </table:table-cell>
          <table:table-cell table:style-name="ce75" table:formula="oooc:=IF((SUM([.K3:.S3])=0)             AND             ([.T3]&gt;0);1;0)+IF((SUM([.K4:.S4])=0)             AND             ([.T4]&gt;0);1;0)+IF((SUM([.K5:.S5])=0)             AND             ([.T5]&gt;0);1;0)+IF((SUM([.K6:.S6])=0)             AND             ([.T6]&gt;0);1;0)+IF((SUM([.K7:.S7])=0)             AND             ([.T7]&gt;0);1;0)+IF((SUM([.K8:.S8])=0)             AND             ([.T8]&gt;0);1;0)+IF((SUM([.K9:.S9])=0)             AND             ([.T9]&gt;0);1;0)+IF((SUM([.K10:.S10])=0)             AND             ([.T10]&gt;0);1;0)+IF((SUM([.K11:.S11])=0)             AND             ([.T11]&gt;0);1;0)+IF((SUM([.K12:.S12])=0)             AND             ([.T12]&gt;0);1;0)+IF((SUM([.K13:.S13])=0)             AND             ([.T13]&gt;0);1;0)+IF((SUM([.K14:.S14])=0)             AND 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3 – Russ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abbage Stew">
            <text:p>Cabbage Stew</text:p>
          </table:table-cell>
          <table:table-cell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formula="oooc:=AVERAGE([.B25:.C25])" office:value-type="float" office:value="70">
            <text:p>70</text:p>
          </table:table-cell>
          <table:table-cell table:number-columns-repeated="2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2"/>
          <table:table-cell table:style-name="ce130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Pelmeni">
            <text:p>Pelmeni</text:p>
          </table:table-cell>
          <table:table-cell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6">
            <text:p>76</text:p>
          </table:table-cell>
          <table:table-cell table:formula="oooc:=AVERAGE([.B26:.C26])" office:value-type="float" office:value="70">
            <text:p>70</text:p>
          </table:table-cell>
          <table:table-cell table:number-columns-repeated="2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3"/>
          <table:table-cell table:style-name="ce13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3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Golubtsy">
            <text:p>Golubtsy</text:p>
          </table:table-cell>
          <table:table-cell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formula="oooc:=AVERAGE([.B27:.C27])" office:value-type="float" office:value="70">
            <text:p>70</text:p>
          </table:table-cell>
          <table:table-cell table:number-columns-repeated="2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2"/>
          <table:table-cell table:style-name="ce129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Fried Mushrooms">
            <text:p>Fried Mushrooms</text:p>
          </table:table-cell>
          <table:table-cell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7">
            <text:p>77</text:p>
          </table:table-cell>
          <table:table-cell table:formula="oooc:=AVERAGE([.B28:.C28])" office:value-type="float" office:value="70.5">
            <text:p>70,5</text:p>
          </table:table-cell>
          <table:table-cell table:number-columns-repeated="2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3"/>
          <table:table-cell table:style-name="ce134" table:formula="oooc:=IF([.K27]=[.K26];1;0)" office:value-type="float" office:value="1">
            <text:p>1</text:p>
          </table:table-cell>
          <table:table-cell table:style-name="ce134" table:formula="oooc:=IF([.L27]=[.L26];1;0)" office:value-type="float" office:value="1">
            <text:p>1</text:p>
          </table:table-cell>
          <table:table-cell table:style-name="ce134" table:formula="oooc:=IF([.M27]=[.M26];1;0)" office:value-type="float" office:value="1">
            <text:p>1</text:p>
          </table:table-cell>
          <table:table-cell table:style-name="ce134" table:formula="oooc:=IF([.N27]=[.N26];1;0)" office:value-type="float" office:value="1">
            <text:p>1</text:p>
          </table:table-cell>
          <table:table-cell table:style-name="ce134" table:formula="oooc:=IF([.O27]=[.O26];1;0)" office:value-type="float" office:value="1">
            <text:p>1</text:p>
          </table:table-cell>
          <table:table-cell table:style-name="ce134" table:formula="oooc:=IF([.P27]=[.P26];1;0)" office:value-type="float" office:value="1">
            <text:p>1</text:p>
          </table:table-cell>
          <table:table-cell table:style-name="ce134" table:formula="oooc:=IF([.Q27]=[.Q26];1;0)" office:value-type="float" office:value="1">
            <text:p>1</text:p>
          </table:table-cell>
          <table:table-cell table:style-name="ce134" table:formula="oooc:=IF([.R27]=[.R26];1;0)" office:value-type="float" office:value="1">
            <text:p>1</text:p>
          </table:table-cell>
          <table:table-cell table:style-name="ce134" table:formula="oooc:=IF([.S27]=[.S26];1;0)" office:value-type="float" office:value="1">
            <text:p>1</text:p>
          </table:table-cell>
          <table:table-cell table:style-name="ce134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Vareniki">
            <text:p>Vareniki</text:p>
          </table:table-cell>
          <table:table-cell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formula="oooc:=AVERAGE([.B29:.C29])" office:value-type="float" office:value="70">
            <text:p>70</text:p>
          </table:table-cell>
          <table:table-cell table:number-columns-repeated="2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Baked Meat">
            <text:p>Baked Meat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 table:number-columns-repeated="2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100" table:formula="oooc:=IF((SUM([.K3:.K3])=0)           AND           ([.L3]&gt;0);&quot;'&quot;&amp;[.J3]&amp;&quot;', &quot;;&quot;&quot;)&amp;IF((SUM([.K4:.K4])=0)           AND           ([.L4]&gt;0);&quot;'&quot;&amp;[.J4]&amp;&quot;', &quot;;&quot;&quot;)&amp;IF((SUM([.K5:.K5])=0)           AND           ([.L5]&gt;0);&quot;'&quot;&amp;[.J5]&amp;&quot;', &quot;;&quot;&quot;)&amp;IF((SUM([.K6:.K6])=0)           AND           ([.L6]&gt;0);&quot;'&quot;&amp;[.J6]&amp;&quot;', &quot;;&quot;&quot;)&amp;IF((SUM([.K7:.K7])=0)           AND           ([.L7]&gt;0);&quot;'&quot;&amp;[.J7]&amp;&quot;', &quot;;&quot;&quot;)&amp;IF((SUM([.K8:.K8])=0)           AND           ([.L8]&gt;0);&quot;'&quot;&amp;[.J8]&amp;&quot;', &quot;;&quot;&quot;)&amp;IF((SUM([.K9:.K9])=0)           AND           ([.L9]&gt;0);&quot;'&quot;&amp;[.J9]&amp;&quot;', &quot;;&quot;&quot;)&amp;IF((SUM([.K10:.K10])=0)           AND           ([.L10]&gt;0);&quot;'&quot;&amp;[.J10]&amp;&quot;', &quot;;&quot;&quot;)&amp;IF((SUM([.K11:.K11])=0)           AND           ([.L11]&gt;0);&quot;'&quot;&amp;[.J11]&amp;&quot;', &quot;;&quot;&quot;)&amp;IF((SUM([.K12:.K12])=0)           AND           ([.L12]&gt;0);&quot;'&quot;&amp;[.J12]&amp;&quot;', &quot;;&quot;&quot;)&amp;IF((SUM([.K13:.K13])=0)           AND           ([.L13]&gt;0);&quot;'&quot;&amp;[.J13]&amp;&quot;', &quot;;&quot;&quot;)&amp;IF((SUM([.K14:.K14])=0)           AND         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81" table:formula="oooc:=IF((SUM([.K3:.L3])=0)           AND           ([.M3]&gt;0);&quot;'&quot;&amp;[.J3]&amp;&quot;', &quot;;&quot;&quot;)&amp;IF((SUM([.K4:.L4])=0)           AND           ([.M4]&gt;0);&quot;'&quot;&amp;[.J4]&amp;&quot;', &quot;;&quot;&quot;)&amp;IF((SUM([.K5:.L5])=0)           AND           ([.M5]&gt;0);&quot;'&quot;&amp;[.J5]&amp;&quot;', &quot;;&quot;&quot;)&amp;IF((SUM([.K6:.L6])=0)           AND           ([.M6]&gt;0);&quot;'&quot;&amp;[.J6]&amp;&quot;', &quot;;&quot;&quot;)&amp;IF((SUM([.K7:.L7])=0)           AND           ([.M7]&gt;0);&quot;'&quot;&amp;[.J7]&amp;&quot;', &quot;;&quot;&quot;)&amp;IF((SUM([.K8:.L8])=0)           AND           ([.M8]&gt;0);&quot;'&quot;&amp;[.J8]&amp;&quot;', &quot;;&quot;&quot;)&amp;IF((SUM([.K9:.L9])=0)           AND           ([.M9]&gt;0);&quot;'&quot;&amp;[.J9]&amp;&quot;', &quot;;&quot;&quot;)&amp;IF((SUM([.K10:.L10])=0)           AND           ([.M10]&gt;0);&quot;'&quot;&amp;[.J10]&amp;&quot;', &quot;;&quot;&quot;)&amp;IF((SUM([.K11:.L11])=0)           AND           ([.M11]&gt;0);&quot;'&quot;&amp;[.J11]&amp;&quot;', &quot;;&quot;&quot;)&amp;IF((SUM([.K12:.L12])=0)           AND           ([.M12]&gt;0);&quot;'&quot;&amp;[.J12]&amp;&quot;', &quot;;&quot;&quot;)&amp;IF((SUM([.K13:.L13])=0)           AND           ([.M13]&gt;0);&quot;'&quot;&amp;[.J13]&amp;&quot;', &quot;;&quot;&quot;)&amp;IF((SUM([.K14:.L14])=0)           AND         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81" table:formula="oooc:=IF((SUM([.K3:.M3])=0)           AND           ([.N3]&gt;0);&quot;'&quot;&amp;[.J3]&amp;&quot;', &quot;;&quot;&quot;)&amp;IF((SUM([.K4:.M4])=0)           AND           ([.N4]&gt;0);&quot;'&quot;&amp;[.J4]&amp;&quot;', &quot;;&quot;&quot;)&amp;IF((SUM([.K5:.M5])=0)           AND           ([.N5]&gt;0);&quot;'&quot;&amp;[.J5]&amp;&quot;', &quot;;&quot;&quot;)&amp;IF((SUM([.K6:.M6])=0)           AND           ([.N6]&gt;0);&quot;'&quot;&amp;[.J6]&amp;&quot;', &quot;;&quot;&quot;)&amp;IF((SUM([.K7:.M7])=0)           AND           ([.N7]&gt;0);&quot;'&quot;&amp;[.J7]&amp;&quot;', &quot;;&quot;&quot;)&amp;IF((SUM([.K8:.M8])=0)           AND           ([.N8]&gt;0);&quot;'&quot;&amp;[.J8]&amp;&quot;', &quot;;&quot;&quot;)&amp;IF((SUM([.K9:.M9])=0)           AND           ([.N9]&gt;0);&quot;'&quot;&amp;[.J9]&amp;&quot;', &quot;;&quot;&quot;)&amp;IF((SUM([.K10:.M10])=0)           AND           ([.N10]&gt;0);&quot;'&quot;&amp;[.J10]&amp;&quot;', &quot;;&quot;&quot;)&amp;IF((SUM([.K11:.M11])=0)           AND           ([.N11]&gt;0);&quot;'&quot;&amp;[.J11]&amp;&quot;', &quot;;&quot;&quot;)&amp;IF((SUM([.K12:.M12])=0)           AND           ([.N12]&gt;0);&quot;'&quot;&amp;[.J12]&amp;&quot;', &quot;;&quot;&quot;)&amp;IF((SUM([.K13:.M13])=0)           AND           ([.N13]&gt;0);&quot;'&quot;&amp;[.J13]&amp;&quot;', &quot;;&quot;&quot;)&amp;IF((SUM([.K14:.M14])=0)           AND         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81" table:formula="oooc:=IF((SUM([.K3:.N3])=0)           AND           ([.O3]&gt;0);&quot;'&quot;&amp;[.J3]&amp;&quot;', &quot;;&quot;&quot;)&amp;IF((SUM([.K4:.N4])=0)           AND           ([.O4]&gt;0);&quot;'&quot;&amp;[.J4]&amp;&quot;', &quot;;&quot;&quot;)&amp;IF((SUM([.K5:.N5])=0)           AND           ([.O5]&gt;0);&quot;'&quot;&amp;[.J5]&amp;&quot;', &quot;;&quot;&quot;)&amp;IF((SUM([.K6:.N6])=0)           AND           ([.O6]&gt;0);&quot;'&quot;&amp;[.J6]&amp;&quot;', &quot;;&quot;&quot;)&amp;IF((SUM([.K7:.N7])=0)           AND           ([.O7]&gt;0);&quot;'&quot;&amp;[.J7]&amp;&quot;', &quot;;&quot;&quot;)&amp;IF((SUM([.K8:.N8])=0)           AND           ([.O8]&gt;0);&quot;'&quot;&amp;[.J8]&amp;&quot;', &quot;;&quot;&quot;)&amp;IF((SUM([.K9:.N9])=0)           AND           ([.O9]&gt;0);&quot;'&quot;&amp;[.J9]&amp;&quot;', &quot;;&quot;&quot;)&amp;IF((SUM([.K10:.N10])=0)           AND           ([.O10]&gt;0);&quot;'&quot;&amp;[.J10]&amp;&quot;', &quot;;&quot;&quot;)&amp;IF((SUM([.K11:.N11])=0)           AND           ([.O11]&gt;0);&quot;'&quot;&amp;[.J11]&amp;&quot;', &quot;;&quot;&quot;)&amp;IF((SUM([.K12:.N12])=0)           AND           ([.O12]&gt;0);&quot;'&quot;&amp;[.J12]&amp;&quot;', &quot;;&quot;&quot;)&amp;IF((SUM([.K13:.N13])=0)           AND           ([.O13]&gt;0);&quot;'&quot;&amp;[.J13]&amp;&quot;', &quot;;&quot;&quot;)&amp;IF((SUM([.K14:.N14])=0)           AND         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81" table:formula="oooc:=IF((SUM([.K3:.O3])=0)           AND           ([.P3]&gt;0);&quot;'&quot;&amp;[.J3]&amp;&quot;', &quot;;&quot;&quot;)&amp;IF((SUM([.K4:.O4])=0)           AND           ([.P4]&gt;0);&quot;'&quot;&amp;[.J4]&amp;&quot;', &quot;;&quot;&quot;)&amp;IF((SUM([.K5:.O5])=0)           AND           ([.P5]&gt;0);&quot;'&quot;&amp;[.J5]&amp;&quot;', &quot;;&quot;&quot;)&amp;IF((SUM([.K6:.O6])=0)           AND           ([.P6]&gt;0);&quot;'&quot;&amp;[.J6]&amp;&quot;', &quot;;&quot;&quot;)&amp;IF((SUM([.K7:.O7])=0)           AND           ([.P7]&gt;0);&quot;'&quot;&amp;[.J7]&amp;&quot;', &quot;;&quot;&quot;)&amp;IF((SUM([.K8:.O8])=0)           AND           ([.P8]&gt;0);&quot;'&quot;&amp;[.J8]&amp;&quot;', &quot;;&quot;&quot;)&amp;IF((SUM([.K9:.O9])=0)           AND           ([.P9]&gt;0);&quot;'&quot;&amp;[.J9]&amp;&quot;', &quot;;&quot;&quot;)&amp;IF((SUM([.K10:.O10])=0)           AND           ([.P10]&gt;0);&quot;'&quot;&amp;[.J10]&amp;&quot;', &quot;;&quot;&quot;)&amp;IF((SUM([.K11:.O11])=0)           AND           ([.P11]&gt;0);&quot;'&quot;&amp;[.J11]&amp;&quot;', &quot;;&quot;&quot;)&amp;IF((SUM([.K12:.O12])=0)           AND           ([.P12]&gt;0);&quot;'&quot;&amp;[.J12]&amp;&quot;', &quot;;&quot;&quot;)&amp;IF((SUM([.K13:.O13])=0)           AND           ([.P13]&gt;0);&quot;'&quot;&amp;[.J13]&amp;&quot;', &quot;;&quot;&quot;)&amp;IF((SUM([.K14:.O14])=0)           AND           ([.P14]&gt;0);&quot;'&quot;&amp;[.J14]&amp;&quot;', &quot;;&quot;&quot;)" office:value-type="string" office:string-value="'Vareniki', ">
            <text:p>'Vareniki', </text:p>
          </table:table-cell>
          <table:table-cell table:style-name="ce81" table:formula="oooc:=IF((SUM([.K3:.P3])=0)           AND           ([.Q3]&gt;0);&quot;'&quot;&amp;[.J3]&amp;&quot;', &quot;;&quot;&quot;)&amp;IF((SUM([.K4:.P4])=0)           AND           ([.Q4]&gt;0);&quot;'&quot;&amp;[.J4]&amp;&quot;', &quot;;&quot;&quot;)&amp;IF((SUM([.K5:.P5])=0)           AND           ([.Q5]&gt;0);&quot;'&quot;&amp;[.J5]&amp;&quot;', &quot;;&quot;&quot;)&amp;IF((SUM([.K6:.P6])=0)           AND           ([.Q6]&gt;0);&quot;'&quot;&amp;[.J6]&amp;&quot;', &quot;;&quot;&quot;)&amp;IF((SUM([.K7:.P7])=0)           AND           ([.Q7]&gt;0);&quot;'&quot;&amp;[.J7]&amp;&quot;', &quot;;&quot;&quot;)&amp;IF((SUM([.K8:.P8])=0)           AND           ([.Q8]&gt;0);&quot;'&quot;&amp;[.J8]&amp;&quot;', &quot;;&quot;&quot;)&amp;IF((SUM([.K9:.P9])=0)           AND           ([.Q9]&gt;0);&quot;'&quot;&amp;[.J9]&amp;&quot;', &quot;;&quot;&quot;)&amp;IF((SUM([.K10:.P10])=0)           AND           ([.Q10]&gt;0);&quot;'&quot;&amp;[.J10]&amp;&quot;', &quot;;&quot;&quot;)&amp;IF((SUM([.K11:.P11])=0)           AND           ([.Q11]&gt;0);&quot;'&quot;&amp;[.J11]&amp;&quot;', &quot;;&quot;&quot;)&amp;IF((SUM([.K12:.P12])=0)           AND           ([.Q12]&gt;0);&quot;'&quot;&amp;[.J12]&amp;&quot;', &quot;;&quot;&quot;)&amp;IF((SUM([.K13:.P13])=0)           AND           ([.Q13]&gt;0);&quot;'&quot;&amp;[.J13]&amp;&quot;', &quot;;&quot;&quot;)&amp;IF((SUM([.K14:.P14])=0)           AND           ([.Q14]&gt;0);&quot;'&quot;&amp;[.J14]&amp;&quot;', &quot;;&quot;&quot;)" office:value-type="string" office:string-value="'Shchi', ">
            <text:p>'Shchi', </text:p>
          </table:table-cell>
          <table:table-cell table:style-name="ce81" table:formula="oooc:=IF((SUM([.K3:.Q3])=0)           AND           ([.R3]&gt;0);&quot;'&quot;&amp;[.J3]&amp;&quot;', &quot;;&quot;&quot;)&amp;IF((SUM([.K4:.Q4])=0)           AND           ([.R4]&gt;0);&quot;'&quot;&amp;[.J4]&amp;&quot;', &quot;;&quot;&quot;)&amp;IF((SUM([.K5:.Q5])=0)           AND           ([.R5]&gt;0);&quot;'&quot;&amp;[.J5]&amp;&quot;', &quot;;&quot;&quot;)&amp;IF((SUM([.K6:.Q6])=0)           AND           ([.R6]&gt;0);&quot;'&quot;&amp;[.J6]&amp;&quot;', &quot;;&quot;&quot;)&amp;IF((SUM([.K7:.Q7])=0)           AND           ([.R7]&gt;0);&quot;'&quot;&amp;[.J7]&amp;&quot;', &quot;;&quot;&quot;)&amp;IF((SUM([.K8:.Q8])=0)           AND           ([.R8]&gt;0);&quot;'&quot;&amp;[.J8]&amp;&quot;', &quot;;&quot;&quot;)&amp;IF((SUM([.K9:.Q9])=0)           AND           ([.R9]&gt;0);&quot;'&quot;&amp;[.J9]&amp;&quot;', &quot;;&quot;&quot;)&amp;IF((SUM([.K10:.Q10])=0)           AND           ([.R10]&gt;0);&quot;'&quot;&amp;[.J10]&amp;&quot;', &quot;;&quot;&quot;)&amp;IF((SUM([.K11:.Q11])=0)           AND           ([.R11]&gt;0);&quot;'&quot;&amp;[.J11]&amp;&quot;', &quot;;&quot;&quot;)&amp;IF((SUM([.K12:.Q12])=0)           AND           ([.R12]&gt;0);&quot;'&quot;&amp;[.J12]&amp;&quot;', &quot;;&quot;&quot;)&amp;IF((SUM([.K13:.Q13])=0)           AND           ([.R13]&gt;0);&quot;'&quot;&amp;[.J13]&amp;&quot;', &quot;;&quot;&quot;)&amp;IF((SUM([.K14:.Q14])=0)           AND           ([.R14]&gt;0);&quot;'&quot;&amp;[.J14]&amp;&quot;', &quot;;&quot;&quot;)">
            <text:p/>
          </table:table-cell>
          <table:table-cell table:style-name="ce81" table:formula="oooc:=IF((SUM([.K3:.R3])=0)           AND           ([.S3]&gt;0);&quot;'&quot;&amp;[.J3]&amp;&quot;', &quot;;&quot;&quot;)&amp;IF((SUM([.K4:.R4])=0)           AND           ([.S4]&gt;0);&quot;'&quot;&amp;[.J4]&amp;&quot;', &quot;;&quot;&quot;)&amp;IF((SUM([.K5:.R5])=0)           AND           ([.S5]&gt;0);&quot;'&quot;&amp;[.J5]&amp;&quot;', &quot;;&quot;&quot;)&amp;IF((SUM([.K6:.R6])=0)           AND           ([.S6]&gt;0);&quot;'&quot;&amp;[.J6]&amp;&quot;', &quot;;&quot;&quot;)&amp;IF((SUM([.K7:.R7])=0)           AND           ([.S7]&gt;0);&quot;'&quot;&amp;[.J7]&amp;&quot;', &quot;;&quot;&quot;)&amp;IF((SUM([.K8:.R8])=0)           AND           ([.S8]&gt;0);&quot;'&quot;&amp;[.J8]&amp;&quot;', &quot;;&quot;&quot;)&amp;IF((SUM([.K9:.R9])=0)           AND           ([.S9]&gt;0);&quot;'&quot;&amp;[.J9]&amp;&quot;', &quot;;&quot;&quot;)&amp;IF((SUM([.K10:.R10])=0)           AND           ([.S10]&gt;0);&quot;'&quot;&amp;[.J10]&amp;&quot;', &quot;;&quot;&quot;)&amp;IF((SUM([.K11:.R11])=0)           AND           ([.S11]&gt;0);&quot;'&quot;&amp;[.J11]&amp;&quot;', &quot;;&quot;&quot;)&amp;IF((SUM([.K12:.R12])=0)           AND           ([.S12]&gt;0);&quot;'&quot;&amp;[.J12]&amp;&quot;', &quot;;&quot;&quot;)&amp;IF((SUM([.K13:.R13])=0)           AND           ([.S13]&gt;0);&quot;'&quot;&amp;[.J13]&amp;&quot;', &quot;;&quot;&quot;)&amp;IF((SUM([.K14:.R14])=0)           AND           ([.S14]&gt;0);&quot;'&quot;&amp;[.J14]&amp;&quot;', &quot;;&quot;&quot;)">
            <text:p/>
          </table:table-cell>
          <table:table-cell table:style-name="ce81" table:formula="oooc:=IF((SUM([.K3:.S3])=0)           AND           ([.T3]&gt;0);&quot;'&quot;&amp;[.J3]&amp;&quot;', &quot;;&quot;&quot;)&amp;IF((SUM([.K4:.S4])=0)           AND           ([.T4]&gt;0);&quot;'&quot;&amp;[.J4]&amp;&quot;', &quot;;&quot;&quot;)&amp;IF((SUM([.K5:.S5])=0)           AND           ([.T5]&gt;0);&quot;'&quot;&amp;[.J5]&amp;&quot;', &quot;;&quot;&quot;)&amp;IF((SUM([.K6:.S6])=0)           AND           ([.T6]&gt;0);&quot;'&quot;&amp;[.J6]&amp;&quot;', &quot;;&quot;&quot;)&amp;IF((SUM([.K7:.S7])=0)           AND           ([.T7]&gt;0);&quot;'&quot;&amp;[.J7]&amp;&quot;', &quot;;&quot;&quot;)&amp;IF((SUM([.K8:.S8])=0)           AND           ([.T8]&gt;0);&quot;'&quot;&amp;[.J8]&amp;&quot;', &quot;;&quot;&quot;)&amp;IF((SUM([.K9:.S9])=0)           AND           ([.T9]&gt;0);&quot;'&quot;&amp;[.J9]&amp;&quot;', &quot;;&quot;&quot;)&amp;IF((SUM([.K10:.S10])=0)           AND           ([.T10]&gt;0);&quot;'&quot;&amp;[.J10]&amp;&quot;', &quot;;&quot;&quot;)&amp;IF((SUM([.K11:.S11])=0)           AND           ([.T11]&gt;0);&quot;'&quot;&amp;[.J11]&amp;&quot;', &quot;;&quot;&quot;)&amp;IF((SUM([.K12:.S12])=0)           AND           ([.T12]&gt;0);&quot;'&quot;&amp;[.J12]&amp;&quot;', &quot;;&quot;&quot;)&amp;IF((SUM([.K13:.S13])=0)           AND           ([.T13]&gt;0);&quot;'&quot;&amp;[.J13]&amp;&quot;', &quot;;&quot;&quot;)&amp;IF((SUM([.K14:.S14])=0)           AND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utlets">
            <text:p>Cutlets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 table:number-columns-repeated="2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ushroom Ragout">
            <text:p>Mushroom Ragout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 table:number-columns-repeated="2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2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6.4">
            <text:p>76</text:p>
          </table:table-cell>
          <table:table-cell table:style-name="ce97" table:formula="oooc:=SUMPRODUCT([.L3:.L14];[.B25:.B36])/SUM([.L3:.L14])" office:value-type="float" office:value="79.5">
            <text:p>80</text:p>
          </table:table-cell>
          <table:table-cell table:style-name="ce97" table:formula="oooc:=SUMPRODUCT([.M3:.M14];[.B25:.B36])/SUM([.M3:.M14])" office:value-type="float" office:value="81.4285714285714">
            <text:p>81</text:p>
          </table:table-cell>
          <table:table-cell table:style-name="ce97" table:formula="oooc:=SUMPRODUCT([.N3:.N14];[.B25:.B36])/SUM([.N3:.N14])" office:value-type="float" office:value="83.375">
            <text:p>83</text:p>
          </table:table-cell>
          <table:table-cell table:style-name="ce97" table:formula="oooc:=SUMPRODUCT([.O3:.O14];[.B25:.B36])/SUM([.O3:.O14])" office:value-type="float" office:value="84.3333333333333">
            <text:p>84</text:p>
          </table:table-cell>
          <table:table-cell table:style-name="ce97" table:formula="oooc:=SUMPRODUCT([.P3:.P14];[.B25:.B36])/SUM([.P3:.P14])" office:value-type="float" office:value="86.75">
            <text:p>87</text:p>
          </table:table-cell>
          <table:table-cell table:style-name="ce97" table:formula="oooc:=SUMPRODUCT([.Q3:.Q14];[.B25:.B36])/SUM([.Q3:.Q14])" office:value-type="float" office:value="86.75">
            <text:p>87</text:p>
          </table:table-cell>
          <table:table-cell table:style-name="ce97" table:formula="oooc:=SUMPRODUCT([.R3:.R14];[.B25:.B36])/SUM([.R3:.R14])" office:value-type="float" office:value="88.4">
            <text:p>88</text:p>
          </table:table-cell>
          <table:table-cell table:style-name="ce97" table:formula="oooc:=SUMPRODUCT([.S3:.S14];[.B25:.B36])/SUM([.S3:.S14])" office:value-type="float" office:value="90.625">
            <text:p>91</text:p>
          </table:table-cell>
          <table:table-cell table:style-name="ce97" table:formula="oooc:=SUMPRODUCT([.T3:.T14];[.B25:.B36])/SUM([.T3:.T14])" office:value-type="float" office:value="94.25">
            <text:p>94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abbage Stuffed Pancakes">
            <text:p>Cabbage Stuffed Pancakes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 table:number-columns-repeated="2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5">
            <text:p>125</text:p>
          </table:table-cell>
          <table:table-cell table:number-columns-repeated="2"/>
          <table:table-cell table:style-name="ce75" office:value-type="string">
            <text:p>max score</text:p>
          </table:table-cell>
          <table:table-cell table:style-name="ce97" table:formula="oooc:=SUMPRODUCT([.K3:.K14];[.G25:.G36])/SUM([.K3:.K14])" office:value-type="float" office:value="99.6">
            <text:p>100</text:p>
          </table:table-cell>
          <table:table-cell table:style-name="ce97" table:formula="oooc:=SUMPRODUCT([.L3:.L14];[.G25:.G36])/SUM([.L3:.L14])" office:value-type="float" office:value="104.166666666667">
            <text:p>104</text:p>
          </table:table-cell>
          <table:table-cell table:style-name="ce97" table:formula="oooc:=SUMPRODUCT([.M3:.M14];[.G25:.G36])/SUM([.M3:.M14])" office:value-type="float" office:value="105.714285714286">
            <text:p>106</text:p>
          </table:table-cell>
          <table:table-cell table:style-name="ce97" table:formula="oooc:=SUMPRODUCT([.N3:.N14];[.G25:.G36])/SUM([.N3:.N14])" office:value-type="float" office:value="108.375">
            <text:p>108</text:p>
          </table:table-cell>
          <table:table-cell table:style-name="ce97" table:formula="oooc:=SUMPRODUCT([.O3:.O14];[.G25:.G36])/SUM([.O3:.O14])" office:value-type="float" office:value="109">
            <text:p>109</text:p>
          </table:table-cell>
          <table:table-cell table:style-name="ce97" table:formula="oooc:=SUMPRODUCT([.P3:.P14];[.G25:.G36])/SUM([.P3:.P14])" office:value-type="float" office:value="112.25">
            <text:p>112</text:p>
          </table:table-cell>
          <table:table-cell table:style-name="ce97" table:formula="oooc:=SUMPRODUCT([.Q3:.Q14];[.G25:.G36])/SUM([.Q3:.Q14])" office:value-type="float" office:value="111.75">
            <text:p>112</text:p>
          </table:table-cell>
          <table:table-cell table:style-name="ce97" table:formula="oooc:=SUMPRODUCT([.R3:.R14];[.G25:.G36])/SUM([.R3:.R14])" office:value-type="float" office:value="114.4">
            <text:p>114</text:p>
          </table:table-cell>
          <table:table-cell table:style-name="ce97" table:formula="oooc:=SUMPRODUCT([.S3:.S14];[.G25:.G36])/SUM([.S3:.S14])" office:value-type="float" office:value="117.125">
            <text:p>117</text:p>
          </table:table-cell>
          <table:table-cell table:style-name="ce97" table:formula="oooc:=SUMPRODUCT([.T3:.T14];[.G25:.G36])/SUM([.T3:.T14])" office:value-type="float" office:value="121">
            <text:p>121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Kulebyaka">
            <text:p>Kulebyaka</text:p>
          </table:table-cell>
          <table:table-cell table:formula="oooc:=[.H12]+COUNT([.B12:.G12])*25" office:value-type="float" office:value="124">
            <text:p>12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0">
            <text:p>140</text:p>
          </table:table-cell>
          <table:table-cell table:formula="oooc:=AVERAGE([.B34:.C34])" office:value-type="float" office:value="132">
            <text:p>132</text:p>
          </table:table-cell>
          <table:table-cell table:number-columns-repeated="2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8">
            <text:p>158</text:p>
          </table:table-cell>
          <table:table-cell table:number-columns-repeated="2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0">
            <text:p>90</text:p>
          </table:table-cell>
          <table:table-cell table:style-name="ce97" table:formula="oooc:=SUMPRODUCT([.L3:.L14];[.C25:.C36])/SUM([.L3:.L14])" office:value-type="float" office:value="93.5">
            <text:p>94</text:p>
          </table:table-cell>
          <table:table-cell table:style-name="ce97" table:formula="oooc:=SUMPRODUCT([.M3:.M14];[.C25:.C36])/SUM([.M3:.M14])" office:value-type="float" office:value="95.1428571428571">
            <text:p>95</text:p>
          </table:table-cell>
          <table:table-cell table:style-name="ce97" table:formula="oooc:=SUMPRODUCT([.N3:.N14];[.C25:.C36])/SUM([.N3:.N14])" office:value-type="float" office:value="98">
            <text:p>98</text:p>
          </table:table-cell>
          <table:table-cell table:style-name="ce97" table:formula="oooc:=SUMPRODUCT([.O3:.O14];[.C25:.C36])/SUM([.O3:.O14])" office:value-type="float" office:value="98.5">
            <text:p>99</text:p>
          </table:table-cell>
          <table:table-cell table:style-name="ce97" table:formula="oooc:=SUMPRODUCT([.P3:.P14];[.C25:.C36])/SUM([.P3:.P14])" office:value-type="float" office:value="100.75">
            <text:p>101</text:p>
          </table:table-cell>
          <table:table-cell table:style-name="ce97" table:formula="oooc:=SUMPRODUCT([.Q3:.Q14];[.C25:.C36])/SUM([.Q3:.Q14])" office:value-type="float" office:value="100.75">
            <text:p>101</text:p>
          </table:table-cell>
          <table:table-cell table:style-name="ce97" table:formula="oooc:=SUMPRODUCT([.R3:.R14];[.C25:.C36])/SUM([.R3:.R14])" office:value-type="float" office:value="103.1">
            <text:p>103</text:p>
          </table:table-cell>
          <table:table-cell table:style-name="ce97" table:formula="oooc:=SUMPRODUCT([.S3:.S14];[.C25:.C36])/SUM([.S3:.S14])" office:value-type="float" office:value="105.125">
            <text:p>105</text:p>
          </table:table-cell>
          <table:table-cell table:style-name="ce97" table:formula="oooc:=SUMPRODUCT([.T3:.T14];[.C25:.C36])/SUM([.T3:.T14])" office:value-type="float" office:value="109">
            <text:p>109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Shchi">
            <text:p>Shchi</text:p>
          </table:table-cell>
          <table:table-cell table:formula="oooc:=[.H13]+COUNT([.B13:.G13])*25" office:value-type="float" office:value="124">
            <text:p>124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0">
            <text:p>140</text:p>
          </table:table-cell>
          <table:table-cell table:formula="oooc:=AVERAGE([.B35:.C35])" office:value-type="float" office:value="132">
            <text:p>132</text:p>
          </table:table-cell>
          <table:table-cell table:number-columns-repeated="2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ushroom Soup">
            <text:p>Mushroom Soup</text:p>
          </table:table-cell>
          <table:table-cell table:formula="oooc:=[.H14]+COUNT([.B14:.G14])*25" office:value-type="float" office:value="124">
            <text:p>124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0">
            <text:p>140</text:p>
          </table:table-cell>
          <table:table-cell table:formula="oooc:=AVERAGE([.B36:.C36])" office:value-type="float" office:value="132">
            <text:p>132</text:p>
          </table:table-cell>
          <table:table-cell table:number-columns-repeated="2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36"/>
          <table:table-cell table:style-name="ce133" office:value-type="float" office:value="3">
            <text:p>3</text:p>
          </table:table-cell>
          <table:table-cell table:style-name="ce133" table:number-columns-repeated="3"/>
          <table:table-cell table:style-name="ce133" office:value-type="float" office:value="4">
            <text:p>4</text:p>
          </table:table-cell>
          <table:table-cell table:style-name="ce133" table:number-columns-repeated="3"/>
          <table:table-cell table:style-name="ce139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37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38"/>
          <table:table-cell table:style-name="ce132" table:number-columns-repeated="3"/>
          <table:table-cell table:style-name="ce132" office:value-type="float" office:value="2">
            <text:p>2</text:p>
          </table:table-cell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37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37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6"/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2">
            <text:p>2</text:p>
          </table:table-cell>
          <table:table-cell table:style-name="ce13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4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8"/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32" office:value-type="float" office:value="2">
            <text:p>2</text:p>
          </table:table-cell>
          <table:table-cell table:style-name="ce132"/>
          <table:table-cell table:style-name="ce132" office:value-type="float" office:value="3">
            <text:p>3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47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almon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rice</text:p>
          </table:table-cell>
          <table:table-cell table:style-name="ce121" office:value-type="string">
            <text:p>tofu</text:p>
          </table:table-cell>
          <table:table-cell table:style-name="ce121" office:value-type="string">
            <text:p>veggymix</text:p>
          </table:table-cell>
          <table:table-cell table:style-name="ce121" office:value-type="string">
            <text:p>seaweed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Nigiri Zushi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5" office:value-type="float" office:value="9">
            <text:p>9</text:p>
          </table:table-cell>
          <table:table-cell table:number-columns-repeated="3" table:style-name="ce145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75" table:formula="oooc:=SUM([.K3:.T3])" office:value-type="float" office:value="12">
            <text:p>12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ashimi</text:p>
          </table:table-cell>
          <table:table-cell table:style-name="ce144" office:value-type="float" office:value="8">
            <text:p>8</text:p>
          </table:table-cell>
          <table:table-cell table:style-name="ce145"/>
          <table:table-cell table:style-name="ce144"/>
          <table:table-cell table:style-name="ce145"/>
          <table:table-cell table:style-name="ce145" office:value-type="float" office:value="7">
            <text:p>7</text:p>
          </table:table-cell>
          <table:table-cell table:style-name="ce145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eafood Tempura</text:p>
          </table:table-cell>
          <table:table-cell table:style-name="ce145"/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75" table:formula="oooc:=SUM([.K5:.T5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ofuDengaku</text:p>
          </table:table-cell>
          <table:table-cell table:number-columns-repeated="3" table:style-name="ce145"/>
          <table:table-cell table:style-name="ce144" office:value-type="float" office:value="9">
            <text:p>9</text:p>
          </table:table-cell>
          <table:table-cell table:style-name="ce144"/>
          <table:table-cell table:style-name="ce145" office:value-type="float" office:value="6">
            <text:p>6</text:p>
          </table:table-cell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TofuDengaku">
            <text:p>TofuDengaku</text:p>
          </table:table-cell>
          <table:table-cell table:number-columns-repeated="5" table:style-name="ce148"/>
          <table:table-cell table:style-name="ce148" office:value-type="float" office:value="4">
            <text:p>4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</text:p>
          </table:table-cell>
          <table:table-cell table:style-name="ce144" office:value-type="float" office:value="6">
            <text:p>6</text:p>
          </table:table-cell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6">
            <text:p>6</text:p>
          </table:table-cell>
          <table:table-cell table:style-name="ce144"/>
          <table:table-cell table:style-name="ce125" table:formula="oooc:=SUM([.B7:.G7])" office:value-type="float" office:value="20">
            <text:p>20</text:p>
          </table:table-cell>
          <table:table-cell/>
          <table:table-cell table:style-name="ce127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Koyungohan</text:p>
          </table:table-cell>
          <table:table-cell table:style-name="ce144" office:value-type="float" office:value="6">
            <text:p>6</text:p>
          </table:table-cell>
          <table:table-cell table:style-name="ce145"/>
          <table:table-cell table:style-name="ce145" office:value-type="float" office:value="8">
            <text:p>8</text:p>
          </table:table-cell>
          <table:table-cell table:style-name="ce145" office:value-type="float" office:value="6">
            <text:p>6</text:p>
          </table:table-cell>
          <table:table-cell table:number-columns-repeated="2" table:style-name="ce144"/>
          <table:table-cell table:style-name="ce125" table:formula="oooc:=SUM([.B8:.G8])" office:value-type="float" office:value="20">
            <text:p>20</text:p>
          </table:table-cell>
          <table:table-cell/>
          <table:table-cell table:style-name="ce73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chazuke</text:p>
          </table:table-cell>
          <table:table-cell table:style-name="ce145" office:value-type="float" office:value="8">
            <text:p>8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44"/>
          <table:table-cell table:style-name="ce145"/>
          <table:table-cell table:style-name="ce145" office:value-type="float" office:value="5">
            <text:p>5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 Shrimp Roll</text:p>
          </table:table-cell>
          <table:table-cell table:style-name="ce144"/>
          <table:table-cell table:number-columns-repeated="2"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nigiri</text:p>
          </table:table-cell>
          <table:table-cell table:number-columns-repeated="2" table:style-name="ce144"/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Onigiri">
            <text:p>Onigiri</text:p>
          </table:table-cell>
          <table:table-cell table:number-columns-repeated="4" table:style-name="ce148"/>
          <table:table-cell table:number-columns-repeated="2" table:style-name="ce148" office:value-type="float" office:value="3">
            <text:p>3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sechi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2:.G12])" office:value-type="float" office:value="25">
            <text:p>25</text:p>
          </table:table-cell>
          <table:table-cell/>
          <table:table-cell table:style-name="ce127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Yosenabe</text:p>
          </table:table-cell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5">
            <text:p>5</text:p>
          </table:table-cell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13:.G13])" office:value-type="float" office:value="25">
            <text:p>25</text:p>
          </table:table-cell>
          <table:table-cell/>
          <table:table-cell table:style-name="ce73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Temaki Zushi</text:p>
          </table:table-cell>
          <table:table-cell table:style-name="ce146"/>
          <table:table-cell table:style-name="ce144"/>
          <table:table-cell table:style-name="ce144" office:value-type="float" office:value="8">
            <text:p>8</text:p>
          </table:table-cell>
          <table:table-cell table:style-name="ce146" office:value-type="float" office:value="5">
            <text:p>5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25" table:formula="oooc:=SUM([.B14:.G14])" office:value-type="float" office:value="25">
            <text:p>25</text:p>
          </table:table-cell>
          <table:table-cell/>
          <table:table-cell table:style-name="ce73" table:formula="oooc:=[.A14]" office:value-type="string" office:string-value="Temaki Zushi">
            <text:p>Temaki Zushi</text:p>
          </table:table-cell>
          <table:table-cell table:number-columns-repeated="4" table:style-name="ce148"/>
          <table:table-cell table:style-name="ce148" office:value-type="float" office:value="1">
            <text:p>1</text:p>
          </table:table-cell>
          <table:table-cell table:number-columns-repeated="3"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7">
            <text:p>47</text:p>
          </table:table-cell>
          <table:table-cell table:style-name="ce120" table:formula="oooc:=SUM([.C3:.C14])" office:value-type="float" office:value="35">
            <text:p>35</text:p>
          </table:table-cell>
          <table:table-cell table:style-name="ce120" table:formula="oooc:=SUM([.D3:.D14])" office:value-type="float" office:value="53">
            <text:p>53</text:p>
          </table:table-cell>
          <table:table-cell table:style-name="ce120" table:formula="oooc:=SUM([.E3:.E14])" office:value-type="float" office:value="31">
            <text:p>31</text:p>
          </table:table-cell>
          <table:table-cell table:style-name="ce120" table:formula="oooc:=SUM([.F3:.F14])" office:value-type="float" office:value="33">
            <text:p>33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19.5833333333333">
            <text:p>19,58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9" table:formula="oooc:=IF([.K17]=[.K15];1;0)" office:value-type="float" office:value="1">
            <text:p>1</text:p>
          </table:table-cell>
          <table:table-cell table:style-name="ce149" table:formula="oooc:=IF([.L17]=[.L15];1;0)" office:value-type="float" office:value="1">
            <text:p>1</text:p>
          </table:table-cell>
          <table:table-cell table:style-name="ce149" table:formula="oooc:=IF([.M17]=[.M15];1;0)" office:value-type="float" office:value="1">
            <text:p>1</text:p>
          </table:table-cell>
          <table:table-cell table:style-name="ce149" table:formula="oooc:=IF([.N17]=[.N15];1;0)" office:value-type="float" office:value="1">
            <text:p>1</text:p>
          </table:table-cell>
          <table:table-cell table:style-name="ce149" table:formula="oooc:=IF([.O17]=[.O15];1;0)" office:value-type="float" office:value="1">
            <text:p>1</text:p>
          </table:table-cell>
          <table:table-cell table:style-name="ce149" table:formula="oooc:=IF([.P17]=[.P15];1;0)" office:value-type="float" office:value="1">
            <text:p>1</text:p>
          </table:table-cell>
          <table:table-cell table:style-name="ce149" table:formula="oooc:=IF([.Q17]=[.Q15];1;0)" office:value-type="float" office:value="1">
            <text:p>1</text:p>
          </table:table-cell>
          <table:table-cell table:style-name="ce149" table:formula="oooc:=IF([.R17]=[.R15];1;0)" office:value-type="float" office:value="1">
            <text:p>1</text:p>
          </table:table-cell>
          <table:table-cell table:style-name="ce149" table:formula="oooc:=IF([.S17]=[.S15];1;0)" office:value-type="float" office:value="1">
            <text:p>1</text:p>
          </table:table-cell>
          <table:table-cell table:style-name="ce14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 AND             ([.L3]&gt;0);1;0)+IF((SUM([.K4:.K4])=0)             AND             ([.L4]&gt;0);1;0)+IF((SUM([.K5:.K5])=0)             AND             ([.L5]&gt;0);1;0)+IF((SUM([.K6:.K6])=0)             AND             ([.L6]&gt;0);1;0)+IF((SUM([.K7:.K7])=0)             AND             ([.L7]&gt;0);1;0)+IF((SUM([.K8:.K8])=0)             AND             ([.L8]&gt;0);1;0)+IF((SUM([.K9:.K9])=0)             AND             ([.L9]&gt;0);1;0)+IF((SUM([.K10:.K10])=0)             AND             ([.L10]&gt;0);1;0)+IF((SUM([.K11:.K11])=0)             AND             ([.L11]&gt;0);1;0)+IF((SUM([.K12:.K12])=0)             AND             ([.L12]&gt;0);1;0)+IF((SUM([.K13:.K13])=0)             AND             ([.L13]&gt;0);1;0)+IF((SUM([.K14:.K14])=0)             AND             ([.L14]&gt;0);1;0)" office:value-type="float" office:value="2">
            <text:p>2</text:p>
          </table:table-cell>
          <table:table-cell table:style-name="ce75" table:formula="oooc:=IF((SUM([.K3:.L3])=0)             AND             ([.M3]&gt;0);1;0)+IF((SUM([.K4:.L4])=0)             AND             ([.M4]&gt;0);1;0)+IF((SUM([.K5:.L5])=0)             AND             ([.M5]&gt;0);1;0)+IF((SUM([.K6:.L6])=0)             AND             ([.M6]&gt;0);1;0)+IF((SUM([.K7:.L7])=0)             AND             ([.M7]&gt;0);1;0)+IF((SUM([.K8:.L8])=0)             AND             ([.M8]&gt;0);1;0)+IF((SUM([.K9:.L9])=0)             AND             ([.M9]&gt;0);1;0)+IF((SUM([.K10:.L10])=0)             AND             ([.M10]&gt;0);1;0)+IF((SUM([.K11:.L11])=0)             AND             ([.M11]&gt;0);1;0)+IF((SUM([.K12:.L12])=0)             AND             ([.M12]&gt;0);1;0)+IF((SUM([.K13:.L13])=0)             AND             ([.M13]&gt;0);1;0)+IF((SUM([.K14:.L14])=0)             AND             ([.M14]&gt;0);1;0)" office:value-type="float" office:value="2">
            <text:p>2</text:p>
          </table:table-cell>
          <table:table-cell table:style-name="ce75" table:formula="oooc:=IF((SUM([.K3:.M3])=0)             AND             ([.N3]&gt;0);1;0)+IF((SUM([.K4:.M4])=0)             AND             ([.N4]&gt;0);1;0)+IF((SUM([.K5:.M5])=0)             AND             ([.N5]&gt;0);1;0)+IF((SUM([.K6:.M6])=0)             AND             ([.N6]&gt;0);1;0)+IF((SUM([.K7:.M7])=0)             AND             ([.N7]&gt;0);1;0)+IF((SUM([.K8:.M8])=0)             AND             ([.N8]&gt;0);1;0)+IF((SUM([.K9:.M9])=0)             AND             ([.N9]&gt;0);1;0)+IF((SUM([.K10:.M10])=0)             AND             ([.N10]&gt;0);1;0)+IF((SUM([.K11:.M11])=0)             AND             ([.N11]&gt;0);1;0)+IF((SUM([.K12:.M12])=0)             AND             ([.N12]&gt;0);1;0)+IF((SUM([.K13:.M13])=0)             AND             ([.N13]&gt;0);1;0)+IF((SUM([.K14:.M14])=0)             AND             ([.N14]&gt;0);1;0)" office:value-type="float" office:value="2">
            <text:p>2</text:p>
          </table:table-cell>
          <table:table-cell table:style-name="ce75" table:formula="oooc:=IF((SUM([.K3:.N3])=0)             AND             ([.O3]&gt;0);1;0)+IF((SUM([.K4:.N4])=0)             AND             ([.O4]&gt;0);1;0)+IF((SUM([.K5:.N5])=0)             AND             ([.O5]&gt;0);1;0)+IF((SUM([.K6:.N6])=0)             AND             ([.O6]&gt;0);1;0)+IF((SUM([.K7:.N7])=0)             AND             ([.O7]&gt;0);1;0)+IF((SUM([.K8:.N8])=0)             AND             ([.O8]&gt;0);1;0)+IF((SUM([.K9:.N9])=0)             AND             ([.O9]&gt;0);1;0)+IF((SUM([.K10:.N10])=0)             AND             ([.O10]&gt;0);1;0)+IF((SUM([.K11:.N11])=0)             AND             ([.O11]&gt;0);1;0)+IF((SUM([.K12:.N12])=0)             AND             ([.O12]&gt;0);1;0)+IF((SUM([.K13:.N13])=0)             AND             ([.O13]&gt;0);1;0)+IF((SUM([.K14:.N14])=0)             AND             ([.O14]&gt;0);1;0)" office:value-type="float" office:value="2">
            <text:p>2</text:p>
          </table:table-cell>
          <table:table-cell table:style-name="ce75" table:formula="oooc:=IF((SUM([.K3:.O3])=0)             AND             ([.P3]&gt;0);1;0)+IF((SUM([.K4:.O4])=0)             AND             ([.P4]&gt;0);1;0)+IF((SUM([.K5:.O5])=0)             AND             ([.P5]&gt;0);1;0)+IF((SUM([.K6:.O6])=0)             AND             ([.P6]&gt;0);1;0)+IF((SUM([.K7:.O7])=0)             AND             ([.P7]&gt;0);1;0)+IF((SUM([.K8:.O8])=0)             AND             ([.P8]&gt;0);1;0)+IF((SUM([.K9:.O9])=0)             AND             ([.P9]&gt;0);1;0)+IF((SUM([.K10:.O10])=0)             AND             ([.P10]&gt;0);1;0)+IF((SUM([.K11:.O11])=0)             AND             ([.P11]&gt;0);1;0)+IF((SUM([.K12:.O12])=0)             AND             ([.P12]&gt;0);1;0)+IF((SUM([.K13:.O13])=0)             AND             ([.P13]&gt;0);1;0)+IF((SUM([.K14:.O14])=0)             AND             ([.P14]&gt;0);1;0)" office:value-type="float" office:value="1">
            <text:p>1</text:p>
          </table:table-cell>
          <table:table-cell table:style-name="ce75" table:formula="oooc:=IF((SUM([.K3:.P3])=0)             AND             ([.Q3]&gt;0);1;0)+IF((SUM([.K4:.P4])=0)             AND             ([.Q4]&gt;0);1;0)+IF((SUM([.K5:.P5])=0)             AND             ([.Q5]&gt;0);1;0)+IF((SUM([.K6:.P6])=0)             AND             ([.Q6]&gt;0);1;0)+IF((SUM([.K7:.P7])=0)             AND             ([.Q7]&gt;0);1;0)+IF((SUM([.K8:.P8])=0)             AND             ([.Q8]&gt;0);1;0)+IF((SUM([.K9:.P9])=0)             AND             ([.Q9]&gt;0);1;0)+IF((SUM([.K10:.P10])=0)             AND             ([.Q10]&gt;0);1;0)+IF((SUM([.K11:.P11])=0)             AND             ([.Q11]&gt;0);1;0)+IF((SUM([.K12:.P12])=0)             AND             ([.Q12]&gt;0);1;0)+IF((SUM([.K13:.P13])=0)             AND             ([.Q13]&gt;0);1;0)+IF((SUM([.K14:.P14])=0)             AND             ([.Q14]&gt;0);1;0)" office:value-type="float" office:value="1">
            <text:p>1</text:p>
          </table:table-cell>
          <table:table-cell table:style-name="ce75" table:formula="oooc:=IF((SUM([.K3:.Q3])=0)             AND             ([.R3]&gt;0);1;0)+IF((SUM([.K4:.Q4])=0)             AND             ([.R4]&gt;0);1;0)+IF((SUM([.K5:.Q5])=0)             AND             ([.R5]&gt;0);1;0)+IF((SUM([.K6:.Q6])=0)             AND             ([.R6]&gt;0);1;0)+IF((SUM([.K7:.Q7])=0)             AND             ([.R7]&gt;0);1;0)+IF((SUM([.K8:.Q8])=0)             AND             ([.R8]&gt;0);1;0)+IF((SUM([.K9:.Q9])=0)             AND             ([.R9]&gt;0);1;0)+IF((SUM([.K10:.Q10])=0)             AND             ([.R10]&gt;0);1;0)+IF((SUM([.K11:.Q11])=0)             AND             ([.R11]&gt;0);1;0)+IF((SUM([.K12:.Q12])=0)             AND             ([.R12]&gt;0);1;0)+IF((SUM([.K13:.Q13])=0)             AND             ([.R13]&gt;0);1;0)+IF((SUM([.K14:.Q14])=0)             AND             ([.R14]&gt;0);1;0)" office:value-type="float" office:value="0">
            <text:p>0</text:p>
          </table:table-cell>
          <table:table-cell table:style-name="ce75" table:formula="oooc:=IF((SUM([.K3:.R3])=0)             AND             ([.S3]&gt;0);1;0)+IF((SUM([.K4:.R4])=0)             AND             ([.S4]&gt;0);1;0)+IF((SUM([.K5:.R5])=0)             AND             ([.S5]&gt;0);1;0)+IF((SUM([.K6:.R6])=0)             AND             ([.S6]&gt;0);1;0)+IF((SUM([.K7:.R7])=0)             AND             ([.S7]&gt;0);1;0)+IF((SUM([.K8:.R8])=0)             AND             ([.S8]&gt;0);1;0)+IF((SUM([.K9:.R9])=0)             AND             ([.S9]&gt;0);1;0)+IF((SUM([.K10:.R10])=0)             AND             ([.S10]&gt;0);1;0)+IF((SUM([.K11:.R11])=0)             AND             ([.S11]&gt;0);1;0)+IF((SUM([.K12:.R12])=0)             AND             ([.S12]&gt;0);1;0)+IF((SUM([.K13:.R13])=0)             AND             ([.S13]&gt;0);1;0)+IF((SUM([.K14:.R14])=0)             AND             ([.S14]&gt;0);1;0)" office:value-type="float" office:value="0">
            <text:p>0</text:p>
          </table:table-cell>
          <table:table-cell table:style-name="ce75" table:formula="oooc:=IF((SUM([.K3:.S3])=0)             AND             ([.T3]&gt;0);1;0)+IF((SUM([.K4:.S4])=0)             AND             ([.T4]&gt;0);1;0)+IF((SUM([.K5:.S5])=0)             AND             ([.T5]&gt;0);1;0)+IF((SUM([.K6:.S6])=0)             AND             ([.T6]&gt;0);1;0)+IF((SUM([.K7:.S7])=0)             AND             ([.T7]&gt;0);1;0)+IF((SUM([.K8:.S8])=0)             AND             ([.T8]&gt;0);1;0)+IF((SUM([.K9:.S9])=0)             AND             ([.T9]&gt;0);1;0)+IF((SUM([.K10:.S10])=0)             AND             ([.T10]&gt;0);1;0)+IF((SUM([.K11:.S11])=0)             AND             ([.T11]&gt;0);1;0)+IF((SUM([.K12:.S12])=0)             AND             ([.T12]&gt;0);1;0)+IF((SUM([.K13:.S13])=0)             AND             ([.T13]&gt;0);1;0)+IF((SUM([.K14:.S14])=0)             AND 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4 – Japanese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Nigiri Zushi">
            <text:p>Nigiri Zushi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80">
            <text:p>80</text:p>
          </table:table-cell>
          <table:table-cell table:formula="oooc:=AVERAGE([.B25:.C25])" office:value-type="float" office:value="72.5">
            <text:p>72,5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ashimi">
            <text:p>Sashimi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Seafood Tempura">
            <text:p>Seafood Tempura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TofuDengaku">
            <text:p>TofuDengaku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49" table:formula="oooc:=IF([.K27]=[.K26];1;0)" office:value-type="float" office:value="1">
            <text:p>1</text:p>
          </table:table-cell>
          <table:table-cell table:style-name="ce149" table:formula="oooc:=IF([.L27]=[.L26];1;0)" office:value-type="float" office:value="1">
            <text:p>1</text:p>
          </table:table-cell>
          <table:table-cell table:style-name="ce149" table:formula="oooc:=IF([.M27]=[.M26];1;0)" office:value-type="float" office:value="1">
            <text:p>1</text:p>
          </table:table-cell>
          <table:table-cell table:style-name="ce149" table:formula="oooc:=IF([.N27]=[.N26];1;0)" office:value-type="float" office:value="1">
            <text:p>1</text:p>
          </table:table-cell>
          <table:table-cell table:style-name="ce149" table:formula="oooc:=IF([.O27]=[.O26];1;0)" office:value-type="float" office:value="1">
            <text:p>1</text:p>
          </table:table-cell>
          <table:table-cell table:style-name="ce149" table:formula="oooc:=IF([.P27]=[.P26];1;0)" office:value-type="float" office:value="1">
            <text:p>1</text:p>
          </table:table-cell>
          <table:table-cell table:style-name="ce149" table:formula="oooc:=IF([.Q27]=[.Q26];1;0)" office:value-type="float" office:value="1">
            <text:p>1</text:p>
          </table:table-cell>
          <table:table-cell table:style-name="ce149" table:formula="oooc:=IF([.R27]=[.R26];1;0)" office:value-type="float" office:value="1">
            <text:p>1</text:p>
          </table:table-cell>
          <table:table-cell table:style-name="ce149" table:formula="oooc:=IF([.S27]=[.S26];1;0)" office:value-type="float" office:value="1">
            <text:p>1</text:p>
          </table:table-cell>
          <table:table-cell table:style-name="ce14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Tempura">
            <text:p>Tempura</text:p>
          </table:table-cell>
          <table:table-cell table:formula="oooc:=[.H7]+COUNT([.B7:.G7])*25" office:value-type="float" office:value="95">
            <text:p>95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1">
            <text:p>111</text:p>
          </table:table-cell>
          <table:table-cell table:formula="oooc:=AVERAGE([.B29:.C29])" office:value-type="float" office:value="103">
            <text:p>103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Koyungohan">
            <text:p>Koyungohan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100" table:formula="oooc:=IF((SUM([.K3:.K3])=0)           AND           ([.L3]&gt;0);&quot;'&quot;&amp;[.J3]&amp;&quot;', &quot;;&quot;&quot;)&amp;IF((SUM([.K4:.K4])=0)           AND           ([.L4]&gt;0);&quot;'&quot;&amp;[.J4]&amp;&quot;', &quot;;&quot;&quot;)&amp;IF((SUM([.K5:.K5])=0)           AND           ([.L5]&gt;0);&quot;'&quot;&amp;[.J5]&amp;&quot;', &quot;;&quot;&quot;)&amp;IF((SUM([.K6:.K6])=0)           AND           ([.L6]&gt;0);&quot;'&quot;&amp;[.J6]&amp;&quot;', &quot;;&quot;&quot;)&amp;IF((SUM([.K7:.K7])=0)           AND           ([.L7]&gt;0);&quot;'&quot;&amp;[.J7]&amp;&quot;', &quot;;&quot;&quot;)&amp;IF((SUM([.K8:.K8])=0)           AND           ([.L8]&gt;0);&quot;'&quot;&amp;[.J8]&amp;&quot;', &quot;;&quot;&quot;)&amp;IF((SUM([.K9:.K9])=0)           AND           ([.L9]&gt;0);&quot;'&quot;&amp;[.J9]&amp;&quot;', &quot;;&quot;&quot;)&amp;IF((SUM([.K10:.K10])=0)           AND           ([.L10]&gt;0);&quot;'&quot;&amp;[.J10]&amp;&quot;', &quot;;&quot;&quot;)&amp;IF((SUM([.K11:.K11])=0)           AND           ([.L11]&gt;0);&quot;'&quot;&amp;[.J11]&amp;&quot;', &quot;;&quot;&quot;)&amp;IF((SUM([.K12:.K12])=0)           AND           ([.L12]&gt;0);&quot;'&quot;&amp;[.J12]&amp;&quot;', &quot;;&quot;&quot;)&amp;IF((SUM([.K13:.K13])=0)           AND           ([.L13]&gt;0);&quot;'&quot;&amp;[.J13]&amp;&quot;', &quot;;&quot;&quot;)&amp;IF((SUM([.K14:.K14])=0)           AND         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81" table:formula="oooc:=IF((SUM([.K3:.L3])=0)           AND           ([.M3]&gt;0);&quot;'&quot;&amp;[.J3]&amp;&quot;', &quot;;&quot;&quot;)&amp;IF((SUM([.K4:.L4])=0)           AND           ([.M4]&gt;0);&quot;'&quot;&amp;[.J4]&amp;&quot;', &quot;;&quot;&quot;)&amp;IF((SUM([.K5:.L5])=0)           AND           ([.M5]&gt;0);&quot;'&quot;&amp;[.J5]&amp;&quot;', &quot;;&quot;&quot;)&amp;IF((SUM([.K6:.L6])=0)           AND           ([.M6]&gt;0);&quot;'&quot;&amp;[.J6]&amp;&quot;', &quot;;&quot;&quot;)&amp;IF((SUM([.K7:.L7])=0)           AND           ([.M7]&gt;0);&quot;'&quot;&amp;[.J7]&amp;&quot;', &quot;;&quot;&quot;)&amp;IF((SUM([.K8:.L8])=0)           AND           ([.M8]&gt;0);&quot;'&quot;&amp;[.J8]&amp;&quot;', &quot;;&quot;&quot;)&amp;IF((SUM([.K9:.L9])=0)           AND           ([.M9]&gt;0);&quot;'&quot;&amp;[.J9]&amp;&quot;', &quot;;&quot;&quot;)&amp;IF((SUM([.K10:.L10])=0)           AND           ([.M10]&gt;0);&quot;'&quot;&amp;[.J10]&amp;&quot;', &quot;;&quot;&quot;)&amp;IF((SUM([.K11:.L11])=0)           AND           ([.M11]&gt;0);&quot;'&quot;&amp;[.J11]&amp;&quot;', &quot;;&quot;&quot;)&amp;IF((SUM([.K12:.L12])=0)           AND           ([.M12]&gt;0);&quot;'&quot;&amp;[.J12]&amp;&quot;', &quot;;&quot;&quot;)&amp;IF((SUM([.K13:.L13])=0)           AND           ([.M13]&gt;0);&quot;'&quot;&amp;[.J13]&amp;&quot;', &quot;;&quot;&quot;)&amp;IF((SUM([.K14:.L14])=0)           AND         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81" table:formula="oooc:=IF((SUM([.K3:.M3])=0)           AND           ([.N3]&gt;0);&quot;'&quot;&amp;[.J3]&amp;&quot;', &quot;;&quot;&quot;)&amp;IF((SUM([.K4:.M4])=0)           AND           ([.N4]&gt;0);&quot;'&quot;&amp;[.J4]&amp;&quot;', &quot;;&quot;&quot;)&amp;IF((SUM([.K5:.M5])=0)           AND           ([.N5]&gt;0);&quot;'&quot;&amp;[.J5]&amp;&quot;', &quot;;&quot;&quot;)&amp;IF((SUM([.K6:.M6])=0)           AND           ([.N6]&gt;0);&quot;'&quot;&amp;[.J6]&amp;&quot;', &quot;;&quot;&quot;)&amp;IF((SUM([.K7:.M7])=0)           AND           ([.N7]&gt;0);&quot;'&quot;&amp;[.J7]&amp;&quot;', &quot;;&quot;&quot;)&amp;IF((SUM([.K8:.M8])=0)           AND           ([.N8]&gt;0);&quot;'&quot;&amp;[.J8]&amp;&quot;', &quot;;&quot;&quot;)&amp;IF((SUM([.K9:.M9])=0)           AND           ([.N9]&gt;0);&quot;'&quot;&amp;[.J9]&amp;&quot;', &quot;;&quot;&quot;)&amp;IF((SUM([.K10:.M10])=0)           AND           ([.N10]&gt;0);&quot;'&quot;&amp;[.J10]&amp;&quot;', &quot;;&quot;&quot;)&amp;IF((SUM([.K11:.M11])=0)           AND           ([.N11]&gt;0);&quot;'&quot;&amp;[.J11]&amp;&quot;', &quot;;&quot;&quot;)&amp;IF((SUM([.K12:.M12])=0)           AND           ([.N12]&gt;0);&quot;'&quot;&amp;[.J12]&amp;&quot;', &quot;;&quot;&quot;)&amp;IF((SUM([.K13:.M13])=0)           AND           ([.N13]&gt;0);&quot;'&quot;&amp;[.J13]&amp;&quot;', &quot;;&quot;&quot;)&amp;IF((SUM([.K14:.M14])=0)           AND         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81" table:formula="oooc:=IF((SUM([.K3:.N3])=0)           AND           ([.O3]&gt;0);&quot;'&quot;&amp;[.J3]&amp;&quot;', &quot;;&quot;&quot;)&amp;IF((SUM([.K4:.N4])=0)           AND           ([.O4]&gt;0);&quot;'&quot;&amp;[.J4]&amp;&quot;', &quot;;&quot;&quot;)&amp;IF((SUM([.K5:.N5])=0)           AND           ([.O5]&gt;0);&quot;'&quot;&amp;[.J5]&amp;&quot;', &quot;;&quot;&quot;)&amp;IF((SUM([.K6:.N6])=0)           AND           ([.O6]&gt;0);&quot;'&quot;&amp;[.J6]&amp;&quot;', &quot;;&quot;&quot;)&amp;IF((SUM([.K7:.N7])=0)           AND           ([.O7]&gt;0);&quot;'&quot;&amp;[.J7]&amp;&quot;', &quot;;&quot;&quot;)&amp;IF((SUM([.K8:.N8])=0)           AND           ([.O8]&gt;0);&quot;'&quot;&amp;[.J8]&amp;&quot;', &quot;;&quot;&quot;)&amp;IF((SUM([.K9:.N9])=0)           AND           ([.O9]&gt;0);&quot;'&quot;&amp;[.J9]&amp;&quot;', &quot;;&quot;&quot;)&amp;IF((SUM([.K10:.N10])=0)           AND           ([.O10]&gt;0);&quot;'&quot;&amp;[.J10]&amp;&quot;', &quot;;&quot;&quot;)&amp;IF((SUM([.K11:.N11])=0)           AND           ([.O11]&gt;0);&quot;'&quot;&amp;[.J11]&amp;&quot;', &quot;;&quot;&quot;)&amp;IF((SUM([.K12:.N12])=0)           AND           ([.O12]&gt;0);&quot;'&quot;&amp;[.J12]&amp;&quot;', &quot;;&quot;&quot;)&amp;IF((SUM([.K13:.N13])=0)           AND           ([.O13]&gt;0);&quot;'&quot;&amp;[.J13]&amp;&quot;', &quot;;&quot;&quot;)&amp;IF((SUM([.K14:.N14])=0)           AND         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81" table:formula="oooc:=IF((SUM([.K3:.O3])=0)           AND           ([.P3]&gt;0);&quot;'&quot;&amp;[.J3]&amp;&quot;', &quot;;&quot;&quot;)&amp;IF((SUM([.K4:.O4])=0)           AND           ([.P4]&gt;0);&quot;'&quot;&amp;[.J4]&amp;&quot;', &quot;;&quot;&quot;)&amp;IF((SUM([.K5:.O5])=0)           AND           ([.P5]&gt;0);&quot;'&quot;&amp;[.J5]&amp;&quot;', &quot;;&quot;&quot;)&amp;IF((SUM([.K6:.O6])=0)           AND           ([.P6]&gt;0);&quot;'&quot;&amp;[.J6]&amp;&quot;', &quot;;&quot;&quot;)&amp;IF((SUM([.K7:.O7])=0)           AND           ([.P7]&gt;0);&quot;'&quot;&amp;[.J7]&amp;&quot;', &quot;;&quot;&quot;)&amp;IF((SUM([.K8:.O8])=0)           AND           ([.P8]&gt;0);&quot;'&quot;&amp;[.J8]&amp;&quot;', &quot;;&quot;&quot;)&amp;IF((SUM([.K9:.O9])=0)           AND           ([.P9]&gt;0);&quot;'&quot;&amp;[.J9]&amp;&quot;', &quot;;&quot;&quot;)&amp;IF((SUM([.K10:.O10])=0)           AND           ([.P10]&gt;0);&quot;'&quot;&amp;[.J10]&amp;&quot;', &quot;;&quot;&quot;)&amp;IF((SUM([.K11:.O11])=0)           AND           ([.P11]&gt;0);&quot;'&quot;&amp;[.J11]&amp;&quot;', &quot;;&quot;&quot;)&amp;IF((SUM([.K12:.O12])=0)           AND           ([.P12]&gt;0);&quot;'&quot;&amp;[.J12]&amp;&quot;', &quot;;&quot;&quot;)&amp;IF((SUM([.K13:.O13])=0)           AND           ([.P13]&gt;0);&quot;'&quot;&amp;[.J13]&amp;&quot;', &quot;;&quot;&quot;)&amp;IF((SUM([.K14:.O14])=0)           AND           ([.P14]&gt;0);&quot;'&quot;&amp;[.J14]&amp;&quot;', &quot;;&quot;&quot;)" office:value-type="string" office:string-value="'TofuDengaku', ">
            <text:p>'TofuDengaku', </text:p>
          </table:table-cell>
          <table:table-cell table:style-name="ce81" table:formula="oooc:=IF((SUM([.K3:.P3])=0)           AND           ([.Q3]&gt;0);&quot;'&quot;&amp;[.J3]&amp;&quot;', &quot;;&quot;&quot;)&amp;IF((SUM([.K4:.P4])=0)           AND           ([.Q4]&gt;0);&quot;'&quot;&amp;[.J4]&amp;&quot;', &quot;;&quot;&quot;)&amp;IF((SUM([.K5:.P5])=0)           AND           ([.Q5]&gt;0);&quot;'&quot;&amp;[.J5]&amp;&quot;', &quot;;&quot;&quot;)&amp;IF((SUM([.K6:.P6])=0)           AND           ([.Q6]&gt;0);&quot;'&quot;&amp;[.J6]&amp;&quot;', &quot;;&quot;&quot;)&amp;IF((SUM([.K7:.P7])=0)           AND           ([.Q7]&gt;0);&quot;'&quot;&amp;[.J7]&amp;&quot;', &quot;;&quot;&quot;)&amp;IF((SUM([.K8:.P8])=0)           AND           ([.Q8]&gt;0);&quot;'&quot;&amp;[.J8]&amp;&quot;', &quot;;&quot;&quot;)&amp;IF((SUM([.K9:.P9])=0)           AND           ([.Q9]&gt;0);&quot;'&quot;&amp;[.J9]&amp;&quot;', &quot;;&quot;&quot;)&amp;IF((SUM([.K10:.P10])=0)           AND           ([.Q10]&gt;0);&quot;'&quot;&amp;[.J10]&amp;&quot;', &quot;;&quot;&quot;)&amp;IF((SUM([.K11:.P11])=0)           AND           ([.Q11]&gt;0);&quot;'&quot;&amp;[.J11]&amp;&quot;', &quot;;&quot;&quot;)&amp;IF((SUM([.K12:.P12])=0)           AND           ([.Q12]&gt;0);&quot;'&quot;&amp;[.J12]&amp;&quot;', &quot;;&quot;&quot;)&amp;IF((SUM([.K13:.P13])=0)           AND           ([.Q13]&gt;0);&quot;'&quot;&amp;[.J13]&amp;&quot;', &quot;;&quot;&quot;)&amp;IF((SUM([.K14:.P14])=0)           AND           ([.Q14]&gt;0);&quot;'&quot;&amp;[.J14]&amp;&quot;', &quot;;&quot;&quot;)" office:value-type="string" office:string-value="'Tempura', ">
            <text:p>'Tempura', </text:p>
          </table:table-cell>
          <table:table-cell table:style-name="ce81" table:formula="oooc:=IF((SUM([.K3:.Q3])=0)           AND           ([.R3]&gt;0);&quot;'&quot;&amp;[.J3]&amp;&quot;', &quot;;&quot;&quot;)&amp;IF((SUM([.K4:.Q4])=0)           AND           ([.R4]&gt;0);&quot;'&quot;&amp;[.J4]&amp;&quot;', &quot;;&quot;&quot;)&amp;IF((SUM([.K5:.Q5])=0)           AND           ([.R5]&gt;0);&quot;'&quot;&amp;[.J5]&amp;&quot;', &quot;;&quot;&quot;)&amp;IF((SUM([.K6:.Q6])=0)           AND           ([.R6]&gt;0);&quot;'&quot;&amp;[.J6]&amp;&quot;', &quot;;&quot;&quot;)&amp;IF((SUM([.K7:.Q7])=0)           AND           ([.R7]&gt;0);&quot;'&quot;&amp;[.J7]&amp;&quot;', &quot;;&quot;&quot;)&amp;IF((SUM([.K8:.Q8])=0)           AND           ([.R8]&gt;0);&quot;'&quot;&amp;[.J8]&amp;&quot;', &quot;;&quot;&quot;)&amp;IF((SUM([.K9:.Q9])=0)           AND           ([.R9]&gt;0);&quot;'&quot;&amp;[.J9]&amp;&quot;', &quot;;&quot;&quot;)&amp;IF((SUM([.K10:.Q10])=0)           AND           ([.R10]&gt;0);&quot;'&quot;&amp;[.J10]&amp;&quot;', &quot;;&quot;&quot;)&amp;IF((SUM([.K11:.Q11])=0)           AND           ([.R11]&gt;0);&quot;'&quot;&amp;[.J11]&amp;&quot;', &quot;;&quot;&quot;)&amp;IF((SUM([.K12:.Q12])=0)           AND           ([.R12]&gt;0);&quot;'&quot;&amp;[.J12]&amp;&quot;', &quot;;&quot;&quot;)&amp;IF((SUM([.K13:.Q13])=0)           AND           ([.R13]&gt;0);&quot;'&quot;&amp;[.J13]&amp;&quot;', &quot;;&quot;&quot;)&amp;IF((SUM([.K14:.Q14])=0)           AND           ([.R14]&gt;0);&quot;'&quot;&amp;[.J14]&amp;&quot;', &quot;;&quot;&quot;)">
            <text:p/>
          </table:table-cell>
          <table:table-cell table:style-name="ce81" table:formula="oooc:=IF((SUM([.K3:.R3])=0)           AND           ([.S3]&gt;0);&quot;'&quot;&amp;[.J3]&amp;&quot;', &quot;;&quot;&quot;)&amp;IF((SUM([.K4:.R4])=0)           AND           ([.S4]&gt;0);&quot;'&quot;&amp;[.J4]&amp;&quot;', &quot;;&quot;&quot;)&amp;IF((SUM([.K5:.R5])=0)           AND           ([.S5]&gt;0);&quot;'&quot;&amp;[.J5]&amp;&quot;', &quot;;&quot;&quot;)&amp;IF((SUM([.K6:.R6])=0)           AND           ([.S6]&gt;0);&quot;'&quot;&amp;[.J6]&amp;&quot;', &quot;;&quot;&quot;)&amp;IF((SUM([.K7:.R7])=0)           AND           ([.S7]&gt;0);&quot;'&quot;&amp;[.J7]&amp;&quot;', &quot;;&quot;&quot;)&amp;IF((SUM([.K8:.R8])=0)           AND           ([.S8]&gt;0);&quot;'&quot;&amp;[.J8]&amp;&quot;', &quot;;&quot;&quot;)&amp;IF((SUM([.K9:.R9])=0)           AND           ([.S9]&gt;0);&quot;'&quot;&amp;[.J9]&amp;&quot;', &quot;;&quot;&quot;)&amp;IF((SUM([.K10:.R10])=0)           AND           ([.S10]&gt;0);&quot;'&quot;&amp;[.J10]&amp;&quot;', &quot;;&quot;&quot;)&amp;IF((SUM([.K11:.R11])=0)           AND           ([.S11]&gt;0);&quot;'&quot;&amp;[.J11]&amp;&quot;', &quot;;&quot;&quot;)&amp;IF((SUM([.K12:.R12])=0)           AND           ([.S12]&gt;0);&quot;'&quot;&amp;[.J12]&amp;&quot;', &quot;;&quot;&quot;)&amp;IF((SUM([.K13:.R13])=0)           AND           ([.S13]&gt;0);&quot;'&quot;&amp;[.J13]&amp;&quot;', &quot;;&quot;&quot;)&amp;IF((SUM([.K14:.R14])=0)           AND           ([.S14]&gt;0);&quot;'&quot;&amp;[.J14]&amp;&quot;', &quot;;&quot;&quot;)">
            <text:p/>
          </table:table-cell>
          <table:table-cell table:style-name="ce81" table:formula="oooc:=IF((SUM([.K3:.S3])=0)           AND           ([.T3]&gt;0);&quot;'&quot;&amp;[.J3]&amp;&quot;', &quot;;&quot;&quot;)&amp;IF((SUM([.K4:.S4])=0)           AND           ([.T4]&gt;0);&quot;'&quot;&amp;[.J4]&amp;&quot;', &quot;;&quot;&quot;)&amp;IF((SUM([.K5:.S5])=0)           AND           ([.T5]&gt;0);&quot;'&quot;&amp;[.J5]&amp;&quot;', &quot;;&quot;&quot;)&amp;IF((SUM([.K6:.S6])=0)           AND           ([.T6]&gt;0);&quot;'&quot;&amp;[.J6]&amp;&quot;', &quot;;&quot;&quot;)&amp;IF((SUM([.K7:.S7])=0)           AND           ([.T7]&gt;0);&quot;'&quot;&amp;[.J7]&amp;&quot;', &quot;;&quot;&quot;)&amp;IF((SUM([.K8:.S8])=0)           AND           ([.T8]&gt;0);&quot;'&quot;&amp;[.J8]&amp;&quot;', &quot;;&quot;&quot;)&amp;IF((SUM([.K9:.S9])=0)           AND           ([.T9]&gt;0);&quot;'&quot;&amp;[.J9]&amp;&quot;', &quot;;&quot;&quot;)&amp;IF((SUM([.K10:.S10])=0)           AND           ([.T10]&gt;0);&quot;'&quot;&amp;[.J10]&amp;&quot;', &quot;;&quot;&quot;)&amp;IF((SUM([.K11:.S11])=0)           AND           ([.T11]&gt;0);&quot;'&quot;&amp;[.J11]&amp;&quot;', &quot;;&quot;&quot;)&amp;IF((SUM([.K12:.S12])=0)           AND           ([.T12]&gt;0);&quot;'&quot;&amp;[.J12]&amp;&quot;', &quot;;&quot;&quot;)&amp;IF((SUM([.K13:.S13])=0)           AND           ([.T13]&gt;0);&quot;'&quot;&amp;[.J13]&amp;&quot;', &quot;;&quot;&quot;)&amp;IF((SUM([.K14:.S14])=0)           AND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Ochazuke">
            <text:p>Ochazuke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Tempura Shrimp Roll">
            <text:p>Tempura Shrimp Roll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">
            <text:p>77</text:p>
          </table:table-cell>
          <table:table-cell table:style-name="ce97" table:formula="oooc:=SUMPRODUCT([.L3:.L14];[.B25:.B36])/SUM([.L3:.L14])" office:value-type="float" office:value="80">
            <text:p>80</text:p>
          </table:table-cell>
          <table:table-cell table:style-name="ce97" table:formula="oooc:=SUMPRODUCT([.M3:.M14];[.B25:.B36])/SUM([.M3:.M14])" office:value-type="float" office:value="83.75">
            <text:p>84</text:p>
          </table:table-cell>
          <table:table-cell table:style-name="ce97" table:formula="oooc:=SUMPRODUCT([.N3:.N14];[.B25:.B36])/SUM([.N3:.N14])" office:value-type="float" office:value="83.75">
            <text:p>84</text:p>
          </table:table-cell>
          <table:table-cell table:style-name="ce97" table:formula="oooc:=SUMPRODUCT([.O3:.O14];[.B25:.B36])/SUM([.O3:.O14])" office:value-type="float" office:value="87.5">
            <text:p>88</text:p>
          </table:table-cell>
          <table:table-cell table:style-name="ce97" table:formula="oooc:=SUMPRODUCT([.P3:.P14];[.B25:.B36])/SUM([.P3:.P14])" office:value-type="float" office:value="83.4615384615385">
            <text:p>83</text:p>
          </table:table-cell>
          <table:table-cell table:style-name="ce97" table:formula="oooc:=SUMPRODUCT([.Q3:.Q14];[.B25:.B36])/SUM([.Q3:.Q14])" office:value-type="float" office:value="86">
            <text:p>86</text:p>
          </table:table-cell>
          <table:table-cell table:style-name="ce97" table:formula="oooc:=SUMPRODUCT([.R3:.R14];[.B25:.B36])/SUM([.R3:.R14])" office:value-type="float" office:value="89">
            <text:p>89</text:p>
          </table:table-cell>
          <table:table-cell table:style-name="ce97" table:formula="oooc:=SUMPRODUCT([.S3:.S14];[.B25:.B36])/SUM([.S3:.S14])" office:value-type="float" office:value="91.6666666666667">
            <text:p>92</text:p>
          </table:table-cell>
          <table:table-cell table:style-name="ce97" table:formula="oooc:=SUMPRODUCT([.T3:.T14];[.B25:.B36])/SUM([.T3:.T14])" office:value-type="float" office:value="95">
            <text:p>95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Onigiri">
            <text:p>Onigiri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1.4">
            <text:p>101</text:p>
          </table:table-cell>
          <table:table-cell table:style-name="ce97" table:formula="oooc:=SUMPRODUCT([.L3:.L14];[.F25:.F36])/SUM([.L3:.L14])" office:value-type="float" office:value="105">
            <text:p>105</text:p>
          </table:table-cell>
          <table:table-cell table:style-name="ce97" table:formula="oooc:=SUMPRODUCT([.M3:.M14];[.F25:.F36])/SUM([.M3:.M14])" office:value-type="float" office:value="109.5">
            <text:p>110</text:p>
          </table:table-cell>
          <table:table-cell table:style-name="ce97" table:formula="oooc:=SUMPRODUCT([.N3:.N14];[.F25:.F36])/SUM([.N3:.N14])" office:value-type="float" office:value="109.5">
            <text:p>110</text:p>
          </table:table-cell>
          <table:table-cell table:style-name="ce97" table:formula="oooc:=SUMPRODUCT([.O3:.O14];[.F25:.F36])/SUM([.O3:.O14])" office:value-type="float" office:value="114">
            <text:p>114</text:p>
          </table:table-cell>
          <table:table-cell table:style-name="ce97" table:formula="oooc:=SUMPRODUCT([.P3:.P14];[.F25:.F36])/SUM([.P3:.P14])" office:value-type="float" office:value="109.153846153846">
            <text:p>109</text:p>
          </table:table-cell>
          <table:table-cell table:style-name="ce97" table:formula="oooc:=SUMPRODUCT([.Q3:.Q14];[.F25:.F36])/SUM([.Q3:.Q14])" office:value-type="float" office:value="112.2">
            <text:p>112</text:p>
          </table:table-cell>
          <table:table-cell table:style-name="ce97" table:formula="oooc:=SUMPRODUCT([.R3:.R14];[.F25:.F36])/SUM([.R3:.R14])" office:value-type="float" office:value="115.8">
            <text:p>116</text:p>
          </table:table-cell>
          <table:table-cell table:style-name="ce97" table:formula="oooc:=SUMPRODUCT([.S3:.S14];[.F25:.F36])/SUM([.S3:.S14])" office:value-type="float" office:value="119">
            <text:p>119</text:p>
          </table:table-cell>
          <table:table-cell table:style-name="ce97" table:formula="oooc:=SUMPRODUCT([.T3:.T14];[.F25:.F36])/SUM([.T3:.T14])" office:value-type="float" office:value="123">
            <text:p>123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Osechi">
            <text:p>Osechi</text:p>
          </table:table-cell>
          <table:table-cell table:formula="oooc:=[.H12]+COUNT([.B12:.G12])*25" office:value-type="float" office:value="125">
            <text:p>125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3">
            <text:p>143</text:p>
          </table:table-cell>
          <table:table-cell table:formula="oooc:=AVERAGE([.B34:.C34])" office:value-type="float" office:value="134">
            <text:p>134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9">
            <text:p>159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1.8">
            <text:p>92</text:p>
          </table:table-cell>
          <table:table-cell table:style-name="ce97" table:formula="oooc:=SUMPRODUCT([.L3:.L14];[.C25:.C36])/SUM([.L3:.L14])" office:value-type="float" office:value="95.5">
            <text:p>96</text:p>
          </table:table-cell>
          <table:table-cell table:style-name="ce97" table:formula="oooc:=SUMPRODUCT([.M3:.M14];[.C25:.C36])/SUM([.M3:.M14])" office:value-type="float" office:value="99.5">
            <text:p>100</text:p>
          </table:table-cell>
          <table:table-cell table:style-name="ce97" table:formula="oooc:=SUMPRODUCT([.N3:.N14];[.C25:.C36])/SUM([.N3:.N14])" office:value-type="float" office:value="99.125">
            <text:p>99</text:p>
          </table:table-cell>
          <table:table-cell table:style-name="ce97" table:formula="oooc:=SUMPRODUCT([.O3:.O14];[.C25:.C36])/SUM([.O3:.O14])" office:value-type="float" office:value="103">
            <text:p>103</text:p>
          </table:table-cell>
          <table:table-cell table:style-name="ce97" table:formula="oooc:=SUMPRODUCT([.P3:.P14];[.C25:.C36])/SUM([.P3:.P14])" office:value-type="float" office:value="99.0769230769231">
            <text:p>99</text:p>
          </table:table-cell>
          <table:table-cell table:style-name="ce97" table:formula="oooc:=SUMPRODUCT([.Q3:.Q14];[.C25:.C36])/SUM([.Q3:.Q14])" office:value-type="float" office:value="101.6">
            <text:p>102</text:p>
          </table:table-cell>
          <table:table-cell table:style-name="ce97" table:formula="oooc:=SUMPRODUCT([.R3:.R14];[.C25:.C36])/SUM([.R3:.R14])" office:value-type="float" office:value="104.6">
            <text:p>105</text:p>
          </table:table-cell>
          <table:table-cell table:style-name="ce97" table:formula="oooc:=SUMPRODUCT([.S3:.S14];[.C25:.C36])/SUM([.S3:.S14])" office:value-type="float" office:value="107.666666666667">
            <text:p>108</text:p>
          </table:table-cell>
          <table:table-cell table:style-name="ce97" table:formula="oooc:=SUMPRODUCT([.T3:.T14];[.C25:.C36])/SUM([.T3:.T14])" office:value-type="float" office:value="111.307692307692">
            <text:p>111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Yosenabe">
            <text:p>Yosenabe</text:p>
          </table:table-cell>
          <table:table-cell table:formula="oooc:=[.H13]+COUNT([.B13:.G13])*25" office:value-type="float" office:value="125">
            <text:p>125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3">
            <text:p>143</text:p>
          </table:table-cell>
          <table:table-cell table:formula="oooc:=AVERAGE([.B35:.C35])" office:value-type="float" office:value="134">
            <text:p>134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Temaki Zushi">
            <text:p>Temaki Zushi</text:p>
          </table:table-cell>
          <table:table-cell table:formula="oooc:=[.H14]+COUNT([.B14:.G14])*25" office:value-type="float" office:value="125">
            <text:p>125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3">
            <text:p>143</text:p>
          </table:table-cell>
          <table:table-cell table:formula="oooc:=AVERAGE([.B36:.C36])" office:value-type="float" office:value="134">
            <text:p>134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50"/>
          <table:table-cell table:style-name="ce153" table:number-columns-repeated="4"/>
          <table:table-cell table:style-name="ce153" office:value-type="float" office:value="5">
            <text:p>5</text:p>
          </table:table-cell>
          <table:table-cell table:style-name="ce153"/>
          <table:table-cell table:style-name="ce153" office:value-type="float" office:value="3">
            <text:p>3</text:p>
          </table:table-cell>
          <table:table-cell table:style-name="ce153" office:value-type="float" office:value="4">
            <text:p>4</text:p>
          </table:table-cell>
          <table:table-cell table:style-name="ce154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51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52"/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5">
            <text:p>5</text:p>
          </table:table-cell>
          <table:table-cell table:style-name="ce148" table:number-columns-repeated="4"/>
          <table:table-cell table:style-name="ce148" office:value-type="float" office:value="2">
            <text:p>2</text:p>
          </table:table-cell>
          <table:table-cell table:style-name="ce156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55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51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51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51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 table:number-columns-repeated="5"/>
          <table:table-cell table:style-name="ce156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55" office:value-type="float" office:value="1">
            <text:p>1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table:number-columns-repeated="3"/>
          <table:table-cell table:style-name="ce148" office:value-type="float" office:value="3">
            <text:p>3</text:p>
          </table:table-cell>
          <table:table-cell table:style-name="ce156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6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meat</text:p>
          </table:table-cell>
          <table:table-cell table:style-name="ce77" office:value-type="string">
            <text:p>chili-pepper</text:p>
          </table:table-cell>
          <table:table-cell table:style-name="ce121" office:value-type="string">
            <text:p>lime</text:p>
          </table:table-cell>
          <table:table-cell table:style-name="ce121" office:value-type="string">
            <text:p>mango</text:p>
          </table:table-cell>
          <table:table-cell table:style-name="ce121" office:value-type="string">
            <text:p>shoyu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Shrimp Soup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4" table:style-name="ce159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57" office:value-type="string">
            <text:p>Spicy Shrimps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7">
            <text:p>7</text:p>
          </table:table-cell>
          <table:table-cell table:number-columns-repeated="3" table:style-name="ce159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Hulihuli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Mui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58" office:value-type="float" office:value="9">
            <text:p>9</text:p>
          </table:table-cell>
          <table:table-cell table:style-name="ce159"/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Mango Mui">
            <text:p>Mango Mui</text:p>
          </table:table-cell>
          <table:table-cell table:number-columns-repeated="3"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office:value-type="float" office:value="1">
            <text:p>1</text:p>
          </table:table-cell>
          <table:table-cell table:number-columns-repeated="2" table:style-name="ce162"/>
          <table:table-cell table:style-name="ce162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Wonton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25" table:formula="oooc:=SUM([.B7:.G7])" office:value-type="float" office:value="21">
            <text:p>21</text:p>
          </table:table-cell>
          <table:table-cell/>
          <table:table-cell table:style-name="ce127" table:formula="oooc:=[.A7]" office:value-type="string" office:string-value="Wonton">
            <text:p>Wonton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number-columns-repeated="2" table:style-name="ce163"/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75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Shrimp Canton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25" table:formula="oooc:=SUM([.B8:.G8])" office:value-type="float" office:value="21">
            <text:p>21</text:p>
          </table:table-cell>
          <table:table-cell/>
          <table:table-cell table:style-name="ce73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Lime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number-columns-repeated="2" table:style-name="ce159"/>
          <table:table-cell table:style-name="ce125" table:formula="oooc:=SUM([.B9:.G9])" office:value-type="float" office:value="21">
            <text:p>21</text:p>
          </table:table-cell>
          <table:table-cell/>
          <table:table-cell table:style-name="ce73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Salsa</text:p>
          </table:table-cell>
          <table:table-cell table:number-columns-repeated="2" table:style-name="ce158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8"/>
          <table:table-cell table:style-name="ce125" table:formula="oooc:=SUM([.B10:.G10])" office:value-type="float" office:value="21">
            <text:p>21</text:p>
          </table:table-cell>
          <table:table-cell/>
          <table:table-cell table:style-name="ce73" table:formula="oooc:=[.A10]" office:value-type="string" office:string-value="Mango Salsa">
            <text:p>Mango Salsa</text:p>
          </table:table-cell>
          <table:table-cell table:number-columns-repeated="6" table:style-name="ce162"/>
          <table:table-cell table:style-name="ce162" office:value-type="float" office:value="3">
            <text:p>3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Laulau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58"/>
          <table:table-cell table:style-name="ce158" office:value-type="float" office:value="6">
            <text:p>6</text:p>
          </table:table-cell>
          <table:table-cell table:style-name="ce125" table:formula="oooc:=SUM([.B11:.G11])" office:value-type="float" office:value="26">
            <text:p>26</text:p>
          </table:table-cell>
          <table:table-cell/>
          <table:table-cell table:style-name="ce127" table:formula="oooc:=[.A11]" office:value-type="string" office:string-value="Chicken Laulau">
            <text:p>Chicken Laulau</text:p>
          </table:table-cell>
          <table:table-cell table:number-columns-repeated="4" table:style-name="ce163"/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75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Shrimp Mango Salad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number-columns-repeated="2"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style-name="ce125" table:formula="oooc:=SUM([.B12:.G12])" office:value-type="float" office:value="26">
            <text:p>26</text:p>
          </table:table-cell>
          <table:table-cell/>
          <table:table-cell table:style-name="ce73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75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Pipikaula</text:p>
          </table:table-cell>
          <table:table-cell table:style-name="ce159"/>
          <table:table-cell table:number-columns-repeated="2"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25" table:formula="oooc:=SUM([.B13:.G13])" office:value-type="float" office:value="26">
            <text:p>26</text:p>
          </table:table-cell>
          <table:table-cell/>
          <table:table-cell table:style-name="ce73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Mango Chicken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25" table:formula="oooc:=SUM([.B14:.G14])" office:value-type="float" office:value="26">
            <text:p>26</text:p>
          </table:table-cell>
          <table:table-cell/>
          <table:table-cell table:style-name="ce73" table:formula="oooc:=[.A14]" office:value-type="string" office:string-value="Mango Chicken">
            <text:p>Mango Chicken</text:p>
          </table:table-cell>
          <table:table-cell table:number-columns-repeated="5" table:style-name="ce162"/>
          <table:table-cell table:number-columns-repeated="3"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3">
            <text:p>43</text:p>
          </table:table-cell>
          <table:table-cell table:style-name="ce120" table:formula="oooc:=SUM([.C3:.C14])" office:value-type="float" office:value="55">
            <text:p>55</text:p>
          </table:table-cell>
          <table:table-cell table:style-name="ce120" table:formula="oooc:=SUM([.D3:.D14])" office:value-type="float" office:value="38">
            <text:p>38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9">
            <text:p>39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20.6666666666667">
            <text:p>20,67</text:p>
          </table:table-cell>
          <table:table-cell/>
          <table:table-cell table:style-name="ce128" office:value-type="string">
            <text:p>total recipes</text:p>
          </table:table-cell>
          <table:table-cell table:style-name="ce164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64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64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64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64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64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64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64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64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64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5" table:formula="oooc:=IF([.K17]=[.K15];1;0)" office:value-type="float" office:value="1">
            <text:p>1</text:p>
          </table:table-cell>
          <table:table-cell table:style-name="ce165" table:formula="oooc:=IF([.L17]=[.L15];1;0)" office:value-type="float" office:value="1">
            <text:p>1</text:p>
          </table:table-cell>
          <table:table-cell table:style-name="ce165" table:formula="oooc:=IF([.M17]=[.M15];1;0)" office:value-type="float" office:value="1">
            <text:p>1</text:p>
          </table:table-cell>
          <table:table-cell table:style-name="ce165" table:formula="oooc:=IF([.N17]=[.N15];1;0)" office:value-type="float" office:value="1">
            <text:p>1</text:p>
          </table:table-cell>
          <table:table-cell table:style-name="ce165" table:formula="oooc:=IF([.O17]=[.O15];1;0)" office:value-type="float" office:value="1">
            <text:p>1</text:p>
          </table:table-cell>
          <table:table-cell table:style-name="ce165" table:formula="oooc:=IF([.P17]=[.P15];1;0)" office:value-type="float" office:value="1">
            <text:p>1</text:p>
          </table:table-cell>
          <table:table-cell table:style-name="ce165" table:formula="oooc:=IF([.Q17]=[.Q15];1;0)" office:value-type="float" office:value="1">
            <text:p>1</text:p>
          </table:table-cell>
          <table:table-cell table:style-name="ce165" table:formula="oooc:=IF([.R17]=[.R15];1;0)" office:value-type="float" office:value="1">
            <text:p>1</text:p>
          </table:table-cell>
          <table:table-cell table:style-name="ce165" table:formula="oooc:=IF([.S17]=[.S15];1;0)" office:value-type="float" office:value="1">
            <text:p>1</text:p>
          </table:table-cell>
          <table:table-cell table:style-name="ce165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 AND             ([.L3]&gt;0);1;0)+IF((SUM([.K4:.K4])=0)             AND             ([.L4]&gt;0);1;0)+IF((SUM([.K5:.K5])=0)             AND             ([.L5]&gt;0);1;0)+IF((SUM([.K6:.K6])=0)             AND             ([.L6]&gt;0);1;0)+IF((SUM([.K7:.K7])=0)             AND             ([.L7]&gt;0);1;0)+IF((SUM([.K8:.K8])=0)             AND             ([.L8]&gt;0);1;0)+IF((SUM([.K9:.K9])=0)             AND             ([.L9]&gt;0);1;0)+IF((SUM([.K10:.K10])=0)             AND             ([.L10]&gt;0);1;0)+IF((SUM([.K11:.K11])=0)             AND             ([.L11]&gt;0);1;0)+IF((SUM([.K12:.K12])=0)             AND             ([.L12]&gt;0);1;0)+IF((SUM([.K13:.K13])=0)             AND             ([.L13]&gt;0);1;0)+IF((SUM([.K14:.K14])=0)             AND             ([.L14]&gt;0);1;0)" office:value-type="float" office:value="2">
            <text:p>2</text:p>
          </table:table-cell>
          <table:table-cell table:style-name="ce75" table:formula="oooc:=IF((SUM([.K3:.L3])=0)             AND             ([.M3]&gt;0);1;0)+IF((SUM([.K4:.L4])=0)             AND             ([.M4]&gt;0);1;0)+IF((SUM([.K5:.L5])=0)             AND             ([.M5]&gt;0);1;0)+IF((SUM([.K6:.L6])=0)             AND             ([.M6]&gt;0);1;0)+IF((SUM([.K7:.L7])=0)             AND             ([.M7]&gt;0);1;0)+IF((SUM([.K8:.L8])=0)             AND             ([.M8]&gt;0);1;0)+IF((SUM([.K9:.L9])=0)             AND             ([.M9]&gt;0);1;0)+IF((SUM([.K10:.L10])=0)             AND             ([.M10]&gt;0);1;0)+IF((SUM([.K11:.L11])=0)             AND             ([.M11]&gt;0);1;0)+IF((SUM([.K12:.L12])=0)             AND             ([.M12]&gt;0);1;0)+IF((SUM([.K13:.L13])=0)             AND             ([.M13]&gt;0);1;0)+IF((SUM([.K14:.L14])=0)             AND             ([.M14]&gt;0);1;0)" office:value-type="float" office:value="2">
            <text:p>2</text:p>
          </table:table-cell>
          <table:table-cell table:style-name="ce75" table:formula="oooc:=IF((SUM([.K3:.M3])=0)             AND             ([.N3]&gt;0);1;0)+IF((SUM([.K4:.M4])=0)             AND             ([.N4]&gt;0);1;0)+IF((SUM([.K5:.M5])=0)             AND             ([.N5]&gt;0);1;0)+IF((SUM([.K6:.M6])=0)             AND             ([.N6]&gt;0);1;0)+IF((SUM([.K7:.M7])=0)             AND             ([.N7]&gt;0);1;0)+IF((SUM([.K8:.M8])=0)             AND             ([.N8]&gt;0);1;0)+IF((SUM([.K9:.M9])=0)             AND             ([.N9]&gt;0);1;0)+IF((SUM([.K10:.M10])=0)             AND             ([.N10]&gt;0);1;0)+IF((SUM([.K11:.M11])=0)             AND             ([.N11]&gt;0);1;0)+IF((SUM([.K12:.M12])=0)             AND             ([.N12]&gt;0);1;0)+IF((SUM([.K13:.M13])=0)             AND             ([.N13]&gt;0);1;0)+IF((SUM([.K14:.M14])=0)             AND             ([.N14]&gt;0);1;0)" office:value-type="float" office:value="2">
            <text:p>2</text:p>
          </table:table-cell>
          <table:table-cell table:style-name="ce75" table:formula="oooc:=IF((SUM([.K3:.N3])=0)             AND             ([.O3]&gt;0);1;0)+IF((SUM([.K4:.N4])=0)             AND             ([.O4]&gt;0);1;0)+IF((SUM([.K5:.N5])=0)             AND             ([.O5]&gt;0);1;0)+IF((SUM([.K6:.N6])=0)             AND             ([.O6]&gt;0);1;0)+IF((SUM([.K7:.N7])=0)             AND             ([.O7]&gt;0);1;0)+IF((SUM([.K8:.N8])=0)             AND             ([.O8]&gt;0);1;0)+IF((SUM([.K9:.N9])=0)             AND             ([.O9]&gt;0);1;0)+IF((SUM([.K10:.N10])=0)             AND             ([.O10]&gt;0);1;0)+IF((SUM([.K11:.N11])=0)             AND             ([.O11]&gt;0);1;0)+IF((SUM([.K12:.N12])=0)             AND             ([.O12]&gt;0);1;0)+IF((SUM([.K13:.N13])=0)             AND             ([.O13]&gt;0);1;0)+IF((SUM([.K14:.N14])=0)             AND             ([.O14]&gt;0);1;0)" office:value-type="float" office:value="2">
            <text:p>2</text:p>
          </table:table-cell>
          <table:table-cell table:style-name="ce75" table:formula="oooc:=IF((SUM([.K3:.O3])=0)             AND             ([.P3]&gt;0);1;0)+IF((SUM([.K4:.O4])=0)             AND             ([.P4]&gt;0);1;0)+IF((SUM([.K5:.O5])=0)             AND             ([.P5]&gt;0);1;0)+IF((SUM([.K6:.O6])=0)             AND             ([.P6]&gt;0);1;0)+IF((SUM([.K7:.O7])=0)             AND             ([.P7]&gt;0);1;0)+IF((SUM([.K8:.O8])=0)             AND             ([.P8]&gt;0);1;0)+IF((SUM([.K9:.O9])=0)             AND             ([.P9]&gt;0);1;0)+IF((SUM([.K10:.O10])=0)             AND             ([.P10]&gt;0);1;0)+IF((SUM([.K11:.O11])=0)             AND             ([.P11]&gt;0);1;0)+IF((SUM([.K12:.O12])=0)             AND             ([.P12]&gt;0);1;0)+IF((SUM([.K13:.O13])=0)             AND             ([.P13]&gt;0);1;0)+IF((SUM([.K14:.O14])=0)             AND             ([.P14]&gt;0);1;0)" office:value-type="float" office:value="1">
            <text:p>1</text:p>
          </table:table-cell>
          <table:table-cell table:style-name="ce75" table:formula="oooc:=IF((SUM([.K3:.P3])=0)             AND             ([.Q3]&gt;0);1;0)+IF((SUM([.K4:.P4])=0)             AND             ([.Q4]&gt;0);1;0)+IF((SUM([.K5:.P5])=0)             AND             ([.Q5]&gt;0);1;0)+IF((SUM([.K6:.P6])=0)             AND             ([.Q6]&gt;0);1;0)+IF((SUM([.K7:.P7])=0)             AND             ([.Q7]&gt;0);1;0)+IF((SUM([.K8:.P8])=0)             AND             ([.Q8]&gt;0);1;0)+IF((SUM([.K9:.P9])=0)             AND             ([.Q9]&gt;0);1;0)+IF((SUM([.K10:.P10])=0)             AND             ([.Q10]&gt;0);1;0)+IF((SUM([.K11:.P11])=0)             AND             ([.Q11]&gt;0);1;0)+IF((SUM([.K12:.P12])=0)             AND             ([.Q12]&gt;0);1;0)+IF((SUM([.K13:.P13])=0)             AND             ([.Q13]&gt;0);1;0)+IF((SUM([.K14:.P14])=0)             AND             ([.Q14]&gt;0);1;0)" office:value-type="float" office:value="1">
            <text:p>1</text:p>
          </table:table-cell>
          <table:table-cell table:style-name="ce75" table:formula="oooc:=IF((SUM([.K3:.Q3])=0)             AND             ([.R3]&gt;0);1;0)+IF((SUM([.K4:.Q4])=0)             AND             ([.R4]&gt;0);1;0)+IF((SUM([.K5:.Q5])=0)             AND             ([.R5]&gt;0);1;0)+IF((SUM([.K6:.Q6])=0)             AND             ([.R6]&gt;0);1;0)+IF((SUM([.K7:.Q7])=0)             AND             ([.R7]&gt;0);1;0)+IF((SUM([.K8:.Q8])=0)             AND             ([.R8]&gt;0);1;0)+IF((SUM([.K9:.Q9])=0)             AND             ([.R9]&gt;0);1;0)+IF((SUM([.K10:.Q10])=0)             AND             ([.R10]&gt;0);1;0)+IF((SUM([.K11:.Q11])=0)             AND             ([.R11]&gt;0);1;0)+IF((SUM([.K12:.Q12])=0)             AND             ([.R12]&gt;0);1;0)+IF((SUM([.K13:.Q13])=0)             AND             ([.R13]&gt;0);1;0)+IF((SUM([.K14:.Q14])=0)             AND             ([.R14]&gt;0);1;0)" office:value-type="float" office:value="0">
            <text:p>0</text:p>
          </table:table-cell>
          <table:table-cell table:style-name="ce75" table:formula="oooc:=IF((SUM([.K3:.R3])=0)             AND             ([.S3]&gt;0);1;0)+IF((SUM([.K4:.R4])=0)             AND             ([.S4]&gt;0);1;0)+IF((SUM([.K5:.R5])=0)             AND             ([.S5]&gt;0);1;0)+IF((SUM([.K6:.R6])=0)             AND             ([.S6]&gt;0);1;0)+IF((SUM([.K7:.R7])=0)             AND             ([.S7]&gt;0);1;0)+IF((SUM([.K8:.R8])=0)             AND             ([.S8]&gt;0);1;0)+IF((SUM([.K9:.R9])=0)             AND             ([.S9]&gt;0);1;0)+IF((SUM([.K10:.R10])=0)             AND             ([.S10]&gt;0);1;0)+IF((SUM([.K11:.R11])=0)             AND             ([.S11]&gt;0);1;0)+IF((SUM([.K12:.R12])=0)             AND             ([.S12]&gt;0);1;0)+IF((SUM([.K13:.R13])=0)             AND             ([.S13]&gt;0);1;0)+IF((SUM([.K14:.R14])=0)             AND             ([.S14]&gt;0);1;0)" office:value-type="float" office:value="0">
            <text:p>0</text:p>
          </table:table-cell>
          <table:table-cell table:style-name="ce75" table:formula="oooc:=IF((SUM([.K3:.S3])=0)             AND             ([.T3]&gt;0);1;0)+IF((SUM([.K4:.S4])=0)             AND             ([.T4]&gt;0);1;0)+IF((SUM([.K5:.S5])=0)             AND             ([.T5]&gt;0);1;0)+IF((SUM([.K6:.S6])=0)             AND             ([.T6]&gt;0);1;0)+IF((SUM([.K7:.S7])=0)             AND             ([.T7]&gt;0);1;0)+IF((SUM([.K8:.S8])=0)             AND             ([.T8]&gt;0);1;0)+IF((SUM([.K9:.S9])=0)             AND             ([.T9]&gt;0);1;0)+IF((SUM([.K10:.S10])=0)             AND             ([.T10]&gt;0);1;0)+IF((SUM([.K11:.S11])=0)             AND             ([.T11]&gt;0);1;0)+IF((SUM([.K12:.S12])=0)             AND             ([.T12]&gt;0);1;0)+IF((SUM([.K13:.S13])=0)             AND             ([.T13]&gt;0);1;0)+IF((SUM([.K14:.S14])=0)             AND 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5 – Hawai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90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hicken Shrimp Soup">
            <text:p>Chicken Shrimp Soup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9">
            <text:p>79</text:p>
          </table:table-cell>
          <table:table-cell table:formula="oooc:=AVERAGE([.B25:.C25])" office:value-type="float" office:value="72">
            <text:p>72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picy Shrimps">
            <text:p>Spicy Shrimps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Hulihuli Chicken">
            <text:p>Hulihuli Chicken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Mango Mui">
            <text:p>Mango Mui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65" table:formula="oooc:=IF([.K27]=[.K26];1;0)" office:value-type="float" office:value="1">
            <text:p>1</text:p>
          </table:table-cell>
          <table:table-cell table:style-name="ce165" table:formula="oooc:=IF([.L27]=[.L26];1;0)" office:value-type="float" office:value="1">
            <text:p>1</text:p>
          </table:table-cell>
          <table:table-cell table:style-name="ce165" table:formula="oooc:=IF([.M27]=[.M26];1;0)" office:value-type="float" office:value="1">
            <text:p>1</text:p>
          </table:table-cell>
          <table:table-cell table:style-name="ce165" table:formula="oooc:=IF([.N27]=[.N26];1;0)" office:value-type="float" office:value="1">
            <text:p>1</text:p>
          </table:table-cell>
          <table:table-cell table:style-name="ce165" table:formula="oooc:=IF([.O27]=[.O26];1;0)" office:value-type="float" office:value="1">
            <text:p>1</text:p>
          </table:table-cell>
          <table:table-cell table:style-name="ce165" table:formula="oooc:=IF([.P27]=[.P26];1;0)" office:value-type="float" office:value="1">
            <text:p>1</text:p>
          </table:table-cell>
          <table:table-cell table:style-name="ce165" table:formula="oooc:=IF([.Q27]=[.Q26];1;0)" office:value-type="float" office:value="1">
            <text:p>1</text:p>
          </table:table-cell>
          <table:table-cell table:style-name="ce165" table:formula="oooc:=IF([.R27]=[.R26];1;0)" office:value-type="float" office:value="1">
            <text:p>1</text:p>
          </table:table-cell>
          <table:table-cell table:style-name="ce165" table:formula="oooc:=IF([.S27]=[.S26];1;0)" office:value-type="float" office:value="1">
            <text:p>1</text:p>
          </table:table-cell>
          <table:table-cell table:style-name="ce165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Wonton">
            <text:p>Wonton</text:p>
          </table:table-cell>
          <table:table-cell table:formula="oooc:=[.H7]+COUNT([.B7:.G7])*25" office:value-type="float" office:value="96">
            <text:p>96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4">
            <text:p>114</text:p>
          </table:table-cell>
          <table:table-cell table:formula="oooc:=AVERAGE([.B29:.C29])" office:value-type="float" office:value="105">
            <text:p>105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Shrimp Canton">
            <text:p>Shrimp Canton</text:p>
          </table:table-cell>
          <table:table-cell table:formula="oooc:=[.H8]+COUNT([.B8:.G8])*25" office:value-type="float" office:value="96">
            <text:p>96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4">
            <text:p>114</text:p>
          </table:table-cell>
          <table:table-cell table:formula="oooc:=AVERAGE([.B30:.C30])" office:value-type="float" office:value="105">
            <text:p>105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6">
            <text:p>126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100" table:formula="oooc:=IF((SUM([.K3:.K3])=0)           AND           ([.L3]&gt;0);&quot;'&quot;&amp;[.J3]&amp;&quot;', &quot;;&quot;&quot;)&amp;IF((SUM([.K4:.K4])=0)           AND           ([.L4]&gt;0);&quot;'&quot;&amp;[.J4]&amp;&quot;', &quot;;&quot;&quot;)&amp;IF((SUM([.K5:.K5])=0)           AND           ([.L5]&gt;0);&quot;'&quot;&amp;[.J5]&amp;&quot;', &quot;;&quot;&quot;)&amp;IF((SUM([.K6:.K6])=0)           AND           ([.L6]&gt;0);&quot;'&quot;&amp;[.J6]&amp;&quot;', &quot;;&quot;&quot;)&amp;IF((SUM([.K7:.K7])=0)           AND           ([.L7]&gt;0);&quot;'&quot;&amp;[.J7]&amp;&quot;', &quot;;&quot;&quot;)&amp;IF((SUM([.K8:.K8])=0)           AND           ([.L8]&gt;0);&quot;'&quot;&amp;[.J8]&amp;&quot;', &quot;;&quot;&quot;)&amp;IF((SUM([.K9:.K9])=0)           AND           ([.L9]&gt;0);&quot;'&quot;&amp;[.J9]&amp;&quot;', &quot;;&quot;&quot;)&amp;IF((SUM([.K10:.K10])=0)           AND           ([.L10]&gt;0);&quot;'&quot;&amp;[.J10]&amp;&quot;', &quot;;&quot;&quot;)&amp;IF((SUM([.K11:.K11])=0)           AND           ([.L11]&gt;0);&quot;'&quot;&amp;[.J11]&amp;&quot;', &quot;;&quot;&quot;)&amp;IF((SUM([.K12:.K12])=0)           AND           ([.L12]&gt;0);&quot;'&quot;&amp;[.J12]&amp;&quot;', &quot;;&quot;&quot;)&amp;IF((SUM([.K13:.K13])=0)           AND           ([.L13]&gt;0);&quot;'&quot;&amp;[.J13]&amp;&quot;', &quot;;&quot;&quot;)&amp;IF((SUM([.K14:.K14])=0)           AND         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81" table:formula="oooc:=IF((SUM([.K3:.L3])=0)           AND           ([.M3]&gt;0);&quot;'&quot;&amp;[.J3]&amp;&quot;', &quot;;&quot;&quot;)&amp;IF((SUM([.K4:.L4])=0)           AND           ([.M4]&gt;0);&quot;'&quot;&amp;[.J4]&amp;&quot;', &quot;;&quot;&quot;)&amp;IF((SUM([.K5:.L5])=0)           AND           ([.M5]&gt;0);&quot;'&quot;&amp;[.J5]&amp;&quot;', &quot;;&quot;&quot;)&amp;IF((SUM([.K6:.L6])=0)           AND           ([.M6]&gt;0);&quot;'&quot;&amp;[.J6]&amp;&quot;', &quot;;&quot;&quot;)&amp;IF((SUM([.K7:.L7])=0)           AND           ([.M7]&gt;0);&quot;'&quot;&amp;[.J7]&amp;&quot;', &quot;;&quot;&quot;)&amp;IF((SUM([.K8:.L8])=0)           AND           ([.M8]&gt;0);&quot;'&quot;&amp;[.J8]&amp;&quot;', &quot;;&quot;&quot;)&amp;IF((SUM([.K9:.L9])=0)           AND           ([.M9]&gt;0);&quot;'&quot;&amp;[.J9]&amp;&quot;', &quot;;&quot;&quot;)&amp;IF((SUM([.K10:.L10])=0)           AND           ([.M10]&gt;0);&quot;'&quot;&amp;[.J10]&amp;&quot;', &quot;;&quot;&quot;)&amp;IF((SUM([.K11:.L11])=0)           AND           ([.M11]&gt;0);&quot;'&quot;&amp;[.J11]&amp;&quot;', &quot;;&quot;&quot;)&amp;IF((SUM([.K12:.L12])=0)           AND           ([.M12]&gt;0);&quot;'&quot;&amp;[.J12]&amp;&quot;', &quot;;&quot;&quot;)&amp;IF((SUM([.K13:.L13])=0)           AND           ([.M13]&gt;0);&quot;'&quot;&amp;[.J13]&amp;&quot;', &quot;;&quot;&quot;)&amp;IF((SUM([.K14:.L14])=0)           AND         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81" table:formula="oooc:=IF((SUM([.K3:.M3])=0)           AND           ([.N3]&gt;0);&quot;'&quot;&amp;[.J3]&amp;&quot;', &quot;;&quot;&quot;)&amp;IF((SUM([.K4:.M4])=0)           AND           ([.N4]&gt;0);&quot;'&quot;&amp;[.J4]&amp;&quot;', &quot;;&quot;&quot;)&amp;IF((SUM([.K5:.M5])=0)           AND           ([.N5]&gt;0);&quot;'&quot;&amp;[.J5]&amp;&quot;', &quot;;&quot;&quot;)&amp;IF((SUM([.K6:.M6])=0)           AND           ([.N6]&gt;0);&quot;'&quot;&amp;[.J6]&amp;&quot;', &quot;;&quot;&quot;)&amp;IF((SUM([.K7:.M7])=0)           AND           ([.N7]&gt;0);&quot;'&quot;&amp;[.J7]&amp;&quot;', &quot;;&quot;&quot;)&amp;IF((SUM([.K8:.M8])=0)           AND           ([.N8]&gt;0);&quot;'&quot;&amp;[.J8]&amp;&quot;', &quot;;&quot;&quot;)&amp;IF((SUM([.K9:.M9])=0)           AND           ([.N9]&gt;0);&quot;'&quot;&amp;[.J9]&amp;&quot;', &quot;;&quot;&quot;)&amp;IF((SUM([.K10:.M10])=0)           AND           ([.N10]&gt;0);&quot;'&quot;&amp;[.J10]&amp;&quot;', &quot;;&quot;&quot;)&amp;IF((SUM([.K11:.M11])=0)           AND           ([.N11]&gt;0);&quot;'&quot;&amp;[.J11]&amp;&quot;', &quot;;&quot;&quot;)&amp;IF((SUM([.K12:.M12])=0)           AND           ([.N12]&gt;0);&quot;'&quot;&amp;[.J12]&amp;&quot;', &quot;;&quot;&quot;)&amp;IF((SUM([.K13:.M13])=0)           AND           ([.N13]&gt;0);&quot;'&quot;&amp;[.J13]&amp;&quot;', &quot;;&quot;&quot;)&amp;IF((SUM([.K14:.M14])=0)           AND         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81" table:formula="oooc:=IF((SUM([.K3:.N3])=0)           AND           ([.O3]&gt;0);&quot;'&quot;&amp;[.J3]&amp;&quot;', &quot;;&quot;&quot;)&amp;IF((SUM([.K4:.N4])=0)           AND           ([.O4]&gt;0);&quot;'&quot;&amp;[.J4]&amp;&quot;', &quot;;&quot;&quot;)&amp;IF((SUM([.K5:.N5])=0)           AND           ([.O5]&gt;0);&quot;'&quot;&amp;[.J5]&amp;&quot;', &quot;;&quot;&quot;)&amp;IF((SUM([.K6:.N6])=0)           AND           ([.O6]&gt;0);&quot;'&quot;&amp;[.J6]&amp;&quot;', &quot;;&quot;&quot;)&amp;IF((SUM([.K7:.N7])=0)           AND           ([.O7]&gt;0);&quot;'&quot;&amp;[.J7]&amp;&quot;', &quot;;&quot;&quot;)&amp;IF((SUM([.K8:.N8])=0)           AND           ([.O8]&gt;0);&quot;'&quot;&amp;[.J8]&amp;&quot;', &quot;;&quot;&quot;)&amp;IF((SUM([.K9:.N9])=0)           AND           ([.O9]&gt;0);&quot;'&quot;&amp;[.J9]&amp;&quot;', &quot;;&quot;&quot;)&amp;IF((SUM([.K10:.N10])=0)           AND           ([.O10]&gt;0);&quot;'&quot;&amp;[.J10]&amp;&quot;', &quot;;&quot;&quot;)&amp;IF((SUM([.K11:.N11])=0)           AND           ([.O11]&gt;0);&quot;'&quot;&amp;[.J11]&amp;&quot;', &quot;;&quot;&quot;)&amp;IF((SUM([.K12:.N12])=0)           AND           ([.O12]&gt;0);&quot;'&quot;&amp;[.J12]&amp;&quot;', &quot;;&quot;&quot;)&amp;IF((SUM([.K13:.N13])=0)           AND           ([.O13]&gt;0);&quot;'&quot;&amp;[.J13]&amp;&quot;', &quot;;&quot;&quot;)&amp;IF((SUM([.K14:.N14])=0)           AND         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81" table:formula="oooc:=IF((SUM([.K3:.O3])=0)           AND           ([.P3]&gt;0);&quot;'&quot;&amp;[.J3]&amp;&quot;', &quot;;&quot;&quot;)&amp;IF((SUM([.K4:.O4])=0)           AND           ([.P4]&gt;0);&quot;'&quot;&amp;[.J4]&amp;&quot;', &quot;;&quot;&quot;)&amp;IF((SUM([.K5:.O5])=0)           AND           ([.P5]&gt;0);&quot;'&quot;&amp;[.J5]&amp;&quot;', &quot;;&quot;&quot;)&amp;IF((SUM([.K6:.O6])=0)           AND           ([.P6]&gt;0);&quot;'&quot;&amp;[.J6]&amp;&quot;', &quot;;&quot;&quot;)&amp;IF((SUM([.K7:.O7])=0)           AND           ([.P7]&gt;0);&quot;'&quot;&amp;[.J7]&amp;&quot;', &quot;;&quot;&quot;)&amp;IF((SUM([.K8:.O8])=0)           AND           ([.P8]&gt;0);&quot;'&quot;&amp;[.J8]&amp;&quot;', &quot;;&quot;&quot;)&amp;IF((SUM([.K9:.O9])=0)           AND           ([.P9]&gt;0);&quot;'&quot;&amp;[.J9]&amp;&quot;', &quot;;&quot;&quot;)&amp;IF((SUM([.K10:.O10])=0)           AND           ([.P10]&gt;0);&quot;'&quot;&amp;[.J10]&amp;&quot;', &quot;;&quot;&quot;)&amp;IF((SUM([.K11:.O11])=0)           AND           ([.P11]&gt;0);&quot;'&quot;&amp;[.J11]&amp;&quot;', &quot;;&quot;&quot;)&amp;IF((SUM([.K12:.O12])=0)           AND           ([.P12]&gt;0);&quot;'&quot;&amp;[.J12]&amp;&quot;', &quot;;&quot;&quot;)&amp;IF((SUM([.K13:.O13])=0)           AND           ([.P13]&gt;0);&quot;'&quot;&amp;[.J13]&amp;&quot;', &quot;;&quot;&quot;)&amp;IF((SUM([.K14:.O14])=0)           AND           ([.P14]&gt;0);&quot;'&quot;&amp;[.J14]&amp;&quot;', &quot;;&quot;&quot;)" office:value-type="string" office:string-value="'Mango Chicken', ">
            <text:p>'Mango Chicken', </text:p>
          </table:table-cell>
          <table:table-cell table:style-name="ce81" table:formula="oooc:=IF((SUM([.K3:.P3])=0)           AND           ([.Q3]&gt;0);&quot;'&quot;&amp;[.J3]&amp;&quot;', &quot;;&quot;&quot;)&amp;IF((SUM([.K4:.P4])=0)           AND           ([.Q4]&gt;0);&quot;'&quot;&amp;[.J4]&amp;&quot;', &quot;;&quot;&quot;)&amp;IF((SUM([.K5:.P5])=0)           AND           ([.Q5]&gt;0);&quot;'&quot;&amp;[.J5]&amp;&quot;', &quot;;&quot;&quot;)&amp;IF((SUM([.K6:.P6])=0)           AND           ([.Q6]&gt;0);&quot;'&quot;&amp;[.J6]&amp;&quot;', &quot;;&quot;&quot;)&amp;IF((SUM([.K7:.P7])=0)           AND           ([.Q7]&gt;0);&quot;'&quot;&amp;[.J7]&amp;&quot;', &quot;;&quot;&quot;)&amp;IF((SUM([.K8:.P8])=0)           AND           ([.Q8]&gt;0);&quot;'&quot;&amp;[.J8]&amp;&quot;', &quot;;&quot;&quot;)&amp;IF((SUM([.K9:.P9])=0)           AND           ([.Q9]&gt;0);&quot;'&quot;&amp;[.J9]&amp;&quot;', &quot;;&quot;&quot;)&amp;IF((SUM([.K10:.P10])=0)           AND           ([.Q10]&gt;0);&quot;'&quot;&amp;[.J10]&amp;&quot;', &quot;;&quot;&quot;)&amp;IF((SUM([.K11:.P11])=0)           AND           ([.Q11]&gt;0);&quot;'&quot;&amp;[.J11]&amp;&quot;', &quot;;&quot;&quot;)&amp;IF((SUM([.K12:.P12])=0)           AND           ([.Q12]&gt;0);&quot;'&quot;&amp;[.J12]&amp;&quot;', &quot;;&quot;&quot;)&amp;IF((SUM([.K13:.P13])=0)           AND           ([.Q13]&gt;0);&quot;'&quot;&amp;[.J13]&amp;&quot;', &quot;;&quot;&quot;)&amp;IF((SUM([.K14:.P14])=0)           AND           ([.Q14]&gt;0);&quot;'&quot;&amp;[.J14]&amp;&quot;', &quot;;&quot;&quot;)" office:value-type="string" office:string-value="'Mango Salsa', ">
            <text:p>'Mango Salsa', </text:p>
          </table:table-cell>
          <table:table-cell table:style-name="ce81" table:formula="oooc:=IF((SUM([.K3:.Q3])=0)           AND           ([.R3]&gt;0);&quot;'&quot;&amp;[.J3]&amp;&quot;', &quot;;&quot;&quot;)&amp;IF((SUM([.K4:.Q4])=0)           AND           ([.R4]&gt;0);&quot;'&quot;&amp;[.J4]&amp;&quot;', &quot;;&quot;&quot;)&amp;IF((SUM([.K5:.Q5])=0)           AND           ([.R5]&gt;0);&quot;'&quot;&amp;[.J5]&amp;&quot;', &quot;;&quot;&quot;)&amp;IF((SUM([.K6:.Q6])=0)           AND           ([.R6]&gt;0);&quot;'&quot;&amp;[.J6]&amp;&quot;', &quot;;&quot;&quot;)&amp;IF((SUM([.K7:.Q7])=0)           AND           ([.R7]&gt;0);&quot;'&quot;&amp;[.J7]&amp;&quot;', &quot;;&quot;&quot;)&amp;IF((SUM([.K8:.Q8])=0)           AND           ([.R8]&gt;0);&quot;'&quot;&amp;[.J8]&amp;&quot;', &quot;;&quot;&quot;)&amp;IF((SUM([.K9:.Q9])=0)           AND           ([.R9]&gt;0);&quot;'&quot;&amp;[.J9]&amp;&quot;', &quot;;&quot;&quot;)&amp;IF((SUM([.K10:.Q10])=0)           AND           ([.R10]&gt;0);&quot;'&quot;&amp;[.J10]&amp;&quot;', &quot;;&quot;&quot;)&amp;IF((SUM([.K11:.Q11])=0)           AND           ([.R11]&gt;0);&quot;'&quot;&amp;[.J11]&amp;&quot;', &quot;;&quot;&quot;)&amp;IF((SUM([.K12:.Q12])=0)           AND           ([.R12]&gt;0);&quot;'&quot;&amp;[.J12]&amp;&quot;', &quot;;&quot;&quot;)&amp;IF((SUM([.K13:.Q13])=0)           AND           ([.R13]&gt;0);&quot;'&quot;&amp;[.J13]&amp;&quot;', &quot;;&quot;&quot;)&amp;IF((SUM([.K14:.Q14])=0)           AND           ([.R14]&gt;0);&quot;'&quot;&amp;[.J14]&amp;&quot;', &quot;;&quot;&quot;)">
            <text:p/>
          </table:table-cell>
          <table:table-cell table:style-name="ce81" table:formula="oooc:=IF((SUM([.K3:.R3])=0)           AND           ([.S3]&gt;0);&quot;'&quot;&amp;[.J3]&amp;&quot;', &quot;;&quot;&quot;)&amp;IF((SUM([.K4:.R4])=0)           AND           ([.S4]&gt;0);&quot;'&quot;&amp;[.J4]&amp;&quot;', &quot;;&quot;&quot;)&amp;IF((SUM([.K5:.R5])=0)           AND           ([.S5]&gt;0);&quot;'&quot;&amp;[.J5]&amp;&quot;', &quot;;&quot;&quot;)&amp;IF((SUM([.K6:.R6])=0)           AND           ([.S6]&gt;0);&quot;'&quot;&amp;[.J6]&amp;&quot;', &quot;;&quot;&quot;)&amp;IF((SUM([.K7:.R7])=0)           AND           ([.S7]&gt;0);&quot;'&quot;&amp;[.J7]&amp;&quot;', &quot;;&quot;&quot;)&amp;IF((SUM([.K8:.R8])=0)           AND           ([.S8]&gt;0);&quot;'&quot;&amp;[.J8]&amp;&quot;', &quot;;&quot;&quot;)&amp;IF((SUM([.K9:.R9])=0)           AND           ([.S9]&gt;0);&quot;'&quot;&amp;[.J9]&amp;&quot;', &quot;;&quot;&quot;)&amp;IF((SUM([.K10:.R10])=0)           AND           ([.S10]&gt;0);&quot;'&quot;&amp;[.J10]&amp;&quot;', &quot;;&quot;&quot;)&amp;IF((SUM([.K11:.R11])=0)           AND           ([.S11]&gt;0);&quot;'&quot;&amp;[.J11]&amp;&quot;', &quot;;&quot;&quot;)&amp;IF((SUM([.K12:.R12])=0)           AND           ([.S12]&gt;0);&quot;'&quot;&amp;[.J12]&amp;&quot;', &quot;;&quot;&quot;)&amp;IF((SUM([.K13:.R13])=0)           AND           ([.S13]&gt;0);&quot;'&quot;&amp;[.J13]&amp;&quot;', &quot;;&quot;&quot;)&amp;IF((SUM([.K14:.R14])=0)           AND           ([.S14]&gt;0);&quot;'&quot;&amp;[.J14]&amp;&quot;', &quot;;&quot;&quot;)">
            <text:p/>
          </table:table-cell>
          <table:table-cell table:style-name="ce81" table:formula="oooc:=IF((SUM([.K3:.S3])=0)           AND           ([.T3]&gt;0);&quot;'&quot;&amp;[.J3]&amp;&quot;', &quot;;&quot;&quot;)&amp;IF((SUM([.K4:.S4])=0)           AND           ([.T4]&gt;0);&quot;'&quot;&amp;[.J4]&amp;&quot;', &quot;;&quot;&quot;)&amp;IF((SUM([.K5:.S5])=0)           AND           ([.T5]&gt;0);&quot;'&quot;&amp;[.J5]&amp;&quot;', &quot;;&quot;&quot;)&amp;IF((SUM([.K6:.S6])=0)           AND           ([.T6]&gt;0);&quot;'&quot;&amp;[.J6]&amp;&quot;', &quot;;&quot;&quot;)&amp;IF((SUM([.K7:.S7])=0)           AND           ([.T7]&gt;0);&quot;'&quot;&amp;[.J7]&amp;&quot;', &quot;;&quot;&quot;)&amp;IF((SUM([.K8:.S8])=0)           AND           ([.T8]&gt;0);&quot;'&quot;&amp;[.J8]&amp;&quot;', &quot;;&quot;&quot;)&amp;IF((SUM([.K9:.S9])=0)           AND           ([.T9]&gt;0);&quot;'&quot;&amp;[.J9]&amp;&quot;', &quot;;&quot;&quot;)&amp;IF((SUM([.K10:.S10])=0)           AND           ([.T10]&gt;0);&quot;'&quot;&amp;[.J10]&amp;&quot;', &quot;;&quot;&quot;)&amp;IF((SUM([.K11:.S11])=0)           AND           ([.T11]&gt;0);&quot;'&quot;&amp;[.J11]&amp;&quot;', &quot;;&quot;&quot;)&amp;IF((SUM([.K12:.S12])=0)           AND           ([.T12]&gt;0);&quot;'&quot;&amp;[.J12]&amp;&quot;', &quot;;&quot;&quot;)&amp;IF((SUM([.K13:.S13])=0)           AND           ([.T13]&gt;0);&quot;'&quot;&amp;[.J13]&amp;&quot;', &quot;;&quot;&quot;)&amp;IF((SUM([.K14:.S14])=0)           AND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Lime Chicken">
            <text:p>Lime Chicken</text:p>
          </table:table-cell>
          <table:table-cell table:formula="oooc:=[.H9]+COUNT([.B9:.G9])*25" office:value-type="float" office:value="96">
            <text:p>96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4">
            <text:p>114</text:p>
          </table:table-cell>
          <table:table-cell table:formula="oooc:=AVERAGE([.B31:.C31])" office:value-type="float" office:value="105">
            <text:p>105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ango Salsa">
            <text:p>Mango Salsa</text:p>
          </table:table-cell>
          <table:table-cell table:formula="oooc:=[.H10]+COUNT([.B10:.G10])*25" office:value-type="float" office:value="96">
            <text:p>96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4">
            <text:p>114</text:p>
          </table:table-cell>
          <table:table-cell table:formula="oooc:=AVERAGE([.B32:.C32])" office:value-type="float" office:value="105">
            <text:p>105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6">
            <text:p>126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.4">
            <text:p>77</text:p>
          </table:table-cell>
          <table:table-cell table:style-name="ce97" table:formula="oooc:=SUMPRODUCT([.L3:.L14];[.B25:.B36])/SUM([.L3:.L14])" office:value-type="float" office:value="80.5">
            <text:p>81</text:p>
          </table:table-cell>
          <table:table-cell table:style-name="ce97" table:formula="oooc:=SUMPRODUCT([.M3:.M14];[.B25:.B36])/SUM([.M3:.M14])" office:value-type="float" office:value="83.4">
            <text:p>83</text:p>
          </table:table-cell>
          <table:table-cell table:style-name="ce97" table:formula="oooc:=SUMPRODUCT([.N3:.N14];[.B25:.B36])/SUM([.N3:.N14])" office:value-type="float" office:value="86.5">
            <text:p>87</text:p>
          </table:table-cell>
          <table:table-cell table:style-name="ce97" table:formula="oooc:=SUMPRODUCT([.O3:.O14];[.B25:.B36])/SUM([.O3:.O14])" office:value-type="float" office:value="88.8888888888889">
            <text:p>89</text:p>
          </table:table-cell>
          <table:table-cell table:style-name="ce97" table:formula="oooc:=SUMPRODUCT([.P3:.P14];[.B25:.B36])/SUM([.P3:.P14])" office:value-type="float" office:value="92.3333333333333">
            <text:p>92</text:p>
          </table:table-cell>
          <table:table-cell table:style-name="ce97" table:formula="oooc:=SUMPRODUCT([.Q3:.Q14];[.B25:.B36])/SUM([.Q3:.Q14])" office:value-type="float" office:value="91.875">
            <text:p>92</text:p>
          </table:table-cell>
          <table:table-cell table:style-name="ce97" table:formula="oooc:=SUMPRODUCT([.R3:.R14];[.B25:.B36])/SUM([.R3:.R14])" office:value-type="float" office:value="95.5555555555556">
            <text:p>96</text:p>
          </table:table-cell>
          <table:table-cell table:style-name="ce97" table:formula="oooc:=SUMPRODUCT([.S3:.S14];[.B25:.B36])/SUM([.S3:.S14])" office:value-type="float" office:value="95.625">
            <text:p>96</text:p>
          </table:table-cell>
          <table:table-cell table:style-name="ce97" table:formula="oooc:=SUMPRODUCT([.T3:.T14];[.B25:.B36])/SUM([.T3:.T14])" office:value-type="float" office:value="98.7">
            <text:p>99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hicken Laulau">
            <text:p>Chicken Laulau</text:p>
          </table:table-cell>
          <table:table-cell table:formula="oooc:=[.H11]+COUNT([.B11:.G11])*25" office:value-type="float" office:value="126">
            <text:p>126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46">
            <text:p>146</text:p>
          </table:table-cell>
          <table:table-cell table:formula="oooc:=AVERAGE([.B33:.C33])" office:value-type="float" office:value="136">
            <text:p>136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2.6">
            <text:p>103</text:p>
          </table:table-cell>
          <table:table-cell table:style-name="ce97" table:formula="oooc:=SUMPRODUCT([.L3:.L14];[.F25:.F36])/SUM([.L3:.L14])" office:value-type="float" office:value="106.5">
            <text:p>107</text:p>
          </table:table-cell>
          <table:table-cell table:style-name="ce97" table:formula="oooc:=SUMPRODUCT([.M3:.M14];[.F25:.F36])/SUM([.M3:.M14])" office:value-type="float" office:value="109.8">
            <text:p>110</text:p>
          </table:table-cell>
          <table:table-cell table:style-name="ce97" table:formula="oooc:=SUMPRODUCT([.N3:.N14];[.F25:.F36])/SUM([.N3:.N14])" office:value-type="float" office:value="113.7">
            <text:p>114</text:p>
          </table:table-cell>
          <table:table-cell table:style-name="ce97" table:formula="oooc:=SUMPRODUCT([.O3:.O14];[.F25:.F36])/SUM([.O3:.O14])" office:value-type="float" office:value="116.666666666667">
            <text:p>117</text:p>
          </table:table-cell>
          <table:table-cell table:style-name="ce97" table:formula="oooc:=SUMPRODUCT([.P3:.P14];[.F25:.F36])/SUM([.P3:.P14])" office:value-type="float" office:value="121">
            <text:p>121</text:p>
          </table:table-cell>
          <table:table-cell table:style-name="ce97" table:formula="oooc:=SUMPRODUCT([.Q3:.Q14];[.F25:.F36])/SUM([.Q3:.Q14])" office:value-type="float" office:value="120.375">
            <text:p>120</text:p>
          </table:table-cell>
          <table:table-cell table:style-name="ce97" table:formula="oooc:=SUMPRODUCT([.R3:.R14];[.F25:.F36])/SUM([.R3:.R14])" office:value-type="float" office:value="124.666666666667">
            <text:p>125</text:p>
          </table:table-cell>
          <table:table-cell table:style-name="ce97" table:formula="oooc:=SUMPRODUCT([.S3:.S14];[.F25:.F36])/SUM([.S3:.S14])" office:value-type="float" office:value="124.875">
            <text:p>125</text:p>
          </table:table-cell>
          <table:table-cell table:style-name="ce97" table:formula="oooc:=SUMPRODUCT([.T3:.T14];[.F25:.F36])/SUM([.T3:.T14])" office:value-type="float" office:value="128.7">
            <text:p>129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Shrimp Mango Salad">
            <text:p>Shrimp Mango Salad</text:p>
          </table:table-cell>
          <table:table-cell table:formula="oooc:=[.H12]+COUNT([.B12:.G12])*25" office:value-type="float" office:value="126">
            <text:p>126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6">
            <text:p>146</text:p>
          </table:table-cell>
          <table:table-cell table:formula="oooc:=AVERAGE([.B34:.C34])" office:value-type="float" office:value="136">
            <text:p>136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3">
            <text:p>93</text:p>
          </table:table-cell>
          <table:table-cell table:style-name="ce97" table:formula="oooc:=SUMPRODUCT([.L3:.L14];[.C25:.C36])/SUM([.L3:.L14])" office:value-type="float" office:value="96.5">
            <text:p>97</text:p>
          </table:table-cell>
          <table:table-cell table:style-name="ce97" table:formula="oooc:=SUMPRODUCT([.M3:.M14];[.C25:.C36])/SUM([.M3:.M14])" office:value-type="float" office:value="99.4">
            <text:p>99</text:p>
          </table:table-cell>
          <table:table-cell table:style-name="ce97" table:formula="oooc:=SUMPRODUCT([.N3:.N14];[.C25:.C36])/SUM([.N3:.N14])" office:value-type="float" office:value="103.1">
            <text:p>103</text:p>
          </table:table-cell>
          <table:table-cell table:style-name="ce97" table:formula="oooc:=SUMPRODUCT([.O3:.O14];[.C25:.C36])/SUM([.O3:.O14])" office:value-type="float" office:value="105.555555555556">
            <text:p>106</text:p>
          </table:table-cell>
          <table:table-cell table:style-name="ce97" table:formula="oooc:=SUMPRODUCT([.P3:.P14];[.C25:.C36])/SUM([.P3:.P14])" office:value-type="float" office:value="109.777777777778">
            <text:p>110</text:p>
          </table:table-cell>
          <table:table-cell table:style-name="ce97" table:formula="oooc:=SUMPRODUCT([.Q3:.Q14];[.C25:.C36])/SUM([.Q3:.Q14])" office:value-type="float" office:value="109">
            <text:p>109</text:p>
          </table:table-cell>
          <table:table-cell table:style-name="ce97" table:formula="oooc:=SUMPRODUCT([.R3:.R14];[.C25:.C36])/SUM([.R3:.R14])" office:value-type="float" office:value="112.666666666667">
            <text:p>113</text:p>
          </table:table-cell>
          <table:table-cell table:style-name="ce97" table:formula="oooc:=SUMPRODUCT([.S3:.S14];[.C25:.C36])/SUM([.S3:.S14])" office:value-type="float" office:value="112.875">
            <text:p>113</text:p>
          </table:table-cell>
          <table:table-cell table:style-name="ce97" table:formula="oooc:=SUMPRODUCT([.T3:.T14];[.C25:.C36])/SUM([.T3:.T14])" office:value-type="float" office:value="116.5">
            <text:p>117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Pipikaula">
            <text:p>Pipikaula</text:p>
          </table:table-cell>
          <table:table-cell table:formula="oooc:=[.H13]+COUNT([.B13:.G13])*25" office:value-type="float" office:value="126">
            <text:p>126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6">
            <text:p>146</text:p>
          </table:table-cell>
          <table:table-cell table:formula="oooc:=AVERAGE([.B35:.C35])" office:value-type="float" office:value="136">
            <text:p>136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ango Chicken">
            <text:p>Mango Chicken</text:p>
          </table:table-cell>
          <table:table-cell table:formula="oooc:=[.H14]+COUNT([.B14:.G14])*25" office:value-type="float" office:value="126">
            <text:p>126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6">
            <text:p>146</text:p>
          </table:table-cell>
          <table:table-cell table:formula="oooc:=AVERAGE([.B36:.C36])" office:value-type="float" office:value="136">
            <text:p>136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4">
            <text:p>4</text:p>
          </table:table-cell>
          <table:table-cell table:style-name="ce163" office:value-type="float" office:value="2">
            <text:p>2</text:p>
          </table:table-cell>
          <table:table-cell table:style-name="ce163" table:number-columns-repeated="4"/>
          <table:table-cell table:style-name="ce163" office:value-type="float" office:value="3">
            <text:p>3</text:p>
          </table:table-cell>
          <table:table-cell table:style-name="ce163"/>
          <table:table-cell table:style-name="ce169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67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67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68"/>
          <table:table-cell table:style-name="ce162" table:number-columns-repeated="3"/>
          <table:table-cell table:style-name="ce162" office:value-type="float" office:value="3">
            <text:p>3</text:p>
          </table:table-cell>
          <table:table-cell table:style-name="ce162" office:value-type="float" office:value="4">
            <text:p>4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71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3">
            <text:p>3</text:p>
          </table:table-cell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9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67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67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68" office:value-type="float" office:value="4">
            <text:p>4</text:p>
          </table:table-cell>
          <table:table-cell table:style-name="ce162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table:number-columns-repeated="2"/>
          <table:table-cell table:style-name="ce171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6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 table:number-columns-repeated="2"/>
          <table:table-cell table:style-name="ce163" office:value-type="float" office:value="3">
            <text:p>3</text:p>
          </table:table-cell>
          <table:table-cell table:style-name="ce163"/>
          <table:table-cell table:style-name="ce163" office:value-type="float" office:value="4">
            <text:p>4</text:p>
          </table:table-cell>
          <table:table-cell table:style-name="ce16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7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8"/>
          <table:table-cell table:style-name="ce162" table:number-columns-repeated="3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 office:value-type="float" office:value="3">
            <text:p>3</text:p>
          </table:table-cell>
          <table:table-cell table:style-name="ce162"/>
          <table:table-cell table:style-name="ce171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74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74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74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74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74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74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74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74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74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74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74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74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6]" office:value-type="float" office:value="8">
            <text:p>8</text:p>
          </table:table-cell>
          <table:table-cell table:formula="oooc:=[Уровни.B7]" office:value-type="float" office:value="12">
            <text:p>12</text:p>
          </table:table-cell>
          <table:table-cell table:formula="oooc:=[Уровни.B8]" office:value-type="float" office:value="12">
            <text:p>12</text:p>
          </table:table-cell>
          <table:table-cell table:formula="oooc:=[Уровни.B9]" office:value-type="float" office:value="15">
            <text:p>15</text:p>
          </table:table-cell>
          <table:table-cell table:formula="oooc:=[Уровни.B10]" office:value-type="float" office:value="15">
            <text:p>15</text:p>
          </table:table-cell>
          <table:table-cell table:formula="oooc:=[Уровни.B11]" office:value-type="float" office:value="15">
            <text:p>15</text:p>
          </table:table-cell>
          <table:table-cell table:formula="oooc:=[Уровни.B12]" office:value-type="float" office:value="20">
            <text:p>20</text:p>
          </table:table-cell>
          <table:table-cell table:formula="oooc:=[Уровни.B13]" office:value-type="float" office:value="20">
            <text:p>20</text:p>
          </table:table-cell>
          <table:table-cell table:formula="oooc:=[Уровни.B14]" office:value-type="float" office:value="20">
            <text:p>20</text:p>
          </table:table-cell>
          <table:table-cell table:formula="oooc:=[Уровни.B15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6]" office:value-type="float" office:value="500">
            <text:p>500</text:p>
          </table:table-cell>
          <table:table-cell table:formula="oooc:=[Уровни.P7]" office:value-type="float" office:value="700">
            <text:p>700</text:p>
          </table:table-cell>
          <table:table-cell table:formula="oooc:=[Уровни.P8]" office:value-type="float" office:value="900">
            <text:p>900</text:p>
          </table:table-cell>
          <table:table-cell table:formula="oooc:=[Уровни.P9]" office:value-type="float" office:value="1200">
            <text:p>1200</text:p>
          </table:table-cell>
          <table:table-cell table:formula="oooc:=[Уровни.P10]" office:value-type="float" office:value="1200">
            <text:p>1200</text:p>
          </table:table-cell>
          <table:table-cell table:formula="oooc:=[Уровни.P11]" office:value-type="float" office:value="1300">
            <text:p>1300</text:p>
          </table:table-cell>
          <table:table-cell table:formula="oooc:=[Уровни.P12]" office:value-type="float" office:value="1700">
            <text:p>1700</text:p>
          </table:table-cell>
          <table:table-cell table:formula="oooc:=[Уровни.P13]" office:value-type="float" office:value="1800">
            <text:p>1800</text:p>
          </table:table-cell>
          <table:table-cell table:formula="oooc:=[Уровни.P14]" office:value-type="float" office:value="2000">
            <text:p>2000</text:p>
          </table:table-cell>
          <table:table-cell table:formula="oooc:=[Уровни.P15]" office:value-type="float" office:value="2500">
            <text:p>2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6]" office:value-type="float" office:value="700">
            <text:p>700</text:p>
          </table:table-cell>
          <table:table-cell table:formula="oooc:=[Уровни.Q7]" office:value-type="float" office:value="900">
            <text:p>900</text:p>
          </table:table-cell>
          <table:table-cell table:formula="oooc:=[Уровни.Q8]" office:value-type="float" office:value="1100">
            <text:p>1100</text:p>
          </table:table-cell>
          <table:table-cell table:formula="oooc:=[Уровни.Q9]" office:value-type="float" office:value="1500">
            <text:p>1500</text:p>
          </table:table-cell>
          <table:table-cell table:formula="oooc:=[Уровни.Q10]" office:value-type="float" office:value="1700">
            <text:p>1700</text:p>
          </table:table-cell>
          <table:table-cell table:formula="oooc:=[Уровни.Q11]" office:value-type="float" office:value="1600">
            <text:p>1600</text:p>
          </table:table-cell>
          <table:table-cell table:formula="oooc:=[Уровни.Q12]" office:value-type="float" office:value="2300">
            <text:p>2300</text:p>
          </table:table-cell>
          <table:table-cell table:formula="oooc:=[Уровни.Q13]" office:value-type="float" office:value="2500">
            <text:p>2500</text:p>
          </table:table-cell>
          <table:table-cell table:formula="oooc:=[Уровни.Q14]" office:value-type="float" office:value="2700">
            <text:p>2700</text:p>
          </table:table-cell>
          <table:table-cell table:formula="oooc:=[Уровни.Q15]" office:value-type="float" office:value="3200">
            <text:p>32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74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74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74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74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74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74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74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74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74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74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74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74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73"/>
          <table:table-cell table:number-columns-repeated="10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18]" office:value-type="float" office:value="12">
            <text:p>12</text:p>
          </table:table-cell>
          <table:table-cell table:formula="oooc:=[Уровни.B19]" office:value-type="float" office:value="15">
            <text:p>15</text:p>
          </table:table-cell>
          <table:table-cell table:formula="oooc:=[Уровни.B20]" office:value-type="float" office:value="15">
            <text:p>15</text:p>
          </table:table-cell>
          <table:table-cell table:formula="oooc:=[Уровни.B21]" office:value-type="float" office:value="18">
            <text:p>18</text:p>
          </table:table-cell>
          <table:table-cell table:formula="oooc:=[Уровни.B22]" office:value-type="float" office:value="18">
            <text:p>18</text:p>
          </table:table-cell>
          <table:table-cell table:formula="oooc:=[Уровни.B23]" office:value-type="float" office:value="20">
            <text:p>20</text:p>
          </table:table-cell>
          <table:table-cell table:formula="oooc:=[Уровни.B24]" office:value-type="float" office:value="20">
            <text:p>20</text:p>
          </table:table-cell>
          <table:table-cell table:formula="oooc:=[Уровни.B25]" office:value-type="float" office:value="20">
            <text:p>20</text:p>
          </table:table-cell>
          <table:table-cell table:formula="oooc:=[Уровни.B26]" office:value-type="float" office:value="25">
            <text:p>25</text:p>
          </table:table-cell>
          <table:table-cell table:formula="oooc:=[Уровни.B27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18]" office:value-type="float" office:value="900">
            <text:p>900</text:p>
          </table:table-cell>
          <table:table-cell table:formula="oooc:=[Уровни.P19]" office:value-type="float" office:value="1300">
            <text:p>1300</text:p>
          </table:table-cell>
          <table:table-cell table:formula="oooc:=[Уровни.P20]" office:value-type="float" office:value="1400">
            <text:p>1400</text:p>
          </table:table-cell>
          <table:table-cell table:formula="oooc:=[Уровни.P21]" office:value-type="float" office:value="1700">
            <text:p>1700</text:p>
          </table:table-cell>
          <table:table-cell table:formula="oooc:=[Уровни.P22]" office:value-type="float" office:value="1900">
            <text:p>1900</text:p>
          </table:table-cell>
          <table:table-cell table:formula="oooc:=[Уровни.P23]" office:value-type="float" office:value="2000">
            <text:p>2000</text:p>
          </table:table-cell>
          <table:table-cell table:formula="oooc:=[Уровни.P24]" office:value-type="float" office:value="2100">
            <text:p>2100</text:p>
          </table:table-cell>
          <table:table-cell table:formula="oooc:=[Уровни.P25]" office:value-type="float" office:value="2100">
            <text:p>2100</text:p>
          </table:table-cell>
          <table:table-cell table:formula="oooc:=[Уровни.P26]" office:value-type="float" office:value="2700">
            <text:p>2700</text:p>
          </table:table-cell>
          <table:table-cell table:formula="oooc:=[Уровни.P27]" office:value-type="float" office:value="3000">
            <text:p>30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18]" office:value-type="float" office:value="1100">
            <text:p>1100</text:p>
          </table:table-cell>
          <table:table-cell table:formula="oooc:=[Уровни.Q19]" office:value-type="float" office:value="1900">
            <text:p>1900</text:p>
          </table:table-cell>
          <table:table-cell table:formula="oooc:=[Уровни.Q20]" office:value-type="float" office:value="2000">
            <text:p>2000</text:p>
          </table:table-cell>
          <table:table-cell table:formula="oooc:=[Уровни.Q21]" office:value-type="float" office:value="2200">
            <text:p>2200</text:p>
          </table:table-cell>
          <table:table-cell table:formula="oooc:=[Уровни.Q22]" office:value-type="float" office:value="2300">
            <text:p>2300</text:p>
          </table:table-cell>
          <table:table-cell table:formula="oooc:=[Уровни.Q23]" office:value-type="float" office:value="2500">
            <text:p>2500</text:p>
          </table:table-cell>
          <table:table-cell table:formula="oooc:=[Уровни.Q24]" office:value-type="float" office:value="3000">
            <text:p>3000</text:p>
          </table:table-cell>
          <table:table-cell table:formula="oooc:=[Уровни.Q25]" office:value-type="float" office:value="2500">
            <text:p>2500</text:p>
          </table:table-cell>
          <table:table-cell table:formula="oooc:=[Уровни.Q26]" office:value-type="float" office:value="3200">
            <text:p>3200</text:p>
          </table:table-cell>
          <table:table-cell table:formula="oooc:=[Уровни.Q27]" office:value-type="float" office:value="4000">
            <text:p>40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74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74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74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74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74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74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74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74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74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74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74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74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30]" office:value-type="float" office:value="15">
            <text:p>15</text:p>
          </table:table-cell>
          <table:table-cell table:formula="oooc:=[Уровни.B31]" office:value-type="float" office:value="18">
            <text:p>18</text:p>
          </table:table-cell>
          <table:table-cell table:formula="oooc:=[Уровни.B32]" office:value-type="float" office:value="20">
            <text:p>20</text:p>
          </table:table-cell>
          <table:table-cell table:formula="oooc:=[Уровни.B33]" office:value-type="float" office:value="20">
            <text:p>20</text:p>
          </table:table-cell>
          <table:table-cell table:formula="oooc:=[Уровни.B34]" office:value-type="float" office:value="22">
            <text:p>22</text:p>
          </table:table-cell>
          <table:table-cell table:formula="oooc:=[Уровни.B35]" office:value-type="float" office:value="22">
            <text:p>22</text:p>
          </table:table-cell>
          <table:table-cell table:formula="oooc:=[Уровни.B36]" office:value-type="float" office:value="25">
            <text:p>25</text:p>
          </table:table-cell>
          <table:table-cell table:formula="oooc:=[Уровни.B37]" office:value-type="float" office:value="25">
            <text:p>25</text:p>
          </table:table-cell>
          <table:table-cell table:formula="oooc:=[Уровни.B38]" office:value-type="float" office:value="28">
            <text:p>28</text:p>
          </table:table-cell>
          <table:table-cell table:formula="oooc:=[Уровни.B39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30]" office:value-type="float" office:value="1300">
            <text:p>1300</text:p>
          </table:table-cell>
          <table:table-cell table:formula="oooc:=[Уровни.P31]" office:value-type="float" office:value="1600">
            <text:p>1600</text:p>
          </table:table-cell>
          <table:table-cell table:formula="oooc:=[Уровни.P32]" office:value-type="float" office:value="2000">
            <text:p>2000</text:p>
          </table:table-cell>
          <table:table-cell table:formula="oooc:=[Уровни.P33]" office:value-type="float" office:value="1800">
            <text:p>1800</text:p>
          </table:table-cell>
          <table:table-cell table:formula="oooc:=[Уровни.P34]" office:value-type="float" office:value="2200">
            <text:p>2200</text:p>
          </table:table-cell>
          <table:table-cell table:formula="oooc:=[Уровни.P35]" office:value-type="float" office:value="2200">
            <text:p>2200</text:p>
          </table:table-cell>
          <table:table-cell table:formula="oooc:=[Уровни.P36]" office:value-type="float" office:value="2500">
            <text:p>2500</text:p>
          </table:table-cell>
          <table:table-cell table:formula="oooc:=[Уровни.P37]" office:value-type="float" office:value="2700">
            <text:p>2700</text:p>
          </table:table-cell>
          <table:table-cell table:formula="oooc:=[Уровни.P38]" office:value-type="float" office:value="3000">
            <text:p>3000</text:p>
          </table:table-cell>
          <table:table-cell table:formula="oooc:=[Уровни.P39]" office:value-type="float" office:value="3400">
            <text:p>34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30]" office:value-type="float" office:value="1800">
            <text:p>1800</text:p>
          </table:table-cell>
          <table:table-cell table:formula="oooc:=[Уровни.Q31]" office:value-type="float" office:value="2400">
            <text:p>2400</text:p>
          </table:table-cell>
          <table:table-cell table:formula="oooc:=[Уровни.Q32]" office:value-type="float" office:value="2700">
            <text:p>2700</text:p>
          </table:table-cell>
          <table:table-cell table:formula="oooc:=[Уровни.Q33]" office:value-type="float" office:value="2500">
            <text:p>2500</text:p>
          </table:table-cell>
          <table:table-cell table:formula="oooc:=[Уровни.Q34]" office:value-type="float" office:value="3000">
            <text:p>3000</text:p>
          </table:table-cell>
          <table:table-cell table:formula="oooc:=[Уровни.Q35]" office:value-type="float" office:value="3000">
            <text:p>3000</text:p>
          </table:table-cell>
          <table:table-cell table:formula="oooc:=[Уровни.Q36]" office:value-type="float" office:value="3300">
            <text:p>3300</text:p>
          </table:table-cell>
          <table:table-cell table:formula="oooc:=[Уровни.Q37]" office:value-type="float" office:value="3600">
            <text:p>3600</text:p>
          </table:table-cell>
          <table:table-cell table:formula="oooc:=[Уровни.Q38]" office:value-type="float" office:value="4000">
            <text:p>4000</text:p>
          </table:table-cell>
          <table:table-cell table:formula="oooc:=[Уровни.Q39]" office:value-type="float" office:value="4500">
            <text:p>45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74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74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74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74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74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74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74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74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74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74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74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74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42]" office:value-type="float" office:value="18">
            <text:p>18</text:p>
          </table:table-cell>
          <table:table-cell table:formula="oooc:=[Уровни.B43]" office:value-type="float" office:value="20">
            <text:p>20</text:p>
          </table:table-cell>
          <table:table-cell table:formula="oooc:=[Уровни.B44]" office:value-type="float" office:value="20">
            <text:p>20</text:p>
          </table:table-cell>
          <table:table-cell table:formula="oooc:=[Уровни.B45]" office:value-type="float" office:value="22">
            <text:p>22</text:p>
          </table:table-cell>
          <table:table-cell table:formula="oooc:=[Уровни.B46]" office:value-type="float" office:value="22">
            <text:p>22</text:p>
          </table:table-cell>
          <table:table-cell table:formula="oooc:=[Уровни.B47]" office:value-type="float" office:value="25">
            <text:p>25</text:p>
          </table:table-cell>
          <table:table-cell table:formula="oooc:=[Уровни.B48]" office:value-type="float" office:value="25">
            <text:p>25</text:p>
          </table:table-cell>
          <table:table-cell table:formula="oooc:=[Уровни.B49]" office:value-type="float" office:value="25">
            <text:p>25</text:p>
          </table:table-cell>
          <table:table-cell table:formula="oooc:=[Уровни.B50]" office:value-type="float" office:value="30">
            <text:p>30</text:p>
          </table:table-cell>
          <table:table-cell table:formula="oooc:=[Уровни.B51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42]" office:value-type="float" office:value="1500">
            <text:p>1500</text:p>
          </table:table-cell>
          <table:table-cell table:formula="oooc:=[Уровни.P43]" office:value-type="float" office:value="1800">
            <text:p>1800</text:p>
          </table:table-cell>
          <table:table-cell table:formula="oooc:=[Уровни.P44]" office:value-type="float" office:value="2000">
            <text:p>2000</text:p>
          </table:table-cell>
          <table:table-cell table:formula="oooc:=[Уровни.P45]" office:value-type="float" office:value="2200">
            <text:p>2200</text:p>
          </table:table-cell>
          <table:table-cell table:formula="oooc:=[Уровни.P46]" office:value-type="float" office:value="2400">
            <text:p>2400</text:p>
          </table:table-cell>
          <table:table-cell table:formula="oooc:=[Уровни.P47]" office:value-type="float" office:value="2600">
            <text:p>2600</text:p>
          </table:table-cell>
          <table:table-cell table:formula="oooc:=[Уровни.P48]" office:value-type="float" office:value="2600">
            <text:p>2600</text:p>
          </table:table-cell>
          <table:table-cell table:formula="oooc:=[Уровни.P49]" office:value-type="float" office:value="2800">
            <text:p>2800</text:p>
          </table:table-cell>
          <table:table-cell table:formula="oooc:=[Уровни.P50]" office:value-type="float" office:value="3500">
            <text:p>3500</text:p>
          </table:table-cell>
          <table:table-cell table:formula="oooc:=[Уровни.P51]" office:value-type="float" office:value="3500">
            <text:p>3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42]" office:value-type="float" office:value="2100">
            <text:p>2100</text:p>
          </table:table-cell>
          <table:table-cell table:formula="oooc:=[Уровни.Q43]" office:value-type="float" office:value="2300">
            <text:p>2300</text:p>
          </table:table-cell>
          <table:table-cell table:formula="oooc:=[Уровни.Q44]" office:value-type="float" office:value="2600">
            <text:p>2600</text:p>
          </table:table-cell>
          <table:table-cell table:formula="oooc:=[Уровни.Q45]" office:value-type="float" office:value="3100">
            <text:p>3100</text:p>
          </table:table-cell>
          <table:table-cell table:formula="oooc:=[Уровни.Q46]" office:value-type="float" office:value="3200">
            <text:p>3200</text:p>
          </table:table-cell>
          <table:table-cell table:formula="oooc:=[Уровни.Q47]" office:value-type="float" office:value="3500">
            <text:p>3500</text:p>
          </table:table-cell>
          <table:table-cell table:formula="oooc:=[Уровни.Q48]" office:value-type="float" office:value="3500">
            <text:p>3500</text:p>
          </table:table-cell>
          <table:table-cell table:formula="oooc:=[Уровни.Q49]" office:value-type="float" office:value="3800">
            <text:p>3800</text:p>
          </table:table-cell>
          <table:table-cell table:formula="oooc:=[Уровни.Q50]" office:value-type="float" office:value="4500">
            <text:p>4500</text:p>
          </table:table-cell>
          <table:table-cell table:formula="oooc:=[Уровни.Q51]" office:value-type="float" office:value="4800">
            <text:p>48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74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74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74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74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74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74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74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74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74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74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74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74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54]" office:value-type="float" office:value="20">
            <text:p>20</text:p>
          </table:table-cell>
          <table:table-cell table:formula="oooc:=[Уровни.B55]" office:value-type="float" office:value="20">
            <text:p>20</text:p>
          </table:table-cell>
          <table:table-cell table:formula="oooc:=[Уровни.B56]" office:value-type="float" office:value="22">
            <text:p>22</text:p>
          </table:table-cell>
          <table:table-cell table:formula="oooc:=[Уровни.B57]" office:value-type="float" office:value="22">
            <text:p>22</text:p>
          </table:table-cell>
          <table:table-cell table:formula="oooc:=[Уровни.B58]" office:value-type="float" office:value="25">
            <text:p>25</text:p>
          </table:table-cell>
          <table:table-cell table:formula="oooc:=[Уровни.B59]" office:value-type="float" office:value="25">
            <text:p>25</text:p>
          </table:table-cell>
          <table:table-cell table:formula="oooc:=[Уровни.B60]" office:value-type="float" office:value="30">
            <text:p>30</text:p>
          </table:table-cell>
          <table:table-cell table:formula="oooc:=[Уровни.B61]" office:value-type="float" office:value="30">
            <text:p>30</text:p>
          </table:table-cell>
          <table:table-cell table:formula="oooc:=[Уровни.B62]" office:value-type="float" office:value="35">
            <text:p>35</text:p>
          </table:table-cell>
          <table:table-cell table:formula="oooc:=[Уровни.B63]" office:value-type="float" office:value="40">
            <text:p>4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54]" office:value-type="float" office:value="1600">
            <text:p>1600</text:p>
          </table:table-cell>
          <table:table-cell table:formula="oooc:=[Уровни.P55]" office:value-type="float" office:value="1900">
            <text:p>1900</text:p>
          </table:table-cell>
          <table:table-cell table:formula="oooc:=[Уровни.P56]" office:value-type="float" office:value="2100">
            <text:p>2100</text:p>
          </table:table-cell>
          <table:table-cell table:formula="oooc:=[Уровни.P57]" office:value-type="float" office:value="2300">
            <text:p>2300</text:p>
          </table:table-cell>
          <table:table-cell table:formula="oooc:=[Уровни.P58]" office:value-type="float" office:value="2500">
            <text:p>2500</text:p>
          </table:table-cell>
          <table:table-cell table:formula="oooc:=[Уровни.P59]" office:value-type="float" office:value="3000">
            <text:p>3000</text:p>
          </table:table-cell>
          <table:table-cell table:formula="oooc:=[Уровни.P60]" office:value-type="float" office:value="3200">
            <text:p>3200</text:p>
          </table:table-cell>
          <table:table-cell table:formula="oooc:=[Уровни.P61]" office:value-type="float" office:value="3500">
            <text:p>3500</text:p>
          </table:table-cell>
          <table:table-cell table:formula="oooc:=[Уровни.P62]" office:value-type="float" office:value="3800">
            <text:p>3800</text:p>
          </table:table-cell>
          <table:table-cell table:formula="oooc:=[Уровни.P63]" office:value-type="float" office:value="4600">
            <text:p>46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54]" office:value-type="float" office:value="2100">
            <text:p>2100</text:p>
          </table:table-cell>
          <table:table-cell table:formula="oooc:=[Уровни.Q55]" office:value-type="float" office:value="2600">
            <text:p>2600</text:p>
          </table:table-cell>
          <table:table-cell table:formula="oooc:=[Уровни.Q56]" office:value-type="float" office:value="2900">
            <text:p>2900</text:p>
          </table:table-cell>
          <table:table-cell table:formula="oooc:=[Уровни.Q57]" office:value-type="float" office:value="3100">
            <text:p>3100</text:p>
          </table:table-cell>
          <table:table-cell table:formula="oooc:=[Уровни.Q58]" office:value-type="float" office:value="3500">
            <text:p>3500</text:p>
          </table:table-cell>
          <table:table-cell table:formula="oooc:=[Уровни.Q59]" office:value-type="float" office:value="4200">
            <text:p>4200</text:p>
          </table:table-cell>
          <table:table-cell table:formula="oooc:=[Уровни.Q60]" office:value-type="float" office:value="4400">
            <text:p>4400</text:p>
          </table:table-cell>
          <table:table-cell table:formula="oooc:=[Уровни.Q61]" office:value-type="float" office:value="4300">
            <text:p>4300</text:p>
          </table:table-cell>
          <table:table-cell table:formula="oooc:=[Уровни.Q62]" office:value-type="float" office:value="5000">
            <text:p>5000</text:p>
          </table:table-cell>
          <table:table-cell table:formula="oooc:=[Уровни.Q63]" office:value-type="float" office:value="6300">
            <text:p>63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ymix':7,  }">
            <text:p>{ 'salmon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ymix':7,  }">
            <text:p>{ 'shrimp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ymix':6,  }">
            <text:p>{ 'salmon':6, 'shrimp':8, 'veggymix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ymix':7,  }">
            <text:p>{ 'salmon':7, 'shrimp':6, 'tofu':5, 'veggymix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ymix':6, 'seaweed':6,  }">
            <text:p>{ 'rice':8, 'tofu':5, 'veggymix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office:forms form:automatic-focus="false" form:apply-design-mode="false"/>
        <table:table-column table:style-name="co4" table:default-cell-style-name="ce119"/>
        <table:table-column table:style-name="co21" table:default-cell-style-name="ce119"/>
        <table:table-column table:style-name="co4" table:default-cell-style-name="ce175"/>
        <table:table-column table:style-name="co4" table:number-columns-repeated="3" table:default-cell-style-name="ce177"/>
        <table:table-column table:style-name="co22" table:default-cell-style-name="ce119"/>
        <table:table-column table:style-name="co4" table:number-columns-repeated="248" table:default-cell-style-name="ce119"/>
        <table:table-row table:style-name="ro2">
          <table:table-cell office:value-type="string">
            <text:p>record type:</text:p>
          </table:table-cell>
          <table:table-cell office:value-type="string">
            <text:p>title</text:p>
          </table:table-cell>
          <table:table-cell office:value-type="string">
            <text:p>nam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American) {</text:p>
          </table:table-cell>
          <table:table-cell table:style-name="ce119" office:value-type="string">
            <text:p><text:s text:c="8"/>comic(Amer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19" office:value-type="string">
            <text:p><text:s text:c="12"/>image = "comics.amer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Amer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ce176" table:formula="oooc:=INT(([.D23]+9)/10)&amp;&quot;-&quot;&amp;(MOD([.D23]-1;10)+1)" office:value-type="string" office:string-value="1-1">
            <text:p>1-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Default" table:number-columns-repeated="9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ce176" table:formula="oooc:=INT(([.D24]+9)/10)&amp;&quot;-&quot;&amp;(MOD([.D24]-1;10)+1)" office:value-type="string" office:string-value="1-2">
            <text:p>1-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ce176" table:formula="oooc:=INT(([.D25]+9)/10)&amp;&quot;-&quot;&amp;(MOD([.D25]-1;10)+1)" office:value-type="string" office:string-value="1-3">
            <text:p>1-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ce176" table:formula="oooc:=INT(([.D26]+9)/10)&amp;&quot;-&quot;&amp;(MOD([.D26]-1;10)+1)" office:value-type="string" office:string-value="1-4">
            <text:p>1-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ce176" table:formula="oooc:=INT(([.D27]+9)/10)&amp;&quot;-&quot;&amp;(MOD([.D27]-1;10)+1)" office:value-type="string" office:string-value="1-5">
            <text:p>1-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ce176" table:formula="oooc:=INT(([.D28]+9)/10)&amp;&quot;-&quot;&amp;(MOD([.D28]-1;10)+1)" office:value-type="string" office:string-value="1-6">
            <text:p>1-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ce176" table:formula="oooc:=INT(([.D29]+9)/10)&amp;&quot;-&quot;&amp;(MOD([.D29]-1;10)+1)" office:value-type="string" office:string-value="1-7">
            <text:p>1-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ce176" table:formula="oooc:=INT(([.D30]+9)/10)&amp;&quot;-&quot;&amp;(MOD([.D30]-1;10)+1)" office:value-type="string" office:string-value="1-8">
            <text:p>1-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ce176" table:formula="oooc:=INT(([.D31]+9)/10)&amp;&quot;-&quot;&amp;(MOD([.D31]-1;10)+1)" office:value-type="string" office:string-value="1-9">
            <text:p>1-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ce176" table:formula="oooc:=INT(([.D32]+9)/10)&amp;&quot;-&quot;&amp;(MOD([.D32]-1;10)+1)" office:value-type="string" office:string-value="1-10">
            <text:p>1-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Americ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23]&amp;&quot;', '&quot;&amp;[.B24]&amp;&quot;', '&quot;&amp;[.B25]&amp;&quot;', '&quot;&amp;[.B26]&amp;&quot;', '&quot;&amp;[.B27]&amp;&quot;', '&quot;&amp;[.B28]&amp;&quot;', '&quot;&amp;[.B29]&amp;&quot;', '&quot;&amp;[.B30]&amp;&quot;', '&quot;&amp;[.B31]&amp;&quot;', '&quot;&amp;[.B32]&amp;&quot;' ]&quot;&quot;&quot;" office:value-type="string" office:string-value="            sum = &quot;[ 'def/01.def', 'def/02.def', 'def/03.def', 'def/04.def', 'def/05.def', 'def/06.def', 'def/07.def', 'def/08.def', 'def/09.def', 'def/10.def' ]&quot;">
            <text:p><text:s text:c="12"/>sum = "[ 'def/01.def', 'def/02.def', 'def/03.def', 'def/04.def', 'def/05.def', 'def/06.def', 'def/07.def', 'def/08.def', 'def/09.def', 'def/1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160" y = "9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 - RESULTS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Mexican) {</text:p>
          </table:table-cell>
          <table:table-cell table:style-name="ce119" office:value-type="string">
            <text:p><text:s text:c="8"/>comic(Mex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19" office:value-type="string">
            <text:p><text:s text:c="12"/>image = "comics.mex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Mex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11.def">
            <text:p>def/11.def</text:p>
          </table:table-cell>
          <table:table-cell table:style-name="ce176" table:formula="oooc:=INT(([.D50]+9)/10)&amp;&quot;-&quot;&amp;(MOD([.D50]-1;10)+1)" office:value-type="string" office:string-value="2-1">
            <text:p>2-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1]&gt;9;&quot;&quot;;&quot;0&quot;)&amp;([.D51])&amp;&quot;.def&quot;" office:value-type="string" office:string-value="def/12.def">
            <text:p>def/12.def</text:p>
          </table:table-cell>
          <table:table-cell table:style-name="ce176" table:formula="oooc:=INT(([.D51]+9)/10)&amp;&quot;-&quot;&amp;(MOD([.D51]-1;10)+1)" office:value-type="string" office:string-value="2-2">
            <text:p>2-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2]&gt;9;&quot;&quot;;&quot;0&quot;)&amp;([.D52])&amp;&quot;.def&quot;" office:value-type="string" office:string-value="def/13.def">
            <text:p>def/13.def</text:p>
          </table:table-cell>
          <table:table-cell table:style-name="ce176" table:formula="oooc:=INT(([.D52]+9)/10)&amp;&quot;-&quot;&amp;(MOD([.D52]-1;10)+1)" office:value-type="string" office:string-value="2-3">
            <text:p>2-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3]&gt;9;&quot;&quot;;&quot;0&quot;)&amp;([.D53])&amp;&quot;.def&quot;" office:value-type="string" office:string-value="def/14.def">
            <text:p>def/14.def</text:p>
          </table:table-cell>
          <table:table-cell table:style-name="ce176" table:formula="oooc:=INT(([.D53]+9)/10)&amp;&quot;-&quot;&amp;(MOD([.D53]-1;10)+1)" office:value-type="string" office:string-value="2-4">
            <text:p>2-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4]&gt;9;&quot;&quot;;&quot;0&quot;)&amp;([.D54])&amp;&quot;.def&quot;" office:value-type="string" office:string-value="def/15.def">
            <text:p>def/15.def</text:p>
          </table:table-cell>
          <table:table-cell table:style-name="ce176" table:formula="oooc:=INT(([.D54]+9)/10)&amp;&quot;-&quot;&amp;(MOD([.D54]-1;10)+1)" office:value-type="string" office:string-value="2-5">
            <text:p>2-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5]&gt;9;&quot;&quot;;&quot;0&quot;)&amp;([.D55])&amp;&quot;.def&quot;" office:value-type="string" office:string-value="def/16.def">
            <text:p>def/16.def</text:p>
          </table:table-cell>
          <table:table-cell table:style-name="ce176" table:formula="oooc:=INT(([.D55]+9)/10)&amp;&quot;-&quot;&amp;(MOD([.D55]-1;10)+1)" office:value-type="string" office:string-value="2-6">
            <text:p>2-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6]&gt;9;&quot;&quot;;&quot;0&quot;)&amp;([.D56])&amp;&quot;.def&quot;" office:value-type="string" office:string-value="def/17.def">
            <text:p>def/17.def</text:p>
          </table:table-cell>
          <table:table-cell table:style-name="ce176" table:formula="oooc:=INT(([.D56]+9)/10)&amp;&quot;-&quot;&amp;(MOD([.D56]-1;10)+1)" office:value-type="string" office:string-value="2-7">
            <text:p>2-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7]&gt;9;&quot;&quot;;&quot;0&quot;)&amp;([.D57])&amp;&quot;.def&quot;" office:value-type="string" office:string-value="def/18.def">
            <text:p>def/18.def</text:p>
          </table:table-cell>
          <table:table-cell table:style-name="ce176" table:formula="oooc:=INT(([.D57]+9)/10)&amp;&quot;-&quot;&amp;(MOD([.D57]-1;10)+1)" office:value-type="string" office:string-value="2-8">
            <text:p>2-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8]&gt;9;&quot;&quot;;&quot;0&quot;)&amp;([.D58])&amp;&quot;.def&quot;" office:value-type="string" office:string-value="def/19.def">
            <text:p>def/19.def</text:p>
          </table:table-cell>
          <table:table-cell table:style-name="ce176" table:formula="oooc:=INT(([.D58]+9)/10)&amp;&quot;-&quot;&amp;(MOD([.D58]-1;10)+1)" office:value-type="string" office:string-value="2-9">
            <text:p>2-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9]&gt;9;&quot;&quot;;&quot;0&quot;)&amp;([.D59])&amp;&quot;.def&quot;" office:value-type="string" office:string-value="def/20.def">
            <text:p>def/20.def</text:p>
          </table:table-cell>
          <table:table-cell table:style-name="ce176" table:formula="oooc:=INT(([.D59]+9)/10)&amp;&quot;-&quot;&amp;(MOD([.D59]-1;10)+1)" office:value-type="string" office:string-value="2-10">
            <text:p>2-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Mexic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50]&amp;&quot;', '&quot;&amp;[.B51]&amp;&quot;', '&quot;&amp;[.B52]&amp;&quot;', '&quot;&amp;[.B53]&amp;&quot;', '&quot;&amp;[.B54]&amp;&quot;', '&quot;&amp;[.B55]&amp;&quot;', '&quot;&amp;[.B56]&amp;&quot;', '&quot;&amp;[.B57]&amp;&quot;', '&quot;&amp;[.B58]&amp;&quot;', '&quot;&amp;[.B59]&amp;&quot;' ]&quot;&quot;&quot;" office:value-type="string" office:string-value="            sum = &quot;[ 'def/11.def', 'def/12.def', 'def/13.def', 'def/14.def', 'def/15.def', 'def/16.def', 'def/17.def', 'def/18.def', 'def/19.def', 'def/20.def' ]&quot;">
            <text:p><text:s text:c="12"/>sum = "[ 'def/11.def', 'def/12.def', 'def/13.def', 'def/14.def', 'def/15.def', 'def/16.def', 'def/17.def', 'def/18.def', 'def/19.def', 'def/2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225" y = "36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 – RESULTS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Mexic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Russian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Russian) {</text:p>
          </table:table-cell>
          <table:table-cell table:style-name="ce119" office:value-type="string">
            <text:p><text:s text:c="8"/>comic(Russ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19" office:value-type="string">
            <text:p><text:s text:c="12"/>image = "comics.russ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Russ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21.def">
            <text:p>def/21.def</text:p>
          </table:table-cell>
          <table:table-cell table:style-name="ce176" table:formula="oooc:=INT(([.D77]+9)/10)&amp;&quot;-&quot;&amp;(MOD([.D77]-1;10)+1)" office:value-type="string" office:string-value="3-1">
            <text:p>3-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22.def">
            <text:p>def/22.def</text:p>
          </table:table-cell>
          <table:table-cell table:style-name="ce176" table:formula="oooc:=INT(([.D78]+9)/10)&amp;&quot;-&quot;&amp;(MOD([.D78]-1;10)+1)" office:value-type="string" office:string-value="3-2">
            <text:p>3-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23.def">
            <text:p>def/23.def</text:p>
          </table:table-cell>
          <table:table-cell table:style-name="ce176" table:formula="oooc:=INT(([.D79]+9)/10)&amp;&quot;-&quot;&amp;(MOD([.D79]-1;10)+1)" office:value-type="string" office:string-value="3-3">
            <text:p>3-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24.def">
            <text:p>def/24.def</text:p>
          </table:table-cell>
          <table:table-cell table:style-name="ce176" table:formula="oooc:=INT(([.D80]+9)/10)&amp;&quot;-&quot;&amp;(MOD([.D80]-1;10)+1)" office:value-type="string" office:string-value="3-4">
            <text:p>3-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1]&gt;9;&quot;&quot;;&quot;0&quot;)&amp;([.D81])&amp;&quot;.def&quot;" office:value-type="string" office:string-value="def/25.def">
            <text:p>def/25.def</text:p>
          </table:table-cell>
          <table:table-cell table:style-name="ce176" table:formula="oooc:=INT(([.D81]+9)/10)&amp;&quot;-&quot;&amp;(MOD([.D81]-1;10)+1)" office:value-type="string" office:string-value="3-5">
            <text:p>3-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2]&gt;9;&quot;&quot;;&quot;0&quot;)&amp;([.D82])&amp;&quot;.def&quot;" office:value-type="string" office:string-value="def/26.def">
            <text:p>def/26.def</text:p>
          </table:table-cell>
          <table:table-cell table:style-name="ce176" table:formula="oooc:=INT(([.D82]+9)/10)&amp;&quot;-&quot;&amp;(MOD([.D82]-1;10)+1)" office:value-type="string" office:string-value="3-6">
            <text:p>3-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3]&gt;9;&quot;&quot;;&quot;0&quot;)&amp;([.D83])&amp;&quot;.def&quot;" office:value-type="string" office:string-value="def/27.def">
            <text:p>def/27.def</text:p>
          </table:table-cell>
          <table:table-cell table:style-name="ce176" table:formula="oooc:=INT(([.D83]+9)/10)&amp;&quot;-&quot;&amp;(MOD([.D83]-1;10)+1)" office:value-type="string" office:string-value="3-7">
            <text:p>3-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4]&gt;9;&quot;&quot;;&quot;0&quot;)&amp;([.D84])&amp;&quot;.def&quot;" office:value-type="string" office:string-value="def/28.def">
            <text:p>def/28.def</text:p>
          </table:table-cell>
          <table:table-cell table:style-name="ce176" table:formula="oooc:=INT(([.D84]+9)/10)&amp;&quot;-&quot;&amp;(MOD([.D84]-1;10)+1)" office:value-type="string" office:string-value="3-8">
            <text:p>3-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5]&gt;9;&quot;&quot;;&quot;0&quot;)&amp;([.D85])&amp;&quot;.def&quot;" office:value-type="string" office:string-value="def/29.def">
            <text:p>def/29.def</text:p>
          </table:table-cell>
          <table:table-cell table:style-name="ce176" table:formula="oooc:=INT(([.D85]+9)/10)&amp;&quot;-&quot;&amp;(MOD([.D85]-1;10)+1)" office:value-type="string" office:string-value="3-9">
            <text:p>3-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6]&gt;9;&quot;&quot;;&quot;0&quot;)&amp;([.D86])&amp;&quot;.def&quot;" office:value-type="string" office:string-value="def/30.def">
            <text:p>def/30.def</text:p>
          </table:table-cell>
          <table:table-cell table:style-name="ce176" table:formula="oooc:=INT(([.D86]+9)/10)&amp;&quot;-&quot;&amp;(MOD([.D86]-1;10)+1)" office:value-type="string" office:string-value="3-10">
            <text:p>3-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Russi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77]&amp;&quot;', '&quot;&amp;[.B78]&amp;&quot;', '&quot;&amp;[.B79]&amp;&quot;', '&quot;&amp;[.B80]&amp;&quot;', '&quot;&amp;[.B81]&amp;&quot;', '&quot;&amp;[.B82]&amp;&quot;', '&quot;&amp;[.B83]&amp;&quot;', '&quot;&amp;[.B84]&amp;&quot;', '&quot;&amp;[.B85]&amp;&quot;', '&quot;&amp;[.B86]&amp;&quot;' ]&quot;&quot;&quot;" office:value-type="string" office:string-value="            sum = &quot;[ 'def/21.def', 'def/22.def', 'def/23.def', 'def/24.def', 'def/25.def', 'def/26.def', 'def/27.def', 'def/28.def', 'def/29.def', 'def/30.def' ]&quot;">
            <text:p><text:s text:c="12"/>sum = "[ 'def/21.def', 'def/22.def', 'def/23.def', 'def/24.def', 'def/25.def', 'def/26.def', 'def/27.def', 'def/28.def', 'def/29.def', 'def/3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330" y = "3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 – RESULTS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Russi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Japanese) {</text:p>
          </table:table-cell>
          <table:table-cell table:style-name="ce119" office:value-type="string">
            <text:p><text:s text:c="8"/>comic(Japanese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19" office:value-type="string">
            <text:p><text:s text:c="12"/>image = "comics.japanese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Japanese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31.def">
            <text:p>def/31.def</text:p>
          </table:table-cell>
          <table:table-cell table:style-name="ce176" table:formula="oooc:=INT(([.D104]+9)/10)&amp;&quot;-&quot;&amp;(MOD([.D104]-1;10)+1)" office:value-type="string" office:string-value="4-1">
            <text:p>4-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5]&gt;9;&quot;&quot;;&quot;0&quot;)&amp;([.D105])&amp;&quot;.def&quot;" office:value-type="string" office:string-value="def/32.def">
            <text:p>def/32.def</text:p>
          </table:table-cell>
          <table:table-cell table:style-name="ce176" table:formula="oooc:=INT(([.D105]+9)/10)&amp;&quot;-&quot;&amp;(MOD([.D105]-1;10)+1)" office:value-type="string" office:string-value="4-2">
            <text:p>4-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6]&gt;9;&quot;&quot;;&quot;0&quot;)&amp;([.D106])&amp;&quot;.def&quot;" office:value-type="string" office:string-value="def/33.def">
            <text:p>def/33.def</text:p>
          </table:table-cell>
          <table:table-cell table:style-name="ce176" table:formula="oooc:=INT(([.D106]+9)/10)&amp;&quot;-&quot;&amp;(MOD([.D106]-1;10)+1)" office:value-type="string" office:string-value="4-3">
            <text:p>4-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7]&gt;9;&quot;&quot;;&quot;0&quot;)&amp;([.D107])&amp;&quot;.def&quot;" office:value-type="string" office:string-value="def/34.def">
            <text:p>def/34.def</text:p>
          </table:table-cell>
          <table:table-cell table:style-name="ce176" table:formula="oooc:=INT(([.D107]+9)/10)&amp;&quot;-&quot;&amp;(MOD([.D107]-1;10)+1)" office:value-type="string" office:string-value="4-4">
            <text:p>4-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8]&gt;9;&quot;&quot;;&quot;0&quot;)&amp;([.D108])&amp;&quot;.def&quot;" office:value-type="string" office:string-value="def/35.def">
            <text:p>def/35.def</text:p>
          </table:table-cell>
          <table:table-cell table:style-name="ce176" table:formula="oooc:=INT(([.D108]+9)/10)&amp;&quot;-&quot;&amp;(MOD([.D108]-1;10)+1)" office:value-type="string" office:string-value="4-5">
            <text:p>4-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9]&gt;9;&quot;&quot;;&quot;0&quot;)&amp;([.D109])&amp;&quot;.def&quot;" office:value-type="string" office:string-value="def/36.def">
            <text:p>def/36.def</text:p>
          </table:table-cell>
          <table:table-cell table:style-name="ce176" table:formula="oooc:=INT(([.D109]+9)/10)&amp;&quot;-&quot;&amp;(MOD([.D109]-1;10)+1)" office:value-type="string" office:string-value="4-6">
            <text:p>4-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0]&gt;9;&quot;&quot;;&quot;0&quot;)&amp;([.D110])&amp;&quot;.def&quot;" office:value-type="string" office:string-value="def/37.def">
            <text:p>def/37.def</text:p>
          </table:table-cell>
          <table:table-cell table:style-name="ce176" table:formula="oooc:=INT(([.D110]+9)/10)&amp;&quot;-&quot;&amp;(MOD([.D110]-1;10)+1)" office:value-type="string" office:string-value="4-7">
            <text:p>4-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1]&gt;9;&quot;&quot;;&quot;0&quot;)&amp;([.D111])&amp;&quot;.def&quot;" office:value-type="string" office:string-value="def/38.def">
            <text:p>def/38.def</text:p>
          </table:table-cell>
          <table:table-cell table:style-name="ce176" table:formula="oooc:=INT(([.D111]+9)/10)&amp;&quot;-&quot;&amp;(MOD([.D111]-1;10)+1)" office:value-type="string" office:string-value="4-8">
            <text:p>4-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2]&gt;9;&quot;&quot;;&quot;0&quot;)&amp;([.D112])&amp;&quot;.def&quot;" office:value-type="string" office:string-value="def/39.def">
            <text:p>def/39.def</text:p>
          </table:table-cell>
          <table:table-cell table:style-name="ce176" table:formula="oooc:=INT(([.D112]+9)/10)&amp;&quot;-&quot;&amp;(MOD([.D112]-1;10)+1)" office:value-type="string" office:string-value="4-9">
            <text:p>4-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3]&gt;9;&quot;&quot;;&quot;0&quot;)&amp;([.D113])&amp;&quot;.def&quot;" office:value-type="string" office:string-value="def/40.def">
            <text:p>def/40.def</text:p>
          </table:table-cell>
          <table:table-cell table:style-name="ce176" table:formula="oooc:=INT(([.D113]+9)/10)&amp;&quot;-&quot;&amp;(MOD([.D113]-1;10)+1)" office:value-type="string" office:string-value="4-10">
            <text:p>4-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Japanese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04]&amp;&quot;', '&quot;&amp;[.B105]&amp;&quot;', '&quot;&amp;[.B106]&amp;&quot;', '&quot;&amp;[.B107]&amp;&quot;', '&quot;&amp;[.B108]&amp;&quot;', '&quot;&amp;[.B109]&amp;&quot;', '&quot;&amp;[.B110]&amp;&quot;', '&quot;&amp;[.B111]&amp;&quot;', '&quot;&amp;[.B112]&amp;&quot;', '&quot;&amp;[.B113]&amp;&quot;' ]&quot;&quot;&quot;" office:value-type="string" office:string-value="            sum = &quot;[ 'def/31.def', 'def/32.def', 'def/33.def', 'def/34.def', 'def/35.def', 'def/36.def', 'def/37.def', 'def/38.def', 'def/39.def', 'def/40.def' ]&quot;">
            <text:p><text:s text:c="12"/>sum = "[ 'def/31.def', 'def/32.def', 'def/33.def', 'def/34.def', 'def/35.def', 'def/36.def', 'def/37.def', 'def/38.def', 'def/39.def', 'def/40.def'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720" y = "115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 – RESULTS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1, <text:s/>'Mexican': 1, <text:s/>'Russian': 1, <text:s/>'Japanese': 1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2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Hawaiian) {</text:p>
          </table:table-cell>
          <table:table-cell table:style-name="ce119" office:value-type="string">
            <text:p><text:s text:c="8"/>comic(Hawai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19" office:value-type="string">
            <text:p><text:s text:c="12"/>image = "comics.hawai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Hawai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1]&gt;9;&quot;&quot;;&quot;0&quot;)&amp;([.D131])&amp;&quot;.def&quot;" office:value-type="string" office:string-value="def/41.def">
            <text:p>def/41.def</text:p>
          </table:table-cell>
          <table:table-cell table:style-name="ce176" table:formula="oooc:=INT(([.D131]+9)/10)&amp;&quot;-&quot;&amp;(MOD([.D131]-1;10)+1)" office:value-type="string" office:string-value="5-1">
            <text:p>5-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2]&gt;9;&quot;&quot;;&quot;0&quot;)&amp;([.D132])&amp;&quot;.def&quot;" office:value-type="string" office:string-value="def/42.def">
            <text:p>def/42.def</text:p>
          </table:table-cell>
          <table:table-cell table:style-name="ce176" table:formula="oooc:=INT(([.D132]+9)/10)&amp;&quot;-&quot;&amp;(MOD([.D132]-1;10)+1)" office:value-type="string" office:string-value="5-2">
            <text:p>5-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3]&gt;9;&quot;&quot;;&quot;0&quot;)&amp;([.D133])&amp;&quot;.def&quot;" office:value-type="string" office:string-value="def/43.def">
            <text:p>def/43.def</text:p>
          </table:table-cell>
          <table:table-cell table:style-name="ce176" table:formula="oooc:=INT(([.D133]+9)/10)&amp;&quot;-&quot;&amp;(MOD([.D133]-1;10)+1)" office:value-type="string" office:string-value="5-3">
            <text:p>5-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4]&gt;9;&quot;&quot;;&quot;0&quot;)&amp;([.D134])&amp;&quot;.def&quot;" office:value-type="string" office:string-value="def/44.def">
            <text:p>def/44.def</text:p>
          </table:table-cell>
          <table:table-cell table:style-name="ce176" table:formula="oooc:=INT(([.D134]+9)/10)&amp;&quot;-&quot;&amp;(MOD([.D134]-1;10)+1)" office:value-type="string" office:string-value="5-4">
            <text:p>5-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5]&gt;9;&quot;&quot;;&quot;0&quot;)&amp;([.D135])&amp;&quot;.def&quot;" office:value-type="string" office:string-value="def/45.def">
            <text:p>def/45.def</text:p>
          </table:table-cell>
          <table:table-cell table:style-name="ce176" table:formula="oooc:=INT(([.D135]+9)/10)&amp;&quot;-&quot;&amp;(MOD([.D135]-1;10)+1)" office:value-type="string" office:string-value="5-5">
            <text:p>5-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6]&gt;9;&quot;&quot;;&quot;0&quot;)&amp;([.D136])&amp;&quot;.def&quot;" office:value-type="string" office:string-value="def/46.def">
            <text:p>def/46.def</text:p>
          </table:table-cell>
          <table:table-cell table:style-name="ce176" table:formula="oooc:=INT(([.D136]+9)/10)&amp;&quot;-&quot;&amp;(MOD([.D136]-1;10)+1)" office:value-type="string" office:string-value="5-6">
            <text:p>5-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7]&gt;9;&quot;&quot;;&quot;0&quot;)&amp;([.D137])&amp;&quot;.def&quot;" office:value-type="string" office:string-value="def/47.def">
            <text:p>def/47.def</text:p>
          </table:table-cell>
          <table:table-cell table:style-name="ce176" table:formula="oooc:=INT(([.D137]+9)/10)&amp;&quot;-&quot;&amp;(MOD([.D137]-1;10)+1)" office:value-type="string" office:string-value="5-7">
            <text:p>5-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8]&gt;9;&quot;&quot;;&quot;0&quot;)&amp;([.D138])&amp;&quot;.def&quot;" office:value-type="string" office:string-value="def/48.def">
            <text:p>def/48.def</text:p>
          </table:table-cell>
          <table:table-cell table:style-name="ce176" table:formula="oooc:=INT(([.D138]+9)/10)&amp;&quot;-&quot;&amp;(MOD([.D138]-1;10)+1)" office:value-type="string" office:string-value="5-8">
            <text:p>5-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9]&gt;9;&quot;&quot;;&quot;0&quot;)&amp;([.D139])&amp;&quot;.def&quot;" office:value-type="string" office:string-value="def/49.def">
            <text:p>def/49.def</text:p>
          </table:table-cell>
          <table:table-cell table:style-name="ce176" table:formula="oooc:=INT(([.D139]+9)/10)&amp;&quot;-&quot;&amp;(MOD([.D139]-1;10)+1)" office:value-type="string" office:string-value="5-9">
            <text:p>5-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40]&gt;9;&quot;&quot;;&quot;0&quot;)&amp;([.D140])&amp;&quot;.def&quot;" office:value-type="string" office:string-value="def/50.def">
            <text:p>def/50.def</text:p>
          </table:table-cell>
          <table:table-cell table:style-name="ce176" table:formula="oooc:=INT(([.D140]+9)/10)&amp;&quot;-&quot;&amp;(MOD([.D140]-1;10)+1)" office:value-type="string" office:string-value="5-10">
            <text:p>5-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Hawaiian) {</text:p>
          </table:table-cell>
          <table:table-cell table:style-name="ce119" office:value-type="string">
            <text:p><text:s text:c="8"/>comic(MasterChef.ou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31]&amp;&quot;', '&quot;&amp;[.B132]&amp;&quot;', '&quot;&amp;[.B133]&amp;&quot;', '&quot;&amp;[.B134]&amp;&quot;', '&quot;&amp;[.B135]&amp;&quot;', '&quot;&amp;[.B136]&amp;&quot;', '&quot;&amp;[.B137]&amp;&quot;', '&quot;&amp;[.B138]&amp;&quot;', '&quot;&amp;[.B139]&amp;&quot;', '&quot;&amp;[.B140]&amp;&quot;' ]&quot;&quot;&quot;" office:value-type="string" office:string-value="            sum = &quot;[ 'def/41.def', 'def/42.def', 'def/43.def', 'def/44.def', 'def/45.def', 'def/46.def', 'def/47.def', 'def/48.def', 'def/49.def', 'def/50.def' ]&quot;">
            <text:p><text:s text:c="12"/>sum = "[ 'def/41.def', 'def/42.def', 'def/43.def', 'def/44.def', 'def/45.def', 'def/46.def', 'def/47.def', 'def/48.def', 'def/49.def', 'def/50.def' ]"</text:p>
          </table:table-cell>
          <table:table-cell table:style-name="ce119" office:value-type="string">
            <text:p><text:s text:c="12"/>image = "comics.masterchef.ou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580" y = "350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19" office:value-type="string">
            <text:p><text:s text:c="12"/>button = "comics.end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 – RESULTS"</text:p>
          </table:table-cell>
          <table:table-cell table:style-name="ce119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Hawaiian': 1 }"</text:p>
          </table:table-cell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1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Competitors and their results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People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American) { people= &quot;&quot;{&quot;&amp;[People.B27]&amp;&quot;}&quot;&quot; }&quot;" office:value-type="string" office:string-value="        episode(American) { people= &quot;{'Elisa':45,'Emma':35,'Jenny':1,'Lora':50,'Marty':30,'Max':40,'Ronald':95,'Steve':60,}&quot; }">
            <text:p><text:s text:c="8"/>episode(American) { people= "{'Elisa':45,'Emma':35,'Jenny':1,'Lora':50,'Marty':30,'Max':40,'Ronald':95,'Steve':6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Mexican) { people= &quot;&quot;{&quot;&amp;[People.C27]&amp;&quot;}&quot;&quot; }&quot;" office:value-type="string" office:string-value="        episode(Mexican) { people= &quot;{'Alex':40,'Erica':35,'Jenny':1,'Lora':45,'Michael':55,'Nina':70,'Ronald':95,'Steve':30,}&quot; }">
            <text:p><text:s text:c="8"/>episode(Mexican) { people= "{'Alex':40,'Erica':35,'Jenny':1,'Lora':45,'Michael':55,'Nina':70,'Ronald':95,'Steve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Russian) { people= &quot;&quot;{&quot;&amp;[People.D27]&amp;&quot;}&quot;&quot; }&quot;" office:value-type="string" office:string-value="        episode(Russian) { people= &quot;{'Alban':80,'Angela':45,'Jenny':1,'Michael':40,'Naomi':65,'Nina':35,'Ronald':95,'Sam':30,}&quot; }">
            <text:p><text:s text:c="8"/>episode(Russian) { people= "{'Alban':80,'Angela':45,'Jenny':1,'Michael':40,'Naomi':65,'Nina':35,'Ronald':95,'Sam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Japanese) { people= &quot;&quot;{&quot;&amp;[People.E27]&amp;&quot;}&quot;&quot; }&quot;" office:value-type="string" office:string-value="        episode(Japanese) { people= &quot;{'Alban':85,'Jenny':1,'Mary':45,'Naomi':35,'Paula':90,'Peter':40,'Ronald':95,'Scott':30,}&quot; }">
            <text:p><text:s text:c="8"/>episode(Japanese) { people= "{'Alban':85,'Jenny':1,'Mary':45,'Naomi':35,'Paula':90,'Peter':40,'Ronald':95,'Scott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Hawaiian) { people= &quot;&quot;{&quot;&amp;[People.F27]&amp;&quot;}&quot;&quot; }&quot;" office:value-type="string" office:string-value="        episode(Hawaiian) { people= &quot;{'Jenny':1,'Ronald':95,}&quot; }">
            <text:p><text:s text:c="8"/>episode(Hawaiian) { people= "{'Jenny':1,'Ronald':95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number-columns-repeated="253"/>
        </table:table-row>
        <table:table-row table:style-name="ro2" table:number-rows-repeated="6536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People" table:style-name="ta1" table:print="false">
        <office:forms form:automatic-focus="false" form:apply-design-mode="false"/>
        <table:table-column table:style-name="co23" table:default-cell-style-name="ce120"/>
        <table:table-column table:style-name="co23" table:number-columns-repeated="5" table:default-cell-style-name="ce178"/>
        <table:table-column table:style-name="co23" table:number-columns-repeated="2" table:default-cell-style-name="ce120"/>
        <table:table-column table:style-name="co4" table:number-columns-repeated="3" table:default-cell-style-name="Default"/>
        <table:table-column table:style-name="co4" table:number-columns-repeated="245" table:default-cell-style-name="ce120"/>
        <table:table-row table:style-name="ro2">
          <table:table-cell table:style-name="Default" office:value-type="string">
            <text:p>Name</text:p>
          </table:table-cell>
          <table:table-cell table:style-name="Default" office:value-type="string">
            <text:p>American</text:p>
          </table:table-cell>
          <table:table-cell table:style-name="Default" office:value-type="string">
            <text:p>Mexican</text:p>
          </table:table-cell>
          <table:table-cell table:style-name="Default" office:value-type="string">
            <text:p>Russian</text:p>
          </table:table-cell>
          <table:table-cell table:style-name="Default" office:value-type="string">
            <text:p>Japanese</text:p>
          </table:table-cell>
          <table:table-cell table:style-name="Default" office:value-type="string">
            <text:p>Hawaiian</text:p>
          </table:table-cell>
          <table:table-cell table:style-name="Default" office:value-type="string">
            <text:p>Gender</text:p>
          </table:table-cell>
          <table:table-cell table:style-name="Default" office:value-type="string">
            <text:p>Picture</text:p>
          </table:table-cell>
          <table:table-cell table:number-columns-repeated="3"/>
          <table:table-cell table:style-name="Default" table:number-columns-repeated="245"/>
        </table:table-row>
        <table:table-row table:style-name="ro3">
          <table:table-cell office:value-type="string">
            <text:p>Alban</text:p>
          </table:table-cell>
          <table:table-cell table:number-columns-repeated="2"/>
          <table:table-cell table:style-name="ce179" office:value-type="float" office:value="80">
            <text:p>80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m</text:p>
          </table:table-cell>
          <table:table-cell office:value-type="string">
            <text:p>alban.png</text:p>
          </table:table-cell>
          <table:table-cell table:style-name="ce120"/>
          <table:table-cell table:number-columns-repeated="247"/>
        </table:table-row>
        <table:table-row table:style-name="ro3">
          <table:table-cell office:value-type="string">
            <text:p>Alex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alex.png</text:p>
          </table:table-cell>
          <table:table-cell table:number-columns-repeated="248"/>
        </table:table-row>
        <table:table-row table:style-name="ro3">
          <table:table-cell office:value-type="string">
            <text:p>Angela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angela.png</text:p>
          </table:table-cell>
          <table:table-cell table:number-columns-repeated="248"/>
        </table:table-row>
        <table:table-row table:style-name="ro3">
          <table:table-cell office:value-type="string">
            <text:p>Elisa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lisa.png</text:p>
          </table:table-cell>
          <table:table-cell table:number-columns-repeated="248"/>
        </table:table-row>
        <table:table-row table:style-name="ro3">
          <table:table-cell office:value-type="string">
            <text:p>Emma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mma.png</text:p>
          </table:table-cell>
          <table:table-cell table:number-columns-repeated="248"/>
        </table:table-row>
        <table:table-row table:style-name="ro3">
          <table:table-cell office:value-type="string">
            <text:p>Erica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erica.png</text:p>
          </table:table-cell>
          <table:table-cell table:number-columns-repeated="248"/>
        </table:table-row>
        <table:table-row table:style-name="ro3">
          <table:table-cell office:value-type="string">
            <text:p>Jenny</text:p>
          </table:table-cell>
          <table:table-cell table:number-columns-repeated="5" table:style-name="ce179"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enny.png</text:p>
          </table:table-cell>
          <table:table-cell table:number-columns-repeated="248"/>
        </table:table-row>
        <table:table-row table:style-name="ro3">
          <table:table-cell office:value-type="string">
            <text:p>Lora</text:p>
          </table:table-cell>
          <table:table-cell table:style-name="ce179"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lora.png</text:p>
          </table:table-cell>
          <table:table-cell table:number-columns-repeated="248"/>
        </table:table-row>
        <table:table-row table:style-name="ro3">
          <table:table-cell office:value-type="string">
            <text:p>Marty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rty.png</text:p>
          </table:table-cell>
          <table:table-cell table:number-columns-repeated="248"/>
        </table:table-row>
        <table:table-row table:style-name="ro3">
          <table:table-cell office:value-type="string">
            <text:p>Mary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office:value-type="string">
            <text:p>f</text:p>
          </table:table-cell>
          <table:table-cell office:value-type="string">
            <text:p>mary.png</text:p>
          </table:table-cell>
          <table:table-cell table:number-columns-repeated="248"/>
        </table:table-row>
        <table:table-row table:style-name="ro3">
          <table:table-cell office:value-type="string">
            <text:p>Max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x.png</text:p>
          </table:table-cell>
          <table:table-cell table:number-columns-repeated="248"/>
        </table:table-row>
        <table:table-row table:style-name="ro3">
          <table:table-cell office:value-type="string">
            <text:p>Michael</text:p>
          </table:table-cell>
          <table:table-cell/>
          <table:table-cell table:style-name="ce179"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michael.png</text:p>
          </table:table-cell>
          <table:table-cell table:number-columns-repeated="248"/>
        </table:table-row>
        <table:table-row table:style-name="ro3">
          <table:table-cell office:value-type="string">
            <text:p>Naomi</text:p>
          </table:table-cell>
          <table:table-cell table:number-columns-repeated="2"/>
          <table:table-cell table:style-name="ce179" office:value-type="float" office:value="65">
            <text:p>6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f</text:p>
          </table:table-cell>
          <table:table-cell office:value-type="string">
            <text:p>naomi.png</text:p>
          </table:table-cell>
          <table:table-cell table:number-columns-repeated="248"/>
        </table:table-row>
        <table:table-row table:style-name="ro3">
          <table:table-cell office:value-type="string">
            <text:p>Nina</text:p>
          </table:table-cell>
          <table:table-cell/>
          <table:table-cell table:style-name="ce179" office:value-type="float" office:value="70">
            <text:p>70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nina.png</text:p>
          </table:table-cell>
          <table:table-cell table:number-columns-repeated="248"/>
        </table:table-row>
        <table:table-row table:style-name="ro3">
          <table:table-cell office:value-type="string">
            <text:p>Paula</text:p>
          </table:table-cell>
          <table:table-cell table:number-columns-repeated="3"/>
          <table:table-cell office:value-type="float" office:value="90">
            <text:p>90</text:p>
          </table:table-cell>
          <table:table-cell/>
          <table:table-cell office:value-type="string">
            <text:p>f</text:p>
          </table:table-cell>
          <table:table-cell office:value-type="string">
            <text:p>paula.png</text:p>
          </table:table-cell>
          <table:table-cell table:number-columns-repeated="248"/>
        </table:table-row>
        <table:table-row table:style-name="ro3">
          <table:table-cell office:value-type="string">
            <text:p>Peter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string">
            <text:p>m</text:p>
          </table:table-cell>
          <table:table-cell office:value-type="string">
            <text:p>peter.png</text:p>
          </table:table-cell>
          <table:table-cell table:number-columns-repeated="248"/>
        </table:table-row>
        <table:table-row table:style-name="ro3">
          <table:table-cell office:value-type="string">
            <text:p>Ronald</text:p>
          </table:table-cell>
          <table:table-cell table:number-columns-repeated="5" table:style-name="ce179"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ronald.png</text:p>
          </table:table-cell>
          <table:table-cell table:number-columns-repeated="248"/>
        </table:table-row>
        <table:table-row table:style-name="ro3">
          <table:table-cell office:value-type="string">
            <text:p>Sam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sam.png</text:p>
          </table:table-cell>
          <table:table-cell table:number-columns-repeated="248"/>
        </table:table-row>
        <table:table-row table:style-name="ro3">
          <table:table-cell office:value-type="string">
            <text:p>Scott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string">
            <text:p>m</text:p>
          </table:table-cell>
          <table:table-cell table:style-name="Default" office:value-type="string">
            <text:p>scott.png</text:p>
          </table:table-cell>
          <table:table-cell table:number-columns-repeated="248"/>
        </table:table-row>
        <table:table-row table:style-name="ro3">
          <table:table-cell office:value-type="string">
            <text:p>Steve</text:p>
          </table:table-cell>
          <table:table-cell table:style-name="ce179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m</text:p>
          </table:table-cell>
          <table:table-cell table:style-name="Default" office:value-type="string">
            <text:p>steve.png</text:p>
          </table:table-cell>
          <table:table-cell table:number-columns-repeated="248"/>
        </table:table-row>
        <table:table-row table:style-name="ro2" table:number-rows-repeated="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office:value-type="string">
            <text:p>Reference</text:p>
          </table:table-cell>
          <table:table-cell table:style-name="Default" table:formula="oooc:=[Уровни.P16]" office:value-type="float" office:value="13800">
            <text:p>13800</text:p>
          </table:table-cell>
          <table:table-cell table:style-name="Default" table:formula="oooc:=[Уровни.P28]" office:value-type="float" office:value="19100">
            <text:p>19100</text:p>
          </table:table-cell>
          <table:table-cell table:style-name="Default" table:formula="oooc:=[Уровни.P40]" office:value-type="float" office:value="22700">
            <text:p>22700</text:p>
          </table:table-cell>
          <table:table-cell table:style-name="Default" table:formula="oooc:=[Уровни.P52]" office:value-type="float" office:value="24900">
            <text:p>24900</text:p>
          </table:table-cell>
          <table:table-cell table:style-name="Default" table:formula="oooc:=[Уровни.P64]" office:value-type="float" office:value="28500">
            <text:p>285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[Уровни.Q16]" office:value-type="float" office:value="18200">
            <text:p>18200</text:p>
          </table:table-cell>
          <table:table-cell table:style-name="Default" table:formula="oooc:=[Уровни.Q28]" office:value-type="float" office:value="24700">
            <text:p>24700</text:p>
          </table:table-cell>
          <table:table-cell table:style-name="Default" table:formula="oooc:=[Уровни.Q40]" office:value-type="float" office:value="30800">
            <text:p>30800</text:p>
          </table:table-cell>
          <table:table-cell table:style-name="Default" table:formula="oooc:=[Уровни.Q52]" office:value-type="float" office:value="33400">
            <text:p>33400</text:p>
          </table:table-cell>
          <table:table-cell table:style-name="Default" table:formula="oooc:=[Уровни.Q64]" office:value-type="float" office:value="38400">
            <text:p>384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IF([.B2]&gt;0;&quot;'&quot;&amp;[.A2]&amp;&quot;':&quot;&amp;[.B2]&amp;&quot;,&quot;;&quot;&quot;)&amp;IF([.B3]&gt;0;&quot;'&quot;&amp;[.A3]&amp;&quot;':&quot;&amp;[.B3]&amp;&quot;,&quot;;&quot;&quot;)&amp;IF([.B4]&gt;0;&quot;'&quot;&amp;[.A4]&amp;&quot;':&quot;&amp;[.B4]&amp;&quot;,&quot;;&quot;&quot;)&amp;IF([.B5]&gt;0;&quot;'&quot;&amp;[.A5]&amp;&quot;':&quot;&amp;[.B5]&amp;&quot;,&quot;;&quot;&quot;)&amp;IF([.B6]&gt;0;&quot;'&quot;&amp;[.A6]&amp;&quot;':&quot;&amp;[.B6]&amp;&quot;,&quot;;&quot;&quot;)&amp;IF([.B7]&gt;0;&quot;'&quot;&amp;[.A7]&amp;&quot;':&quot;&amp;[.B7]&amp;&quot;,&quot;;&quot;&quot;)&amp;IF([.B8]&gt;0;&quot;'&quot;&amp;[.A8]&amp;&quot;':&quot;&amp;[.B8]&amp;&quot;,&quot;;&quot;&quot;)&amp;IF([.B9]&gt;0;&quot;'&quot;&amp;[.A9]&amp;&quot;':&quot;&amp;[.B9]&amp;&quot;,&quot;;&quot;&quot;)&amp;IF([.B10]&gt;0;&quot;'&quot;&amp;[.A10]&amp;&quot;':&quot;&amp;[.B10]&amp;&quot;,&quot;;&quot;&quot;)&amp;IF([.B11]&gt;0;&quot;'&quot;&amp;[.A11]&amp;&quot;':&quot;&amp;[.B11]&amp;&quot;,&quot;;&quot;&quot;)&amp;IF([.B12]&gt;0;&quot;'&quot;&amp;[.A12]&amp;&quot;':&quot;&amp;[.B12]&amp;&quot;,&quot;;&quot;&quot;)&amp;IF([.B13]&gt;0;&quot;'&quot;&amp;[.A13]&amp;&quot;':&quot;&amp;[.B13]&amp;&quot;,&quot;;&quot;&quot;)&amp;IF([.B14]&gt;0;&quot;'&quot;&amp;[.A14]&amp;&quot;':&quot;&amp;[.B14]&amp;&quot;,&quot;;&quot;&quot;)&amp;IF([.B15]&gt;0;&quot;'&quot;&amp;[.A15]&amp;&quot;':&quot;&amp;[.B15]&amp;&quot;,&quot;;&quot;&quot;)&amp;IF([.B16]&gt;0;&quot;'&quot;&amp;[.A16]&amp;&quot;':&quot;&amp;[.B16]&amp;&quot;,&quot;;&quot;&quot;)&amp;IF([.B17]&gt;0;&quot;'&quot;&amp;[.A17]&amp;&quot;':&quot;&amp;[.B17]&amp;&quot;,&quot;;&quot;&quot;)&amp;IF([.B18]&gt;0;&quot;'&quot;&amp;[.A18]&amp;&quot;':&quot;&amp;[.B18]&amp;&quot;,&quot;;&quot;&quot;)&amp;IF([.B19]&gt;0;&quot;'&quot;&amp;[.A19]&amp;&quot;':&quot;&amp;[.B19]&amp;&quot;,&quot;;&quot;&quot;)&amp;IF([.B20]&gt;0;&quot;'&quot;&amp;[.A20]&amp;&quot;':&quot;&amp;[.B20]&amp;&quot;,&quot;;&quot;&quot;)&amp;IF([.B21]&gt;0;&quot;'&quot;&amp;[.A21]&amp;&quot;':&quot;&amp;[.B21]&amp;&quot;,&quot;;&quot;&quot;)" office:value-type="string" office:string-value="'Elisa':45,'Emma':35,'Jenny':1,'Lora':50,'Marty':30,'Max':40,'Ronald':95,'Steve':60,">
            <text:p>'Elisa':45,'Emma':35,'Jenny':1,'Lora':50,'Marty':30,'Max':40,'Ronald':95,'Steve':60,</text:p>
          </table:table-cell>
          <table:table-cell table:style-name="Default" table:formula="oooc:=IF([.C2]&gt;0;&quot;'&quot;&amp;[.A2]&amp;&quot;':&quot;&amp;[.C2]&amp;&quot;,&quot;;&quot;&quot;)&amp;IF([.C3]&gt;0;&quot;'&quot;&amp;[.A3]&amp;&quot;':&quot;&amp;[.C3]&amp;&quot;,&quot;;&quot;&quot;)&amp;IF([.C4]&gt;0;&quot;'&quot;&amp;[.A4]&amp;&quot;':&quot;&amp;[.C4]&amp;&quot;,&quot;;&quot;&quot;)&amp;IF([.C5]&gt;0;&quot;'&quot;&amp;[.A5]&amp;&quot;':&quot;&amp;[.C5]&amp;&quot;,&quot;;&quot;&quot;)&amp;IF([.C6]&gt;0;&quot;'&quot;&amp;[.A6]&amp;&quot;':&quot;&amp;[.C6]&amp;&quot;,&quot;;&quot;&quot;)&amp;IF([.C7]&gt;0;&quot;'&quot;&amp;[.A7]&amp;&quot;':&quot;&amp;[.C7]&amp;&quot;,&quot;;&quot;&quot;)&amp;IF([.C8]&gt;0;&quot;'&quot;&amp;[.A8]&amp;&quot;':&quot;&amp;[.C8]&amp;&quot;,&quot;;&quot;&quot;)&amp;IF([.C9]&gt;0;&quot;'&quot;&amp;[.A9]&amp;&quot;':&quot;&amp;[.C9]&amp;&quot;,&quot;;&quot;&quot;)&amp;IF([.C10]&gt;0;&quot;'&quot;&amp;[.A10]&amp;&quot;':&quot;&amp;[.C10]&amp;&quot;,&quot;;&quot;&quot;)&amp;IF([.C11]&gt;0;&quot;'&quot;&amp;[.A11]&amp;&quot;':&quot;&amp;[.C11]&amp;&quot;,&quot;;&quot;&quot;)&amp;IF([.C12]&gt;0;&quot;'&quot;&amp;[.A12]&amp;&quot;':&quot;&amp;[.C12]&amp;&quot;,&quot;;&quot;&quot;)&amp;IF([.C13]&gt;0;&quot;'&quot;&amp;[.A13]&amp;&quot;':&quot;&amp;[.C13]&amp;&quot;,&quot;;&quot;&quot;)&amp;IF([.C14]&gt;0;&quot;'&quot;&amp;[.A14]&amp;&quot;':&quot;&amp;[.C14]&amp;&quot;,&quot;;&quot;&quot;)&amp;IF([.C15]&gt;0;&quot;'&quot;&amp;[.A15]&amp;&quot;':&quot;&amp;[.C15]&amp;&quot;,&quot;;&quot;&quot;)&amp;IF([.C16]&gt;0;&quot;'&quot;&amp;[.A16]&amp;&quot;':&quot;&amp;[.C16]&amp;&quot;,&quot;;&quot;&quot;)&amp;IF([.C17]&gt;0;&quot;'&quot;&amp;[.A17]&amp;&quot;':&quot;&amp;[.C17]&amp;&quot;,&quot;;&quot;&quot;)&amp;IF([.C18]&gt;0;&quot;'&quot;&amp;[.A18]&amp;&quot;':&quot;&amp;[.C18]&amp;&quot;,&quot;;&quot;&quot;)&amp;IF([.C19]&gt;0;&quot;'&quot;&amp;[.A19]&amp;&quot;':&quot;&amp;[.C19]&amp;&quot;,&quot;;&quot;&quot;)&amp;IF([.C20]&gt;0;&quot;'&quot;&amp;[.A20]&amp;&quot;':&quot;&amp;[.C20]&amp;&quot;,&quot;;&quot;&quot;)&amp;IF([.C21]&gt;0;&quot;'&quot;&amp;[.A21]&amp;&quot;':&quot;&amp;[.C21]&amp;&quot;,&quot;;&quot;&quot;)" office:value-type="string" office:string-value="'Alex':40,'Erica':35,'Jenny':1,'Lora':45,'Michael':55,'Nina':70,'Ronald':95,'Steve':30,">
            <text:p>'Alex':40,'Erica':35,'Jenny':1,'Lora':45,'Michael':55,'Nina':70,'Ronald':95,'Steve':30,</text:p>
          </table:table-cell>
          <table:table-cell table:style-name="Default" table:formula="oooc:=IF([.D2]&gt;0;&quot;'&quot;&amp;[.A2]&amp;&quot;':&quot;&amp;[.D2]&amp;&quot;,&quot;;&quot;&quot;)&amp;IF([.D3]&gt;0;&quot;'&quot;&amp;[.A3]&amp;&quot;':&quot;&amp;[.D3]&amp;&quot;,&quot;;&quot;&quot;)&amp;IF([.D4]&gt;0;&quot;'&quot;&amp;[.A4]&amp;&quot;':&quot;&amp;[.D4]&amp;&quot;,&quot;;&quot;&quot;)&amp;IF([.D5]&gt;0;&quot;'&quot;&amp;[.A5]&amp;&quot;':&quot;&amp;[.D5]&amp;&quot;,&quot;;&quot;&quot;)&amp;IF([.D6]&gt;0;&quot;'&quot;&amp;[.A6]&amp;&quot;':&quot;&amp;[.D6]&amp;&quot;,&quot;;&quot;&quot;)&amp;IF([.D7]&gt;0;&quot;'&quot;&amp;[.A7]&amp;&quot;':&quot;&amp;[.D7]&amp;&quot;,&quot;;&quot;&quot;)&amp;IF([.D8]&gt;0;&quot;'&quot;&amp;[.A8]&amp;&quot;':&quot;&amp;[.D8]&amp;&quot;,&quot;;&quot;&quot;)&amp;IF([.D9]&gt;0;&quot;'&quot;&amp;[.A9]&amp;&quot;':&quot;&amp;[.D9]&amp;&quot;,&quot;;&quot;&quot;)&amp;IF([.D10]&gt;0;&quot;'&quot;&amp;[.A10]&amp;&quot;':&quot;&amp;[.D10]&amp;&quot;,&quot;;&quot;&quot;)&amp;IF([.D11]&gt;0;&quot;'&quot;&amp;[.A11]&amp;&quot;':&quot;&amp;[.D11]&amp;&quot;,&quot;;&quot;&quot;)&amp;IF([.D12]&gt;0;&quot;'&quot;&amp;[.A12]&amp;&quot;':&quot;&amp;[.D12]&amp;&quot;,&quot;;&quot;&quot;)&amp;IF([.D13]&gt;0;&quot;'&quot;&amp;[.A13]&amp;&quot;':&quot;&amp;[.D13]&amp;&quot;,&quot;;&quot;&quot;)&amp;IF([.D14]&gt;0;&quot;'&quot;&amp;[.A14]&amp;&quot;':&quot;&amp;[.D14]&amp;&quot;,&quot;;&quot;&quot;)&amp;IF([.D15]&gt;0;&quot;'&quot;&amp;[.A15]&amp;&quot;':&quot;&amp;[.D15]&amp;&quot;,&quot;;&quot;&quot;)&amp;IF([.D16]&gt;0;&quot;'&quot;&amp;[.A16]&amp;&quot;':&quot;&amp;[.D16]&amp;&quot;,&quot;;&quot;&quot;)&amp;IF([.D17]&gt;0;&quot;'&quot;&amp;[.A17]&amp;&quot;':&quot;&amp;[.D17]&amp;&quot;,&quot;;&quot;&quot;)&amp;IF([.D18]&gt;0;&quot;'&quot;&amp;[.A18]&amp;&quot;':&quot;&amp;[.D18]&amp;&quot;,&quot;;&quot;&quot;)&amp;IF([.D19]&gt;0;&quot;'&quot;&amp;[.A19]&amp;&quot;':&quot;&amp;[.D19]&amp;&quot;,&quot;;&quot;&quot;)&amp;IF([.D20]&gt;0;&quot;'&quot;&amp;[.A20]&amp;&quot;':&quot;&amp;[.D20]&amp;&quot;,&quot;;&quot;&quot;)&amp;IF([.D21]&gt;0;&quot;'&quot;&amp;[.A21]&amp;&quot;':&quot;&amp;[.D21]&amp;&quot;,&quot;;&quot;&quot;)" office:value-type="string" office:string-value="'Alban':80,'Angela':45,'Jenny':1,'Michael':40,'Naomi':65,'Nina':35,'Ronald':95,'Sam':30,">
            <text:p>'Alban':80,'Angela':45,'Jenny':1,'Michael':40,'Naomi':65,'Nina':35,'Ronald':95,'Sam':30,</text:p>
          </table:table-cell>
          <table:table-cell table:style-name="Default" table:formula="oooc:=IF([.E2]&gt;0;&quot;'&quot;&amp;[.A2]&amp;&quot;':&quot;&amp;[.E2]&amp;&quot;,&quot;;&quot;&quot;)&amp;IF([.E3]&gt;0;&quot;'&quot;&amp;[.A3]&amp;&quot;':&quot;&amp;[.E3]&amp;&quot;,&quot;;&quot;&quot;)&amp;IF([.E4]&gt;0;&quot;'&quot;&amp;[.A4]&amp;&quot;':&quot;&amp;[.E4]&amp;&quot;,&quot;;&quot;&quot;)&amp;IF([.E5]&gt;0;&quot;'&quot;&amp;[.A5]&amp;&quot;':&quot;&amp;[.E5]&amp;&quot;,&quot;;&quot;&quot;)&amp;IF([.E6]&gt;0;&quot;'&quot;&amp;[.A6]&amp;&quot;':&quot;&amp;[.E6]&amp;&quot;,&quot;;&quot;&quot;)&amp;IF([.E7]&gt;0;&quot;'&quot;&amp;[.A7]&amp;&quot;':&quot;&amp;[.E7]&amp;&quot;,&quot;;&quot;&quot;)&amp;IF([.E8]&gt;0;&quot;'&quot;&amp;[.A8]&amp;&quot;':&quot;&amp;[.E8]&amp;&quot;,&quot;;&quot;&quot;)&amp;IF([.E9]&gt;0;&quot;'&quot;&amp;[.A9]&amp;&quot;':&quot;&amp;[.E9]&amp;&quot;,&quot;;&quot;&quot;)&amp;IF([.E10]&gt;0;&quot;'&quot;&amp;[.A10]&amp;&quot;':&quot;&amp;[.E10]&amp;&quot;,&quot;;&quot;&quot;)&amp;IF([.E11]&gt;0;&quot;'&quot;&amp;[.A11]&amp;&quot;':&quot;&amp;[.E11]&amp;&quot;,&quot;;&quot;&quot;)&amp;IF([.E12]&gt;0;&quot;'&quot;&amp;[.A12]&amp;&quot;':&quot;&amp;[.E12]&amp;&quot;,&quot;;&quot;&quot;)&amp;IF([.E13]&gt;0;&quot;'&quot;&amp;[.A13]&amp;&quot;':&quot;&amp;[.E13]&amp;&quot;,&quot;;&quot;&quot;)&amp;IF([.E14]&gt;0;&quot;'&quot;&amp;[.A14]&amp;&quot;':&quot;&amp;[.E14]&amp;&quot;,&quot;;&quot;&quot;)&amp;IF([.E15]&gt;0;&quot;'&quot;&amp;[.A15]&amp;&quot;':&quot;&amp;[.E15]&amp;&quot;,&quot;;&quot;&quot;)&amp;IF([.E16]&gt;0;&quot;'&quot;&amp;[.A16]&amp;&quot;':&quot;&amp;[.E16]&amp;&quot;,&quot;;&quot;&quot;)&amp;IF([.E17]&gt;0;&quot;'&quot;&amp;[.A17]&amp;&quot;':&quot;&amp;[.E17]&amp;&quot;,&quot;;&quot;&quot;)&amp;IF([.E18]&gt;0;&quot;'&quot;&amp;[.A18]&amp;&quot;':&quot;&amp;[.E18]&amp;&quot;,&quot;;&quot;&quot;)&amp;IF([.E19]&gt;0;&quot;'&quot;&amp;[.A19]&amp;&quot;':&quot;&amp;[.E19]&amp;&quot;,&quot;;&quot;&quot;)&amp;IF([.E20]&gt;0;&quot;'&quot;&amp;[.A20]&amp;&quot;':&quot;&amp;[.E20]&amp;&quot;,&quot;;&quot;&quot;)&amp;IF([.E21]&gt;0;&quot;'&quot;&amp;[.A21]&amp;&quot;':&quot;&amp;[.E21]&amp;&quot;,&quot;;&quot;&quot;)" office:value-type="string" office:string-value="'Alban':85,'Jenny':1,'Mary':45,'Naomi':35,'Paula':90,'Peter':40,'Ronald':95,'Scott':30,">
            <text:p>'Alban':85,'Jenny':1,'Mary':45,'Naomi':35,'Paula':90,'Peter':40,'Ronald':95,'Scott':30,</text:p>
          </table:table-cell>
          <table:table-cell table:style-name="Default" table:formula="oooc:=IF([.F2]&gt;0;&quot;'&quot;&amp;[.A2]&amp;&quot;':&quot;&amp;[.F2]&amp;&quot;,&quot;;&quot;&quot;)&amp;IF([.F3]&gt;0;&quot;'&quot;&amp;[.A3]&amp;&quot;':&quot;&amp;[.F3]&amp;&quot;,&quot;;&quot;&quot;)&amp;IF([.F4]&gt;0;&quot;'&quot;&amp;[.A4]&amp;&quot;':&quot;&amp;[.F4]&amp;&quot;,&quot;;&quot;&quot;)&amp;IF([.F5]&gt;0;&quot;'&quot;&amp;[.A5]&amp;&quot;':&quot;&amp;[.F5]&amp;&quot;,&quot;;&quot;&quot;)&amp;IF([.F6]&gt;0;&quot;'&quot;&amp;[.A6]&amp;&quot;':&quot;&amp;[.F6]&amp;&quot;,&quot;;&quot;&quot;)&amp;IF([.F7]&gt;0;&quot;'&quot;&amp;[.A7]&amp;&quot;':&quot;&amp;[.F7]&amp;&quot;,&quot;;&quot;&quot;)&amp;IF([.F8]&gt;0;&quot;'&quot;&amp;[.A8]&amp;&quot;':&quot;&amp;[.F8]&amp;&quot;,&quot;;&quot;&quot;)&amp;IF([.F9]&gt;0;&quot;'&quot;&amp;[.A9]&amp;&quot;':&quot;&amp;[.F9]&amp;&quot;,&quot;;&quot;&quot;)&amp;IF([.F10]&gt;0;&quot;'&quot;&amp;[.A10]&amp;&quot;':&quot;&amp;[.F10]&amp;&quot;,&quot;;&quot;&quot;)&amp;IF([.F11]&gt;0;&quot;'&quot;&amp;[.A11]&amp;&quot;':&quot;&amp;[.F11]&amp;&quot;,&quot;;&quot;&quot;)&amp;IF([.F12]&gt;0;&quot;'&quot;&amp;[.A12]&amp;&quot;':&quot;&amp;[.F12]&amp;&quot;,&quot;;&quot;&quot;)&amp;IF([.F13]&gt;0;&quot;'&quot;&amp;[.A13]&amp;&quot;':&quot;&amp;[.F13]&amp;&quot;,&quot;;&quot;&quot;)&amp;IF([.F14]&gt;0;&quot;'&quot;&amp;[.A14]&amp;&quot;':&quot;&amp;[.F14]&amp;&quot;,&quot;;&quot;&quot;)&amp;IF([.F15]&gt;0;&quot;'&quot;&amp;[.A15]&amp;&quot;':&quot;&amp;[.F15]&amp;&quot;,&quot;;&quot;&quot;)&amp;IF([.F16]&gt;0;&quot;'&quot;&amp;[.A16]&amp;&quot;':&quot;&amp;[.F16]&amp;&quot;,&quot;;&quot;&quot;)&amp;IF([.F17]&gt;0;&quot;'&quot;&amp;[.A17]&amp;&quot;':&quot;&amp;[.F17]&amp;&quot;,&quot;;&quot;&quot;)&amp;IF([.F18]&gt;0;&quot;'&quot;&amp;[.A18]&amp;&quot;':&quot;&amp;[.F18]&amp;&quot;,&quot;;&quot;&quot;)&amp;IF([.F19]&gt;0;&quot;'&quot;&amp;[.A19]&amp;&quot;':&quot;&amp;[.F19]&amp;&quot;,&quot;;&quot;&quot;)&amp;IF([.F20]&gt;0;&quot;'&quot;&amp;[.A20]&amp;&quot;':&quot;&amp;[.F20]&amp;&quot;,&quot;;&quot;&quot;)&amp;IF([.F21]&gt;0;&quot;'&quot;&amp;[.A21]&amp;&quot;':&quot;&amp;[.F21]&amp;&quot;,&quot;;&quot;&quot;)" office:value-type="string" office:string-value="'Jenny':1,'Ronald':95,">
            <text:p>'Jenny':1,'Ronald':95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6">06.07.2007</text:date>, <text:time>12:51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7-06T12:51:31</dc:date>
    <dc:language>ru-RU</dc:language>
    <meta:editing-cycles>470</meta:editing-cycles>
    <meta:editing-duration>P10DT17H30M37S</meta:editing-duration>
    <meta:user-defined meta:name="Info 1"/>
    <meta:user-defined meta:name="Info 2"/>
    <meta:user-defined meta:name="Info 3"/>
    <meta:user-defined meta:name="Info 4"/>
    <meta:document-statistic meta:table-count="17" meta:cell-count="10613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rem modify level attributes
for row = 50 to 52
	prop = oSheet.getCellByPosition(0, row).getString()
	qua = oSheet.getCellByPosition(col, row).getString()
	for j=1 to i-1
		k = InStr(strs(j), prop)
		if k&gt;0 then
			k1 = Instr(strs(j), "= ")+2
			strs(j) = mid(strs(j),1,k1) + qua + chr(34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68
	select case oSheet.getCellByPosition(0, i).getString()
		case "string"
			print #fNum, oSheet.getCellByPosition(1, i).getString()
		case "level"
			print #fNum, "        level(" &amp; oSheet.getCellByPosition(1, i).getString() &amp; _
				") { name = " &amp; Chr(34) &amp; oSheet.getCellByPosition(2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 &amp; _
				" unlock = " &amp; Chr(34) &amp; "[ " &amp; oSheet.getCellByPosition(6, i).getString() &amp; "]" &amp; Chr(34) &amp; " }"
	end select
next i

print #fNum, "}"
close #fNum


End Sub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